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0A50000001657747E1B.jpg" manifest:media-type="image/jpeg"/>
  <manifest:file-entry manifest:full-path="Pictures/100000000000002F000000592E350827.jpg" manifest:media-type="image/jpeg"/>
  <manifest:file-entry manifest:full-path="Pictures/1000000000000072000000354A019EEB.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DejaVu Sans" svg:font-family="'DejaVu Sans'" style:font-pitch="variable"/>
    <style:font-face style:name="Lohit Hindi2" svg:font-family="'Lohit Hindi'" style:font-pitch="variable"/>
    <style:font-face style:name="Liberation Serif" svg:font-family="'Liberation Serif'" style:font-family-generic="roman" style:font-pitch="variable"/>
    <style:font-face style:name="Symbol1"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Verdana" svg:font-family="Verdana" style:font-family-generic="swiss" style:font-pitch="variable"/>
    <style:font-face style:name="Courier New2"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Times New Roman1" svg:font-family="'Times New Roman'" style:font-family-generic="system" style:font-pitch="variable"/>
  </office:font-face-decls>
  <office:automatic-styles>
    <style:style style:name="Tabla1" style:family="table" style:master-page-name="Standard">
      <style:table-properties style:width="16.401cm" fo:margin-left="-0.199cm" style:page-number="auto" table:align="left" style:writing-mode="lr-tb"/>
    </style:style>
    <style:style style:name="Tabla1.A" style:family="table-column">
      <style:table-column-properties style:column-width="8.763cm"/>
    </style:style>
    <style:style style:name="Tabla1.B" style:family="table-column">
      <style:table-column-properties style:column-width="3.861cm"/>
    </style:style>
    <style:style style:name="Tabla1.C" style:family="table-column">
      <style:table-column-properties style:column-width="3.776cm"/>
    </style:style>
    <style:style style:name="Tabla1.1" style:family="table-row">
      <style:table-row-properties fo:keep-together="auto"/>
    </style:style>
    <style:style style:name="Tabla1.A1" style:family="table-cell">
      <style:table-cell-properties style:vertical-align="middle" fo:background-color="#b3b3b3" fo:padding-left="0.191cm" fo:padding-right="0.191cm" fo:padding-top="0cm" fo:padding-bottom="0cm" fo:border="0.5pt solid #000000" style:writing-mode="lr-tb">
        <style:background-image/>
      </style:table-cell-properties>
    </style:style>
    <style:style style:name="Tabla1.A2"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1.B2" style:family="table-cell">
      <style:table-cell-properties style:vertical-align="middle" fo:padding-left="0.191cm" fo:padding-right="0.191cm" fo:padding-top="0cm" fo:padding-bottom="0cm" fo:border-left="0.5pt solid #000000" fo:border-right="0.5pt solid #000000" fo:border-top="0.5pt solid #000000" fo:border-bottom="none" style:writing-mode="lr-tb"/>
    </style:style>
    <style:style style:name="Tabla1.A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1.B3" style:family="table-cell">
      <style:table-cell-properties style:vertical-align="middle" fo:padding-left="0.191cm" fo:padding-right="0.191cm" fo:padding-top="0cm" fo:padding-bottom="0cm" fo:border="0.5pt solid #000000" style:writing-mode="lr-tb"/>
    </style:style>
    <style:style style:name="Tabla1.A4" style:family="table-cell">
      <style:table-cell-properties style:vertical-align="middle" fo:background-color="#cccccc" fo:padding-left="0.191cm" fo:padding-right="0.191cm" fo:padding-top="0cm" fo:padding-bottom="0cm" fo:border="0.5pt solid #000000" style:writing-mode="lr-tb">
        <style:background-image/>
      </style:table-cell-properties>
    </style:style>
    <style:style style:name="Tabla1.A5" style:family="table-cell">
      <style:table-cell-properties style:vertical-align="top" fo:padding-left="0.191cm" fo:padding-right="0.191cm" fo:padding-top="0cm" fo:padding-bottom="0cm" fo:border="0.5pt solid #000000" style:writing-mode="lr-tb"/>
    </style:style>
    <style:style style:name="Tabla1.A7" style:family="table-cell">
      <style:table-cell-properties style:vertical-align="top" fo:padding-left="0.191cm" fo:padding-right="0.191cm" fo:padding-top="0cm" fo:padding-bottom="0cm" fo:border="0.5pt solid #000000" style:writing-mode="lr-tb"/>
    </style:style>
    <style:style style:name="Tabla1.A9" style:family="table-cell">
      <style:table-cell-properties style:vertical-align="middle" fo:background-color="#e0e0e0"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a1.C9" style:family="table-cell">
      <style:table-cell-properties style:vertical-align="middle" fo:background-color="#e0e0e0" fo:padding-left="0.191cm" fo:padding-right="0.191cm" fo:padding-top="0cm" fo:padding-bottom="0cm" fo:border="0.5pt solid #000000" style:writing-mode="lr-tb">
        <style:background-image/>
      </style:table-cell-properties>
    </style:style>
    <style:style style:name="Tabla1.10" style:family="table-row">
      <style:table-row-properties style:min-row-height="0.492cm" fo:keep-together="auto"/>
    </style:style>
    <style:style style:name="Tabla1.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C10" style:family="table-cell">
      <style:table-cell-properties style:vertical-align="top" fo:padding-left="0.191cm" fo:padding-right="0.191cm" fo:padding-top="0cm" fo:padding-bottom="0cm" fo:border="0.5pt solid #000000" style:writing-mode="lr-tb"/>
    </style:style>
    <style:style style:name="Tabla3" style:family="table" style:master-page-name="Standard">
      <style:table-properties style:width="16.401cm" fo:margin-left="-0.199cm" style:page-number="auto" table:align="left" style:writing-mode="lr-tb"/>
    </style:style>
    <style:style style:name="Tabla3.A" style:family="table-column">
      <style:table-column-properties style:column-width="8.763cm"/>
    </style:style>
    <style:style style:name="Tabla3.B" style:family="table-column">
      <style:table-column-properties style:column-width="3.351cm"/>
    </style:style>
    <style:style style:name="Tabla3.C" style:family="table-column">
      <style:table-column-properties style:column-width="4.286cm"/>
    </style:style>
    <style:style style:name="Tabla3.1" style:family="table-row">
      <style:table-row-properties fo:keep-together="auto"/>
    </style:style>
    <style:style style:name="Tabla3.A1" style:family="table-cell">
      <style:table-cell-properties style:vertical-align="middle" fo:background-color="#b3b3b3" fo:padding-left="0.191cm" fo:padding-right="0.191cm" fo:padding-top="0cm" fo:padding-bottom="0cm" fo:border="0.5pt solid #000000" style:writing-mode="lr-tb">
        <style:background-image/>
      </style:table-cell-properties>
    </style:style>
    <style:style style:name="Tabla3.A2"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3.B2" style:family="table-cell">
      <style:table-cell-properties style:vertical-align="middle" fo:padding-left="0.191cm" fo:padding-right="0.191cm" fo:padding-top="0cm" fo:padding-bottom="0cm" fo:border-left="0.5pt solid #000000" fo:border-right="0.5pt solid #000000" fo:border-top="0.5pt solid #000000" fo:border-bottom="none" style:writing-mode="lr-tb"/>
    </style:style>
    <style:style style:name="Tabla3.A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3.B3" style:family="table-cell">
      <style:table-cell-properties style:vertical-align="middle" fo:padding-left="0.191cm" fo:padding-right="0.191cm" fo:padding-top="0cm" fo:padding-bottom="0cm" fo:border="0.5pt solid #000000" style:writing-mode="lr-tb"/>
    </style:style>
    <style:style style:name="Tabla3.A4" style:family="table-cell">
      <style:table-cell-properties style:vertical-align="middle" fo:background-color="#cccccc" fo:padding-left="0.191cm" fo:padding-right="0.191cm" fo:padding-top="0cm" fo:padding-bottom="0cm" fo:border="0.5pt solid #000000" style:writing-mode="lr-tb">
        <style:background-image/>
      </style:table-cell-properties>
    </style:style>
    <style:style style:name="Tabla3.A5" style:family="table-cell">
      <style:table-cell-properties style:vertical-align="top" fo:padding-left="0.191cm" fo:padding-right="0.191cm" fo:padding-top="0cm" fo:padding-bottom="0cm" fo:border="0.5pt solid #000000" style:writing-mode="lr-tb"/>
    </style:style>
    <style:style style:name="Tabla3.A7" style:family="table-cell">
      <style:table-cell-properties style:vertical-align="top" fo:padding-left="0.191cm" fo:padding-right="0.191cm" fo:padding-top="0cm" fo:padding-bottom="0cm" fo:border="0.5pt solid #000000" style:writing-mode="lr-tb"/>
    </style:style>
    <style:style style:name="Tabla3.A9" style:family="table-cell">
      <style:table-cell-properties style:vertical-align="middle" fo:background-color="#e0e0e0"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a3.C9" style:family="table-cell">
      <style:table-cell-properties style:vertical-align="middle" fo:background-color="#e0e0e0" fo:padding-left="0.191cm" fo:padding-right="0.191cm" fo:padding-top="0cm" fo:padding-bottom="0cm" fo:border="0.5pt solid #000000" style:writing-mode="lr-tb">
        <style:background-image/>
      </style:table-cell-properties>
    </style:style>
    <style:style style:name="Tabla3.10" style:family="table-row">
      <style:table-row-properties style:min-row-height="0.492cm" fo:keep-together="auto"/>
    </style:style>
    <style:style style:name="Tabla3.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3.C10" style:family="table-cell">
      <style:table-cell-properties style:vertical-align="top" fo:padding-left="0.191cm" fo:padding-right="0.191cm" fo:padding-top="0cm" fo:padding-bottom="0cm" fo:border="0.5pt solid #000000" style:writing-mode="lr-tb"/>
    </style:style>
    <style:style style:name="Tabla3.A1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3.C1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a3.A1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3.C1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a3.A1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3.C1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a3.A1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3.C1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a3.A1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3.C1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a5" style:family="table" style:master-page-name="Standard">
      <style:table-properties style:width="16.401cm" fo:margin-left="-0.199cm" style:page-number="auto" table:align="left" style:writing-mode="lr-tb"/>
    </style:style>
    <style:style style:name="Tabla5.A" style:family="table-column">
      <style:table-column-properties style:column-width="8.763cm"/>
    </style:style>
    <style:style style:name="Tabla5.B" style:family="table-column">
      <style:table-column-properties style:column-width="3.351cm"/>
    </style:style>
    <style:style style:name="Tabla5.C" style:family="table-column">
      <style:table-column-properties style:column-width="4.286cm"/>
    </style:style>
    <style:style style:name="Tabla5.1" style:family="table-row">
      <style:table-row-properties fo:keep-together="auto"/>
    </style:style>
    <style:style style:name="Tabla5.A1" style:family="table-cell">
      <style:table-cell-properties style:vertical-align="middle" fo:background-color="#b3b3b3" fo:padding-left="0.191cm" fo:padding-right="0.191cm" fo:padding-top="0cm" fo:padding-bottom="0cm" fo:border="0.5pt solid #000000" style:writing-mode="lr-tb">
        <style:background-image/>
      </style:table-cell-properties>
    </style:style>
    <style:style style:name="Tabla5.A2"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5.B2" style:family="table-cell">
      <style:table-cell-properties style:vertical-align="middle" fo:padding-left="0.191cm" fo:padding-right="0.191cm" fo:padding-top="0cm" fo:padding-bottom="0cm" fo:border-left="0.5pt solid #000000" fo:border-right="0.5pt solid #000000" fo:border-top="0.5pt solid #000000" fo:border-bottom="none" style:writing-mode="lr-tb"/>
    </style:style>
    <style:style style:name="Tabla5.A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5.B3" style:family="table-cell">
      <style:table-cell-properties style:vertical-align="middle" fo:padding-left="0.191cm" fo:padding-right="0.191cm" fo:padding-top="0cm" fo:padding-bottom="0cm" fo:border="0.5pt solid #000000" style:writing-mode="lr-tb"/>
    </style:style>
    <style:style style:name="Tabla5.A4" style:family="table-cell">
      <style:table-cell-properties style:vertical-align="middle" fo:background-color="#cccccc" fo:padding-left="0.191cm" fo:padding-right="0.191cm" fo:padding-top="0cm" fo:padding-bottom="0cm" fo:border="0.5pt solid #000000" style:writing-mode="lr-tb">
        <style:background-image/>
      </style:table-cell-properties>
    </style:style>
    <style:style style:name="Tabla5.A5" style:family="table-cell">
      <style:table-cell-properties style:vertical-align="top" fo:padding-left="0.191cm" fo:padding-right="0.191cm" fo:padding-top="0cm" fo:padding-bottom="0cm" fo:border="0.5pt solid #000000" style:writing-mode="lr-tb"/>
    </style:style>
    <style:style style:name="Tabla5.A7" style:family="table-cell">
      <style:table-cell-properties style:vertical-align="top" fo:padding-left="0.191cm" fo:padding-right="0.191cm" fo:padding-top="0cm" fo:padding-bottom="0cm" fo:border="0.5pt solid #000000" style:writing-mode="lr-tb"/>
    </style:style>
    <style:style style:name="Tabla5.A9" style:family="table-cell">
      <style:table-cell-properties style:vertical-align="middle" fo:background-color="#e0e0e0"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a5.C9" style:family="table-cell">
      <style:table-cell-properties style:vertical-align="middle" fo:background-color="#e0e0e0" fo:padding-left="0.191cm" fo:padding-right="0.191cm" fo:padding-top="0cm" fo:padding-bottom="0cm" fo:border="0.5pt solid #000000" style:writing-mode="lr-tb">
        <style:background-image/>
      </style:table-cell-properties>
    </style:style>
    <style:style style:name="Tabla5.10" style:family="table-row">
      <style:table-row-properties style:min-row-height="0.492cm" fo:keep-together="auto"/>
    </style:style>
    <style:style style:name="Tabla5.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5.C10" style:family="table-cell">
      <style:table-cell-properties style:vertical-align="top" fo:padding-left="0.191cm" fo:padding-right="0.191cm" fo:padding-top="0cm" fo:padding-bottom="0cm" fo:border="0.5pt solid #000000" style:writing-mode="lr-tb"/>
    </style:style>
    <style:style style:name="Tabla7" style:family="table" style:master-page-name="Standard">
      <style:table-properties style:width="16.401cm" fo:margin-left="-0.199cm" style:page-number="auto" table:align="left" style:writing-mode="lr-tb"/>
    </style:style>
    <style:style style:name="Tabla7.A" style:family="table-column">
      <style:table-column-properties style:column-width="8.763cm"/>
    </style:style>
    <style:style style:name="Tabla7.B" style:family="table-column">
      <style:table-column-properties style:column-width="3.351cm"/>
    </style:style>
    <style:style style:name="Tabla7.C" style:family="table-column">
      <style:table-column-properties style:column-width="4.286cm"/>
    </style:style>
    <style:style style:name="Tabla7.1" style:family="table-row">
      <style:table-row-properties fo:keep-together="auto"/>
    </style:style>
    <style:style style:name="Tabla7.A1" style:family="table-cell">
      <style:table-cell-properties style:vertical-align="middle" fo:background-color="#b3b3b3" fo:padding-left="0.191cm" fo:padding-right="0.191cm" fo:padding-top="0cm" fo:padding-bottom="0cm" fo:border="0.5pt solid #000000" style:writing-mode="lr-tb">
        <style:background-image/>
      </style:table-cell-properties>
    </style:style>
    <style:style style:name="Tabla7.A2"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7.B2" style:family="table-cell">
      <style:table-cell-properties style:vertical-align="middle" fo:padding-left="0.191cm" fo:padding-right="0.191cm" fo:padding-top="0cm" fo:padding-bottom="0cm" fo:border-left="0.5pt solid #000000" fo:border-right="0.5pt solid #000000" fo:border-top="0.5pt solid #000000" fo:border-bottom="none" style:writing-mode="lr-tb"/>
    </style:style>
    <style:style style:name="Tabla7.A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7.B3" style:family="table-cell">
      <style:table-cell-properties style:vertical-align="middle" fo:padding-left="0.191cm" fo:padding-right="0.191cm" fo:padding-top="0cm" fo:padding-bottom="0cm" fo:border="0.5pt solid #000000" style:writing-mode="lr-tb"/>
    </style:style>
    <style:style style:name="Tabla7.A4" style:family="table-cell">
      <style:table-cell-properties style:vertical-align="middle" fo:background-color="#cccccc" fo:padding-left="0.191cm" fo:padding-right="0.191cm" fo:padding-top="0cm" fo:padding-bottom="0cm" fo:border="0.5pt solid #000000" style:writing-mode="lr-tb">
        <style:background-image/>
      </style:table-cell-properties>
    </style:style>
    <style:style style:name="Tabla7.A5" style:family="table-cell">
      <style:table-cell-properties style:vertical-align="top" fo:padding-left="0.191cm" fo:padding-right="0.191cm" fo:padding-top="0cm" fo:padding-bottom="0cm" fo:border="0.5pt solid #000000" style:writing-mode="lr-tb"/>
    </style:style>
    <style:style style:name="Tabla7.A7" style:family="table-cell">
      <style:table-cell-properties style:vertical-align="top" fo:padding-left="0.191cm" fo:padding-right="0.191cm" fo:padding-top="0cm" fo:padding-bottom="0cm" fo:border="0.5pt solid #000000" style:writing-mode="lr-tb"/>
    </style:style>
    <style:style style:name="Tabla7.A9" style:family="table-cell">
      <style:table-cell-properties style:vertical-align="middle" fo:background-color="#e0e0e0"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a7.C9" style:family="table-cell">
      <style:table-cell-properties style:vertical-align="middle" fo:background-color="#e0e0e0" fo:padding-left="0.191cm" fo:padding-right="0.191cm" fo:padding-top="0cm" fo:padding-bottom="0cm" fo:border="0.5pt solid #000000" style:writing-mode="lr-tb">
        <style:background-image/>
      </style:table-cell-properties>
    </style:style>
    <style:style style:name="Tabla8" style:family="table" style:master-page-name="Standard">
      <style:table-properties style:width="16.401cm" fo:margin-left="-0.199cm" style:page-number="auto" table:align="left" style:writing-mode="lr-tb"/>
    </style:style>
    <style:style style:name="Tabla8.A" style:family="table-column">
      <style:table-column-properties style:column-width="8.763cm"/>
    </style:style>
    <style:style style:name="Tabla8.B" style:family="table-column">
      <style:table-column-properties style:column-width="3.351cm"/>
    </style:style>
    <style:style style:name="Tabla8.C" style:family="table-column">
      <style:table-column-properties style:column-width="4.286cm"/>
    </style:style>
    <style:style style:name="Tabla8.1" style:family="table-row">
      <style:table-row-properties fo:keep-together="auto"/>
    </style:style>
    <style:style style:name="Tabla8.A1" style:family="table-cell">
      <style:table-cell-properties style:vertical-align="middle" fo:background-color="#b3b3b3" fo:padding-left="0.191cm" fo:padding-right="0.191cm" fo:padding-top="0cm" fo:padding-bottom="0cm" fo:border="0.5pt solid #000000" style:writing-mode="lr-tb">
        <style:background-image/>
      </style:table-cell-properties>
    </style:style>
    <style:style style:name="Tabla8.A2"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8.B2" style:family="table-cell">
      <style:table-cell-properties style:vertical-align="middle" fo:padding-left="0.191cm" fo:padding-right="0.191cm" fo:padding-top="0cm" fo:padding-bottom="0cm" fo:border-left="0.5pt solid #000000" fo:border-right="0.5pt solid #000000" fo:border-top="0.5pt solid #000000" fo:border-bottom="none" style:writing-mode="lr-tb"/>
    </style:style>
    <style:style style:name="Tabla8.A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8.B3" style:family="table-cell">
      <style:table-cell-properties style:vertical-align="middle" fo:padding-left="0.191cm" fo:padding-right="0.191cm" fo:padding-top="0cm" fo:padding-bottom="0cm" fo:border="0.5pt solid #000000" style:writing-mode="lr-tb"/>
    </style:style>
    <style:style style:name="Tabla8.A4" style:family="table-cell">
      <style:table-cell-properties style:vertical-align="middle" fo:background-color="#cccccc" fo:padding-left="0.191cm" fo:padding-right="0.191cm" fo:padding-top="0cm" fo:padding-bottom="0cm" fo:border="0.5pt solid #000000" style:writing-mode="lr-tb">
        <style:background-image/>
      </style:table-cell-properties>
    </style:style>
    <style:style style:name="Tabla8.A5" style:family="table-cell">
      <style:table-cell-properties style:vertical-align="top" fo:padding-left="0.191cm" fo:padding-right="0.191cm" fo:padding-top="0cm" fo:padding-bottom="0cm" fo:border="0.5pt solid #000000" style:writing-mode="lr-tb"/>
    </style:style>
    <style:style style:name="Tabla8.A7" style:family="table-cell">
      <style:table-cell-properties style:vertical-align="top" fo:padding-left="0.191cm" fo:padding-right="0.191cm" fo:padding-top="0cm" fo:padding-bottom="0cm" fo:border="0.5pt solid #000000" style:writing-mode="lr-tb"/>
    </style:style>
    <style:style style:name="Tabla8.A9" style:family="table-cell">
      <style:table-cell-properties style:vertical-align="middle" fo:background-color="#e0e0e0"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a8.C9" style:family="table-cell">
      <style:table-cell-properties style:vertical-align="middle" fo:background-color="#e0e0e0" fo:padding-left="0.191cm" fo:padding-right="0.191cm" fo:padding-top="0cm" fo:padding-bottom="0cm" fo:border="0.5pt solid #000000" style:writing-mode="lr-tb">
        <style:background-image/>
      </style:table-cell-properties>
    </style:style>
    <style:style style:name="Tabla8.10" style:family="table-row">
      <style:table-row-properties style:min-row-height="0.492cm" fo:keep-together="auto"/>
    </style:style>
    <style:style style:name="Tabla8.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C10" style:family="table-cell">
      <style:table-cell-properties style:vertical-align="top" fo:padding-left="0.191cm" fo:padding-right="0.191cm" fo:padding-top="0cm" fo:padding-bottom="0cm" fo:border="0.5pt solid #000000" style:writing-mode="lr-tb"/>
    </style:style>
    <style:style style:name="Tabla10" style:family="table" style:master-page-name="Standard">
      <style:table-properties style:width="16.401cm" fo:margin-left="-0.199cm" style:page-number="auto" table:align="left" style:writing-mode="lr-tb"/>
    </style:style>
    <style:style style:name="Tabla10.A" style:family="table-column">
      <style:table-column-properties style:column-width="8.763cm"/>
    </style:style>
    <style:style style:name="Tabla10.B" style:family="table-column">
      <style:table-column-properties style:column-width="7.638cm"/>
    </style:style>
    <style:style style:name="Tabla10.1" style:family="table-row">
      <style:table-row-properties fo:keep-together="auto"/>
    </style:style>
    <style:style style:name="Tabla10.A1" style:family="table-cell">
      <style:table-cell-properties style:vertical-align="middle" fo:background-color="#b3b3b3" fo:padding-left="0.191cm" fo:padding-right="0.191cm" fo:padding-top="0cm" fo:padding-bottom="0cm" fo:border="0.5pt solid #000000" style:writing-mode="lr-tb">
        <style:background-image/>
      </style:table-cell-properties>
    </style:style>
    <style:style style:name="Tabla10.A2"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10.B2" style:family="table-cell">
      <style:table-cell-properties style:vertical-align="middle" fo:padding-left="0.191cm" fo:padding-right="0.191cm" fo:padding-top="0cm" fo:padding-bottom="0cm" fo:border-left="0.5pt solid #000000" fo:border-right="0.5pt solid #000000" fo:border-top="0.5pt solid #000000" fo:border-bottom="none" style:writing-mode="lr-tb"/>
    </style:style>
    <style:style style:name="Tabla10.A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10.B3" style:family="table-cell" style:data-style-name="N37">
      <style:table-cell-properties style:vertical-align="middle" fo:padding-left="0.191cm" fo:padding-right="0.191cm" fo:padding-top="0cm" fo:padding-bottom="0cm" fo:border="0.5pt solid #000000" style:writing-mode="lr-tb"/>
    </style:style>
    <style:style style:name="Tabla10.A4" style:family="table-cell">
      <style:table-cell-properties style:vertical-align="middle" fo:background-color="#cccccc" fo:padding-left="0.191cm" fo:padding-right="0.191cm" fo:padding-top="0cm" fo:padding-bottom="0cm" fo:border="0.5pt solid #000000" style:writing-mode="lr-tb">
        <style:background-image/>
      </style:table-cell-properties>
    </style:style>
    <style:style style:name="Tabla10.A5" style:family="table-cell">
      <style:table-cell-properties style:vertical-align="top" fo:padding-left="0.191cm" fo:padding-right="0.191cm" fo:padding-top="0cm" fo:padding-bottom="0cm" fo:border="0.5pt solid #000000" style:writing-mode="lr-tb"/>
    </style:style>
    <style:style style:name="Tabla10.A7" style:family="table-cell">
      <style:table-cell-properties style:vertical-align="top" fo:padding-left="0.191cm" fo:padding-right="0.191cm" fo:padding-top="0cm" fo:padding-bottom="0cm" fo:border="0.5pt solid #000000" style:writing-mode="lr-tb"/>
    </style:style>
    <style:style style:name="Tabla42" style:family="table" style:master-page-name="Standard">
      <style:table-properties style:width="16.401cm" fo:margin-left="-0.199cm" style:page-number="auto" fo:break-before="page" table:align="left" style:writing-mode="lr-tb"/>
    </style:style>
    <style:style style:name="Tabla42.A" style:family="table-column">
      <style:table-column-properties style:column-width="8.763cm"/>
    </style:style>
    <style:style style:name="Tabla42.B" style:family="table-column">
      <style:table-column-properties style:column-width="7.638cm"/>
    </style:style>
    <style:style style:name="Tabla42.1" style:family="table-row">
      <style:table-row-properties fo:keep-together="auto"/>
    </style:style>
    <style:style style:name="Tabla42.A1" style:family="table-cell">
      <style:table-cell-properties style:vertical-align="middle" fo:background-color="#b3b3b3" fo:padding-left="0.191cm" fo:padding-right="0.191cm" fo:padding-top="0cm" fo:padding-bottom="0cm" fo:border="0.5pt solid #000000" style:writing-mode="lr-tb">
        <style:background-image/>
      </style:table-cell-properties>
    </style:style>
    <style:style style:name="Tabla42.A2"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42.B2" style:family="table-cell">
      <style:table-cell-properties style:vertical-align="middle" fo:padding-left="0.191cm" fo:padding-right="0.191cm" fo:padding-top="0cm" fo:padding-bottom="0cm" fo:border-left="0.5pt solid #000000" fo:border-right="0.5pt solid #000000" fo:border-top="0.5pt solid #000000" fo:border-bottom="none" style:writing-mode="lr-tb"/>
    </style:style>
    <style:style style:name="Tabla42.A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42.B3" style:family="table-cell">
      <style:table-cell-properties style:vertical-align="middle" fo:padding-left="0.191cm" fo:padding-right="0.191cm" fo:padding-top="0cm" fo:padding-bottom="0cm" fo:border="0.5pt solid #000000" style:writing-mode="lr-tb"/>
    </style:style>
    <style:style style:name="Tabla42.A4" style:family="table-cell">
      <style:table-cell-properties style:vertical-align="middle" fo:background-color="#cccccc" fo:padding-left="0.191cm" fo:padding-right="0.191cm" fo:padding-top="0cm" fo:padding-bottom="0cm" fo:border="0.5pt solid #000000" style:writing-mode="lr-tb">
        <style:background-image/>
      </style:table-cell-properties>
    </style:style>
    <style:style style:name="Tabla42.A5" style:family="table-cell">
      <style:table-cell-properties style:vertical-align="top" fo:padding-left="0.191cm" fo:padding-right="0.191cm" fo:padding-top="0cm" fo:padding-bottom="0cm" fo:border="0.5pt solid #000000" style:writing-mode="lr-tb"/>
    </style:style>
    <style:style style:name="Tabla42.A7" style:family="table-cell">
      <style:table-cell-properties style:vertical-align="middle" fo:background-color="transparent" fo:padding-left="0.191cm" fo:padding-right="0.191cm" fo:padding-top="0cm" fo:padding-bottom="0cm" fo:border-left="0.5pt solid #000000" fo:border-right="0.5pt solid #000000" fo:border-top="none" fo:border-bottom="0.5pt solid #000000" style:writing-mode="lr-tb">
        <style:background-image/>
      </style:table-cell-properties>
    </style:style>
    <style:style style:name="Tabla2" style:family="table" style:master-page-name="Standard">
      <style:table-properties style:width="16.401cm" fo:margin-left="-0.199cm" style:page-number="auto" fo:break-before="page" table:align="left" style:writing-mode="lr-tb"/>
    </style:style>
    <style:style style:name="Tabla2.A" style:family="table-column">
      <style:table-column-properties style:column-width="8.763cm"/>
    </style:style>
    <style:style style:name="Tabla2.B" style:family="table-column">
      <style:table-column-properties style:column-width="3.725cm"/>
    </style:style>
    <style:style style:name="Tabla2.C" style:family="table-column">
      <style:table-column-properties style:column-width="3.912cm"/>
    </style:style>
    <style:style style:name="Tabla2.1" style:family="table-row">
      <style:table-row-properties fo:keep-together="auto"/>
    </style:style>
    <style:style style:name="Tabla2.A1" style:family="table-cell">
      <style:table-cell-properties style:vertical-align="middle" fo:background-color="#b3b3b3" fo:padding-left="0.191cm" fo:padding-right="0.191cm" fo:padding-top="0cm" fo:padding-bottom="0cm" fo:border="0.5pt solid #000000" style:writing-mode="lr-tb">
        <style:background-image/>
      </style:table-cell-properties>
    </style:style>
    <style:style style:name="Tabla2.A2"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2.B2" style:family="table-cell">
      <style:table-cell-properties style:vertical-align="middle" fo:padding-left="0.191cm" fo:padding-right="0.191cm" fo:padding-top="0cm" fo:padding-bottom="0cm" fo:border-left="0.5pt solid #000000" fo:border-right="0.5pt solid #000000" fo:border-top="0.5pt solid #000000" fo:border-bottom="none" style:writing-mode="lr-tb"/>
    </style:style>
    <style:style style:name="Tabla2.A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2.B3" style:family="table-cell">
      <style:table-cell-properties style:vertical-align="middle" fo:padding-left="0.191cm" fo:padding-right="0.191cm" fo:padding-top="0cm" fo:padding-bottom="0cm" fo:border="0.5pt solid #000000" style:writing-mode="lr-tb"/>
    </style:style>
    <style:style style:name="Tabla2.A4" style:family="table-cell">
      <style:table-cell-properties style:vertical-align="middle" fo:background-color="#cccccc" fo:padding-left="0.191cm" fo:padding-right="0.191cm" fo:padding-top="0cm" fo:padding-bottom="0cm" fo:border="0.5pt solid #000000" style:writing-mode="lr-tb">
        <style:background-image/>
      </style:table-cell-properties>
    </style:style>
    <style:style style:name="Tabla2.A5" style:family="table-cell">
      <style:table-cell-properties style:vertical-align="top" fo:padding-left="0.191cm" fo:padding-right="0.191cm" fo:padding-top="0cm" fo:padding-bottom="0cm" fo:border="0.5pt solid #000000" style:writing-mode="lr-tb"/>
    </style:style>
    <style:style style:name="Tabla2.A7" style:family="table-cell">
      <style:table-cell-properties style:vertical-align="middle" fo:background-color="transparent" fo:padding-left="0.191cm" fo:padding-right="0.191cm" fo:padding-top="0cm" fo:padding-bottom="0cm" fo:border-left="0.5pt solid #000000" fo:border-right="0.5pt solid #000000" fo:border-top="none" fo:border-bottom="0.5pt solid #000000" style:writing-mode="lr-tb">
        <style:background-image/>
      </style:table-cell-properties>
    </style:style>
    <style:style style:name="Tabla2.A9" style:family="table-cell">
      <style:table-cell-properties style:vertical-align="middle" fo:background-color="#ffffff" fo:padding-left="0.191cm" fo:padding-right="0.191cm" fo:padding-top="0cm" fo:padding-bottom="0cm" fo:border-left="0.5pt solid #000000" fo:border-right="none" fo:border-top="none" fo:border-bottom="0.5pt solid #000000" style:writing-mode="lr-tb">
        <style:background-image/>
      </style:table-cell-properties>
    </style:style>
    <style:style style:name="Tabla2.C9" style:family="table-cell">
      <style:table-cell-properties style:vertical-align="middle" fo:background-color="#ffffff" fo:padding-left="0.191cm" fo:padding-right="0.191cm" fo:padding-top="0cm" fo:padding-bottom="0cm" fo:border-left="0.5pt solid #000000" fo:border-right="0.5pt solid #000000" fo:border-top="none" fo:border-bottom="0.5pt solid #000000" style:writing-mode="lr-tb">
        <style:background-image/>
      </style:table-cell-properties>
    </style:style>
    <style:style style:name="Tabla4" style:family="table">
      <style:table-properties style:width="16.007cm" fo:margin-left="0cm" table:align="left" style:writing-mode="lr-tb"/>
    </style:style>
    <style:style style:name="Tabla4.A" style:family="table-column">
      <style:table-column-properties style:column-width="4.14cm"/>
    </style:style>
    <style:style style:name="Tabla4.B" style:family="table-column">
      <style:table-column-properties style:column-width="3.785cm"/>
    </style:style>
    <style:style style:name="Tabla4.C" style:family="table-column">
      <style:table-column-properties style:column-width="2.064cm"/>
    </style:style>
    <style:style style:name="Tabla4.D" style:family="table-column">
      <style:table-column-properties style:column-width="4.129cm"/>
    </style:style>
    <style:style style:name="Tabla4.E" style:family="table-column">
      <style:table-column-properties style:column-width="1.889cm"/>
    </style:style>
    <style:style style:name="Tabla4.1" style:family="table-row">
      <style:table-row-properties style:min-row-height="0.829cm" fo:keep-together="auto"/>
    </style:style>
    <style:style style:name="Tabla4.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a4.E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a4.2" style:family="table-row">
      <style:table-row-properties style:min-row-height="0.855cm" fo:keep-together="auto"/>
    </style:style>
    <style:style style:name="Tabla4.A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4.B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4.C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4.D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4.E2" style:family="table-cell">
      <style:table-cell-properties style:vertical-align="top" fo:padding-left="0.123cm" fo:padding-right="0.123cm" fo:padding-top="0cm" fo:padding-bottom="0cm" fo:border="0.5pt solid #000000" style:writing-mode="lr-tb"/>
    </style:style>
    <style:style style:name="Tabla6" style:family="table">
      <style:table-properties style:width="16.007cm" fo:margin-left="0cm" table:align="left" style:writing-mode="lr-tb"/>
    </style:style>
    <style:style style:name="Tabla6.A" style:family="table-column">
      <style:table-column-properties style:column-width="16.007cm"/>
    </style:style>
    <style:style style:name="Tabla6.1" style:family="table-row">
      <style:table-row-properties style:min-row-height="6.131cm" fo:keep-together="auto"/>
    </style:style>
    <style:style style:name="Tabla6.A1" style:family="table-cell">
      <style:table-cell-properties style:vertical-align="top" fo:padding-left="0.123cm" fo:padding-right="0.123cm" fo:padding-top="0cm" fo:padding-bottom="0cm" fo:border="0.5pt solid #000000" style:writing-mode="lr-tb"/>
    </style:style>
    <style:style style:name="Tabla9" style:family="table">
      <style:table-properties style:width="16.007cm" fo:margin-left="0cm" table:align="left" style:writing-mode="lr-tb"/>
    </style:style>
    <style:style style:name="Tabla9.A" style:family="table-column">
      <style:table-column-properties style:column-width="4.14cm"/>
    </style:style>
    <style:style style:name="Tabla9.B" style:family="table-column">
      <style:table-column-properties style:column-width="3.785cm"/>
    </style:style>
    <style:style style:name="Tabla9.C" style:family="table-column">
      <style:table-column-properties style:column-width="2.064cm"/>
    </style:style>
    <style:style style:name="Tabla9.D" style:family="table-column">
      <style:table-column-properties style:column-width="4.129cm"/>
    </style:style>
    <style:style style:name="Tabla9.E" style:family="table-column">
      <style:table-column-properties style:column-width="1.889cm"/>
    </style:style>
    <style:style style:name="Tabla9.1" style:family="table-row">
      <style:table-row-properties style:min-row-height="0.829cm" fo:keep-together="auto"/>
    </style:style>
    <style:style style:name="Tabla9.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a9.E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a9.2" style:family="table-row">
      <style:table-row-properties style:min-row-height="0.855cm" fo:keep-together="auto"/>
    </style:style>
    <style:style style:name="Tabla9.A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B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C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D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E2" style:family="table-cell">
      <style:table-cell-properties style:vertical-align="top" fo:padding-left="0.123cm" fo:padding-right="0.123cm" fo:padding-top="0cm" fo:padding-bottom="0cm" fo:border="0.5pt solid #000000" style:writing-mode="lr-tb"/>
    </style:style>
    <style:style style:name="Tabla11" style:family="table">
      <style:table-properties style:width="16.007cm" fo:margin-left="0cm" table:align="left" style:writing-mode="lr-tb"/>
    </style:style>
    <style:style style:name="Tabla11.A" style:family="table-column">
      <style:table-column-properties style:column-width="16.007cm"/>
    </style:style>
    <style:style style:name="Tabla11.1" style:family="table-row">
      <style:table-row-properties style:min-row-height="0.099cm" fo:keep-together="auto"/>
    </style:style>
    <style:style style:name="Tabla11.A1" style:family="table-cell">
      <style:table-cell-properties style:vertical-align="top" fo:padding-left="0.123cm" fo:padding-right="0.123cm" fo:padding-top="0cm" fo:padding-bottom="0cm" fo:border="0.5pt solid #000000" style:writing-mode="lr-tb"/>
    </style:style>
    <style:style style:name="Tabla12" style:family="table">
      <style:table-properties style:width="16.113cm" fo:margin-left="0cm" table:align="left" style:writing-mode="lr-tb"/>
    </style:style>
    <style:style style:name="Tabla12.A" style:family="table-column">
      <style:table-column-properties style:column-width="4.14cm"/>
    </style:style>
    <style:style style:name="Tabla12.B" style:family="table-column">
      <style:table-column-properties style:column-width="3.785cm"/>
    </style:style>
    <style:style style:name="Tabla12.C" style:family="table-column">
      <style:table-column-properties style:column-width="2.064cm"/>
    </style:style>
    <style:style style:name="Tabla12.D" style:family="table-column">
      <style:table-column-properties style:column-width="4.129cm"/>
    </style:style>
    <style:style style:name="Tabla12.E" style:family="table-column">
      <style:table-column-properties style:column-width="1.995cm"/>
    </style:style>
    <style:style style:name="Tabla12.1" style:family="table-row">
      <style:table-row-properties style:min-row-height="0.829cm" fo:keep-together="auto"/>
    </style:style>
    <style:style style:name="Tabla12.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a12.E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a12.2" style:family="table-row">
      <style:table-row-properties style:min-row-height="0.855cm" fo:keep-together="auto"/>
    </style:style>
    <style:style style:name="Tabla12.A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2.B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2.C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2.D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2.E2" style:family="table-cell">
      <style:table-cell-properties style:vertical-align="top" fo:padding-left="0.123cm" fo:padding-right="0.123cm" fo:padding-top="0cm" fo:padding-bottom="0cm" fo:border="0.5pt solid #000000" style:writing-mode="lr-tb"/>
    </style:style>
    <style:style style:name="Tabla13" style:family="table">
      <style:table-properties style:width="16.113cm" fo:margin-left="0cm" table:align="left" style:writing-mode="lr-tb"/>
    </style:style>
    <style:style style:name="Tabla13.A" style:family="table-column">
      <style:table-column-properties style:column-width="16.113cm"/>
    </style:style>
    <style:style style:name="Tabla13.1" style:family="table-row">
      <style:table-row-properties style:min-row-height="0.099cm" fo:keep-together="auto"/>
    </style:style>
    <style:style style:name="Tabla13.A1" style:family="table-cell">
      <style:table-cell-properties style:vertical-align="top" fo:padding-left="0.123cm" fo:padding-right="0.123cm" fo:padding-top="0cm" fo:padding-bottom="0cm" fo:border="0.5pt solid #000000" style:writing-mode="lr-tb"/>
    </style:style>
    <style:style style:name="Tabla14" style:family="table">
      <style:table-properties style:width="16.113cm" fo:margin-left="0cm" table:align="left" style:writing-mode="lr-tb"/>
    </style:style>
    <style:style style:name="Tabla14.A" style:family="table-column">
      <style:table-column-properties style:column-width="4.14cm"/>
    </style:style>
    <style:style style:name="Tabla14.B" style:family="table-column">
      <style:table-column-properties style:column-width="3.785cm"/>
    </style:style>
    <style:style style:name="Tabla14.C" style:family="table-column">
      <style:table-column-properties style:column-width="2.064cm"/>
    </style:style>
    <style:style style:name="Tabla14.D" style:family="table-column">
      <style:table-column-properties style:column-width="4.129cm"/>
    </style:style>
    <style:style style:name="Tabla14.E" style:family="table-column">
      <style:table-column-properties style:column-width="1.995cm"/>
    </style:style>
    <style:style style:name="Tabla14.1" style:family="table-row">
      <style:table-row-properties style:min-row-height="0.829cm" fo:keep-together="auto"/>
    </style:style>
    <style:style style:name="Tabla14.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a14.E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a14.2" style:family="table-row">
      <style:table-row-properties style:min-row-height="0.855cm" fo:keep-together="auto"/>
    </style:style>
    <style:style style:name="Tabla14.A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4.B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4.C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4.D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4.E2" style:family="table-cell">
      <style:table-cell-properties style:vertical-align="top" fo:padding-left="0.123cm" fo:padding-right="0.123cm" fo:padding-top="0cm" fo:padding-bottom="0cm" fo:border="0.5pt solid #000000" style:writing-mode="lr-tb"/>
    </style:style>
    <style:style style:name="Tabla15" style:family="table">
      <style:table-properties style:width="16.113cm" fo:margin-left="0cm" table:align="left" style:writing-mode="lr-tb"/>
    </style:style>
    <style:style style:name="Tabla15.A" style:family="table-column">
      <style:table-column-properties style:column-width="16.113cm"/>
    </style:style>
    <style:style style:name="Tabla15.1" style:family="table-row">
      <style:table-row-properties style:min-row-height="6.131cm" fo:keep-together="auto"/>
    </style:style>
    <style:style style:name="Tabla15.A1" style:family="table-cell">
      <style:table-cell-properties style:vertical-align="top" fo:padding-left="0.123cm" fo:padding-right="0.123cm" fo:padding-top="0cm" fo:padding-bottom="0cm" fo:border="0.5pt solid #000000" style:writing-mode="lr-tb"/>
    </style:style>
    <style:style style:name="Tabla16" style:family="table">
      <style:table-properties style:width="16.113cm" fo:margin-left="0cm" table:align="left" style:writing-mode="lr-tb"/>
    </style:style>
    <style:style style:name="Tabla16.A" style:family="table-column">
      <style:table-column-properties style:column-width="4.14cm"/>
    </style:style>
    <style:style style:name="Tabla16.B" style:family="table-column">
      <style:table-column-properties style:column-width="3.785cm"/>
    </style:style>
    <style:style style:name="Tabla16.C" style:family="table-column">
      <style:table-column-properties style:column-width="2.064cm"/>
    </style:style>
    <style:style style:name="Tabla16.D" style:family="table-column">
      <style:table-column-properties style:column-width="4.129cm"/>
    </style:style>
    <style:style style:name="Tabla16.E" style:family="table-column">
      <style:table-column-properties style:column-width="1.995cm"/>
    </style:style>
    <style:style style:name="Tabla16.1" style:family="table-row">
      <style:table-row-properties style:min-row-height="0.829cm" fo:keep-together="auto"/>
    </style:style>
    <style:style style:name="Tabla16.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a16.E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a16.2" style:family="table-row">
      <style:table-row-properties style:min-row-height="0.855cm" fo:keep-together="auto"/>
    </style:style>
    <style:style style:name="Tabla16.A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6.B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6.C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6.D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6.E2" style:family="table-cell">
      <style:table-cell-properties style:vertical-align="top" fo:padding-left="0.123cm" fo:padding-right="0.123cm" fo:padding-top="0cm" fo:padding-bottom="0cm" fo:border="0.5pt solid #000000" style:writing-mode="lr-tb"/>
    </style:style>
    <style:style style:name="Tabla24" style:family="table">
      <style:table-properties style:width="16cm" table:align="margins" style:writing-mode="lr-tb"/>
    </style:style>
    <style:style style:name="Tabla24.A" style:family="table-column">
      <style:table-column-properties style:column-width="16cm" style:rel-column-width="65535*"/>
    </style:style>
    <style:style style:name="Tabla24.A1" style:family="table-cell">
      <style:table-cell-properties fo:padding="0.097cm" fo:border="0.05pt solid #000000"/>
    </style:style>
    <style:style style:name="Tabla18" style:family="table">
      <style:table-properties style:width="16.632cm" table:align="left" style:writing-mode="lr-tb"/>
    </style:style>
    <style:style style:name="Tabla18.A" style:family="table-column">
      <style:table-column-properties style:column-width="4.14cm"/>
    </style:style>
    <style:style style:name="Tabla18.B" style:family="table-column">
      <style:table-column-properties style:column-width="3.785cm"/>
    </style:style>
    <style:style style:name="Tabla18.C" style:family="table-column">
      <style:table-column-properties style:column-width="2.064cm"/>
    </style:style>
    <style:style style:name="Tabla18.D" style:family="table-column">
      <style:table-column-properties style:column-width="4.129cm"/>
    </style:style>
    <style:style style:name="Tabla18.E" style:family="table-column">
      <style:table-column-properties style:column-width="2.514cm"/>
    </style:style>
    <style:style style:name="Tabla18.1" style:family="table-row">
      <style:table-row-properties style:min-row-height="0.829cm" fo:keep-together="auto"/>
    </style:style>
    <style:style style:name="Tabla18.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a18.E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a18.2" style:family="table-row">
      <style:table-row-properties style:min-row-height="0.855cm" fo:keep-together="auto"/>
    </style:style>
    <style:style style:name="Tabla18.A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8.B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8.C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8.D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8.E2" style:family="table-cell">
      <style:table-cell-properties style:vertical-align="top" fo:padding-left="0.123cm" fo:padding-right="0.123cm" fo:padding-top="0cm" fo:padding-bottom="0cm" fo:border="0.5pt solid #000000" style:writing-mode="lr-tb"/>
    </style:style>
    <style:style style:name="Tabla19" style:family="table">
      <style:table-properties style:width="16.632cm" table:align="left" style:writing-mode="lr-tb"/>
    </style:style>
    <style:style style:name="Tabla19.A" style:family="table-column">
      <style:table-column-properties style:column-width="16.632cm"/>
    </style:style>
    <style:style style:name="Tabla19.1" style:family="table-row">
      <style:table-row-properties style:min-row-height="5.292cm" fo:keep-together="auto"/>
    </style:style>
    <style:style style:name="Tabla19.A1" style:family="table-cell">
      <style:table-cell-properties style:vertical-align="top" fo:padding-left="0.123cm" fo:padding-right="0.123cm" fo:padding-top="0cm" fo:padding-bottom="0cm" fo:border="0.5pt solid #000000" style:writing-mode="lr-tb"/>
    </style:style>
    <style:style style:name="Tabla20" style:family="table">
      <style:table-properties style:width="16.738cm" table:align="left" style:writing-mode="lr-tb"/>
    </style:style>
    <style:style style:name="Tabla20.A" style:family="table-column">
      <style:table-column-properties style:column-width="4.14cm"/>
    </style:style>
    <style:style style:name="Tabla20.B" style:family="table-column">
      <style:table-column-properties style:column-width="3.785cm"/>
    </style:style>
    <style:style style:name="Tabla20.C" style:family="table-column">
      <style:table-column-properties style:column-width="2.064cm"/>
    </style:style>
    <style:style style:name="Tabla20.D" style:family="table-column">
      <style:table-column-properties style:column-width="4.129cm"/>
    </style:style>
    <style:style style:name="Tabla20.E" style:family="table-column">
      <style:table-column-properties style:column-width="2.619cm"/>
    </style:style>
    <style:style style:name="Tabla20.1" style:family="table-row">
      <style:table-row-properties style:min-row-height="0.829cm" fo:keep-together="auto"/>
    </style:style>
    <style:style style:name="Tabla20.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a20.E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a20.2" style:family="table-row">
      <style:table-row-properties style:min-row-height="0.855cm" fo:keep-together="auto"/>
    </style:style>
    <style:style style:name="Tabla20.A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20.B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20.C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20.D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20.E2" style:family="table-cell">
      <style:table-cell-properties style:vertical-align="top" fo:padding-left="0.123cm" fo:padding-right="0.123cm" fo:padding-top="0cm" fo:padding-bottom="0cm" fo:border="0.5pt solid #000000" style:writing-mode="lr-tb"/>
    </style:style>
    <style:style style:name="Tabla21" style:family="table">
      <style:table-properties style:width="16.738cm" table:align="left" style:writing-mode="lr-tb"/>
    </style:style>
    <style:style style:name="Tabla21.A" style:family="table-column">
      <style:table-column-properties style:column-width="16.738cm"/>
    </style:style>
    <style:style style:name="Tabla21.1" style:family="table-row">
      <style:table-row-properties style:min-row-height="0.099cm" fo:keep-together="auto"/>
    </style:style>
    <style:style style:name="Tabla21.A1" style:family="table-cell">
      <style:table-cell-properties style:vertical-align="top" fo:padding-left="0.123cm" fo:padding-right="0.123cm" fo:padding-top="0cm" fo:padding-bottom="0cm" fo:border="0.5pt solid #000000" style:writing-mode="lr-tb"/>
    </style:style>
    <style:style style:name="Tabla22" style:family="table">
      <style:table-properties style:width="16.755cm" table:align="left" style:writing-mode="lr-tb"/>
    </style:style>
    <style:style style:name="Tabla22.A" style:family="table-column">
      <style:table-column-properties style:column-width="4.14cm"/>
    </style:style>
    <style:style style:name="Tabla22.B" style:family="table-column">
      <style:table-column-properties style:column-width="3.785cm"/>
    </style:style>
    <style:style style:name="Tabla22.C" style:family="table-column">
      <style:table-column-properties style:column-width="2.064cm"/>
    </style:style>
    <style:style style:name="Tabla22.D" style:family="table-column">
      <style:table-column-properties style:column-width="4.129cm"/>
    </style:style>
    <style:style style:name="Tabla22.E" style:family="table-column">
      <style:table-column-properties style:column-width="2.637cm"/>
    </style:style>
    <style:style style:name="Tabla22.1" style:family="table-row">
      <style:table-row-properties style:min-row-height="0.829cm" fo:keep-together="auto"/>
    </style:style>
    <style:style style:name="Tabla22.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a22.E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a22.2" style:family="table-row">
      <style:table-row-properties style:min-row-height="0.855cm" fo:keep-together="auto"/>
    </style:style>
    <style:style style:name="Tabla22.A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22.B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22.C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22.D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22.E2" style:family="table-cell">
      <style:table-cell-properties style:vertical-align="top" fo:padding-left="0.123cm" fo:padding-right="0.123cm" fo:padding-top="0cm" fo:padding-bottom="0cm" fo:border="0.5pt solid #000000" style:writing-mode="lr-tb"/>
    </style:style>
    <style:style style:name="Tabla23" style:family="table">
      <style:table-properties style:width="16.755cm" table:align="left" style:writing-mode="lr-tb"/>
    </style:style>
    <style:style style:name="Tabla23.A" style:family="table-column">
      <style:table-column-properties style:column-width="16.755cm"/>
    </style:style>
    <style:style style:name="Tabla23.1" style:family="table-row">
      <style:table-row-properties style:min-row-height="0.099cm" fo:keep-together="auto"/>
    </style:style>
    <style:style style:name="Tabla23.A1" style:family="table-cell">
      <style:table-cell-properties style:vertical-align="top" fo:padding-left="0.123cm" fo:padding-right="0.123cm" fo:padding-top="0cm" fo:padding-bottom="0cm" fo:border="0.5pt solid #000000" style:writing-mode="lr-tb"/>
    </style:style>
    <style:style style:name="Tabla17" style:family="table">
      <style:table-properties style:width="16.113cm" fo:margin-left="0cm" table:align="left" style:writing-mode="lr-tb"/>
    </style:style>
    <style:style style:name="Tabla17.A" style:family="table-column">
      <style:table-column-properties style:column-width="4.14cm"/>
    </style:style>
    <style:style style:name="Tabla17.B" style:family="table-column">
      <style:table-column-properties style:column-width="3.785cm"/>
    </style:style>
    <style:style style:name="Tabla17.C" style:family="table-column">
      <style:table-column-properties style:column-width="2.064cm"/>
    </style:style>
    <style:style style:name="Tabla17.D" style:family="table-column">
      <style:table-column-properties style:column-width="4.129cm"/>
    </style:style>
    <style:style style:name="Tabla17.E" style:family="table-column">
      <style:table-column-properties style:column-width="1.995cm"/>
    </style:style>
    <style:style style:name="Tabla17.1" style:family="table-row">
      <style:table-row-properties style:min-row-height="0.829cm" fo:keep-together="auto"/>
    </style:style>
    <style:style style:name="Tabla17.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a17.E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a17.2" style:family="table-row">
      <style:table-row-properties style:min-row-height="0.855cm" fo:keep-together="auto"/>
    </style:style>
    <style:style style:name="Tabla17.A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7.B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7.C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7.D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7.E2" style:family="table-cell">
      <style:table-cell-properties style:vertical-align="top" fo:padding-left="0.123cm" fo:padding-right="0.123cm" fo:padding-top="0cm" fo:padding-bottom="0cm" fo:border="0.5pt solid #000000" style:writing-mode="lr-tb"/>
    </style:style>
    <style:style style:name="Tabla25" style:family="table">
      <style:table-properties style:width="16.193cm" fo:margin-left="0cm" table:align="left" style:writing-mode="lr-tb"/>
    </style:style>
    <style:style style:name="Tabla25.A" style:family="table-column">
      <style:table-column-properties style:column-width="16.193cm"/>
    </style:style>
    <style:style style:name="Tabla25.1" style:family="table-row">
      <style:table-row-properties style:min-row-height="0.099cm" fo:keep-together="auto"/>
    </style:style>
    <style:style style:name="Tabla25.A1" style:family="table-cell">
      <style:table-cell-properties style:vertical-align="top" fo:padding-left="0.123cm" fo:padding-right="0.123cm" fo:padding-top="0cm" fo:padding-bottom="0cm" fo:border="0.5pt solid #000000" style:writing-mode="lr-tb"/>
    </style:style>
    <style:style style:name="Tabla26" style:family="table">
      <style:table-properties style:width="16.113cm" fo:margin-left="0cm" table:align="left" style:writing-mode="lr-tb"/>
    </style:style>
    <style:style style:name="Tabla26.A" style:family="table-column">
      <style:table-column-properties style:column-width="4.14cm"/>
    </style:style>
    <style:style style:name="Tabla26.B" style:family="table-column">
      <style:table-column-properties style:column-width="3.785cm"/>
    </style:style>
    <style:style style:name="Tabla26.C" style:family="table-column">
      <style:table-column-properties style:column-width="2.064cm"/>
    </style:style>
    <style:style style:name="Tabla26.D" style:family="table-column">
      <style:table-column-properties style:column-width="4.129cm"/>
    </style:style>
    <style:style style:name="Tabla26.E" style:family="table-column">
      <style:table-column-properties style:column-width="1.995cm"/>
    </style:style>
    <style:style style:name="Tabla26.1" style:family="table-row">
      <style:table-row-properties style:min-row-height="0.829cm" fo:keep-together="auto"/>
    </style:style>
    <style:style style:name="Tabla26.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a26.E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a26.2" style:family="table-row">
      <style:table-row-properties style:min-row-height="0.855cm" fo:keep-together="auto"/>
    </style:style>
    <style:style style:name="Tabla26.A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26.B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26.C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26.D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26.E2" style:family="table-cell">
      <style:table-cell-properties style:vertical-align="top" fo:padding-left="0.123cm" fo:padding-right="0.123cm" fo:padding-top="0cm" fo:padding-bottom="0cm" fo:border="0.5pt solid #000000" style:writing-mode="lr-tb"/>
    </style:style>
    <style:style style:name="Tabla27" style:family="table">
      <style:table-properties style:width="16.193cm" fo:margin-left="0cm" table:align="left" style:writing-mode="lr-tb"/>
    </style:style>
    <style:style style:name="Tabla27.A" style:family="table-column">
      <style:table-column-properties style:column-width="16.193cm"/>
    </style:style>
    <style:style style:name="Tabla27.1" style:family="table-row">
      <style:table-row-properties style:min-row-height="0.099cm" fo:keep-together="auto"/>
    </style:style>
    <style:style style:name="Tabla27.A1" style:family="table-cell">
      <style:table-cell-properties style:vertical-align="top" fo:padding-left="0.123cm" fo:padding-right="0.123cm" fo:padding-top="0cm" fo:padding-bottom="0cm" fo:border="0.5pt solid #000000" style:writing-mode="lr-tb"/>
    </style:style>
    <style:style style:name="Tabla28" style:family="table">
      <style:table-properties style:width="16.193cm" fo:margin-left="0cm" table:align="left" style:writing-mode="lr-tb"/>
    </style:style>
    <style:style style:name="Tabla28.A" style:family="table-column">
      <style:table-column-properties style:column-width="4.14cm"/>
    </style:style>
    <style:style style:name="Tabla28.B" style:family="table-column">
      <style:table-column-properties style:column-width="3.785cm"/>
    </style:style>
    <style:style style:name="Tabla28.C" style:family="table-column">
      <style:table-column-properties style:column-width="2.064cm"/>
    </style:style>
    <style:style style:name="Tabla28.D" style:family="table-column">
      <style:table-column-properties style:column-width="4.129cm"/>
    </style:style>
    <style:style style:name="Tabla28.E" style:family="table-column">
      <style:table-column-properties style:column-width="2.074cm"/>
    </style:style>
    <style:style style:name="Tabla28.1" style:family="table-row">
      <style:table-row-properties style:min-row-height="0.829cm" fo:keep-together="auto"/>
    </style:style>
    <style:style style:name="Tabla28.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a28.E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a28.2" style:family="table-row">
      <style:table-row-properties style:min-row-height="0.855cm" fo:keep-together="auto"/>
    </style:style>
    <style:style style:name="Tabla28.A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28.B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28.C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28.D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28.E2" style:family="table-cell">
      <style:table-cell-properties style:vertical-align="top" fo:padding-left="0.123cm" fo:padding-right="0.123cm" fo:padding-top="0cm" fo:padding-bottom="0cm" fo:border="0.5pt solid #000000" style:writing-mode="lr-tb"/>
    </style:style>
    <style:style style:name="Tabla29" style:family="table">
      <style:table-properties style:width="16.193cm" fo:margin-left="0cm" table:align="left" style:writing-mode="lr-tb"/>
    </style:style>
    <style:style style:name="Tabla29.A" style:family="table-column">
      <style:table-column-properties style:column-width="16.193cm"/>
    </style:style>
    <style:style style:name="Tabla29.1" style:family="table-row">
      <style:table-row-properties style:min-row-height="6.131cm" fo:keep-together="auto"/>
    </style:style>
    <style:style style:name="Tabla29.A1" style:family="table-cell">
      <style:table-cell-properties style:vertical-align="top" fo:padding-left="0.123cm" fo:padding-right="0.123cm" fo:padding-top="0cm" fo:padding-bottom="0cm" fo:border="0.5pt solid #000000" style:writing-mode="lr-tb"/>
    </style:style>
    <style:style style:name="Tabla30" style:family="table">
      <style:table-properties style:width="16.193cm" fo:margin-left="0cm" table:align="left" style:writing-mode="lr-tb"/>
    </style:style>
    <style:style style:name="Tabla30.A" style:family="table-column">
      <style:table-column-properties style:column-width="4.14cm"/>
    </style:style>
    <style:style style:name="Tabla30.B" style:family="table-column">
      <style:table-column-properties style:column-width="3.785cm"/>
    </style:style>
    <style:style style:name="Tabla30.C" style:family="table-column">
      <style:table-column-properties style:column-width="2.064cm"/>
    </style:style>
    <style:style style:name="Tabla30.D" style:family="table-column">
      <style:table-column-properties style:column-width="4.129cm"/>
    </style:style>
    <style:style style:name="Tabla30.E" style:family="table-column">
      <style:table-column-properties style:column-width="2.074cm"/>
    </style:style>
    <style:style style:name="Tabla30.1" style:family="table-row">
      <style:table-row-properties style:min-row-height="0.829cm" fo:keep-together="auto"/>
    </style:style>
    <style:style style:name="Tabla30.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a30.E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a30.2" style:family="table-row">
      <style:table-row-properties style:min-row-height="0.855cm" fo:keep-together="auto"/>
    </style:style>
    <style:style style:name="Tabla30.A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30.B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30.C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30.D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30.E2" style:family="table-cell">
      <style:table-cell-properties style:vertical-align="middle" fo:padding-left="0.123cm" fo:padding-right="0.123cm" fo:padding-top="0cm" fo:padding-bottom="0cm" fo:border="0.5pt solid #000000" style:writing-mode="lr-tb"/>
    </style:style>
    <style:style style:name="Tabla31" style:family="table">
      <style:table-properties style:width="16.193cm" fo:margin-left="0cm" table:align="left" style:writing-mode="lr-tb"/>
    </style:style>
    <style:style style:name="Tabla31.A" style:family="table-column">
      <style:table-column-properties style:column-width="16.193cm"/>
    </style:style>
    <style:style style:name="Tabla31.1" style:family="table-row">
      <style:table-row-properties style:min-row-height="0.099cm" fo:keep-together="auto"/>
    </style:style>
    <style:style style:name="Tabla31.A1" style:family="table-cell">
      <style:table-cell-properties style:vertical-align="top" fo:padding-left="0.123cm" fo:padding-right="0.123cm" fo:padding-top="0cm" fo:padding-bottom="0cm" fo:border="0.5pt solid #000000" style:writing-mode="lr-tb"/>
    </style:style>
    <style:style style:name="Tabla32" style:family="table">
      <style:table-properties style:width="16.193cm" fo:margin-left="0cm" table:align="left" style:writing-mode="lr-tb"/>
    </style:style>
    <style:style style:name="Tabla32.A" style:family="table-column">
      <style:table-column-properties style:column-width="4.14cm"/>
    </style:style>
    <style:style style:name="Tabla32.B" style:family="table-column">
      <style:table-column-properties style:column-width="3.785cm"/>
    </style:style>
    <style:style style:name="Tabla32.C" style:family="table-column">
      <style:table-column-properties style:column-width="2.064cm"/>
    </style:style>
    <style:style style:name="Tabla32.D" style:family="table-column">
      <style:table-column-properties style:column-width="4.129cm"/>
    </style:style>
    <style:style style:name="Tabla32.E" style:family="table-column">
      <style:table-column-properties style:column-width="2.074cm"/>
    </style:style>
    <style:style style:name="Tabla32.1" style:family="table-row">
      <style:table-row-properties style:min-row-height="0.829cm" fo:keep-together="auto"/>
    </style:style>
    <style:style style:name="Tabla32.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a32.E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a32.2" style:family="table-row">
      <style:table-row-properties style:min-row-height="0.855cm" fo:keep-together="auto"/>
    </style:style>
    <style:style style:name="Tabla32.A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32.B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32.C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32.D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32.E2" style:family="table-cell">
      <style:table-cell-properties style:vertical-align="middle" fo:padding-left="0.123cm" fo:padding-right="0.123cm" fo:padding-top="0cm" fo:padding-bottom="0cm" fo:border="0.5pt solid #000000" style:writing-mode="lr-tb"/>
    </style:style>
    <style:style style:name="Tabla33" style:family="table">
      <style:table-properties style:width="16.193cm" fo:margin-left="0cm" table:align="left" style:writing-mode="lr-tb"/>
    </style:style>
    <style:style style:name="Tabla33.A" style:family="table-column">
      <style:table-column-properties style:column-width="16.193cm"/>
    </style:style>
    <style:style style:name="Tabla33.1" style:family="table-row">
      <style:table-row-properties style:min-row-height="0.099cm" fo:keep-together="auto"/>
    </style:style>
    <style:style style:name="Tabla33.A1" style:family="table-cell">
      <style:table-cell-properties style:vertical-align="top" fo:padding-left="0.123cm" fo:padding-right="0.123cm" fo:padding-top="0cm" fo:padding-bottom="0cm" fo:border="0.5pt solid #000000" style:writing-mode="lr-tb"/>
    </style:style>
    <style:style style:name="Tabla34" style:family="table">
      <style:table-properties style:width="16.193cm" fo:margin-left="0cm" table:align="left" style:writing-mode="lr-tb"/>
    </style:style>
    <style:style style:name="Tabla34.A" style:family="table-column">
      <style:table-column-properties style:column-width="4.14cm"/>
    </style:style>
    <style:style style:name="Tabla34.B" style:family="table-column">
      <style:table-column-properties style:column-width="3.785cm"/>
    </style:style>
    <style:style style:name="Tabla34.C" style:family="table-column">
      <style:table-column-properties style:column-width="2.064cm"/>
    </style:style>
    <style:style style:name="Tabla34.D" style:family="table-column">
      <style:table-column-properties style:column-width="4.129cm"/>
    </style:style>
    <style:style style:name="Tabla34.E" style:family="table-column">
      <style:table-column-properties style:column-width="2.074cm"/>
    </style:style>
    <style:style style:name="Tabla34.1" style:family="table-row">
      <style:table-row-properties style:min-row-height="0.829cm" fo:keep-together="auto"/>
    </style:style>
    <style:style style:name="Tabla34.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a34.E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a34.2" style:family="table-row">
      <style:table-row-properties style:min-row-height="0.855cm" fo:keep-together="auto"/>
    </style:style>
    <style:style style:name="Tabla34.A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34.B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34.C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34.D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34.E2" style:family="table-cell">
      <style:table-cell-properties style:vertical-align="top" fo:padding-left="0.123cm" fo:padding-right="0.123cm" fo:padding-top="0cm" fo:padding-bottom="0cm" fo:border="0.5pt solid #000000" style:writing-mode="lr-tb"/>
    </style:style>
    <style:style style:name="Tabla35" style:family="table">
      <style:table-properties style:width="16.193cm" fo:margin-left="0cm" table:align="left" style:writing-mode="lr-tb"/>
    </style:style>
    <style:style style:name="Tabla35.A" style:family="table-column">
      <style:table-column-properties style:column-width="16.193cm"/>
    </style:style>
    <style:style style:name="Tabla35.1" style:family="table-row">
      <style:table-row-properties style:min-row-height="6.131cm" fo:keep-together="auto"/>
    </style:style>
    <style:style style:name="Tabla35.A1" style:family="table-cell">
      <style:table-cell-properties style:vertical-align="top" fo:padding-left="0.123cm" fo:padding-right="0.123cm" fo:padding-top="0cm" fo:padding-bottom="0cm" fo:border="0.5pt solid #000000" style:writing-mode="lr-tb"/>
    </style:style>
    <style:style style:name="Tabla36" style:family="table">
      <style:table-properties style:width="16.113cm" fo:margin-left="0cm" table:align="left" style:writing-mode="lr-tb"/>
    </style:style>
    <style:style style:name="Tabla36.A" style:family="table-column">
      <style:table-column-properties style:column-width="4.14cm"/>
    </style:style>
    <style:style style:name="Tabla36.B" style:family="table-column">
      <style:table-column-properties style:column-width="3.785cm"/>
    </style:style>
    <style:style style:name="Tabla36.C" style:family="table-column">
      <style:table-column-properties style:column-width="2.064cm"/>
    </style:style>
    <style:style style:name="Tabla36.D" style:family="table-column">
      <style:table-column-properties style:column-width="4.129cm"/>
    </style:style>
    <style:style style:name="Tabla36.E" style:family="table-column">
      <style:table-column-properties style:column-width="1.995cm"/>
    </style:style>
    <style:style style:name="Tabla36.1" style:family="table-row">
      <style:table-row-properties style:min-row-height="0.829cm" fo:keep-together="auto"/>
    </style:style>
    <style:style style:name="Tabla36.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a36.E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a36.2" style:family="table-row">
      <style:table-row-properties style:min-row-height="0.855cm" fo:keep-together="auto"/>
    </style:style>
    <style:style style:name="Tabla36.A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36.B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36.C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36.D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36.E2" style:family="table-cell">
      <style:table-cell-properties style:vertical-align="top" fo:padding-left="0.123cm" fo:padding-right="0.123cm" fo:padding-top="0cm" fo:padding-bottom="0cm" fo:border="0.5pt solid #000000" style:writing-mode="lr-tb"/>
    </style:style>
    <style:style style:name="Tabla37" style:family="table">
      <style:table-properties style:width="16.113cm" fo:margin-left="0cm" table:align="left" style:writing-mode="lr-tb"/>
    </style:style>
    <style:style style:name="Tabla37.A" style:family="table-column">
      <style:table-column-properties style:column-width="16.113cm"/>
    </style:style>
    <style:style style:name="Tabla37.1" style:family="table-row">
      <style:table-row-properties style:min-row-height="2.302cm" fo:keep-together="auto"/>
    </style:style>
    <style:style style:name="Tabla37.A1" style:family="table-cell">
      <style:table-cell-properties style:vertical-align="top" fo:padding-left="0.123cm" fo:padding-right="0.123cm" fo:padding-top="0cm" fo:padding-bottom="0cm" fo:border="0.5pt solid #000000" style:writing-mode="lr-tb"/>
    </style:style>
    <style:style style:name="Tabla40" style:family="table">
      <style:table-properties style:width="14.199cm" fo:margin-left="1.215cm" table:align="left" style:writing-mode="lr-tb"/>
    </style:style>
    <style:style style:name="Tabla40.A" style:family="table-column">
      <style:table-column-properties style:column-width="1.667cm"/>
    </style:style>
    <style:style style:name="Tabla40.B" style:family="table-column">
      <style:table-column-properties style:column-width="2.731cm"/>
    </style:style>
    <style:style style:name="Tabla40.D" style:family="table-column">
      <style:table-column-properties style:column-width="2.124cm"/>
    </style:style>
    <style:style style:name="Tabla40.E" style:family="table-column">
      <style:table-column-properties style:column-width="2.872cm"/>
    </style:style>
    <style:style style:name="Tabla40.F" style:family="table-column">
      <style:table-column-properties style:column-width="2.076cm"/>
    </style:style>
    <style:style style:name="Tabla40.1" style:family="table-row">
      <style:table-row-properties fo:keep-together="auto"/>
    </style:style>
    <style:style style:name="Tabla40.A1" style:family="table-cell">
      <style:table-cell-properties style:vertical-align="top"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a40.F1" style:family="table-cell">
      <style:table-cell-properties style:vertical-align="top" fo:background-color="#e6e6e6" fo:padding-left="0.123cm" fo:padding-right="0.123cm" fo:padding-top="0cm" fo:padding-bottom="0cm" fo:border="0.5pt solid #000000" style:writing-mode="lr-tb">
        <style:background-image/>
      </style:table-cell-properties>
    </style:style>
    <style:style style:name="Tabla40.A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40.B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40.C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40.D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40.E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40.F2" style:family="table-cell">
      <style:table-cell-properties style:vertical-align="middle" fo:padding-left="0.123cm" fo:padding-right="0.123cm" fo:padding-top="0cm" fo:padding-bottom="0cm" fo:border="0.5pt solid #000000" style:writing-mode="lr-tb"/>
    </style:style>
    <style:style style:name="Tabla41" style:family="table">
      <style:table-properties style:width="16.305cm" table:align="left" style:writing-mode="lr-tb"/>
    </style:style>
    <style:style style:name="Tabla41.A" style:family="table-column">
      <style:table-column-properties style:column-width="16.305cm"/>
    </style:style>
    <style:style style:name="Tabla41.1" style:family="table-row">
      <style:table-row-properties fo:keep-together="auto"/>
    </style:style>
    <style:style style:name="Tabla41.A1" style:family="table-cell">
      <style:table-cell-properties style:vertical-align="top" fo:background-color="#e6e6e6" fo:padding-left="0.123cm" fo:padding-right="0.123cm" fo:padding-top="0cm" fo:padding-bottom="0cm" fo:border="0.5pt solid #000000" style:writing-mode="lr-tb">
        <style:background-image/>
      </style:table-cell-properties>
    </style:style>
    <style:style style:name="Tabla41.A2" style:family="table-cell">
      <style:table-cell-properties style:vertical-align="top" fo:padding-left="0.123cm" fo:padding-right="0.123cm" fo:padding-top="0cm" fo:padding-bottom="0cm" fo:border="0.5pt solid #000000" style:writing-mode="lr-tb"/>
    </style:style>
    <style:style style:name="Tabla41.A4" style:family="table-cell">
      <style:table-cell-properties style:vertical-align="top" fo:padding-left="0.123cm" fo:padding-right="0.123cm" fo:padding-top="0cm" fo:padding-bottom="0cm" fo:border="0.5pt solid #000000" style:writing-mode="lr-tb"/>
    </style:style>
    <style:style style:name="Tabla43" style:family="table">
      <style:table-properties style:width="14.199cm" fo:margin-left="1.215cm" table:align="left" style:writing-mode="lr-tb"/>
    </style:style>
    <style:style style:name="Tabla43.A" style:family="table-column">
      <style:table-column-properties style:column-width="1.667cm"/>
    </style:style>
    <style:style style:name="Tabla43.B" style:family="table-column">
      <style:table-column-properties style:column-width="2.731cm"/>
    </style:style>
    <style:style style:name="Tabla43.D" style:family="table-column">
      <style:table-column-properties style:column-width="2.124cm"/>
    </style:style>
    <style:style style:name="Tabla43.E" style:family="table-column">
      <style:table-column-properties style:column-width="2.872cm"/>
    </style:style>
    <style:style style:name="Tabla43.F" style:family="table-column">
      <style:table-column-properties style:column-width="2.076cm"/>
    </style:style>
    <style:style style:name="Tabla43.1" style:family="table-row">
      <style:table-row-properties fo:keep-together="auto"/>
    </style:style>
    <style:style style:name="Tabla43.A1" style:family="table-cell">
      <style:table-cell-properties style:vertical-align="top"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a43.F1" style:family="table-cell">
      <style:table-cell-properties style:vertical-align="top" fo:background-color="#e6e6e6" fo:padding-left="0.123cm" fo:padding-right="0.123cm" fo:padding-top="0cm" fo:padding-bottom="0cm" fo:border="0.5pt solid #000000" style:writing-mode="lr-tb">
        <style:background-image/>
      </style:table-cell-properties>
    </style:style>
    <style:style style:name="Tabla43.A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43.B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43.C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43.D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43.E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43.F2" style:family="table-cell">
      <style:table-cell-properties style:vertical-align="middle" fo:padding-left="0.123cm" fo:padding-right="0.123cm" fo:padding-top="0cm" fo:padding-bottom="0cm" fo:border="0.5pt solid #000000" style:writing-mode="lr-tb"/>
    </style:style>
    <style:style style:name="Tabla44" style:family="table">
      <style:table-properties style:width="16.298cm" fo:margin-left="0cm" table:align="left" style:writing-mode="lr-tb"/>
    </style:style>
    <style:style style:name="Tabla44.A" style:family="table-column">
      <style:table-column-properties style:column-width="16.298cm"/>
    </style:style>
    <style:style style:name="Tabla44.1" style:family="table-row">
      <style:table-row-properties fo:keep-together="auto"/>
    </style:style>
    <style:style style:name="Tabla44.A1" style:family="table-cell">
      <style:table-cell-properties style:vertical-align="top" fo:background-color="#e6e6e6" fo:padding-left="0.123cm" fo:padding-right="0.123cm" fo:padding-top="0cm" fo:padding-bottom="0cm" fo:border="0.5pt solid #000000" style:writing-mode="lr-tb">
        <style:background-image/>
      </style:table-cell-properties>
    </style:style>
    <style:style style:name="Tabla44.A2" style:family="table-cell">
      <style:table-cell-properties style:vertical-align="top" fo:padding-left="0.123cm" fo:padding-right="0.123cm" fo:padding-top="0cm" fo:padding-bottom="0cm" fo:border="0.5pt solid #000000" style:writing-mode="lr-tb"/>
    </style:style>
    <style:style style:name="Tabla44.A4" style:family="table-cell">
      <style:table-cell-properties style:vertical-align="top" fo:padding-left="0.123cm" fo:padding-right="0.123cm" fo:padding-top="0cm" fo:padding-bottom="0cm" fo:border="0.5pt solid #000000" style:writing-mode="lr-tb"/>
    </style:style>
    <style:style style:name="Tabla45" style:family="table">
      <style:table-properties style:width="14.199cm" fo:margin-left="1.215cm" table:align="left" style:writing-mode="lr-tb"/>
    </style:style>
    <style:style style:name="Tabla45.A" style:family="table-column">
      <style:table-column-properties style:column-width="1.667cm"/>
    </style:style>
    <style:style style:name="Tabla45.B" style:family="table-column">
      <style:table-column-properties style:column-width="2.731cm"/>
    </style:style>
    <style:style style:name="Tabla45.D" style:family="table-column">
      <style:table-column-properties style:column-width="2.124cm"/>
    </style:style>
    <style:style style:name="Tabla45.E" style:family="table-column">
      <style:table-column-properties style:column-width="2.872cm"/>
    </style:style>
    <style:style style:name="Tabla45.F" style:family="table-column">
      <style:table-column-properties style:column-width="2.076cm"/>
    </style:style>
    <style:style style:name="Tabla45.1" style:family="table-row">
      <style:table-row-properties fo:keep-together="auto"/>
    </style:style>
    <style:style style:name="Tabla45.A1" style:family="table-cell">
      <style:table-cell-properties style:vertical-align="top"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a45.F1" style:family="table-cell">
      <style:table-cell-properties style:vertical-align="top" fo:background-color="#e6e6e6" fo:padding-left="0.123cm" fo:padding-right="0.123cm" fo:padding-top="0cm" fo:padding-bottom="0cm" fo:border="0.5pt solid #000000" style:writing-mode="lr-tb">
        <style:background-image/>
      </style:table-cell-properties>
    </style:style>
    <style:style style:name="Tabla45.A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45.B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45.C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45.D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45.E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45.F2" style:family="table-cell">
      <style:table-cell-properties style:vertical-align="middle" fo:padding-left="0.123cm" fo:padding-right="0.123cm" fo:padding-top="0cm" fo:padding-bottom="0cm" fo:border="0.5pt solid #000000" style:writing-mode="lr-tb"/>
    </style:style>
    <style:style style:name="Tabla46" style:family="table">
      <style:table-properties style:width="16.298cm" fo:margin-left="0cm" table:align="left" style:writing-mode="lr-tb"/>
    </style:style>
    <style:style style:name="Tabla46.A" style:family="table-column">
      <style:table-column-properties style:column-width="16.298cm"/>
    </style:style>
    <style:style style:name="Tabla46.1" style:family="table-row">
      <style:table-row-properties fo:keep-together="auto"/>
    </style:style>
    <style:style style:name="Tabla46.A1" style:family="table-cell">
      <style:table-cell-properties style:vertical-align="top" fo:background-color="#e6e6e6" fo:padding-left="0.123cm" fo:padding-right="0.123cm" fo:padding-top="0cm" fo:padding-bottom="0cm" fo:border="0.5pt solid #000000" style:writing-mode="lr-tb">
        <style:background-image/>
      </style:table-cell-properties>
    </style:style>
    <style:style style:name="Tabla46.A2" style:family="table-cell">
      <style:table-cell-properties style:vertical-align="top" fo:padding-left="0.123cm" fo:padding-right="0.123cm" fo:padding-top="0cm" fo:padding-bottom="0cm" fo:border="0.5pt solid #000000" style:writing-mode="lr-tb"/>
    </style:style>
    <style:style style:name="Tabla46.A4" style:family="table-cell">
      <style:table-cell-properties style:vertical-align="top" fo:padding-left="0.123cm" fo:padding-right="0.123cm" fo:padding-top="0cm" fo:padding-bottom="0cm" fo:border="0.5pt solid #000000" style:writing-mode="lr-tb"/>
    </style:style>
    <style:style style:name="Tabla47" style:family="table">
      <style:table-properties style:width="14.199cm" fo:margin-left="1.215cm" table:align="left" style:writing-mode="lr-tb"/>
    </style:style>
    <style:style style:name="Tabla47.A" style:family="table-column">
      <style:table-column-properties style:column-width="1.667cm"/>
    </style:style>
    <style:style style:name="Tabla47.B" style:family="table-column">
      <style:table-column-properties style:column-width="2.731cm"/>
    </style:style>
    <style:style style:name="Tabla47.D" style:family="table-column">
      <style:table-column-properties style:column-width="2.124cm"/>
    </style:style>
    <style:style style:name="Tabla47.E" style:family="table-column">
      <style:table-column-properties style:column-width="2.872cm"/>
    </style:style>
    <style:style style:name="Tabla47.F" style:family="table-column">
      <style:table-column-properties style:column-width="2.076cm"/>
    </style:style>
    <style:style style:name="Tabla47.1" style:family="table-row">
      <style:table-row-properties fo:keep-together="auto"/>
    </style:style>
    <style:style style:name="Tabla47.A1" style:family="table-cell">
      <style:table-cell-properties style:vertical-align="top"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a47.F1" style:family="table-cell">
      <style:table-cell-properties style:vertical-align="top" fo:background-color="#e6e6e6" fo:padding-left="0.123cm" fo:padding-right="0.123cm" fo:padding-top="0cm" fo:padding-bottom="0cm" fo:border="0.5pt solid #000000" style:writing-mode="lr-tb">
        <style:background-image/>
      </style:table-cell-properties>
    </style:style>
    <style:style style:name="Tabla47.A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47.B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47.C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47.D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47.E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47.F2" style:family="table-cell">
      <style:table-cell-properties style:vertical-align="middle" fo:padding-left="0.123cm" fo:padding-right="0.123cm" fo:padding-top="0cm" fo:padding-bottom="0cm" fo:border="0.5pt solid #000000" style:writing-mode="lr-tb"/>
    </style:style>
    <style:style style:name="Tabla48" style:family="table">
      <style:table-properties style:width="16.589cm" fo:margin-left="-0.369cm" table:align="left" style:writing-mode="lr-tb"/>
    </style:style>
    <style:style style:name="Tabla48.A" style:family="table-column">
      <style:table-column-properties style:column-width="16.589cm"/>
    </style:style>
    <style:style style:name="Tabla48.1" style:family="table-row">
      <style:table-row-properties fo:keep-together="auto"/>
    </style:style>
    <style:style style:name="Tabla48.A1" style:family="table-cell">
      <style:table-cell-properties style:vertical-align="top" fo:background-color="#e6e6e6" fo:padding-left="0.123cm" fo:padding-right="0.123cm" fo:padding-top="0cm" fo:padding-bottom="0cm" fo:border="0.5pt solid #000000" style:writing-mode="lr-tb">
        <style:background-image/>
      </style:table-cell-properties>
    </style:style>
    <style:style style:name="Tabla48.A2" style:family="table-cell">
      <style:table-cell-properties style:vertical-align="top" fo:padding-left="0.123cm" fo:padding-right="0.123cm" fo:padding-top="0cm" fo:padding-bottom="0cm" fo:border="0.5pt solid #000000" style:writing-mode="lr-tb"/>
    </style:style>
    <style:style style:name="Tabla48.A4" style:family="table-cell">
      <style:table-cell-properties style:vertical-align="top" fo:padding-left="0.123cm" fo:padding-right="0.123cm" fo:padding-top="0cm" fo:padding-bottom="0cm" fo:border="0.5pt solid #000000" style:writing-mode="lr-tb"/>
    </style:style>
    <style:style style:name="Tabla49" style:family="table">
      <style:table-properties style:width="14.199cm" fo:margin-left="1.215cm" table:align="left" style:writing-mode="lr-tb"/>
    </style:style>
    <style:style style:name="Tabla49.A" style:family="table-column">
      <style:table-column-properties style:column-width="1.667cm"/>
    </style:style>
    <style:style style:name="Tabla49.B" style:family="table-column">
      <style:table-column-properties style:column-width="2.731cm"/>
    </style:style>
    <style:style style:name="Tabla49.D" style:family="table-column">
      <style:table-column-properties style:column-width="2.124cm"/>
    </style:style>
    <style:style style:name="Tabla49.E" style:family="table-column">
      <style:table-column-properties style:column-width="2.872cm"/>
    </style:style>
    <style:style style:name="Tabla49.F" style:family="table-column">
      <style:table-column-properties style:column-width="2.076cm"/>
    </style:style>
    <style:style style:name="Tabla49.1" style:family="table-row">
      <style:table-row-properties fo:keep-together="auto"/>
    </style:style>
    <style:style style:name="Tabla49.A1" style:family="table-cell">
      <style:table-cell-properties style:vertical-align="top"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a49.F1" style:family="table-cell">
      <style:table-cell-properties style:vertical-align="top" fo:background-color="#e6e6e6" fo:padding-left="0.123cm" fo:padding-right="0.123cm" fo:padding-top="0cm" fo:padding-bottom="0cm" fo:border="0.5pt solid #000000" style:writing-mode="lr-tb">
        <style:background-image/>
      </style:table-cell-properties>
    </style:style>
    <style:style style:name="Tabla49.A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49.B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49.C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49.D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49.E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49.F2" style:family="table-cell">
      <style:table-cell-properties style:vertical-align="middle" fo:padding-left="0.123cm" fo:padding-right="0.123cm" fo:padding-top="0cm" fo:padding-bottom="0cm" fo:border="0.5pt solid #000000" style:writing-mode="lr-tb"/>
    </style:style>
    <style:style style:name="Tabla50" style:family="table">
      <style:table-properties style:width="17.962cm" table:align="center" style:writing-mode="lr-tb"/>
    </style:style>
    <style:style style:name="Tabla50.A" style:family="table-column">
      <style:table-column-properties style:column-width="17.962cm"/>
    </style:style>
    <style:style style:name="Tabla50.1" style:family="table-row">
      <style:table-row-properties fo:keep-together="auto"/>
    </style:style>
    <style:style style:name="Tabla50.A1" style:family="table-cell">
      <style:table-cell-properties style:vertical-align="top" fo:background-color="#e6e6e6" fo:padding-left="0.123cm" fo:padding-right="0.123cm" fo:padding-top="0cm" fo:padding-bottom="0cm" fo:border="0.5pt solid #000000" style:writing-mode="lr-tb">
        <style:background-image/>
      </style:table-cell-properties>
    </style:style>
    <style:style style:name="Tabla50.A2" style:family="table-cell">
      <style:table-cell-properties style:vertical-align="top" fo:padding-left="0.123cm" fo:padding-right="0.123cm" fo:padding-top="0cm" fo:padding-bottom="0cm" fo:border="0.5pt solid #000000" style:writing-mode="lr-tb"/>
    </style:style>
    <style:style style:name="Tabla50.A4" style:family="table-cell">
      <style:table-cell-properties style:vertical-align="top" fo:padding-left="0.123cm" fo:padding-right="0.123cm" fo:padding-top="0cm" fo:padding-bottom="0cm" fo:border="0.5pt solid #000000" style:writing-mode="lr-tb"/>
    </style:style>
    <style:style style:name="Tabla51" style:family="table">
      <style:table-properties style:width="14.199cm" fo:margin-left="1.215cm" table:align="left" style:writing-mode="lr-tb"/>
    </style:style>
    <style:style style:name="Tabla51.A" style:family="table-column">
      <style:table-column-properties style:column-width="1.667cm"/>
    </style:style>
    <style:style style:name="Tabla51.B" style:family="table-column">
      <style:table-column-properties style:column-width="2.731cm"/>
    </style:style>
    <style:style style:name="Tabla51.D" style:family="table-column">
      <style:table-column-properties style:column-width="2.124cm"/>
    </style:style>
    <style:style style:name="Tabla51.E" style:family="table-column">
      <style:table-column-properties style:column-width="2.872cm"/>
    </style:style>
    <style:style style:name="Tabla51.F" style:family="table-column">
      <style:table-column-properties style:column-width="2.076cm"/>
    </style:style>
    <style:style style:name="Tabla51.1" style:family="table-row">
      <style:table-row-properties fo:keep-together="auto"/>
    </style:style>
    <style:style style:name="Tabla51.A1" style:family="table-cell">
      <style:table-cell-properties style:vertical-align="top"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a51.F1" style:family="table-cell">
      <style:table-cell-properties style:vertical-align="top" fo:background-color="#e6e6e6" fo:padding-left="0.123cm" fo:padding-right="0.123cm" fo:padding-top="0cm" fo:padding-bottom="0cm" fo:border="0.5pt solid #000000" style:writing-mode="lr-tb">
        <style:background-image/>
      </style:table-cell-properties>
    </style:style>
    <style:style style:name="Tabla51.A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51.B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51.C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51.D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51.E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51.F2" style:family="table-cell">
      <style:table-cell-properties style:vertical-align="middle" fo:padding-left="0.123cm" fo:padding-right="0.123cm" fo:padding-top="0cm" fo:padding-bottom="0cm" fo:border="0.5pt solid #000000" style:writing-mode="lr-tb"/>
    </style:style>
    <style:style style:name="Tabla52" style:family="table">
      <style:table-properties style:width="17.962cm" table:align="center" style:writing-mode="lr-tb"/>
    </style:style>
    <style:style style:name="Tabla52.A" style:family="table-column">
      <style:table-column-properties style:column-width="17.962cm"/>
    </style:style>
    <style:style style:name="Tabla52.1" style:family="table-row">
      <style:table-row-properties fo:keep-together="auto"/>
    </style:style>
    <style:style style:name="Tabla52.A1" style:family="table-cell">
      <style:table-cell-properties style:vertical-align="top" fo:background-color="#e6e6e6" fo:padding-left="0.123cm" fo:padding-right="0.123cm" fo:padding-top="0cm" fo:padding-bottom="0cm" fo:border="0.5pt solid #000000" style:writing-mode="lr-tb">
        <style:background-image/>
      </style:table-cell-properties>
    </style:style>
    <style:style style:name="Tabla52.A2" style:family="table-cell">
      <style:table-cell-properties style:vertical-align="top" fo:padding-left="0.123cm" fo:padding-right="0.123cm" fo:padding-top="0cm" fo:padding-bottom="0cm" fo:border="0.5pt solid #000000" style:writing-mode="lr-tb"/>
    </style:style>
    <style:style style:name="Tabla52.A4" style:family="table-cell">
      <style:table-cell-properties style:vertical-align="top" fo:padding-left="0.123cm" fo:padding-right="0.123cm" fo:padding-top="0cm" fo:padding-bottom="0cm" fo:border="0.5pt solid #000000" style:writing-mode="lr-tb"/>
    </style:style>
    <style:style style:name="Tabla53" style:family="table">
      <style:table-properties style:width="14.199cm" fo:margin-left="1.215cm" table:align="left" style:writing-mode="lr-tb"/>
    </style:style>
    <style:style style:name="Tabla53.A" style:family="table-column">
      <style:table-column-properties style:column-width="1.667cm"/>
    </style:style>
    <style:style style:name="Tabla53.B" style:family="table-column">
      <style:table-column-properties style:column-width="2.731cm"/>
    </style:style>
    <style:style style:name="Tabla53.D" style:family="table-column">
      <style:table-column-properties style:column-width="2.124cm"/>
    </style:style>
    <style:style style:name="Tabla53.E" style:family="table-column">
      <style:table-column-properties style:column-width="2.872cm"/>
    </style:style>
    <style:style style:name="Tabla53.F" style:family="table-column">
      <style:table-column-properties style:column-width="2.076cm"/>
    </style:style>
    <style:style style:name="Tabla53.1" style:family="table-row">
      <style:table-row-properties fo:keep-together="auto"/>
    </style:style>
    <style:style style:name="Tabla53.A1" style:family="table-cell">
      <style:table-cell-properties style:vertical-align="top"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a53.F1" style:family="table-cell">
      <style:table-cell-properties style:vertical-align="top" fo:background-color="#e6e6e6" fo:padding-left="0.123cm" fo:padding-right="0.123cm" fo:padding-top="0cm" fo:padding-bottom="0cm" fo:border="0.5pt solid #000000" style:writing-mode="lr-tb">
        <style:background-image/>
      </style:table-cell-properties>
    </style:style>
    <style:style style:name="Tabla53.A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53.B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53.C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53.D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53.E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53.F2" style:family="table-cell">
      <style:table-cell-properties style:vertical-align="middle" fo:padding-left="0.123cm" fo:padding-right="0.123cm" fo:padding-top="0cm" fo:padding-bottom="0cm" fo:border="0.5pt solid #000000" style:writing-mode="lr-tb"/>
    </style:style>
    <style:style style:name="Tabla54" style:family="table">
      <style:table-properties style:width="16.556cm" table:align="left" style:writing-mode="lr-tb"/>
    </style:style>
    <style:style style:name="Tabla54.A" style:family="table-column">
      <style:table-column-properties style:column-width="16.556cm"/>
    </style:style>
    <style:style style:name="Tabla54.1" style:family="table-row">
      <style:table-row-properties fo:keep-together="auto"/>
    </style:style>
    <style:style style:name="Tabla54.A1" style:family="table-cell">
      <style:table-cell-properties style:vertical-align="top" fo:background-color="#e6e6e6" fo:padding-left="0.123cm" fo:padding-right="0.123cm" fo:padding-top="0cm" fo:padding-bottom="0cm" fo:border="0.5pt solid #000000" style:writing-mode="lr-tb">
        <style:background-image/>
      </style:table-cell-properties>
    </style:style>
    <style:style style:name="Tabla54.A2" style:family="table-cell">
      <style:table-cell-properties style:vertical-align="top" fo:padding-left="0.123cm" fo:padding-right="0.123cm" fo:padding-top="0cm" fo:padding-bottom="0cm" fo:border="0.5pt solid #000000" style:writing-mode="lr-tb"/>
    </style:style>
    <style:style style:name="Tabla54.A4" style:family="table-cell">
      <style:table-cell-properties style:vertical-align="top" fo:padding-left="0.123cm" fo:padding-right="0.123cm" fo:padding-top="0cm" fo:padding-bottom="0cm" fo:border="0.5pt solid #000000" style:writing-mode="lr-tb"/>
    </style:style>
    <style:style style:name="Tabla55" style:family="table">
      <style:table-properties style:width="14.199cm" fo:margin-left="1.215cm" table:align="left" style:writing-mode="lr-tb"/>
    </style:style>
    <style:style style:name="Tabla55.A" style:family="table-column">
      <style:table-column-properties style:column-width="1.667cm"/>
    </style:style>
    <style:style style:name="Tabla55.B" style:family="table-column">
      <style:table-column-properties style:column-width="2.731cm"/>
    </style:style>
    <style:style style:name="Tabla55.D" style:family="table-column">
      <style:table-column-properties style:column-width="2.124cm"/>
    </style:style>
    <style:style style:name="Tabla55.E" style:family="table-column">
      <style:table-column-properties style:column-width="2.872cm"/>
    </style:style>
    <style:style style:name="Tabla55.F" style:family="table-column">
      <style:table-column-properties style:column-width="2.076cm"/>
    </style:style>
    <style:style style:name="Tabla55.1" style:family="table-row">
      <style:table-row-properties fo:keep-together="auto"/>
    </style:style>
    <style:style style:name="Tabla55.A1" style:family="table-cell">
      <style:table-cell-properties style:vertical-align="top"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a55.F1" style:family="table-cell">
      <style:table-cell-properties style:vertical-align="top" fo:background-color="#e6e6e6" fo:padding-left="0.123cm" fo:padding-right="0.123cm" fo:padding-top="0cm" fo:padding-bottom="0cm" fo:border="0.5pt solid #000000" style:writing-mode="lr-tb">
        <style:background-image/>
      </style:table-cell-properties>
    </style:style>
    <style:style style:name="Tabla55.A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55.B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55.C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55.D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55.E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55.F2" style:family="table-cell">
      <style:table-cell-properties style:vertical-align="middle" fo:padding-left="0.123cm" fo:padding-right="0.123cm" fo:padding-top="0cm" fo:padding-bottom="0cm" fo:border="0.5pt solid #000000" style:writing-mode="lr-tb"/>
    </style:style>
    <style:style style:name="Tabla56" style:family="table">
      <style:table-properties style:width="16.556cm" table:align="left" style:writing-mode="lr-tb"/>
    </style:style>
    <style:style style:name="Tabla56.A" style:family="table-column">
      <style:table-column-properties style:column-width="16.556cm"/>
    </style:style>
    <style:style style:name="Tabla56.1" style:family="table-row">
      <style:table-row-properties fo:keep-together="auto"/>
    </style:style>
    <style:style style:name="Tabla56.A1" style:family="table-cell">
      <style:table-cell-properties style:vertical-align="top" fo:background-color="#e6e6e6" fo:padding-left="0.123cm" fo:padding-right="0.123cm" fo:padding-top="0cm" fo:padding-bottom="0cm" fo:border="0.5pt solid #000000" style:writing-mode="lr-tb">
        <style:background-image/>
      </style:table-cell-properties>
    </style:style>
    <style:style style:name="Tabla56.A2" style:family="table-cell">
      <style:table-cell-properties style:vertical-align="top" fo:padding-left="0.123cm" fo:padding-right="0.123cm" fo:padding-top="0cm" fo:padding-bottom="0cm" fo:border="0.5pt solid #000000" style:writing-mode="lr-tb"/>
    </style:style>
    <style:style style:name="Tabla56.A4" style:family="table-cell">
      <style:table-cell-properties style:vertical-align="top" fo:padding-left="0.123cm" fo:padding-right="0.123cm" fo:padding-top="0cm" fo:padding-bottom="0cm" fo:border="0.5pt solid #000000" style:writing-mode="lr-tb"/>
    </style:style>
    <style:style style:name="Tabla57" style:family="table">
      <style:table-properties style:width="14.199cm" fo:margin-left="1.215cm" table:align="left" style:writing-mode="lr-tb"/>
    </style:style>
    <style:style style:name="Tabla57.A" style:family="table-column">
      <style:table-column-properties style:column-width="1.667cm"/>
    </style:style>
    <style:style style:name="Tabla57.B" style:family="table-column">
      <style:table-column-properties style:column-width="2.731cm"/>
    </style:style>
    <style:style style:name="Tabla57.D" style:family="table-column">
      <style:table-column-properties style:column-width="2.124cm"/>
    </style:style>
    <style:style style:name="Tabla57.E" style:family="table-column">
      <style:table-column-properties style:column-width="2.872cm"/>
    </style:style>
    <style:style style:name="Tabla57.F" style:family="table-column">
      <style:table-column-properties style:column-width="2.076cm"/>
    </style:style>
    <style:style style:name="Tabla57.1" style:family="table-row">
      <style:table-row-properties fo:keep-together="auto"/>
    </style:style>
    <style:style style:name="Tabla57.A1" style:family="table-cell">
      <style:table-cell-properties style:vertical-align="top"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a57.F1" style:family="table-cell">
      <style:table-cell-properties style:vertical-align="top" fo:background-color="#e6e6e6" fo:padding-left="0.123cm" fo:padding-right="0.123cm" fo:padding-top="0cm" fo:padding-bottom="0cm" fo:border="0.5pt solid #000000" style:writing-mode="lr-tb">
        <style:background-image/>
      </style:table-cell-properties>
    </style:style>
    <style:style style:name="Tabla57.A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57.B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57.C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57.D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57.E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57.F2" style:family="table-cell">
      <style:table-cell-properties style:vertical-align="middle" fo:padding-left="0.123cm" fo:padding-right="0.123cm" fo:padding-top="0cm" fo:padding-bottom="0cm" fo:border="0.5pt solid #000000" style:writing-mode="lr-tb"/>
    </style:style>
    <style:style style:name="Tabla58" style:family="table">
      <style:table-properties style:width="16.556cm" table:align="left" style:writing-mode="lr-tb"/>
    </style:style>
    <style:style style:name="Tabla58.A" style:family="table-column">
      <style:table-column-properties style:column-width="16.556cm"/>
    </style:style>
    <style:style style:name="Tabla58.1" style:family="table-row">
      <style:table-row-properties fo:keep-together="auto"/>
    </style:style>
    <style:style style:name="Tabla58.A1" style:family="table-cell">
      <style:table-cell-properties style:vertical-align="top" fo:background-color="#e6e6e6" fo:padding-left="0.123cm" fo:padding-right="0.123cm" fo:padding-top="0cm" fo:padding-bottom="0cm" fo:border="0.5pt solid #000000" style:writing-mode="lr-tb">
        <style:background-image/>
      </style:table-cell-properties>
    </style:style>
    <style:style style:name="Tabla58.A2" style:family="table-cell">
      <style:table-cell-properties style:vertical-align="top" fo:padding-left="0.123cm" fo:padding-right="0.123cm" fo:padding-top="0cm" fo:padding-bottom="0cm" fo:border="0.5pt solid #000000" style:writing-mode="lr-tb"/>
    </style:style>
    <style:style style:name="Tabla58.A4" style:family="table-cell">
      <style:table-cell-properties style:vertical-align="top" fo:padding-left="0.123cm" fo:padding-right="0.123cm" fo:padding-top="0cm" fo:padding-bottom="0cm" fo:border="0.5pt solid #000000" style:writing-mode="lr-tb"/>
    </style:style>
    <style:style style:name="Tabla59" style:family="table">
      <style:table-properties style:width="14.199cm" fo:margin-left="1.215cm" table:align="left" style:writing-mode="lr-tb"/>
    </style:style>
    <style:style style:name="Tabla59.A" style:family="table-column">
      <style:table-column-properties style:column-width="1.667cm"/>
    </style:style>
    <style:style style:name="Tabla59.B" style:family="table-column">
      <style:table-column-properties style:column-width="2.731cm"/>
    </style:style>
    <style:style style:name="Tabla59.D" style:family="table-column">
      <style:table-column-properties style:column-width="2.124cm"/>
    </style:style>
    <style:style style:name="Tabla59.E" style:family="table-column">
      <style:table-column-properties style:column-width="2.872cm"/>
    </style:style>
    <style:style style:name="Tabla59.F" style:family="table-column">
      <style:table-column-properties style:column-width="2.076cm"/>
    </style:style>
    <style:style style:name="Tabla59.1" style:family="table-row">
      <style:table-row-properties fo:keep-together="auto"/>
    </style:style>
    <style:style style:name="Tabla59.A1" style:family="table-cell">
      <style:table-cell-properties style:vertical-align="top"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a59.F1" style:family="table-cell">
      <style:table-cell-properties style:vertical-align="top" fo:background-color="#e6e6e6" fo:padding-left="0.123cm" fo:padding-right="0.123cm" fo:padding-top="0cm" fo:padding-bottom="0cm" fo:border="0.5pt solid #000000" style:writing-mode="lr-tb">
        <style:background-image/>
      </style:table-cell-properties>
    </style:style>
    <style:style style:name="Tabla59.A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59.B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59.C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59.D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59.E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59.F2" style:family="table-cell">
      <style:table-cell-properties style:vertical-align="middle" fo:padding-left="0.123cm" fo:padding-right="0.123cm" fo:padding-top="0cm" fo:padding-bottom="0cm" fo:border="0.5pt solid #000000" style:writing-mode="lr-tb"/>
    </style:style>
    <style:style style:name="Tabla60" style:family="table">
      <style:table-properties style:width="16.556cm" table:align="left" style:writing-mode="lr-tb"/>
    </style:style>
    <style:style style:name="Tabla60.A" style:family="table-column">
      <style:table-column-properties style:column-width="16.556cm"/>
    </style:style>
    <style:style style:name="Tabla60.1" style:family="table-row">
      <style:table-row-properties fo:keep-together="auto"/>
    </style:style>
    <style:style style:name="Tabla60.A1" style:family="table-cell">
      <style:table-cell-properties style:vertical-align="top" fo:background-color="#e6e6e6" fo:padding-left="0.123cm" fo:padding-right="0.123cm" fo:padding-top="0cm" fo:padding-bottom="0cm" fo:border="0.5pt solid #000000" style:writing-mode="lr-tb">
        <style:background-image/>
      </style:table-cell-properties>
    </style:style>
    <style:style style:name="Tabla60.A2" style:family="table-cell">
      <style:table-cell-properties style:vertical-align="top" fo:padding-left="0.123cm" fo:padding-right="0.123cm" fo:padding-top="0cm" fo:padding-bottom="0cm" fo:border="0.5pt solid #000000" style:writing-mode="lr-tb"/>
    </style:style>
    <style:style style:name="Tabla60.A4" style:family="table-cell">
      <style:table-cell-properties style:vertical-align="top" fo:padding-left="0.123cm" fo:padding-right="0.123cm" fo:padding-top="0cm" fo:padding-bottom="0cm" fo:border="0.5pt solid #000000" style:writing-mode="lr-tb"/>
    </style:style>
    <style:style style:name="P1" style:family="paragraph" style:parent-style-name="Header">
      <style:paragraph-properties fo:margin-left="-0.208cm" fo:margin-right="-0.261cm" fo:margin-top="0cm" fo:margin-bottom="0cm" style:contextual-spacing="false" fo:text-align="end" style:justify-single-word="false" fo:text-indent="0cm" style:auto-text-indent="false" fo:padding="0.049cm" fo:border="0.06pt solid #000000" style:shadow="none">
        <style:tab-stops>
          <style:tab-stop style:position="0.053cm"/>
        </style:tab-stops>
      </style:paragraph-properties>
    </style:style>
    <style:style style:name="P2" style:family="paragraph" style:parent-style-name="Header">
      <style:paragraph-properties fo:margin-left="-0.208cm" fo:margin-right="-0.261cm" fo:margin-top="0cm" fo:margin-bottom="0cm" style:contextual-spacing="false" fo:text-indent="0cm" style:auto-text-indent="false" fo:padding="0.049cm" fo:border="0.06pt solid #000000" style:shadow="none">
        <style:tab-stops>
          <style:tab-stop style:position="0.053cm"/>
        </style:tab-stops>
      </style:paragraph-properties>
      <style:text-properties fo:font-size="9pt" officeooo:paragraph-rsid="0017b056" style:font-size-asian="9pt" style:font-size-complex="9pt"/>
    </style:style>
    <style:style style:name="P3" style:family="paragraph" style:parent-style-name="Text_20_body">
      <style:paragraph-properties fo:margin-left="-0.208cm" fo:margin-right="-0.261cm" fo:margin-top="0cm" fo:margin-bottom="0cm" style:contextual-spacing="false" fo:text-align="end" style:justify-single-word="false" fo:text-indent="0cm" style:auto-text-indent="false" fo:padding="0.049cm" fo:border="0.06pt solid #000000" style:shadow="none">
        <style:tab-stops>
          <style:tab-stop style:position="0.053cm"/>
        </style:tab-stops>
      </style:paragraph-properties>
      <style:text-properties fo:font-size="9pt" style:font-size-asian="9pt" style:font-size-complex="9pt"/>
    </style:style>
    <style:style style:name="P4" style:family="paragraph" style:parent-style-name="Header">
      <style:paragraph-properties fo:margin-left="14.702cm" fo:margin-right="-0.002cm" fo:margin-top="0cm" fo:margin-bottom="0.847cm" style:contextual-spacing="false" fo:text-align="end" style:justify-single-word="false" fo:text-indent="-0.199cm" style:auto-text-indent="false">
        <style:tab-stops/>
      </style:paragraph-properties>
      <style:text-properties fo:font-size="10pt" style:font-size-asian="10pt"/>
    </style:style>
    <style:style style:name="P5" style:family="paragraph" style:parent-style-name="Header">
      <style:paragraph-properties fo:margin-left="-0.75cm" fo:margin-right="0cm" fo:margin-top="0.423cm" fo:margin-bottom="0.212cm" style:contextual-spacing="false" fo:text-indent="0cm" style:auto-text-indent="false">
        <style:tab-stops>
          <style:tab-stop style:position="0.25cm"/>
        </style:tab-stops>
      </style:paragraph-properties>
    </style:style>
    <style:style style:name="P6" style:family="paragraph" style:parent-style-name="Footer">
      <style:text-properties fo:font-size="8pt" style:font-size-asian="8pt" style:font-size-complex="8pt"/>
    </style:style>
    <style:style style:name="P7" style:family="paragraph" style:parent-style-name="Footer">
      <style:paragraph-properties fo:text-align="center" style:justify-single-word="false"/>
      <style:text-properties fo:font-size="8pt" style:font-size-asian="8pt" style:font-size-complex="8pt"/>
    </style:style>
    <style:style style:name="P8" style:family="paragraph" style:parent-style-name="Footer">
      <style:paragraph-properties fo:text-align="center" style:justify-single-word="false" style:snap-to-layout-grid="false"/>
      <style:text-properties fo:font-size="8pt" style:font-size-asian="8pt" style:font-size-complex="8pt"/>
    </style:style>
    <style:style style:name="P9" style:family="paragraph" style:parent-style-name="Footer">
      <style:text-properties fo:font-size="8pt" fo:language="pt" fo:country="BR" style:font-size-asian="8pt" style:font-size-complex="8pt"/>
    </style:style>
    <style:style style:name="P10" style:family="paragraph" style:parent-style-name="Footer">
      <style:paragraph-properties fo:text-align="end" style:justify-single-word="false"/>
    </style:style>
    <style:style style:name="P11" style:family="paragraph" style:parent-style-name="Footer">
      <style:text-properties fo:language="pt" fo:country="BR"/>
    </style:style>
    <style:style style:name="P12" style:family="paragraph" style:parent-style-name="Footer">
      <style:paragraph-properties fo:margin-left="0cm" fo:margin-right="0.635cm" fo:line-height="150%" fo:text-align="end" style:justify-single-word="false" fo:text-indent="0cm" style:auto-text-indent="false">
        <style:tab-stops>
          <style:tab-stop style:position="11.77cm"/>
        </style:tab-stops>
      </style:paragraph-properties>
    </style:style>
    <style:style style:name="P13" style:family="paragraph" style:parent-style-name="Standard">
      <style:text-properties fo:color="#000000" style:font-name="Arial"/>
    </style:style>
    <style:style style:name="P14" style:family="paragraph" style:parent-style-name="Standard">
      <style:paragraph-properties fo:text-align="center" style:justify-single-word="false" style:snap-to-layout-grid="false"/>
      <style:text-properties fo:color="#000000" style:font-name="Arial" fo:font-size="12pt" fo:font-weight="bold" style:font-size-asian="12pt" style:font-weight-asian="bold"/>
    </style:style>
    <style:style style:name="P15" style:family="paragraph" style:parent-style-name="Standard">
      <style:paragraph-properties style:snap-to-layout-grid="false"/>
      <style:text-properties fo:color="#000000" style:font-name="Arial" fo:font-size="10pt" fo:font-weight="bold" style:font-size-asian="10pt" style:font-weight-asian="bold"/>
    </style:style>
    <style:style style:name="P16" style:family="paragraph" style:parent-style-name="Standard">
      <style:paragraph-properties fo:text-align="center" style:justify-single-word="false" style:snap-to-layout-grid="false"/>
      <style:text-properties fo:color="#000000" style:font-name="Arial" fo:font-size="10pt" fo:font-weight="bold" style:font-size-asian="10pt" style:font-weight-asian="bold"/>
    </style:style>
    <style:style style:name="P17" style:family="paragraph" style:parent-style-name="Standard">
      <style:text-properties fo:color="#000000" style:font-name="Arial" fo:font-size="10pt" fo:font-weight="bold" style:font-size-asian="10pt" style:font-weight-asian="bold" style:font-weight-complex="bold"/>
    </style:style>
    <style:style style:name="P18" style:family="paragraph" style:parent-style-name="Standard">
      <style:text-properties fo:color="#000000" style:font-name="Arial" fo:font-size="10pt" fo:font-weight="bold" style:font-size-asian="10pt" style:font-weight-asian="bold" style:font-size-complex="10pt" style:font-weight-complex="bold"/>
    </style:style>
    <style:style style:name="P19" style:family="paragraph" style:parent-style-name="Standard">
      <style:text-properties fo:color="#000000" style:font-name="Arial" fo:font-size="10pt" style:font-size-asian="10pt"/>
    </style:style>
    <style:style style:name="P20" style:family="paragraph" style:parent-style-name="Standard">
      <style:paragraph-properties style:snap-to-layout-grid="false"/>
      <style:text-properties fo:color="#000000" style:font-name="Arial" fo:font-size="10pt" style:font-size-asian="10pt"/>
    </style:style>
    <style:style style:name="P21" style:family="paragraph" style:parent-style-name="Standard">
      <style:paragraph-properties style:snap-to-layout-grid="false"/>
      <style:text-properties fo:color="#000000" style:font-name="Arial" fo:font-size="10pt" style:font-size-asian="10pt" style:font-size-complex="10pt"/>
    </style:style>
    <style:style style:name="P22" style:family="paragraph" style:parent-style-name="Standard">
      <style:text-properties fo:color="#000000" style:font-name="Arial" fo:font-size="10pt" fo:font-weight="normal" style:font-size-asian="10pt" style:font-weight-asian="normal" style:font-size-complex="10pt" style:font-weight-complex="normal"/>
    </style:style>
    <style:style style:name="P23" style:family="paragraph" style:parent-style-name="Standard">
      <style:paragraph-properties style:snap-to-layout-grid="false"/>
      <style:text-properties fo:color="#000000" style:font-name="Arial"/>
    </style:style>
    <style:style style:name="P24" style:family="paragraph" style:parent-style-name="Standard">
      <style:text-properties style:font-name="Arial"/>
    </style:style>
    <style:style style:name="P25" style:family="paragraph" style:parent-style-name="Standard">
      <style:paragraph-properties fo:text-align="center" style:justify-single-word="false" style:snap-to-layout-grid="false"/>
      <style:text-properties style:font-name="Arial" fo:font-size="12pt" fo:font-weight="bold" style:font-size-asian="12pt" style:font-weight-asian="bold"/>
    </style:style>
    <style:style style:name="P26" style:family="paragraph" style:parent-style-name="Standard">
      <style:paragraph-properties fo:text-align="center" style:justify-single-word="false" style:snap-to-layout-grid="false"/>
      <style:text-properties style:font-name="Arial" fo:font-size="12pt" fo:font-weight="bold" officeooo:paragraph-rsid="00637de7" style:font-size-asian="12pt" style:font-weight-asian="bold"/>
    </style:style>
    <style:style style:name="P27" style:family="paragraph" style:parent-style-name="Standard">
      <style:paragraph-properties fo:text-align="center" style:justify-single-word="false" style:snap-to-layout-grid="false"/>
      <style:text-properties style:font-name="Arial" fo:font-size="12pt" fo:font-weight="bold" officeooo:paragraph-rsid="00660fee" style:font-size-asian="12pt" style:font-weight-asian="bold"/>
    </style:style>
    <style:style style:name="P28" style:family="paragraph" style:parent-style-name="Standard">
      <style:paragraph-properties fo:text-align="justify" style:justify-single-word="false"/>
      <style:text-properties style:font-name="Arial" fo:font-size="12pt" fo:font-weight="bold" officeooo:paragraph-rsid="007590c3" style:font-size-asian="12pt" style:font-weight-asian="bold" style:font-name-complex="Arial" style:font-size-complex="12pt" style:font-weight-complex="bold"/>
    </style:style>
    <style:style style:name="P29" style:family="paragraph" style:parent-style-name="Standard">
      <style:paragraph-properties style:snap-to-layout-grid="false"/>
      <style:text-properties style:font-name="Arial" fo:font-size="10pt" fo:font-weight="bold" style:font-size-asian="10pt" style:font-weight-asian="bold"/>
    </style:style>
    <style:style style:name="P30" style:family="paragraph" style:parent-style-name="Standard">
      <style:paragraph-properties style:snap-to-layout-grid="false"/>
      <style:text-properties style:font-name="Arial" fo:font-size="10pt" fo:font-weight="bold" officeooo:paragraph-rsid="00637de7" style:font-size-asian="10pt" style:font-weight-asian="bold"/>
    </style:style>
    <style:style style:name="P31" style:family="paragraph" style:parent-style-name="Standard">
      <style:paragraph-properties style:snap-to-layout-grid="false"/>
      <style:text-properties style:font-name="Arial" fo:font-size="10pt" fo:font-weight="bold" officeooo:paragraph-rsid="00660fee" style:font-size-asian="10pt" style:font-weight-asian="bold"/>
    </style:style>
    <style:style style:name="P32" style:family="paragraph" style:parent-style-name="Standard">
      <style:paragraph-properties fo:text-align="center" style:justify-single-word="false" style:snap-to-layout-grid="false"/>
      <style:text-properties style:font-name="Arial" fo:font-size="10pt" fo:font-weight="bold" style:font-size-asian="10pt" style:font-weight-asian="bold"/>
    </style:style>
    <style:style style:name="P33" style:family="paragraph" style:parent-style-name="Standard">
      <style:paragraph-properties fo:text-align="center" style:justify-single-word="false" style:snap-to-layout-grid="false"/>
      <style:text-properties style:font-name="Arial" fo:font-size="10pt" fo:font-weight="bold" officeooo:paragraph-rsid="00637de7" style:font-size-asian="10pt" style:font-weight-asian="bold"/>
    </style:style>
    <style:style style:name="P34" style:family="paragraph" style:parent-style-name="Standard">
      <style:paragraph-properties fo:text-align="center" style:justify-single-word="false" style:snap-to-layout-grid="false"/>
      <style:text-properties style:font-name="Arial" fo:font-size="10pt" fo:font-weight="bold" officeooo:paragraph-rsid="00660fee" style:font-size-asian="10pt" style:font-weight-asian="bold"/>
    </style:style>
    <style:style style:name="P35" style:family="paragraph" style:parent-style-name="Standard">
      <style:text-properties style:font-name="Arial" fo:font-size="10pt" fo:font-weight="bold" style:font-size-asian="10pt" style:font-weight-asian="bold" style:font-weight-complex="bold"/>
    </style:style>
    <style:style style:name="P36" style:family="paragraph" style:parent-style-name="Standard">
      <style:text-properties style:font-name="Arial" fo:font-size="10pt" fo:font-weight="bold" officeooo:rsid="00556694" officeooo:paragraph-rsid="00556694" style:font-size-asian="10pt" style:font-weight-asian="bold" style:font-weight-complex="bold"/>
    </style:style>
    <style:style style:name="P37" style:family="paragraph" style:parent-style-name="Standard">
      <style:text-properties style:font-name="Arial" fo:font-size="10pt" fo:font-weight="bold" officeooo:paragraph-rsid="005c8aeb" style:font-size-asian="10pt" style:font-weight-asian="bold" style:font-weight-complex="bold"/>
    </style:style>
    <style:style style:name="P38" style:family="paragraph" style:parent-style-name="Standard">
      <style:text-properties style:font-name="Arial" fo:font-size="10pt" fo:font-weight="bold" officeooo:paragraph-rsid="0057e6bf" style:font-size-asian="10pt" style:font-weight-asian="bold" style:font-weight-complex="bold"/>
    </style:style>
    <style:style style:name="P39" style:family="paragraph" style:parent-style-name="Standard">
      <style:text-properties style:font-name="Arial" fo:font-size="10pt" fo:font-weight="bold" officeooo:paragraph-rsid="005a9f27" style:font-size-asian="10pt" style:font-weight-asian="bold" style:font-weight-complex="bold"/>
    </style:style>
    <style:style style:name="P40" style:family="paragraph" style:parent-style-name="Standard">
      <style:paragraph-properties fo:text-align="start" style:justify-single-word="false" style:snap-to-layout-grid="false"/>
      <style:text-properties style:font-name="Arial" fo:font-size="10pt" fo:font-weight="bold" officeooo:paragraph-rsid="00637de7" style:font-size-asian="10pt" style:font-weight-asian="bold" style:font-weight-complex="bold"/>
    </style:style>
    <style:style style:name="P41" style:family="paragraph" style:parent-style-name="Standard">
      <style:paragraph-properties fo:text-align="start" style:justify-single-word="false" style:snap-to-layout-grid="false"/>
      <style:text-properties style:font-name="Arial" fo:font-size="10pt" fo:font-weight="bold" officeooo:paragraph-rsid="00660fee" style:font-size-asian="10pt" style:font-weight-asian="bold" style:font-weight-complex="bold"/>
    </style:style>
    <style:style style:name="P42" style:family="paragraph" style:parent-style-name="Standard">
      <style:text-properties style:font-name="Arial" fo:font-size="10pt" fo:font-weight="bold" officeooo:paragraph-rsid="00637de7" style:font-size-asian="10pt" style:font-weight-asian="bold" style:font-weight-complex="bold"/>
    </style:style>
    <style:style style:name="P43" style:family="paragraph" style:parent-style-name="Standard">
      <style:text-properties style:font-name="Arial" fo:font-size="10pt" fo:font-weight="bold" officeooo:paragraph-rsid="00660fee" style:font-size-asian="10pt" style:font-weight-asian="bold" style:font-weight-complex="bold"/>
    </style:style>
    <style:style style:name="P44" style:family="paragraph" style:parent-style-name="Standard">
      <style:text-properties style:font-name="Arial" fo:font-size="10pt" fo:font-weight="bold" officeooo:rsid="005a5c51" officeooo:paragraph-rsid="00660fee" style:font-size-asian="10pt" style:font-weight-asian="bold" style:font-weight-complex="bold"/>
    </style:style>
    <style:style style:name="P45" style:family="paragraph" style:parent-style-name="Standard">
      <style:text-properties style:font-name="Arial" fo:font-size="10pt" fo:font-weight="bold" style:font-size-asian="10pt" style:font-weight-asian="bold" style:font-size-complex="10pt" style:font-weight-complex="bold"/>
    </style:style>
    <style:style style:name="P46" style:family="paragraph" style:parent-style-name="Standard">
      <style:paragraph-properties fo:text-align="center" style:justify-single-word="false" style:snap-to-layout-grid="false"/>
      <style:text-properties style:font-name="Arial" fo:font-size="10pt" fo:font-weight="bold" style:font-size-asian="10pt" style:font-weight-asian="bold" style:font-size-complex="10pt"/>
    </style:style>
    <style:style style:name="P47" style:family="paragraph" style:parent-style-name="Standard">
      <style:paragraph-properties fo:text-align="start" style:justify-single-word="false" style:snap-to-layout-grid="false"/>
      <style:text-properties style:font-name="Arial" fo:font-size="10pt" fo:font-weight="bold" officeooo:paragraph-rsid="00660fee" style:font-size-asian="10pt" style:font-weight-asian="bold"/>
    </style:style>
    <style:style style:name="P48" style:family="paragraph" style:parent-style-name="Standard">
      <style:paragraph-properties fo:text-align="start" style:justify-single-word="false" style:snap-to-layout-grid="false"/>
      <style:text-properties style:font-name="Arial" fo:font-size="10pt" fo:font-weight="bold" officeooo:rsid="00117b1c" officeooo:paragraph-rsid="00660fee" style:font-size-asian="10pt" style:font-weight-asian="bold"/>
    </style:style>
    <style:style style:name="P49" style:family="paragraph" style:parent-style-name="Standard">
      <style:text-properties style:font-name="Arial" fo:font-size="10pt" style:font-size-asian="10pt"/>
    </style:style>
    <style:style style:name="P50" style:family="paragraph" style:parent-style-name="Standard">
      <style:paragraph-properties style:snap-to-layout-grid="false"/>
      <style:text-properties style:font-name="Arial" fo:font-size="10pt" style:font-size-asian="10pt"/>
    </style:style>
    <style:style style:name="P51" style:family="paragraph" style:parent-style-name="Standard">
      <style:paragraph-properties style:snap-to-layout-grid="false"/>
      <style:text-properties style:font-name="Arial" fo:font-size="10pt" style:font-size-asian="10pt" style:font-size-complex="10pt"/>
    </style:style>
    <style:style style:name="P52" style:family="paragraph" style:parent-style-name="Standard">
      <style:paragraph-properties style:snap-to-layout-grid="false"/>
      <style:text-properties style:font-name="Arial" fo:font-size="10pt" officeooo:rsid="00518acf" officeooo:paragraph-rsid="00518acf" style:font-size-asian="10pt" style:font-size-complex="10pt"/>
    </style:style>
    <style:style style:name="P53" style:family="paragraph" style:parent-style-name="Standard">
      <style:text-properties style:font-name="Arial" fo:font-size="10pt" officeooo:rsid="005a9f27" officeooo:paragraph-rsid="005a9f27" style:font-size-asian="10pt" style:font-size-complex="10pt"/>
    </style:style>
    <style:style style:name="P54" style:family="paragraph" style:parent-style-name="Standard">
      <style:text-properties style:font-name="Arial" fo:font-size="10pt" officeooo:paragraph-rsid="00637de7" style:font-size-asian="10pt"/>
    </style:style>
    <style:style style:name="P55" style:family="paragraph" style:parent-style-name="Standard">
      <style:text-properties style:font-name="Arial" fo:font-size="10pt" officeooo:paragraph-rsid="00660fee" style:font-size-asian="10pt"/>
    </style:style>
    <style:style style:name="P56" style:family="paragraph" style:parent-style-name="Standard">
      <style:text-properties style:font-name="Arial" fo:font-size="10pt" fo:font-weight="normal" style:font-size-asian="10pt" style:font-weight-asian="normal" style:font-weight-complex="normal"/>
    </style:style>
    <style:style style:name="P57" style:family="paragraph" style:parent-style-name="Standard">
      <style:text-properties style:font-name="Arial" fo:font-size="10pt" fo:font-weight="normal" officeooo:rsid="005a9f27" officeooo:paragraph-rsid="005a9f27" style:font-size-asian="10pt" style:font-weight-asian="normal" style:font-weight-complex="normal"/>
    </style:style>
    <style:style style:name="P58" style:family="paragraph" style:parent-style-name="Standard">
      <style:text-properties style:font-name="Arial" fo:font-size="10pt" fo:font-weight="normal" officeooo:rsid="005c8aeb" officeooo:paragraph-rsid="005c8aeb" style:font-size-asian="10pt" style:font-weight-asian="normal" style:font-weight-complex="normal"/>
    </style:style>
    <style:style style:name="P59" style:family="paragraph" style:parent-style-name="Standard">
      <style:text-properties style:font-name="Arial" fo:font-size="10pt" fo:font-weight="normal" officeooo:rsid="0047c06c" officeooo:paragraph-rsid="00637de7" style:font-size-asian="10pt" style:font-weight-asian="normal" style:font-weight-complex="normal"/>
    </style:style>
    <style:style style:name="P60" style:family="paragraph" style:parent-style-name="Standard">
      <style:text-properties style:font-name="Arial" fo:font-size="10pt" fo:font-weight="normal" officeooo:rsid="0047c06c" officeooo:paragraph-rsid="00660fee" style:font-size-asian="10pt" style:font-weight-asian="normal" style:font-weight-complex="normal"/>
    </style:style>
    <style:style style:name="P61" style:family="paragraph" style:parent-style-name="Standard">
      <style:paragraph-properties fo:text-align="start" style:justify-single-word="false" style:snap-to-layout-grid="false"/>
      <style:text-properties style:font-name="Arial" fo:font-size="10pt" fo:font-weight="normal" officeooo:rsid="00581962" officeooo:paragraph-rsid="00637de7" style:font-size-asian="10pt" style:font-weight-asian="normal" style:font-weight-complex="normal"/>
    </style:style>
    <style:style style:name="P62" style:family="paragraph" style:parent-style-name="Standard">
      <style:paragraph-properties fo:text-align="start" style:justify-single-word="false" style:snap-to-layout-grid="false"/>
      <style:text-properties style:font-name="Arial" fo:font-size="10pt" fo:font-weight="normal" officeooo:rsid="00581962" officeooo:paragraph-rsid="00660fee" style:font-size-asian="10pt" style:font-weight-asian="normal" style:font-weight-complex="normal"/>
    </style:style>
    <style:style style:name="P63" style:family="paragraph" style:parent-style-name="Standard">
      <style:text-properties style:font-name="Arial" fo:font-size="10pt" fo:font-weight="normal" officeooo:paragraph-rsid="00637de7" style:font-size-asian="10pt" style:font-weight-asian="normal" style:font-weight-complex="normal"/>
    </style:style>
    <style:style style:name="P64" style:family="paragraph" style:parent-style-name="Standard">
      <style:text-properties style:font-name="Arial" fo:font-size="10pt" fo:font-weight="normal" officeooo:paragraph-rsid="00660fee" style:font-size-asian="10pt" style:font-weight-asian="normal" style:font-weight-complex="normal"/>
    </style:style>
    <style:style style:name="P65" style:family="paragraph" style:parent-style-name="Standard">
      <style:text-properties style:font-name="Arial" fo:font-size="10pt" fo:font-weight="normal" officeooo:rsid="00660fee" officeooo:paragraph-rsid="00660fee" style:font-size-asian="10pt" style:font-weight-asian="normal" style:font-weight-complex="normal"/>
    </style:style>
    <style:style style:name="P66" style:family="paragraph" style:parent-style-name="Standard">
      <style:paragraph-properties fo:text-align="start" style:justify-single-word="false" style:snap-to-layout-grid="false"/>
      <style:text-properties style:font-name="Arial" fo:font-size="10pt" fo:font-weight="normal" officeooo:rsid="006d2bdc" officeooo:paragraph-rsid="006d2bdc" style:font-size-asian="10pt" style:font-weight-asian="normal" style:font-weight-complex="normal"/>
    </style:style>
    <style:style style:name="P67" style:family="paragraph" style:parent-style-name="Standard">
      <style:text-properties style:font-name="Arial" fo:font-size="10pt" fo:font-weight="normal" style:font-size-asian="10pt" style:font-weight-asian="normal" style:font-size-complex="10pt" style:font-weight-complex="normal"/>
    </style:style>
    <style:style style:name="P68" style:family="paragraph" style:parent-style-name="Standard">
      <style:paragraph-properties style:snap-to-layout-grid="false"/>
      <style:text-properties style:font-name="Arial" fo:font-size="10pt" fo:font-weight="normal" officeooo:rsid="004f097f" officeooo:paragraph-rsid="004f097f" style:font-size-asian="10pt" style:font-weight-asian="normal" style:font-size-complex="10pt" style:font-weight-complex="normal"/>
    </style:style>
    <style:style style:name="P69" style:family="paragraph" style:parent-style-name="Standard">
      <style:text-properties style:font-name="Arial" officeooo:paragraph-rsid="004e2ce9"/>
    </style:style>
    <style:style style:name="P70" style:family="paragraph" style:parent-style-name="Standard">
      <style:text-properties style:font-name="Arial" fo:font-size="11pt" officeooo:paragraph-rsid="00637de7" style:font-size-asian="11pt" style:font-size-complex="11pt"/>
    </style:style>
    <style:style style:name="P71" style:family="paragraph" style:parent-style-name="Standard">
      <style:text-properties style:font-name="Arial" fo:font-size="11pt" officeooo:paragraph-rsid="00660fee" style:font-size-asian="11pt" style:font-size-complex="11pt"/>
    </style:style>
    <style:style style:name="P72" style:family="paragraph" style:parent-style-name="Standard">
      <style:text-properties style:font-name="Arial" fo:font-size="11pt" officeooo:paragraph-rsid="0078d56a" style:font-size-asian="11pt" style:font-size-complex="11pt"/>
    </style:style>
    <style:style style:name="P73" style:family="paragraph" style:parent-style-name="Standard">
      <style:text-properties style:font-name="Arial" fo:font-size="11pt" officeooo:paragraph-rsid="007a6ab9" style:font-size-asian="11pt" style:font-size-complex="11pt"/>
    </style:style>
    <style:style style:name="P74" style:family="paragraph" style:parent-style-name="Standard">
      <style:text-properties style:font-name="Arial" fo:font-size="11pt" officeooo:paragraph-rsid="007be7a1" style:font-size-asian="11pt" style:font-size-complex="11pt"/>
    </style:style>
    <style:style style:name="P75" style:family="paragraph" style:parent-style-name="Standard">
      <style:text-properties style:font-name="Arial" fo:font-size="11pt" officeooo:paragraph-rsid="007e0089" style:font-size-asian="11pt" style:font-size-complex="11pt"/>
    </style:style>
    <style:style style:name="P76" style:family="paragraph" style:parent-style-name="Standard">
      <style:text-properties style:font-name="Arial" fo:font-size="11pt" officeooo:paragraph-rsid="00814851" style:font-size-asian="11pt" style:font-size-complex="11pt"/>
    </style:style>
    <style:style style:name="P77" style:family="paragraph" style:parent-style-name="Standard">
      <style:text-properties style:font-name="Arial" fo:font-size="11pt" officeooo:paragraph-rsid="008254a4" style:font-size-asian="11pt" style:font-size-complex="11pt"/>
    </style:style>
    <style:style style:name="P78" style:family="paragraph" style:parent-style-name="Standard">
      <style:paragraph-properties fo:text-align="start" style:justify-single-word="false"/>
      <style:text-properties style:font-name="Arial" fo:font-size="11pt" officeooo:rsid="00831dd6" officeooo:paragraph-rsid="00831dd6" style:font-size-asian="11pt" style:font-size-complex="11pt"/>
    </style:style>
    <style:style style:name="P79" style:family="paragraph" style:parent-style-name="Standard">
      <style:text-properties style:font-name="Arial" fo:font-size="11pt" officeooo:paragraph-rsid="00857535" style:font-size-asian="11pt" style:font-size-complex="11pt"/>
    </style:style>
    <style:style style:name="P80" style:family="paragraph" style:parent-style-name="Standard">
      <style:text-properties style:font-name="Arial" fo:font-size="11pt" officeooo:paragraph-rsid="0089c40c" style:font-size-asian="11pt" style:font-size-complex="11pt"/>
    </style:style>
    <style:style style:name="P81" style:family="paragraph" style:parent-style-name="Standard">
      <style:text-properties style:font-name="Arial" fo:font-size="11pt" officeooo:paragraph-rsid="008baf11" style:font-size-asian="11pt" style:font-size-complex="11pt"/>
    </style:style>
    <style:style style:name="P82" style:family="paragraph" style:parent-style-name="Standard">
      <style:text-properties style:font-name="Arial" fo:font-size="11pt" officeooo:paragraph-rsid="008f3691" style:font-size-asian="11pt" style:font-size-complex="11pt"/>
    </style:style>
    <style:style style:name="P83" style:family="paragraph" style:parent-style-name="Standard">
      <style:paragraph-properties>
        <style:tab-stops>
          <style:tab-stop style:position="2.011cm"/>
        </style:tab-stops>
      </style:paragraph-properties>
      <style:text-properties style:font-name="Arial" fo:font-size="11pt" officeooo:paragraph-rsid="0092c582" style:font-size-asian="11pt" style:font-size-complex="11pt"/>
    </style:style>
    <style:style style:name="P84" style:family="paragraph" style:parent-style-name="Standard">
      <style:paragraph-properties>
        <style:tab-stops>
          <style:tab-stop style:position="2.011cm"/>
        </style:tab-stops>
      </style:paragraph-properties>
      <style:text-properties style:font-name="Arial" fo:font-size="11pt" officeooo:paragraph-rsid="00986789" style:font-size-asian="11pt" style:font-size-complex="11pt"/>
    </style:style>
    <style:style style:name="P85" style:family="paragraph" style:parent-style-name="Standard">
      <style:paragraph-properties>
        <style:tab-stops>
          <style:tab-stop style:position="2.011cm"/>
        </style:tab-stops>
      </style:paragraph-properties>
      <style:text-properties style:font-name="Arial" fo:font-size="11pt" officeooo:paragraph-rsid="009b90ce" style:font-size-asian="11pt" style:font-size-complex="11pt"/>
    </style:style>
    <style:style style:name="P86" style:family="paragraph" style:parent-style-name="Standard">
      <style:text-properties style:font-name="Arial" officeooo:paragraph-rsid="00637de7"/>
    </style:style>
    <style:style style:name="P87" style:family="paragraph" style:parent-style-name="Standard">
      <style:text-properties style:font-name="Arial" officeooo:paragraph-rsid="00660fee"/>
    </style:style>
    <style:style style:name="P88" style:family="paragraph" style:parent-style-name="Standard">
      <style:paragraph-properties fo:text-align="justify" style:justify-single-word="false"/>
      <style:text-properties style:font-name="Arial" officeooo:paragraph-rsid="007590c3" style:font-name-complex="Arial" style:font-size-complex="11pt"/>
    </style:style>
    <style:style style:name="P89" style:family="paragraph" style:parent-style-name="Standard">
      <style:text-properties officeooo:paragraph-rsid="007200fa"/>
    </style:style>
    <style:style style:name="P90" style:family="paragraph" style:parent-style-name="Standard">
      <style:text-properties officeooo:rsid="007200fa" officeooo:paragraph-rsid="007200fa"/>
    </style:style>
    <style:style style:name="P91" style:family="paragraph" style:parent-style-name="Standard">
      <style:text-properties officeooo:rsid="00725ddb" officeooo:paragraph-rsid="0075bb40"/>
    </style:style>
    <style:style style:name="P92" style:family="paragraph" style:parent-style-name="Standard">
      <style:text-properties style:font-size-complex="11pt"/>
    </style:style>
    <style:style style:name="P93" style:family="paragraph" style:parent-style-name="Standard">
      <style:paragraph-properties fo:text-align="justify" style:justify-single-word="false"/>
      <style:text-properties style:font-size-complex="11pt"/>
    </style:style>
    <style:style style:name="P94" style:family="paragraph" style:parent-style-name="Standard">
      <style:paragraph-properties fo:text-align="justify" style:justify-single-word="false"/>
      <style:text-properties officeooo:paragraph-rsid="007590c3" style:font-size-complex="11pt"/>
    </style:style>
    <style:style style:name="P95" style:family="paragraph" style:parent-style-name="Standard">
      <style:text-properties fo:font-weight="bold" style:font-weight-asian="bold" style:font-size-complex="11pt"/>
    </style:style>
    <style:style style:name="P96" style:family="paragraph" style:parent-style-name="Standard">
      <style:paragraph-properties fo:text-align="justify" style:justify-single-word="false"/>
      <style:text-properties fo:font-weight="bold" style:font-weight-asian="bold" style:font-size-complex="11pt" style:font-weight-complex="bold"/>
    </style:style>
    <style:style style:name="P97" style:family="paragraph" style:parent-style-name="Standard">
      <style:paragraph-properties fo:text-align="justify" style:justify-single-word="false"/>
      <style:text-properties fo:font-weight="bold" officeooo:paragraph-rsid="007590c3" style:font-weight-asian="bold" style:font-size-complex="11pt" style:font-weight-complex="bold"/>
    </style:style>
    <style:style style:name="P98" style:family="paragraph" style:parent-style-name="Standard">
      <style:paragraph-properties fo:text-align="center" style:justify-single-word="false" style:snap-to-layout-grid="false"/>
      <style:text-properties fo:font-size="10pt" style:font-size-asian="10pt" style:font-name-complex="Arial"/>
    </style:style>
    <style:style style:name="P99" style:family="paragraph" style:parent-style-name="Standard">
      <style:paragraph-properties fo:text-align="center" style:justify-single-word="false" style:snap-to-layout-grid="false"/>
      <style:text-properties fo:font-size="10pt" officeooo:paragraph-rsid="007590c3" style:font-size-asian="10pt" style:font-name-complex="Arial"/>
    </style:style>
    <style:style style:name="P100" style:family="paragraph" style:parent-style-name="Standard">
      <style:paragraph-properties fo:text-align="center" style:justify-single-word="false" style:snap-to-layout-grid="false"/>
      <style:text-properties fo:font-size="10pt" style:font-size-asian="10pt"/>
    </style:style>
    <style:style style:name="P101" style:family="paragraph" style:parent-style-name="Standard">
      <style:paragraph-properties fo:text-align="center" style:justify-single-word="false" style:snap-to-layout-grid="false"/>
      <style:text-properties fo:font-size="10pt" officeooo:paragraph-rsid="007590c3" style:font-size-asian="10pt"/>
    </style:style>
    <style:style style:name="P102" style:family="paragraph" style:parent-style-name="Standard">
      <style:paragraph-properties fo:text-align="center" style:justify-single-word="false" style:snap-to-layout-grid="false"/>
      <style:text-properties fo:font-size="10pt" fo:font-weight="bold" style:font-size-asian="10pt" style:font-weight-asian="bold" style:font-name-complex="Arial" style:font-size-complex="9pt"/>
    </style:style>
    <style:style style:name="P103" style:family="paragraph" style:parent-style-name="Standard">
      <style:paragraph-properties fo:text-align="justify" style:justify-single-word="false"/>
      <style:text-properties style:font-name="Times New Roman" fo:font-size="11pt" officeooo:paragraph-rsid="007590c3" style:font-size-asian="11pt" style:font-name-complex="Times New Roman" style:font-size-complex="11pt"/>
    </style:style>
    <style:style style:name="P104" style:family="paragraph" style:parent-style-name="Standard">
      <style:paragraph-properties fo:text-align="justify" style:justify-single-word="false"/>
      <style:text-properties style:font-name="Times New Roman" fo:font-size="11pt" officeooo:paragraph-rsid="007590c3" style:font-name-asian="Times New Roman" style:font-size-asian="11pt" style:font-name-complex="Times New Roman" style:font-size-complex="11pt"/>
    </style:style>
    <style:style style:name="P105" style:family="paragraph" style:parent-style-name="Standard">
      <style:text-properties style:font-name="Times New Roman" fo:font-size="11pt" fo:font-weight="normal" style:font-size-asian="11pt" style:font-weight-asian="normal" style:font-name-complex="Times New Roman" style:font-size-complex="11pt" style:font-style-complex="italic" style:font-weight-complex="normal"/>
    </style:style>
    <style:style style:name="P106" style:family="paragraph" style:parent-style-name="Standard">
      <style:paragraph-properties fo:text-align="justify" style:justify-single-word="false"/>
      <style:text-properties style:font-name="Times New Roman" style:font-name-complex="Times New Roman" style:font-size-complex="11pt"/>
    </style:style>
    <style:style style:name="P107" style:family="paragraph" style:parent-style-name="Standard">
      <style:text-properties style:font-name="Times New Roman" fo:font-weight="bold" style:font-weight-asian="bold" style:font-name-complex="Times New Roman" style:font-size-complex="11pt" style:font-style-complex="italic"/>
    </style:style>
    <style:style style:name="P108" style:family="paragraph" style:parent-style-name="Standard">
      <style:text-properties style:font-name="Times New Roman" fo:font-weight="normal" style:font-weight-asian="normal" style:font-name-complex="Times New Roman" style:font-size-complex="11pt" style:font-style-complex="italic"/>
    </style:style>
    <style:style style:name="P109" style:family="paragraph" style:parent-style-name="Standard">
      <style:text-properties style:font-name="Times New Roman" fo:font-weight="normal" style:font-weight-asian="normal" style:font-name-complex="Times New Roman" style:font-size-complex="11pt" style:font-style-complex="italic" style:font-weight-complex="normal"/>
    </style:style>
    <style:style style:name="P110" style:family="paragraph" style:parent-style-name="Standard">
      <style:paragraph-properties fo:text-align="justify" style:justify-single-word="false"/>
    </style:style>
    <style:style style:name="P111" style:family="paragraph" style:parent-style-name="Standard">
      <style:paragraph-properties fo:text-align="justify" style:justify-single-word="false"/>
      <style:text-properties officeooo:paragraph-rsid="007590c3"/>
    </style:style>
    <style:style style:name="P112" style:family="paragraph" style:parent-style-name="Standard">
      <style:text-properties officeooo:paragraph-rsid="007590c3"/>
    </style:style>
    <style:style style:name="P113" style:family="paragraph" style:parent-style-name="Standard">
      <style:text-properties officeooo:rsid="007590c3" officeooo:paragraph-rsid="007590c3"/>
    </style:style>
    <style:style style:name="P114" style:family="paragraph" style:parent-style-name="Standard">
      <style:text-properties officeooo:paragraph-rsid="0078d56a"/>
    </style:style>
    <style:style style:name="P115" style:family="paragraph" style:parent-style-name="Standard">
      <style:text-properties officeooo:rsid="0078d56a" officeooo:paragraph-rsid="0078d56a"/>
    </style:style>
    <style:style style:name="P116" style:family="paragraph" style:parent-style-name="Standard">
      <style:text-properties officeooo:rsid="007a6ab9" officeooo:paragraph-rsid="007a6ab9"/>
    </style:style>
    <style:style style:name="P117" style:family="paragraph" style:parent-style-name="Standard">
      <style:text-properties officeooo:paragraph-rsid="007be7a1"/>
    </style:style>
    <style:style style:name="P118" style:family="paragraph" style:parent-style-name="Standard">
      <style:text-properties officeooo:rsid="007be7a1" officeooo:paragraph-rsid="007be7a1"/>
    </style:style>
    <style:style style:name="P119" style:family="paragraph" style:parent-style-name="Standard">
      <style:text-properties officeooo:paragraph-rsid="00857535"/>
    </style:style>
    <style:style style:name="P120" style:family="paragraph" style:parent-style-name="Standard">
      <style:text-properties officeooo:rsid="00857535" officeooo:paragraph-rsid="00857535"/>
    </style:style>
    <style:style style:name="P121" style:family="paragraph" style:parent-style-name="Standard">
      <style:text-properties officeooo:paragraph-rsid="0089c40c"/>
    </style:style>
    <style:style style:name="P122" style:family="paragraph" style:parent-style-name="Standard">
      <style:text-properties officeooo:rsid="008b36f5" officeooo:paragraph-rsid="0089c40c"/>
    </style:style>
    <style:style style:name="P123" style:family="paragraph" style:parent-style-name="Standard">
      <style:text-properties officeooo:rsid="008b36f5" officeooo:paragraph-rsid="008b36f5"/>
    </style:style>
    <style:style style:name="P124" style:family="paragraph" style:parent-style-name="Standard">
      <style:text-properties officeooo:rsid="008b36f5" officeooo:paragraph-rsid="0093cae2"/>
    </style:style>
    <style:style style:name="P125" style:family="paragraph" style:parent-style-name="Standard">
      <style:text-properties officeooo:rsid="00910a35" officeooo:paragraph-rsid="00910a35"/>
    </style:style>
    <style:style style:name="P126" style:family="paragraph" style:parent-style-name="Standard">
      <style:text-properties fo:font-size="11pt" style:font-size-asian="11pt" style:font-size-complex="11pt"/>
    </style:style>
    <style:style style:name="P127" style:family="paragraph" style:parent-style-name="Standard">
      <style:paragraph-properties fo:text-align="justify" style:justify-single-word="false"/>
      <style:text-properties fo:font-size="12pt" fo:font-weight="bold" style:font-size-asian="12pt" style:font-weight-asian="bold" style:font-name-complex="Arial" style:font-size-complex="11pt" style:font-weight-complex="bold"/>
    </style:style>
    <style:style style:name="P128" style:family="paragraph" style:parent-style-name="Standard">
      <style:text-properties officeooo:paragraph-rsid="0093cae2"/>
    </style:style>
    <style:style style:name="P129" style:family="paragraph" style:parent-style-name="Standard">
      <style:text-properties officeooo:rsid="00986789" officeooo:paragraph-rsid="00986789"/>
    </style:style>
    <style:style style:name="P130" style:family="paragraph" style:parent-style-name="Standard">
      <style:paragraph-properties fo:margin-left="2.498cm" fo:margin-right="0cm" fo:text-indent="-0.635cm" style:auto-text-indent="false"/>
      <style:text-properties style:font-name="Arial" fo:font-size="10pt" officeooo:rsid="005372d7" officeooo:paragraph-rsid="005372d7" style:font-size-asian="10pt" style:font-size-complex="10pt"/>
    </style:style>
    <style:style style:name="P131" style:family="paragraph" style:parent-style-name="Standard">
      <style:paragraph-properties fo:margin-left="1.249cm" fo:margin-right="0cm" fo:text-indent="-0.635cm" style:auto-text-indent="false"/>
      <style:text-properties style:font-name="Arial" fo:font-size="10pt" fo:font-weight="normal" officeooo:rsid="0069c4ff" officeooo:paragraph-rsid="0069c4ff" style:font-size-asian="10pt" style:font-weight-asian="normal" style:font-weight-complex="normal"/>
    </style:style>
    <style:style style:name="P132" style:family="paragraph" style:parent-style-name="Standard">
      <style:paragraph-properties fo:margin-left="0cm" fo:margin-right="0cm" fo:text-indent="0cm" style:auto-text-indent="false"/>
      <style:text-properties fo:color="#000000" style:font-name="Arial" fo:font-size="10pt" style:font-size-asian="10pt"/>
    </style:style>
    <style:style style:name="P133" style:family="paragraph" style:parent-style-name="Standard">
      <style:paragraph-properties fo:margin-left="0cm" fo:margin-right="0cm" fo:text-indent="0cm" style:auto-text-indent="false"/>
      <style:text-properties fo:color="#000000" style:font-name="Arial" fo:font-size="10pt" style:font-size-asian="10pt" style:font-size-complex="10pt"/>
    </style:style>
    <style:style style:name="P134" style:family="paragraph" style:parent-style-name="Standard">
      <style:paragraph-properties fo:margin-left="0cm" fo:margin-right="0cm" fo:text-indent="0cm" style:auto-text-indent="false" style:snap-to-layout-grid="false"/>
      <style:text-properties fo:color="#000000" style:font-name="Arial" fo:font-size="10pt" style:font-size-asian="10pt" style:font-size-complex="10pt"/>
    </style:style>
    <style:style style:name="P135" style:family="paragraph" style:parent-style-name="Standard">
      <style:paragraph-properties fo:margin-left="0cm" fo:margin-right="0cm" fo:text-indent="0cm" style:auto-text-indent="false"/>
      <style:text-properties fo:color="#000000" style:font-name="Arial" fo:font-size="10pt" officeooo:rsid="004c55c4" officeooo:paragraph-rsid="004c55c4" style:font-size-asian="10pt" style:font-size-complex="10pt"/>
    </style:style>
    <style:style style:name="P136" style:family="paragraph" style:parent-style-name="Standard">
      <style:paragraph-properties fo:margin-left="0cm" fo:margin-right="0cm" fo:text-indent="0cm" style:auto-text-indent="false"/>
      <style:text-properties fo:color="#000000" style:font-name="Arial" fo:font-size="10pt" fo:font-weight="bold" style:font-size-asian="10pt" style:font-weight-asian="bold" style:font-weight-complex="bold"/>
    </style:style>
    <style:style style:name="P137" style:family="paragraph" style:parent-style-name="Standard">
      <style:paragraph-properties fo:margin-left="0cm" fo:margin-right="0cm" fo:text-indent="0cm" style:auto-text-indent="false"/>
      <style:text-properties fo:color="#000000" style:font-name="Arial" fo:font-size="10pt" fo:font-weight="normal" style:font-size-asian="10pt" style:font-weight-asian="normal" style:font-weight-complex="normal"/>
    </style:style>
    <style:style style:name="P138" style:family="paragraph" style:parent-style-name="Standard">
      <style:paragraph-properties fo:margin-left="0cm" fo:margin-right="0cm" fo:text-indent="0cm" style:auto-text-indent="false"/>
      <style:text-properties fo:color="#000000" style:font-name="Arial" fo:font-size="10pt" fo:font-weight="normal" officeooo:paragraph-rsid="004c55c4" style:font-size-asian="10pt" style:font-weight-asian="normal" style:font-weight-complex="normal"/>
    </style:style>
    <style:style style:name="P139" style:family="paragraph" style:parent-style-name="Standard">
      <style:paragraph-properties fo:margin-left="0cm" fo:margin-right="0cm" fo:text-align="end" style:justify-single-word="false" fo:text-indent="0cm" style:auto-text-indent="false"/>
      <style:text-properties style:font-name="Arial" style:font-name-complex="Arial"/>
    </style:style>
    <style:style style:name="P140" style:family="paragraph" style:parent-style-name="Standard">
      <style:paragraph-properties fo:margin-left="0cm" fo:margin-right="0cm" fo:text-align="end" style:justify-single-word="false" fo:text-indent="0cm" style:auto-text-indent="false"/>
      <style:text-properties style:font-name="Arial" officeooo:paragraph-rsid="0041b64b" style:font-name-complex="Arial"/>
    </style:style>
    <style:style style:name="P141" style:family="paragraph" style:parent-style-name="Standard">
      <style:paragraph-properties fo:margin-left="0cm" fo:margin-right="0cm" fo:text-align="end" style:justify-single-word="false" fo:text-indent="0cm" style:auto-text-indent="false"/>
      <style:text-properties style:font-name="Arial"/>
    </style:style>
    <style:style style:name="P142" style:family="paragraph" style:parent-style-name="Standard">
      <style:paragraph-properties fo:margin-left="0cm" fo:margin-right="0cm" fo:text-align="end" style:justify-single-word="false" fo:text-indent="0cm" style:auto-text-indent="false"/>
      <style:text-properties style:font-name="Arial" officeooo:paragraph-rsid="00637de7"/>
    </style:style>
    <style:style style:name="P143" style:family="paragraph" style:parent-style-name="Standard">
      <style:paragraph-properties fo:margin-left="0cm" fo:margin-right="0cm" fo:text-indent="0cm" style:auto-text-indent="false"/>
      <style:text-properties style:font-name="Arial" fo:font-size="10pt" fo:font-weight="normal" style:font-size-asian="10pt" style:font-weight-asian="normal" style:font-weight-complex="normal"/>
    </style:style>
    <style:style style:name="P144" style:family="paragraph" style:parent-style-name="Standard">
      <style:paragraph-properties fo:margin-left="0cm" fo:margin-right="0cm" fo:text-indent="0cm" style:auto-text-indent="false"/>
      <style:text-properties style:font-name="Arial" fo:font-size="10pt" fo:font-weight="normal" officeooo:paragraph-rsid="00637de7" style:font-size-asian="10pt" style:font-weight-asian="normal" style:font-weight-complex="normal"/>
    </style:style>
    <style:style style:name="P145" style:family="paragraph" style:parent-style-name="Standard">
      <style:paragraph-properties fo:margin-left="0cm" fo:margin-right="0cm" fo:text-indent="0cm" style:auto-text-indent="false"/>
      <style:text-properties style:font-name="Arial" fo:font-size="10pt" fo:font-weight="normal" officeooo:paragraph-rsid="00660fee" style:font-size-asian="10pt" style:font-weight-asian="normal" style:font-weight-complex="normal"/>
    </style:style>
    <style:style style:name="P146" style:family="paragraph" style:parent-style-name="Standard">
      <style:paragraph-properties fo:margin-left="0cm" fo:margin-right="0cm" fo:text-indent="0cm" style:auto-text-indent="false"/>
      <style:text-properties style:font-name="Arial" fo:font-size="10pt" fo:font-weight="normal" officeooo:rsid="0069c4ff" officeooo:paragraph-rsid="0069c4ff" style:font-size-asian="10pt" style:font-weight-asian="normal" style:font-weight-complex="normal"/>
    </style:style>
    <style:style style:name="P147" style:family="paragraph" style:parent-style-name="Standard">
      <style:paragraph-properties fo:margin-left="0cm" fo:margin-right="0cm" fo:text-indent="0cm" style:auto-text-indent="false"/>
      <style:text-properties style:font-name="Arial" fo:font-size="10pt" fo:font-weight="normal" officeooo:rsid="005372d7" officeooo:paragraph-rsid="005372d7" style:font-size-asian="10pt" style:font-weight-asian="normal" style:font-size-complex="10pt" style:font-weight-complex="normal"/>
    </style:style>
    <style:style style:name="P148" style:family="paragraph" style:parent-style-name="Standard">
      <style:paragraph-properties fo:margin-left="0cm" fo:margin-right="0cm" fo:text-indent="0cm" style:auto-text-indent="false"/>
      <style:text-properties style:font-name="Arial" fo:font-size="10pt" style:font-size-asian="10pt" style:font-size-complex="10pt"/>
    </style:style>
    <style:style style:name="P149" style:family="paragraph" style:parent-style-name="Standard">
      <style:paragraph-properties fo:margin-left="0cm" fo:margin-right="0cm" fo:text-indent="0cm" style:auto-text-indent="false"/>
      <style:text-properties style:font-name="Arial" fo:font-size="10pt" officeooo:paragraph-rsid="005372d7" style:font-size-asian="10pt" style:font-size-complex="10pt"/>
    </style:style>
    <style:style style:name="P150" style:family="paragraph" style:parent-style-name="Standard">
      <style:paragraph-properties fo:margin-left="0cm" fo:margin-right="0cm" fo:text-indent="0cm" style:auto-text-indent="false"/>
      <style:text-properties style:font-name="Arial" fo:font-size="10pt" officeooo:paragraph-rsid="00637de7" style:font-size-asian="10pt" style:font-size-complex="10pt"/>
    </style:style>
    <style:style style:name="P151" style:family="paragraph" style:parent-style-name="Standard">
      <style:paragraph-properties fo:margin-left="0cm" fo:margin-right="0cm" fo:text-indent="0cm" style:auto-text-indent="false"/>
      <style:text-properties style:font-name="Arial" fo:font-size="10pt" officeooo:paragraph-rsid="00660fee" style:font-size-asian="10pt" style:font-size-complex="10pt"/>
    </style:style>
    <style:style style:name="P152" style:family="paragraph" style:parent-style-name="Standard">
      <style:paragraph-properties fo:margin-left="0cm" fo:margin-right="0cm" fo:text-indent="0cm" style:auto-text-indent="false"/>
      <style:text-properties style:font-name="Arial" fo:font-size="10pt" officeooo:rsid="0067f10b" officeooo:paragraph-rsid="0067f10b" style:font-size-asian="10pt" style:font-size-complex="10pt"/>
    </style:style>
    <style:style style:name="P153" style:family="paragraph" style:parent-style-name="Standard">
      <style:paragraph-properties fo:margin-left="0cm" fo:margin-right="0cm" fo:text-indent="0cm" style:auto-text-indent="false"/>
      <style:text-properties style:font-name="Arial" fo:font-size="10pt" fo:font-weight="bold" style:font-size-asian="10pt" style:font-weight-asian="bold" style:font-weight-complex="bold"/>
    </style:style>
    <style:style style:name="P154" style:family="paragraph" style:parent-style-name="Standard">
      <style:paragraph-properties fo:margin-left="0cm" fo:margin-right="0cm" fo:text-indent="0cm" style:auto-text-indent="false"/>
      <style:text-properties style:font-name="Arial" fo:font-size="10pt" fo:font-weight="bold" style:font-size-asian="10pt" style:font-weight-asian="bold" style:font-size-complex="10pt" style:font-weight-complex="bold"/>
    </style:style>
    <style:style style:name="P155" style:family="paragraph" style:parent-style-name="Standard">
      <style:paragraph-properties fo:margin-left="0cm" fo:margin-right="0cm" fo:text-align="start" style:justify-single-word="false" fo:text-indent="0cm" style:auto-text-indent="false"/>
      <style:text-properties style:font-name="Arial"/>
    </style:style>
    <style:style style:name="P156" style:family="paragraph" style:parent-style-name="Standard">
      <style:paragraph-properties fo:margin-left="0cm" fo:margin-right="0cm" fo:text-align="end" style:justify-single-word="false" fo:text-indent="0cm" style:auto-text-indent="false"/>
      <style:text-properties style:font-name="Arial" fo:font-size="11pt" officeooo:paragraph-rsid="00637de7" style:font-size-asian="11pt" style:font-size-complex="11pt"/>
    </style:style>
    <style:style style:name="P157" style:family="paragraph" style:parent-style-name="Standard">
      <style:paragraph-properties fo:margin-left="0cm" fo:margin-right="0cm" fo:text-align="end" style:justify-single-word="false" fo:text-indent="0cm" style:auto-text-indent="false"/>
      <style:text-properties style:font-name="Arial" fo:font-size="11pt" officeooo:paragraph-rsid="00660fee" style:font-size-asian="11pt" style:font-size-complex="11pt"/>
    </style:style>
    <style:style style:name="P158" style:family="paragraph" style:parent-style-name="Standard">
      <style:paragraph-properties fo:margin-left="0cm" fo:margin-right="0cm" fo:text-align="end" style:justify-single-word="false" fo:text-indent="0cm" style:auto-text-indent="false"/>
      <style:text-properties style:font-name="Arial" fo:font-size="11pt" officeooo:paragraph-rsid="006b56b0" style:font-size-asian="11pt" style:font-size-complex="11pt"/>
    </style:style>
    <style:style style:name="P159" style:family="paragraph" style:parent-style-name="Standard">
      <style:paragraph-properties fo:margin-left="0cm" fo:margin-right="0cm" fo:text-align="end" style:justify-single-word="false" fo:text-indent="0cm" style:auto-text-indent="false"/>
      <style:text-properties style:font-name="Arial" fo:font-size="11pt" officeooo:rsid="001501dd" officeooo:paragraph-rsid="001501dd" style:font-size-asian="11pt" style:font-size-complex="11pt"/>
    </style:style>
    <style:style style:name="P160" style:family="paragraph" style:parent-style-name="Standard">
      <style:paragraph-properties fo:margin-left="0cm" fo:margin-right="0cm" fo:text-align="end" style:justify-single-word="false" fo:text-indent="0cm" style:auto-text-indent="false"/>
      <style:text-properties style:font-name="Arial" fo:font-size="11pt" officeooo:rsid="001501dd" officeooo:paragraph-rsid="007200fa" style:font-size-asian="11pt" style:font-size-complex="11pt"/>
    </style:style>
    <style:style style:name="P161" style:family="paragraph" style:parent-style-name="Standard">
      <style:paragraph-properties fo:margin-left="0cm" fo:margin-right="0cm" fo:text-align="end" style:justify-single-word="false" fo:text-indent="0cm" style:auto-text-indent="false"/>
      <style:text-properties style:font-name="Arial" fo:font-size="11pt" officeooo:rsid="001501dd" officeooo:paragraph-rsid="0078d56a" style:font-size-asian="11pt" style:font-size-complex="11pt"/>
    </style:style>
    <style:style style:name="P162" style:family="paragraph" style:parent-style-name="Standard">
      <style:paragraph-properties fo:margin-left="0cm" fo:margin-right="0cm" fo:text-align="end" style:justify-single-word="false" fo:text-indent="0cm" style:auto-text-indent="false"/>
      <style:text-properties style:font-name="Arial" fo:font-size="11pt" officeooo:rsid="001501dd" officeooo:paragraph-rsid="007a6ab9" style:font-size-asian="11pt" style:font-size-complex="11pt"/>
    </style:style>
    <style:style style:name="P163" style:family="paragraph" style:parent-style-name="Standard">
      <style:paragraph-properties fo:margin-left="0cm" fo:margin-right="0cm" fo:text-align="end" style:justify-single-word="false" fo:text-indent="0cm" style:auto-text-indent="false"/>
      <style:text-properties style:font-name="Arial" fo:font-size="11pt" officeooo:rsid="001501dd" officeooo:paragraph-rsid="007be7a1" style:font-size-asian="11pt" style:font-size-complex="11pt"/>
    </style:style>
    <style:style style:name="P164" style:family="paragraph" style:parent-style-name="Standard">
      <style:paragraph-properties fo:margin-left="0cm" fo:margin-right="0cm" fo:text-align="end" style:justify-single-word="false" fo:text-indent="0cm" style:auto-text-indent="false"/>
      <style:text-properties style:font-name="Arial" fo:font-size="11pt" officeooo:rsid="001501dd" officeooo:paragraph-rsid="007e0089" style:font-size-asian="11pt" style:font-size-complex="11pt"/>
    </style:style>
    <style:style style:name="P165" style:family="paragraph" style:parent-style-name="Standard">
      <style:paragraph-properties fo:margin-left="0cm" fo:margin-right="0cm" fo:text-align="end" style:justify-single-word="false" fo:text-indent="0cm" style:auto-text-indent="false"/>
      <style:text-properties style:font-name="Arial" fo:font-size="11pt" officeooo:rsid="001501dd" officeooo:paragraph-rsid="00814851" style:font-size-asian="11pt" style:font-size-complex="11pt"/>
    </style:style>
    <style:style style:name="P166" style:family="paragraph" style:parent-style-name="Standard">
      <style:paragraph-properties fo:margin-left="0cm" fo:margin-right="0cm" fo:text-align="end" style:justify-single-word="false" fo:text-indent="0cm" style:auto-text-indent="false"/>
      <style:text-properties style:font-name="Arial" fo:font-size="11pt" officeooo:rsid="001501dd" officeooo:paragraph-rsid="008254a4" style:font-size-asian="11pt" style:font-size-complex="11pt"/>
    </style:style>
    <style:style style:name="P167" style:family="paragraph" style:parent-style-name="Standard">
      <style:paragraph-properties fo:margin-left="0cm" fo:margin-right="0cm" fo:text-align="end" style:justify-single-word="false" fo:text-indent="0cm" style:auto-text-indent="false"/>
      <style:text-properties style:font-name="Arial" fo:font-size="11pt" officeooo:rsid="001501dd" officeooo:paragraph-rsid="00857535" style:font-size-asian="11pt" style:font-size-complex="11pt"/>
    </style:style>
    <style:style style:name="P168" style:family="paragraph" style:parent-style-name="Standard">
      <style:paragraph-properties fo:margin-left="0cm" fo:margin-right="0cm" fo:text-align="end" style:justify-single-word="false" fo:text-indent="0cm" style:auto-text-indent="false"/>
      <style:text-properties style:font-name="Arial" fo:font-size="11pt" officeooo:rsid="001501dd" officeooo:paragraph-rsid="0089c40c" style:font-size-asian="11pt" style:font-size-complex="11pt"/>
    </style:style>
    <style:style style:name="P169" style:family="paragraph" style:parent-style-name="Standard">
      <style:paragraph-properties fo:margin-left="0cm" fo:margin-right="0cm" fo:text-align="end" style:justify-single-word="false" fo:text-indent="0cm" style:auto-text-indent="false"/>
      <style:text-properties style:font-name="Arial" fo:font-size="11pt" officeooo:rsid="001501dd" officeooo:paragraph-rsid="008baf11" style:font-size-asian="11pt" style:font-size-complex="11pt"/>
    </style:style>
    <style:style style:name="P170" style:family="paragraph" style:parent-style-name="Standard">
      <style:paragraph-properties fo:margin-left="0cm" fo:margin-right="0cm" fo:text-align="end" style:justify-single-word="false" fo:text-indent="0cm" style:auto-text-indent="false"/>
      <style:text-properties style:font-name="Arial" fo:font-size="11pt" officeooo:rsid="001501dd" officeooo:paragraph-rsid="008f3691" style:font-size-asian="11pt" style:font-size-complex="11pt"/>
    </style:style>
    <style:style style:name="P171" style:family="paragraph" style:parent-style-name="Standard">
      <style:paragraph-properties fo:margin-left="0cm" fo:margin-right="0cm" fo:text-align="end" style:justify-single-word="false" fo:text-indent="0cm" style:auto-text-indent="false"/>
      <style:text-properties style:font-name="Arial" fo:font-size="11pt" officeooo:rsid="001501dd" officeooo:paragraph-rsid="0090ac4e" style:font-size-asian="11pt" style:font-size-complex="11pt"/>
    </style:style>
    <style:style style:name="P172" style:family="paragraph" style:parent-style-name="Standard">
      <style:paragraph-properties fo:margin-left="0cm" fo:margin-right="0cm" fo:text-align="end" style:justify-single-word="false" fo:text-indent="0cm" style:auto-text-indent="false"/>
      <style:text-properties style:font-name="Arial" fo:font-size="11pt" officeooo:rsid="001501dd" officeooo:paragraph-rsid="0092c582" style:font-size-asian="11pt" style:font-size-complex="11pt"/>
    </style:style>
    <style:style style:name="P173" style:family="paragraph" style:parent-style-name="Standard">
      <style:paragraph-properties fo:margin-left="0cm" fo:margin-right="0cm" fo:text-align="end" style:justify-single-word="false" fo:text-indent="0cm" style:auto-text-indent="false"/>
      <style:text-properties style:font-name="Arial" fo:font-size="11pt" officeooo:rsid="001501dd" officeooo:paragraph-rsid="00986789" style:font-size-asian="11pt" style:font-size-complex="11pt"/>
    </style:style>
    <style:style style:name="P174" style:family="paragraph" style:parent-style-name="Standard">
      <style:paragraph-properties fo:margin-left="0cm" fo:margin-right="0cm" fo:text-align="end" style:justify-single-word="false" fo:text-indent="0cm" style:auto-text-indent="false"/>
      <style:text-properties style:font-name="Arial" fo:font-size="11pt" officeooo:rsid="001501dd" officeooo:paragraph-rsid="009b90ce" style:font-size-asian="11pt" style:font-size-complex="11pt"/>
    </style:style>
    <style:style style:name="P175" style:family="paragraph" style:parent-style-name="Standard">
      <style:paragraph-properties fo:margin-left="0cm" fo:margin-right="0cm" fo:text-align="end" style:justify-single-word="false" fo:text-indent="0cm" style:auto-text-indent="false"/>
      <style:text-properties style:font-name="Arial" fo:font-size="11pt" officeooo:rsid="001501dd" officeooo:paragraph-rsid="009d3710" style:font-size-asian="11pt" style:font-size-complex="11pt"/>
    </style:style>
    <style:style style:name="P176" style:family="paragraph" style:parent-style-name="Standard">
      <style:paragraph-properties fo:margin-left="0cm" fo:margin-right="0cm" fo:text-align="end" style:justify-single-word="false" fo:text-indent="0cm" style:auto-text-indent="false"/>
      <style:text-properties style:font-name="Arial" fo:font-size="11pt" officeooo:rsid="001501dd" officeooo:paragraph-rsid="00a0afc3" style:font-size-asian="11pt" style:font-size-complex="11pt"/>
    </style:style>
    <style:style style:name="P177" style:family="paragraph" style:parent-style-name="Standard">
      <style:paragraph-properties fo:margin-left="0cm" fo:margin-right="0cm" fo:text-align="start" style:justify-single-word="false" fo:text-indent="0cm" style:auto-text-indent="false"/>
      <style:text-properties style:font-name="Arial" fo:font-size="11pt" officeooo:rsid="001501dd" officeooo:paragraph-rsid="001501dd" style:font-size-asian="11pt" style:font-size-complex="11pt"/>
    </style:style>
    <style:style style:name="P178" style:family="paragraph" style:parent-style-name="Standard">
      <style:paragraph-properties fo:margin-left="0cm" fo:margin-right="0cm" fo:text-align="start" style:justify-single-word="false" fo:text-indent="0cm" style:auto-text-indent="false"/>
      <style:text-properties style:font-name="Arial" fo:font-size="11pt" officeooo:rsid="001501dd" officeooo:paragraph-rsid="007200fa" style:font-size-asian="11pt" style:font-size-complex="11pt"/>
    </style:style>
    <style:style style:name="P179" style:family="paragraph" style:parent-style-name="Standard">
      <style:paragraph-properties fo:margin-left="0cm" fo:margin-right="0cm" fo:text-align="start" style:justify-single-word="false" fo:text-indent="0cm" style:auto-text-indent="false"/>
      <style:text-properties style:font-name="Arial" fo:font-size="11pt" officeooo:rsid="001501dd" officeooo:paragraph-rsid="0078d56a" style:font-size-asian="11pt" style:font-size-complex="11pt"/>
    </style:style>
    <style:style style:name="P180" style:family="paragraph" style:parent-style-name="Standard">
      <style:paragraph-properties fo:margin-left="0cm" fo:margin-right="0cm" fo:text-align="start" style:justify-single-word="false" fo:text-indent="0cm" style:auto-text-indent="false"/>
      <style:text-properties style:font-name="Arial" fo:font-size="11pt" officeooo:rsid="001501dd" officeooo:paragraph-rsid="007a6ab9" style:font-size-asian="11pt" style:font-size-complex="11pt"/>
    </style:style>
    <style:style style:name="P181" style:family="paragraph" style:parent-style-name="Standard">
      <style:paragraph-properties fo:margin-left="0cm" fo:margin-right="0cm" fo:text-align="start" style:justify-single-word="false" fo:text-indent="0cm" style:auto-text-indent="false"/>
      <style:text-properties style:font-name="Arial" fo:font-size="11pt" officeooo:rsid="001501dd" officeooo:paragraph-rsid="007be7a1" style:font-size-asian="11pt" style:font-size-complex="11pt"/>
    </style:style>
    <style:style style:name="P182" style:family="paragraph" style:parent-style-name="Standard">
      <style:paragraph-properties fo:margin-left="0cm" fo:margin-right="0cm" fo:text-align="start" style:justify-single-word="false" fo:text-indent="0cm" style:auto-text-indent="false"/>
      <style:text-properties style:font-name="Arial" fo:font-size="11pt" officeooo:rsid="001501dd" officeooo:paragraph-rsid="007e0089" style:font-size-asian="11pt" style:font-size-complex="11pt"/>
    </style:style>
    <style:style style:name="P183" style:family="paragraph" style:parent-style-name="Standard">
      <style:paragraph-properties fo:margin-left="0cm" fo:margin-right="0cm" fo:text-align="start" style:justify-single-word="false" fo:text-indent="0cm" style:auto-text-indent="false"/>
      <style:text-properties style:font-name="Arial" fo:font-size="11pt" officeooo:rsid="001501dd" officeooo:paragraph-rsid="00814851" style:font-size-asian="11pt" style:font-size-complex="11pt"/>
    </style:style>
    <style:style style:name="P184" style:family="paragraph" style:parent-style-name="Standard">
      <style:paragraph-properties fo:margin-left="0cm" fo:margin-right="0cm" fo:text-align="start" style:justify-single-word="false" fo:text-indent="0cm" style:auto-text-indent="false"/>
      <style:text-properties style:font-name="Arial" fo:font-size="11pt" officeooo:rsid="001501dd" officeooo:paragraph-rsid="008254a4" style:font-size-asian="11pt" style:font-size-complex="11pt"/>
    </style:style>
    <style:style style:name="P185" style:family="paragraph" style:parent-style-name="Standard">
      <style:paragraph-properties fo:margin-left="0cm" fo:margin-right="0cm" fo:text-align="start" style:justify-single-word="false" fo:text-indent="0cm" style:auto-text-indent="false"/>
      <style:text-properties style:font-name="Arial" fo:font-size="11pt" officeooo:rsid="001501dd" officeooo:paragraph-rsid="00857535" style:font-size-asian="11pt" style:font-size-complex="11pt"/>
    </style:style>
    <style:style style:name="P186" style:family="paragraph" style:parent-style-name="Standard">
      <style:paragraph-properties fo:margin-left="0cm" fo:margin-right="0cm" fo:text-align="start" style:justify-single-word="false" fo:text-indent="0cm" style:auto-text-indent="false"/>
      <style:text-properties style:font-name="Arial" fo:font-size="11pt" officeooo:rsid="001501dd" officeooo:paragraph-rsid="0089c40c" style:font-size-asian="11pt" style:font-size-complex="11pt"/>
    </style:style>
    <style:style style:name="P187" style:family="paragraph" style:parent-style-name="Standard">
      <style:paragraph-properties fo:margin-left="0cm" fo:margin-right="0cm" fo:text-align="start" style:justify-single-word="false" fo:text-indent="0cm" style:auto-text-indent="false"/>
      <style:text-properties style:font-name="Arial" fo:font-size="11pt" officeooo:rsid="001501dd" officeooo:paragraph-rsid="008baf11" style:font-size-asian="11pt" style:font-size-complex="11pt"/>
    </style:style>
    <style:style style:name="P188" style:family="paragraph" style:parent-style-name="Standard">
      <style:paragraph-properties fo:margin-left="0cm" fo:margin-right="0cm" fo:text-align="start" style:justify-single-word="false" fo:text-indent="0cm" style:auto-text-indent="false"/>
      <style:text-properties style:font-name="Arial" fo:font-size="11pt" officeooo:rsid="001501dd" officeooo:paragraph-rsid="008f3691" style:font-size-asian="11pt" style:font-size-complex="11pt"/>
    </style:style>
    <style:style style:name="P189" style:family="paragraph" style:parent-style-name="Standard">
      <style:paragraph-properties fo:margin-left="0cm" fo:margin-right="0cm" fo:text-align="start" style:justify-single-word="false" fo:text-indent="0cm" style:auto-text-indent="false"/>
      <style:text-properties style:font-name="Arial" fo:font-size="11pt" officeooo:rsid="001501dd" officeooo:paragraph-rsid="0090ac4e" style:font-size-asian="11pt" style:font-size-complex="11pt"/>
    </style:style>
    <style:style style:name="P190" style:family="paragraph" style:parent-style-name="Standard">
      <style:paragraph-properties fo:margin-left="0cm" fo:margin-right="0cm" fo:text-align="start" style:justify-single-word="false" fo:text-indent="0cm" style:auto-text-indent="false"/>
      <style:text-properties style:font-name="Arial" fo:font-size="11pt" officeooo:rsid="001501dd" officeooo:paragraph-rsid="0092c582" style:font-size-asian="11pt" style:font-size-complex="11pt"/>
    </style:style>
    <style:style style:name="P191" style:family="paragraph" style:parent-style-name="Standard">
      <style:paragraph-properties fo:margin-left="0cm" fo:margin-right="0cm" fo:text-align="start" style:justify-single-word="false" fo:text-indent="0cm" style:auto-text-indent="false"/>
      <style:text-properties style:font-name="Arial" fo:font-size="11pt" officeooo:rsid="001501dd" officeooo:paragraph-rsid="00986789" style:font-size-asian="11pt" style:font-size-complex="11pt"/>
    </style:style>
    <style:style style:name="P192" style:family="paragraph" style:parent-style-name="Standard">
      <style:paragraph-properties fo:margin-left="0cm" fo:margin-right="0cm" fo:text-align="start" style:justify-single-word="false" fo:text-indent="0cm" style:auto-text-indent="false"/>
      <style:text-properties style:font-name="Arial" fo:font-size="11pt" officeooo:rsid="001501dd" officeooo:paragraph-rsid="009b90ce" style:font-size-asian="11pt" style:font-size-complex="11pt"/>
    </style:style>
    <style:style style:name="P193" style:family="paragraph" style:parent-style-name="Standard">
      <style:paragraph-properties fo:margin-left="0cm" fo:margin-right="0cm" fo:text-align="start" style:justify-single-word="false" fo:text-indent="0cm" style:auto-text-indent="false"/>
      <style:text-properties style:font-name="Arial" fo:font-size="11pt" officeooo:rsid="001501dd" officeooo:paragraph-rsid="009d3710" style:font-size-asian="11pt" style:font-size-complex="11pt"/>
    </style:style>
    <style:style style:name="P194" style:family="paragraph" style:parent-style-name="Standard">
      <style:paragraph-properties fo:margin-left="0cm" fo:margin-right="0cm" fo:text-align="start" style:justify-single-word="false" fo:text-indent="0cm" style:auto-text-indent="false"/>
      <style:text-properties style:font-name="Arial" fo:font-size="11pt" officeooo:rsid="001501dd" officeooo:paragraph-rsid="00a0afc3" style:font-size-asian="11pt" style:font-size-complex="11pt"/>
    </style:style>
    <style:style style:name="P195" style:family="paragraph" style:parent-style-name="Standard">
      <style:paragraph-properties fo:margin-left="0cm" fo:margin-right="0cm" fo:text-align="start" style:justify-single-word="false" fo:text-indent="0cm" style:auto-text-indent="false"/>
      <style:text-properties style:font-name="Arial" fo:font-size="11pt" officeooo:rsid="00986789" officeooo:paragraph-rsid="00986789" style:font-size-asian="11pt" style:font-size-complex="11pt"/>
    </style:style>
    <style:style style:name="P196" style:family="paragraph" style:parent-style-name="Standard">
      <style:paragraph-properties fo:margin-left="0cm" fo:margin-right="0cm" fo:text-align="end" style:justify-single-word="false" fo:text-indent="0cm" style:auto-text-indent="false"/>
      <style:text-properties style:font-name="Arial" fo:font-size="11pt" officeooo:paragraph-rsid="00637de7" style:font-size-asian="11pt" style:font-name-complex="Arial" style:font-size-complex="11pt"/>
    </style:style>
    <style:style style:name="P197" style:family="paragraph" style:parent-style-name="Standard">
      <style:paragraph-properties fo:margin-left="0cm" fo:margin-right="0cm" fo:text-align="end" style:justify-single-word="false" fo:text-indent="0cm" style:auto-text-indent="false"/>
      <style:text-properties style:font-name="Arial" fo:font-size="11pt" officeooo:paragraph-rsid="00660fee" style:font-size-asian="11pt" style:font-name-complex="Arial" style:font-size-complex="11pt"/>
    </style:style>
    <style:style style:name="P198" style:family="paragraph" style:parent-style-name="Standard">
      <style:paragraph-properties fo:margin-left="0cm" fo:margin-right="0cm" fo:text-align="start" style:justify-single-word="false" fo:text-indent="0cm" style:auto-text-indent="false"/>
      <style:text-properties officeooo:paragraph-rsid="001501dd"/>
    </style:style>
    <style:style style:name="P199" style:family="paragraph" style:parent-style-name="Párrafo_20_de_20_lista">
      <style:paragraph-properties fo:margin-left="0cm" fo:margin-right="0cm" fo:margin-top="0cm" fo:margin-bottom="0cm" style:contextual-spacing="true" fo:line-height="100%" fo:text-align="justify" style:justify-single-word="false" fo:text-indent="0cm" style:auto-text-indent="false"/>
      <style:text-properties style:font-name="Times New Roman" fo:font-size="11pt" style:font-size-asian="11pt" style:font-name-complex="Times New Roman" style:font-size-complex="11pt"/>
    </style:style>
    <style:style style:name="P200" style:family="paragraph" style:parent-style-name="Párrafo_20_de_20_lista">
      <style:paragraph-properties fo:margin-left="0cm" fo:margin-right="0cm" fo:margin-top="0cm" fo:margin-bottom="0cm" style:contextual-spacing="true" fo:line-height="100%" fo:text-align="justify" style:justify-single-word="false" fo:text-indent="0cm" style:auto-text-indent="false"/>
    </style:style>
    <style:style style:name="P201" style:family="paragraph" style:parent-style-name="Standard">
      <style:paragraph-properties fo:margin-left="1.249cm" fo:margin-right="0cm" fo:text-indent="0cm" style:auto-text-indent="false"/>
      <style:text-properties fo:color="#000000" style:font-name="Arial" fo:font-size="10pt" style:font-size-asian="10pt"/>
    </style:style>
    <style:style style:name="P202" style:family="paragraph" style:parent-style-name="Standard">
      <style:paragraph-properties fo:margin-left="1.27cm" fo:margin-right="0cm" fo:text-indent="0cm" style:auto-text-indent="false" style:snap-to-layout-grid="false"/>
      <style:text-properties fo:color="#000000" style:font-name="Arial" fo:font-size="10pt" fo:font-weight="normal" style:font-size-asian="10pt" style:font-weight-asian="normal" style:font-size-complex="10pt" style:font-weight-complex="normal"/>
    </style:style>
    <style:style style:name="P203" style:family="paragraph" style:parent-style-name="Standard">
      <style:paragraph-properties fo:margin-left="1.27cm" fo:margin-right="0cm" fo:text-indent="0cm" style:auto-text-indent="false" style:snap-to-layout-grid="false"/>
      <style:text-properties style:font-name="Arial" fo:font-size="10pt" fo:font-weight="normal" style:font-size-asian="10pt" style:font-weight-asian="normal" style:font-size-complex="10pt" style:font-weight-complex="normal"/>
    </style:style>
    <style:style style:name="P204" style:family="paragraph" style:parent-style-name="Standard">
      <style:paragraph-properties fo:margin-left="0cm" fo:margin-right="0cm" fo:text-align="center" style:justify-single-word="false" fo:text-indent="1.249cm" style:auto-text-indent="false"/>
      <style:text-properties style:font-name="Arial" style:font-name-complex="Arial"/>
    </style:style>
    <style:style style:name="P205" style:family="paragraph" style:parent-style-name="Standard">
      <style:paragraph-properties fo:margin-left="0cm" fo:margin-right="0cm" fo:text-align="center" style:justify-single-word="false" fo:text-indent="1.249cm" style:auto-text-indent="false"/>
      <style:text-properties style:font-name="Arial" fo:font-size="11pt" officeooo:paragraph-rsid="00660fee" style:font-size-asian="11pt" style:font-name-complex="Arial" style:font-size-complex="11pt"/>
    </style:style>
    <style:style style:name="P206" style:family="paragraph" style:parent-style-name="Standard">
      <style:paragraph-properties fo:margin-left="1.251cm" fo:margin-right="0cm" fo:text-align="start" style:justify-single-word="false" fo:text-indent="0cm" style:auto-text-indent="false"/>
      <style:text-properties style:font-name="Arial" fo:font-size="11pt" officeooo:rsid="001501dd" officeooo:paragraph-rsid="001501dd" style:font-size-asian="11pt" style:font-size-complex="11pt"/>
    </style:style>
    <style:style style:name="P207" style:family="paragraph" style:parent-style-name="Standard">
      <style:paragraph-properties fo:margin-left="1.251cm" fo:margin-right="0cm" fo:text-align="start" style:justify-single-word="false" fo:text-indent="0cm" style:auto-text-indent="false"/>
      <style:text-properties style:font-name="Arial" fo:font-size="11pt" officeooo:rsid="001501dd" officeooo:paragraph-rsid="007200fa" style:font-size-asian="11pt" style:font-size-complex="11pt"/>
    </style:style>
    <style:style style:name="P208" style:family="paragraph" style:parent-style-name="Standard">
      <style:paragraph-properties fo:margin-left="1.251cm" fo:margin-right="0cm" fo:text-align="start" style:justify-single-word="false" fo:text-indent="0cm" style:auto-text-indent="false"/>
      <style:text-properties style:font-name="Arial" fo:font-size="11pt" officeooo:rsid="001501dd" officeooo:paragraph-rsid="0078d56a" style:font-size-asian="11pt" style:font-size-complex="11pt"/>
    </style:style>
    <style:style style:name="P209" style:family="paragraph" style:parent-style-name="Standard">
      <style:paragraph-properties fo:margin-left="1.251cm" fo:margin-right="0cm" fo:text-align="start" style:justify-single-word="false" fo:text-indent="0cm" style:auto-text-indent="false"/>
      <style:text-properties style:font-name="Arial" fo:font-size="11pt" officeooo:rsid="001501dd" officeooo:paragraph-rsid="007a6ab9" style:font-size-asian="11pt" style:font-size-complex="11pt"/>
    </style:style>
    <style:style style:name="P210" style:family="paragraph" style:parent-style-name="Standard">
      <style:paragraph-properties fo:margin-left="1.251cm" fo:margin-right="0cm" fo:text-align="start" style:justify-single-word="false" fo:text-indent="0cm" style:auto-text-indent="false"/>
      <style:text-properties style:font-name="Arial" fo:font-size="11pt" officeooo:rsid="001501dd" officeooo:paragraph-rsid="007be7a1" style:font-size-asian="11pt" style:font-size-complex="11pt"/>
    </style:style>
    <style:style style:name="P211" style:family="paragraph" style:parent-style-name="Standard">
      <style:paragraph-properties fo:margin-left="1.251cm" fo:margin-right="0cm" fo:text-align="start" style:justify-single-word="false" fo:text-indent="0cm" style:auto-text-indent="false"/>
      <style:text-properties style:font-name="Arial" fo:font-size="11pt" officeooo:rsid="001501dd" officeooo:paragraph-rsid="007e0089" style:font-size-asian="11pt" style:font-size-complex="11pt"/>
    </style:style>
    <style:style style:name="P212" style:family="paragraph" style:parent-style-name="Standard">
      <style:paragraph-properties fo:margin-left="1.251cm" fo:margin-right="0cm" fo:text-align="start" style:justify-single-word="false" fo:text-indent="0cm" style:auto-text-indent="false"/>
      <style:text-properties style:font-name="Arial" fo:font-size="11pt" officeooo:rsid="001501dd" officeooo:paragraph-rsid="00814851" style:font-size-asian="11pt" style:font-size-complex="11pt"/>
    </style:style>
    <style:style style:name="P213" style:family="paragraph" style:parent-style-name="Standard">
      <style:paragraph-properties fo:margin-left="1.251cm" fo:margin-right="0cm" fo:text-align="start" style:justify-single-word="false" fo:text-indent="0cm" style:auto-text-indent="false"/>
      <style:text-properties style:font-name="Arial" fo:font-size="11pt" officeooo:rsid="001501dd" officeooo:paragraph-rsid="008254a4" style:font-size-asian="11pt" style:font-size-complex="11pt"/>
    </style:style>
    <style:style style:name="P214" style:family="paragraph" style:parent-style-name="Standard">
      <style:paragraph-properties fo:margin-left="1.251cm" fo:margin-right="0cm" fo:text-align="start" style:justify-single-word="false" fo:text-indent="0cm" style:auto-text-indent="false"/>
      <style:text-properties style:font-name="Arial" fo:font-size="11pt" officeooo:rsid="001501dd" officeooo:paragraph-rsid="00857535" style:font-size-asian="11pt" style:font-size-complex="11pt"/>
    </style:style>
    <style:style style:name="P215" style:family="paragraph" style:parent-style-name="Standard">
      <style:paragraph-properties fo:margin-left="1.251cm" fo:margin-right="0cm" fo:text-align="start" style:justify-single-word="false" fo:text-indent="0cm" style:auto-text-indent="false"/>
      <style:text-properties style:font-name="Arial" fo:font-size="11pt" officeooo:rsid="001501dd" officeooo:paragraph-rsid="0089c40c" style:font-size-asian="11pt" style:font-size-complex="11pt"/>
    </style:style>
    <style:style style:name="P216" style:family="paragraph" style:parent-style-name="Standard">
      <style:paragraph-properties fo:margin-left="1.251cm" fo:margin-right="0cm" fo:text-align="start" style:justify-single-word="false" fo:text-indent="0cm" style:auto-text-indent="false"/>
      <style:text-properties style:font-name="Arial" fo:font-size="11pt" officeooo:rsid="001501dd" officeooo:paragraph-rsid="008baf11" style:font-size-asian="11pt" style:font-size-complex="11pt"/>
    </style:style>
    <style:style style:name="P217" style:family="paragraph" style:parent-style-name="Standard">
      <style:paragraph-properties fo:margin-left="1.251cm" fo:margin-right="0cm" fo:text-align="start" style:justify-single-word="false" fo:text-indent="0cm" style:auto-text-indent="false"/>
      <style:text-properties style:font-name="Arial" fo:font-size="11pt" officeooo:rsid="001501dd" officeooo:paragraph-rsid="008f3691" style:font-size-asian="11pt" style:font-size-complex="11pt"/>
    </style:style>
    <style:style style:name="P218" style:family="paragraph" style:parent-style-name="Standard">
      <style:paragraph-properties fo:margin-left="1.251cm" fo:margin-right="0cm" fo:text-align="start" style:justify-single-word="false" fo:text-indent="0cm" style:auto-text-indent="false"/>
      <style:text-properties style:font-name="Arial" fo:font-size="11pt" officeooo:rsid="001501dd" officeooo:paragraph-rsid="0090ac4e" style:font-size-asian="11pt" style:font-size-complex="11pt"/>
    </style:style>
    <style:style style:name="P219" style:family="paragraph" style:parent-style-name="Standard">
      <style:paragraph-properties fo:margin-left="1.251cm" fo:margin-right="0cm" fo:text-align="start" style:justify-single-word="false" fo:text-indent="0cm" style:auto-text-indent="false"/>
      <style:text-properties style:font-name="Arial" fo:font-size="11pt" officeooo:rsid="001501dd" officeooo:paragraph-rsid="00910a35" style:font-size-asian="11pt" style:font-size-complex="11pt"/>
    </style:style>
    <style:style style:name="P220" style:family="paragraph" style:parent-style-name="Standard">
      <style:paragraph-properties fo:margin-left="1.251cm" fo:margin-right="0cm" fo:text-align="start" style:justify-single-word="false" fo:text-indent="0cm" style:auto-text-indent="false"/>
      <style:text-properties style:font-name="Arial" fo:font-size="11pt" officeooo:rsid="001501dd" officeooo:paragraph-rsid="0092c582" style:font-size-asian="11pt" style:font-size-complex="11pt"/>
    </style:style>
    <style:style style:name="P221" style:family="paragraph" style:parent-style-name="Standard">
      <style:paragraph-properties fo:margin-left="1.251cm" fo:margin-right="0cm" fo:text-align="start" style:justify-single-word="false" fo:text-indent="0cm" style:auto-text-indent="false"/>
      <style:text-properties style:font-name="Arial" fo:font-size="11pt" officeooo:rsid="001501dd" officeooo:paragraph-rsid="0093cae2" style:font-size-asian="11pt" style:font-size-complex="11pt"/>
    </style:style>
    <style:style style:name="P222" style:family="paragraph" style:parent-style-name="Standard">
      <style:paragraph-properties fo:margin-left="1.251cm" fo:margin-right="0cm" fo:text-align="start" style:justify-single-word="false" fo:text-indent="0cm" style:auto-text-indent="false"/>
      <style:text-properties style:font-name="Arial" fo:font-size="11pt" officeooo:rsid="001501dd" officeooo:paragraph-rsid="00986789" style:font-size-asian="11pt" style:font-size-complex="11pt"/>
    </style:style>
    <style:style style:name="P223" style:family="paragraph" style:parent-style-name="Standard">
      <style:paragraph-properties fo:margin-left="1.251cm" fo:margin-right="0cm" fo:text-align="start" style:justify-single-word="false" fo:text-indent="0cm" style:auto-text-indent="false"/>
      <style:text-properties style:font-name="Arial" fo:font-size="11pt" officeooo:rsid="001501dd" officeooo:paragraph-rsid="009b90ce" style:font-size-asian="11pt" style:font-size-complex="11pt"/>
    </style:style>
    <style:style style:name="P224" style:family="paragraph" style:parent-style-name="Standard">
      <style:paragraph-properties fo:margin-left="1.251cm" fo:margin-right="0cm" fo:text-align="start" style:justify-single-word="false" fo:text-indent="0cm" style:auto-text-indent="false"/>
      <style:text-properties style:font-name="Arial" fo:font-size="11pt" officeooo:rsid="001501dd" officeooo:paragraph-rsid="009d3710" style:font-size-asian="11pt" style:font-size-complex="11pt"/>
    </style:style>
    <style:style style:name="P225" style:family="paragraph" style:parent-style-name="Standard">
      <style:paragraph-properties fo:margin-left="1.251cm" fo:margin-right="0cm" fo:text-align="start" style:justify-single-word="false" fo:text-indent="0cm" style:auto-text-indent="false"/>
      <style:text-properties style:font-name="Arial" fo:font-size="11pt" officeooo:rsid="001501dd" officeooo:paragraph-rsid="00a0afc3" style:font-size-asian="11pt" style:font-size-complex="11pt"/>
    </style:style>
    <style:style style:name="P226" style:family="paragraph" style:parent-style-name="Standard">
      <style:paragraph-properties fo:margin-left="1.251cm" fo:margin-right="0cm" fo:text-align="start" style:justify-single-word="false" fo:text-indent="0cm" style:auto-text-indent="false"/>
      <style:text-properties style:font-name="Arial" fo:font-size="11pt" officeooo:rsid="007200fa" officeooo:paragraph-rsid="007200fa" style:font-size-asian="11pt" style:font-size-complex="11pt"/>
    </style:style>
    <style:style style:name="P227" style:family="paragraph" style:parent-style-name="Standard">
      <style:paragraph-properties fo:margin-left="1.251cm" fo:margin-right="0cm" fo:text-align="start" style:justify-single-word="false" fo:text-indent="0cm" style:auto-text-indent="false"/>
      <style:text-properties style:font-name="Arial" fo:font-size="11pt" officeooo:rsid="0078d56a" officeooo:paragraph-rsid="0078d56a" style:font-size-asian="11pt" style:font-size-complex="11pt"/>
    </style:style>
    <style:style style:name="P228" style:family="paragraph" style:parent-style-name="Standard">
      <style:paragraph-properties fo:margin-left="1.251cm" fo:margin-right="0cm" fo:text-align="start" style:justify-single-word="false" fo:text-indent="0cm" style:auto-text-indent="false"/>
      <style:text-properties style:font-name="Arial" fo:font-size="11pt" officeooo:rsid="007a6ab9" officeooo:paragraph-rsid="007a6ab9" style:font-size-asian="11pt" style:font-size-complex="11pt"/>
    </style:style>
    <style:style style:name="P229" style:family="paragraph" style:parent-style-name="Standard">
      <style:paragraph-properties fo:margin-left="1.251cm" fo:margin-right="0cm" fo:text-align="start" style:justify-single-word="false" fo:text-indent="0cm" style:auto-text-indent="false"/>
      <style:text-properties style:font-name="Arial" fo:font-size="11pt" officeooo:rsid="00814851" officeooo:paragraph-rsid="00814851" style:font-size-asian="11pt" style:font-size-complex="11pt"/>
    </style:style>
    <style:style style:name="P230" style:family="paragraph" style:parent-style-name="Standard">
      <style:paragraph-properties fo:margin-left="1.251cm" fo:margin-right="0cm" fo:text-align="start" style:justify-single-word="false" fo:text-indent="0cm" style:auto-text-indent="false"/>
      <style:text-properties style:font-name="Arial" fo:font-size="11pt" officeooo:rsid="00831dd6" officeooo:paragraph-rsid="00831dd6" style:font-size-asian="11pt" style:font-size-complex="11pt"/>
    </style:style>
    <style:style style:name="P231" style:family="paragraph" style:parent-style-name="Standard">
      <style:paragraph-properties fo:margin-left="1.251cm" fo:margin-right="0cm" fo:text-align="start" style:justify-single-word="false" fo:text-indent="0cm" style:auto-text-indent="false"/>
      <style:text-properties style:font-name="Arial" fo:font-size="11pt" officeooo:rsid="00857535" officeooo:paragraph-rsid="00857535" style:font-size-asian="11pt" style:font-size-complex="11pt"/>
    </style:style>
    <style:style style:name="P232" style:family="paragraph" style:parent-style-name="Standard">
      <style:paragraph-properties fo:margin-left="1.251cm" fo:margin-right="0cm" fo:text-align="start" style:justify-single-word="false" fo:text-indent="0cm" style:auto-text-indent="false"/>
      <style:text-properties style:font-name="Arial" fo:font-size="11pt" officeooo:rsid="0089c40c" officeooo:paragraph-rsid="0089c40c" style:font-size-asian="11pt" style:font-size-complex="11pt"/>
    </style:style>
    <style:style style:name="P233" style:family="paragraph" style:parent-style-name="Standard">
      <style:paragraph-properties fo:margin-left="1.251cm" fo:margin-right="0cm" fo:text-align="start" style:justify-single-word="false" fo:text-indent="0cm" style:auto-text-indent="false"/>
      <style:text-properties style:font-name="Arial" fo:font-size="11pt" officeooo:rsid="008f3691" officeooo:paragraph-rsid="008f3691" style:font-size-asian="11pt" style:font-size-complex="11pt"/>
    </style:style>
    <style:style style:name="P234" style:family="paragraph" style:parent-style-name="Standard">
      <style:paragraph-properties fo:margin-left="1.251cm" fo:margin-right="0cm" fo:text-align="start" style:justify-single-word="false" fo:text-indent="0cm" style:auto-text-indent="false"/>
      <style:text-properties style:font-name="Arial" fo:font-size="11pt" officeooo:rsid="00910a35" officeooo:paragraph-rsid="00910a35" style:font-size-asian="11pt" style:font-size-complex="11pt"/>
    </style:style>
    <style:style style:name="P235" style:family="paragraph" style:parent-style-name="Standard">
      <style:paragraph-properties fo:margin-left="1.251cm" fo:margin-right="0cm" fo:text-align="start" style:justify-single-word="false" fo:text-indent="0cm" style:auto-text-indent="false"/>
      <style:text-properties style:font-name="Arial" fo:font-size="11pt" officeooo:rsid="0093cae2" officeooo:paragraph-rsid="0093cae2" style:font-size-asian="11pt" style:font-size-complex="11pt"/>
    </style:style>
    <style:style style:name="P236" style:family="paragraph" style:parent-style-name="Standard">
      <style:paragraph-properties fo:margin-left="1.251cm" fo:margin-right="0cm" fo:text-align="start" style:justify-single-word="false" fo:text-indent="0cm" style:auto-text-indent="false"/>
      <style:text-properties style:font-name="Arial" fo:font-size="11pt" officeooo:rsid="00986789" officeooo:paragraph-rsid="00986789" style:font-size-asian="11pt" style:font-size-complex="11pt"/>
    </style:style>
    <style:style style:name="P237" style:family="paragraph" style:parent-style-name="Standard">
      <style:paragraph-properties fo:margin-left="1.251cm" fo:margin-right="0cm" fo:text-align="start" style:justify-single-word="false" fo:text-indent="0cm" style:auto-text-indent="false"/>
      <style:text-properties style:font-name="Arial" fo:font-size="11pt" officeooo:rsid="009d3710" officeooo:paragraph-rsid="009d3710" style:font-size-asian="11pt" style:font-size-complex="11pt"/>
    </style:style>
    <style:style style:name="P238" style:family="paragraph" style:parent-style-name="Standard">
      <style:paragraph-properties fo:margin-left="0.25cm" fo:margin-right="0cm" fo:text-align="justify" style:justify-single-word="false" fo:text-indent="0cm" style:auto-text-indent="false"/>
    </style:style>
    <style:style style:name="P239" style:family="paragraph" style:parent-style-name="Standard">
      <style:paragraph-properties fo:margin-left="0.25cm" fo:margin-right="0cm" fo:text-align="justify" style:justify-single-word="false" fo:text-indent="0cm" style:auto-text-indent="false"/>
      <style:text-properties officeooo:paragraph-rsid="007590c3"/>
    </style:style>
    <style:style style:name="P240" style:family="paragraph" style:parent-style-name="Standard">
      <style:paragraph-properties fo:margin-left="0.25cm" fo:margin-right="0cm" fo:text-align="justify" style:justify-single-word="false" fo:text-indent="0cm" style:auto-text-indent="false"/>
      <style:text-properties style:font-name="Times New Roman" style:font-name-complex="Times New Roman" style:font-size-complex="11pt"/>
    </style:style>
    <style:style style:name="P241" style:family="paragraph" style:parent-style-name="Standard">
      <style:paragraph-properties fo:margin-left="0.25cm" fo:margin-right="0cm" fo:text-align="justify" style:justify-single-word="false" fo:text-indent="0cm" style:auto-text-indent="false"/>
      <style:text-properties style:font-name="Times New Roman" fo:font-weight="normal" style:font-weight-asian="normal" style:font-name-complex="Times New Roman" style:font-size-complex="11pt" style:font-style-complex="italic" style:font-weight-complex="normal"/>
    </style:style>
    <style:style style:name="P242" style:family="paragraph" style:parent-style-name="Standard">
      <style:paragraph-properties fo:margin-left="0.25cm" fo:margin-right="0cm" fo:text-align="justify" style:justify-single-word="false" fo:text-indent="0cm" style:auto-text-indent="false"/>
      <style:text-properties style:font-name="Times New Roman" fo:font-size="11pt" fo:font-weight="bold" style:font-size-asian="11pt" style:font-weight-asian="bold" style:font-name-complex="Times New Roman" style:font-size-complex="11pt"/>
    </style:style>
    <style:style style:name="P243" style:family="paragraph" style:parent-style-name="Standard">
      <style:paragraph-properties fo:margin-left="0.25cm" fo:margin-right="0cm" fo:text-align="justify" style:justify-single-word="false" fo:text-indent="0cm" style:auto-text-indent="false"/>
      <style:text-properties fo:font-size="11pt" fo:font-weight="bold" style:font-size-asian="11pt" style:font-weight-asian="bold" style:font-name-complex="Arial" style:font-size-complex="11pt"/>
    </style:style>
    <style:style style:name="P244" style:family="paragraph" style:parent-style-name="Footnote">
      <style:paragraph-properties fo:margin-left="0.25cm" fo:margin-right="0cm" fo:text-align="justify" style:justify-single-word="false" fo:text-indent="0cm" style:auto-text-indent="false"/>
      <style:text-properties style:font-name="Times New Roman" fo:font-size="11pt" fo:font-weight="bold" officeooo:paragraph-rsid="007590c3" style:font-size-asian="11pt" style:font-weight-asian="bold" style:font-name-complex="Times New Roman" style:font-size-complex="11pt"/>
    </style:style>
    <style:style style:name="P245" style:family="paragraph" style:parent-style-name="Footnote">
      <style:paragraph-properties fo:margin-left="0.25cm" fo:margin-right="0cm" fo:text-align="justify" style:justify-single-word="false" fo:text-indent="0cm" style:auto-text-indent="false"/>
      <style:text-properties style:font-name="Times New Roman" fo:font-size="11pt" fo:font-weight="normal" officeooo:paragraph-rsid="007590c3" style:font-size-asian="11pt" style:font-weight-asian="normal" style:font-name-complex="Times New Roman" style:font-size-complex="11pt" style:font-weight-complex="normal"/>
    </style:style>
    <style:style style:name="P246" style:family="paragraph" style:parent-style-name="Footnote">
      <style:paragraph-properties fo:margin-left="0.25cm" fo:margin-right="0cm" fo:text-align="justify" style:justify-single-word="false" fo:text-indent="0cm" style:auto-text-indent="false"/>
      <style:text-properties fo:font-size="11pt" fo:font-weight="bold" style:font-size-asian="11pt" style:font-weight-asian="bold" style:font-size-complex="11pt"/>
    </style:style>
    <style:style style:name="P247" style:family="paragraph" style:parent-style-name="Footnote">
      <style:paragraph-properties fo:margin-left="0.25cm" fo:margin-right="0cm" fo:text-align="justify" style:justify-single-word="false" fo:text-indent="0cm" style:auto-text-indent="false"/>
      <style:text-properties fo:font-size="11pt" fo:font-weight="bold" style:font-size-asian="11pt" style:font-weight-asian="bold" style:font-name-complex="Times New Roman" style:font-size-complex="11pt" style:font-style-complex="italic"/>
    </style:style>
    <style:style style:name="P248" style:family="paragraph" style:parent-style-name="Footnote">
      <style:paragraph-properties fo:margin-left="0.25cm" fo:margin-right="0cm" fo:text-align="justify" style:justify-single-word="false" fo:text-indent="0cm" style:auto-text-indent="false"/>
      <style:text-properties fo:font-size="11pt" style:font-size-asian="11pt" style:font-size-complex="11pt"/>
    </style:style>
    <style:style style:name="P249" style:family="paragraph" style:parent-style-name="Footnote">
      <style:paragraph-properties fo:margin-left="0.25cm" fo:margin-right="0cm" fo:text-align="justify" style:justify-single-word="false" fo:text-indent="0cm" style:auto-text-indent="false"/>
    </style:style>
    <style:style style:name="P250" style:family="paragraph" style:parent-style-name="Standard">
      <style:paragraph-properties fo:margin-left="0cm" fo:margin-right="-0.007cm" fo:text-align="justify" style:justify-single-word="false" fo:orphans="2" fo:widows="2" fo:hyphenation-ladder-count="no-limit" fo:text-indent="0cm" style:auto-text-indent="false" style:writing-mode="lr-tb">
        <style:tab-stops>
          <style:tab-stop style:position="0.413cm"/>
        </style:tab-stops>
      </style:paragraph-properties>
      <style:text-properties style:use-window-font-color="true" style:font-name="Times New Roman" fo:font-size="11pt" fo:language="es" fo:country="ES" fo:font-weight="normal" officeooo:paragraph-rsid="007590c3" style:font-name-asian="Times New Roman" style:font-size-asian="11pt" style:language-asian="zh" style:country-asian="CN" style:font-weight-asian="normal" style:font-name-complex="Times New Roman" style:font-size-complex="11pt" style:language-complex="ar" style:country-complex="SA" style:font-weight-complex="normal" fo:hyphenate="false" fo:hyphenation-remain-char-count="2" fo:hyphenation-push-char-count="2"/>
    </style:style>
    <style:style style:name="P251" style:family="paragraph" style:parent-style-name="Footnote">
      <style:paragraph-properties fo:margin-left="0cm" fo:margin-right="-0.007cm" fo:text-align="justify" style:justify-single-word="false" fo:orphans="2" fo:widows="2" fo:hyphenation-ladder-count="no-limit" fo:text-indent="0cm" style:auto-text-indent="false" style:writing-mode="lr-tb"/>
      <style:text-properties style:use-window-font-color="true" style:font-name="Times New Roman" fo:font-size="11pt" fo:language="es" fo:country="ES" fo:font-weight="bold" officeooo:paragraph-rsid="007590c3" style:font-name-asian="Times New Roman" style:font-size-asian="11pt" style:language-asian="zh" style:country-asian="CN" style:font-weight-asian="bold" style:font-name-complex="Times New Roman" style:font-size-complex="11pt" style:language-complex="ar" style:country-complex="SA" fo:hyphenate="false" fo:hyphenation-remain-char-count="2" fo:hyphenation-push-char-count="2"/>
    </style:style>
    <style:style style:name="P252" style:family="paragraph" style:parent-style-name="Footnote">
      <style:paragraph-properties fo:margin-left="0cm" fo:margin-right="-0.007cm" fo:text-align="justify" style:justify-single-word="false" fo:orphans="2" fo:widows="2" fo:hyphenation-ladder-count="no-limit" fo:text-indent="0cm" style:auto-text-indent="false" style:writing-mode="lr-tb">
        <style:tab-stops>
          <style:tab-stop style:position="0.413cm"/>
        </style:tab-stops>
      </style:paragraph-properties>
      <style:text-properties style:use-window-font-color="true" style:font-name="Times New Roman" fo:font-size="11pt" fo:language="es" fo:country="ES" fo:font-weight="bold" officeooo:paragraph-rsid="007590c3" style:font-name-asian="Times New Roman" style:font-size-asian="11pt" style:language-asian="zh" style:country-asian="CN" style:font-weight-asian="bold" style:font-name-complex="Times New Roman" style:font-size-complex="11pt" style:language-complex="ar" style:country-complex="SA" style:font-weight-complex="normal" fo:hyphenate="false" fo:hyphenation-remain-char-count="2" fo:hyphenation-push-char-count="2"/>
    </style:style>
    <style:style style:name="P253" style:family="paragraph" style:parent-style-name="Footnote">
      <style:paragraph-properties fo:margin-left="0cm" fo:margin-right="-0.007cm" fo:text-align="justify" style:justify-single-word="false" fo:orphans="2" fo:widows="2" fo:hyphenation-ladder-count="no-limit" fo:text-indent="0cm" style:auto-text-indent="false" style:writing-mode="lr-tb"/>
      <style:text-properties style:use-window-font-color="true" style:font-name="Times New Roman" fo:font-size="11pt" fo:language="es" fo:country="ES" fo:font-weight="normal" officeooo:paragraph-rsid="007590c3" style:font-name-asian="Times New Roman" style:font-size-asian="11pt" style:language-asian="zh" style:country-asian="CN" style:font-weight-asian="normal" style:font-name-complex="Times New Roman" style:font-size-complex="11pt" style:language-complex="ar" style:country-complex="SA" style:font-weight-complex="normal" fo:hyphenate="false" fo:hyphenation-remain-char-count="2" fo:hyphenation-push-char-count="2"/>
    </style:style>
    <style:style style:name="P254" style:family="paragraph" style:parent-style-name="Footnote">
      <style:paragraph-properties fo:margin-left="0cm" fo:margin-right="-0.007cm" fo:text-align="justify" style:justify-single-word="false" fo:orphans="2" fo:widows="2" fo:hyphenation-ladder-count="no-limit" fo:text-indent="0cm" style:auto-text-indent="false" style:writing-mode="lr-tb">
        <style:tab-stops>
          <style:tab-stop style:position="0.413cm"/>
        </style:tab-stops>
      </style:paragraph-properties>
      <style:text-properties style:use-window-font-color="true" style:font-name="Times New Roman" fo:font-size="11pt" fo:language="es" fo:country="ES" fo:font-weight="normal" officeooo:paragraph-rsid="007590c3" style:font-name-asian="Times New Roman" style:font-size-asian="11pt" style:language-asian="zh" style:country-asian="CN" style:font-weight-asian="normal" style:font-name-complex="Times New Roman" style:font-size-complex="11pt" style:language-complex="ar" style:country-complex="SA" style:font-weight-complex="normal" fo:hyphenate="false" fo:hyphenation-remain-char-count="2" fo:hyphenation-push-char-count="2"/>
    </style:style>
    <style:style style:name="P255" style:family="paragraph" style:parent-style-name="Footnote">
      <style:paragraph-properties fo:margin-left="0cm" fo:margin-right="-0.007cm" fo:text-align="justify" style:justify-single-word="false" fo:text-indent="0cm" style:auto-text-indent="false"/>
      <style:text-properties fo:font-size="11pt" fo:font-weight="bold" style:font-size-asian="11pt" style:font-weight-asian="bold" style:font-size-complex="11pt"/>
    </style:style>
    <style:style style:name="P256" style:family="paragraph" style:parent-style-name="Footnote">
      <style:paragraph-properties fo:margin-left="0cm" fo:margin-right="-0.007cm" fo:text-align="justify" style:justify-single-word="false" fo:text-indent="0cm" style:auto-text-indent="false"/>
      <style:text-properties fo:font-size="11pt" style:font-size-asian="11pt" style:font-size-complex="11pt"/>
    </style:style>
    <style:style style:name="P257" style:family="paragraph" style:parent-style-name="Standard">
      <style:paragraph-properties fo:margin-left="0.224cm" fo:margin-right="-0.007cm" fo:text-align="justify" style:justify-single-word="false" fo:text-indent="0cm" style:auto-text-indent="false">
        <style:tab-stops>
          <style:tab-stop style:position="0.413cm"/>
        </style:tab-stops>
      </style:paragraph-properties>
      <style:text-properties style:font-name="Times New Roman" fo:font-size="12pt" fo:font-weight="normal" officeooo:paragraph-rsid="007590c3" style:font-size-asian="12pt" style:font-weight-asian="normal" style:font-name-complex="Times New Roman" style:font-weight-complex="normal"/>
    </style:style>
    <style:style style:name="P258" style:family="paragraph" style:parent-style-name="Footnote">
      <style:paragraph-properties fo:margin-left="0.224cm" fo:margin-right="-0.007cm" fo:text-align="justify" style:justify-single-word="false" fo:orphans="2" fo:widows="2" fo:hyphenation-ladder-count="no-limit" fo:text-indent="0cm" style:auto-text-indent="false" style:writing-mode="lr-tb"/>
      <style:text-properties style:use-window-font-color="true" style:font-name="Times New Roman" fo:font-size="11pt" fo:language="es" fo:country="ES" fo:font-weight="bold" officeooo:paragraph-rsid="007590c3" style:font-name-asian="Times New Roman" style:font-size-asian="11pt" style:language-asian="zh" style:country-asian="CN" style:font-weight-asian="bold" style:font-name-complex="Times New Roman" style:font-size-complex="11pt" style:language-complex="ar" style:country-complex="SA" fo:hyphenate="false" fo:hyphenation-remain-char-count="2" fo:hyphenation-push-char-count="2"/>
    </style:style>
    <style:style style:name="P259" style:family="paragraph" style:parent-style-name="Footnote">
      <style:paragraph-properties fo:margin-left="0.224cm" fo:margin-right="-0.007cm" fo:text-align="justify" style:justify-single-word="false" fo:orphans="2" fo:widows="2" fo:hyphenation-ladder-count="no-limit" fo:text-indent="0cm" style:auto-text-indent="false" style:writing-mode="lr-tb"/>
      <style:text-properties style:use-window-font-color="true" style:font-name="Times New Roman" fo:font-size="12pt" fo:language="es" fo:country="ES" fo:font-weight="bold" officeooo:paragraph-rsid="007590c3" style:font-name-asian="Times New Roman" style:font-size-asian="12pt" style:language-asian="zh" style:country-asian="CN" style:font-weight-asian="bold" style:font-name-complex="Times New Roman" style:font-size-complex="12pt" style:language-complex="ar" style:country-complex="SA" fo:hyphenate="false" fo:hyphenation-remain-char-count="2" fo:hyphenation-push-char-count="2"/>
    </style:style>
    <style:style style:name="P260" style:family="paragraph" style:parent-style-name="Footnote">
      <style:paragraph-properties fo:margin-left="0.224cm" fo:margin-right="-0.007cm" fo:text-align="justify" style:justify-single-word="false" fo:orphans="2" fo:widows="2" fo:hyphenation-ladder-count="no-limit" fo:text-indent="0cm" style:auto-text-indent="false" style:writing-mode="lr-tb">
        <style:tab-stops>
          <style:tab-stop style:position="0.413cm"/>
        </style:tab-stops>
      </style:paragraph-properties>
      <style:text-properties style:use-window-font-color="true" style:font-name="Times New Roman" fo:font-size="12pt" fo:language="es" fo:country="ES" fo:font-weight="bold" officeooo:paragraph-rsid="007590c3" style:font-name-asian="Times New Roman" style:font-size-asian="12pt" style:language-asian="zh" style:country-asian="CN" style:font-weight-asian="bold" style:font-name-complex="Times New Roman" style:font-size-complex="12pt" style:language-complex="ar" style:country-complex="SA" fo:hyphenate="false" fo:hyphenation-remain-char-count="2" fo:hyphenation-push-char-count="2"/>
    </style:style>
    <style:style style:name="P261" style:family="paragraph" style:parent-style-name="Footnote">
      <style:paragraph-properties fo:margin-left="0.224cm" fo:margin-right="-0.007cm" fo:text-align="justify" style:justify-single-word="false" fo:text-indent="0cm" style:auto-text-indent="false"/>
      <style:text-properties style:font-name="Times New Roman" fo:font-size="12pt" fo:font-weight="bold" officeooo:paragraph-rsid="007590c3" style:font-size-asian="12pt" style:font-weight-asian="bold" style:font-name-complex="Times New Roman" style:font-size-complex="12pt"/>
    </style:style>
    <style:style style:name="P262" style:family="paragraph" style:parent-style-name="Footnote">
      <style:paragraph-properties fo:margin-left="0.224cm" fo:margin-right="-0.007cm" fo:text-align="justify" style:justify-single-word="false" fo:text-indent="0cm" style:auto-text-indent="false"/>
      <style:text-properties style:font-name="Times New Roman" fo:font-size="12pt" fo:font-weight="normal" officeooo:paragraph-rsid="007590c3" style:font-size-asian="12pt" style:font-weight-asian="normal" style:font-name-complex="Times New Roman" style:font-size-complex="12pt" style:font-weight-complex="normal"/>
    </style:style>
    <style:style style:name="P263" style:family="paragraph" style:parent-style-name="Footnote">
      <style:paragraph-properties fo:margin-left="0.224cm" fo:margin-right="-0.007cm" fo:text-align="justify" style:justify-single-word="false" fo:text-indent="0cm" style:auto-text-indent="false"/>
      <style:text-properties style:use-window-font-color="true" style:font-name="Times New Roman" fo:font-size="12pt" fo:language="es" fo:country="ES" fo:font-weight="normal" officeooo:paragraph-rsid="007590c3" style:font-name-asian="Times New Roman" style:font-size-asian="12pt" style:language-asian="zh" style:country-asian="CN" style:font-weight-asian="normal" style:font-name-complex="Times New Roman" style:font-size-complex="12pt" style:language-complex="ar" style:country-complex="SA" style:font-weight-complex="normal"/>
    </style:style>
    <style:style style:name="P264" style:family="paragraph" style:parent-style-name="Footnote">
      <style:paragraph-properties fo:margin-left="0.224cm" fo:margin-right="-0.007cm" fo:text-align="justify" style:justify-single-word="false" fo:text-indent="0cm" style:auto-text-indent="false"/>
      <style:text-properties fo:font-size="11pt" style:font-size-asian="11pt" style:font-size-complex="11pt"/>
    </style:style>
    <style:style style:name="P265" style:family="paragraph" style:parent-style-name="Footnote">
      <style:paragraph-properties fo:margin-left="0.224cm" fo:margin-right="-0.007cm" fo:text-align="justify" style:justify-single-word="false" fo:text-indent="0cm" style:auto-text-indent="false"/>
      <style:text-properties fo:font-size="11pt" fo:font-weight="bold" style:font-size-asian="11pt" style:font-weight-asian="bold" style:font-size-complex="11pt"/>
    </style:style>
    <style:style style:name="P266" style:family="paragraph" style:parent-style-name="Footnote">
      <style:paragraph-properties fo:text-align="justify" style:justify-single-word="false"/>
    </style:style>
    <style:style style:name="P267" style:family="paragraph" style:parent-style-name="Footnote">
      <style:paragraph-properties fo:text-align="justify" style:justify-single-word="false"/>
      <style:text-properties officeooo:paragraph-rsid="007590c3"/>
    </style:style>
    <style:style style:name="P268" style:family="paragraph" style:parent-style-name="Footnote">
      <style:paragraph-properties fo:text-align="center" style:justify-single-word="false" style:snap-to-layout-grid="false"/>
    </style:style>
    <style:style style:name="P269" style:family="paragraph" style:parent-style-name="Footnote">
      <style:paragraph-properties fo:text-align="center" style:justify-single-word="false" style:snap-to-layout-grid="false"/>
      <style:text-properties officeooo:paragraph-rsid="007590c3"/>
    </style:style>
    <style:style style:name="P270" style:family="paragraph" style:parent-style-name="Footnote">
      <style:paragraph-properties fo:text-align="center" style:justify-single-word="false"/>
      <style:text-properties style:font-name="Arial" fo:font-weight="bold" style:font-weight-asian="bold" style:font-name-complex="Arial"/>
    </style:style>
    <style:style style:name="P271" style:family="paragraph" style:parent-style-name="Footnote">
      <style:paragraph-properties fo:text-align="center" style:justify-single-word="false" style:snap-to-layout-grid="false"/>
      <style:text-properties style:font-name="Arial" fo:font-weight="bold" style:font-weight-asian="bold" style:font-name-complex="Arial"/>
    </style:style>
    <style:style style:name="P272" style:family="paragraph" style:parent-style-name="Footnote">
      <style:paragraph-properties fo:text-align="center" style:justify-single-word="false" style:snap-to-layout-grid="false"/>
      <style:text-properties style:font-name="Arial" fo:font-weight="bold" officeooo:paragraph-rsid="007590c3" style:font-weight-asian="bold" style:font-name-complex="Arial"/>
    </style:style>
    <style:style style:name="P273" style:family="paragraph" style:parent-style-name="Footnote">
      <style:paragraph-properties fo:text-align="justify" style:justify-single-word="false" style:snap-to-layout-grid="false"/>
      <style:text-properties style:font-name="Arial" fo:font-weight="bold" style:font-weight-asian="bold" style:font-name-complex="Arial"/>
    </style:style>
    <style:style style:name="P274" style:family="paragraph" style:parent-style-name="Footnote">
      <style:paragraph-properties fo:text-align="justify" style:justify-single-word="false" style:snap-to-layout-grid="false"/>
      <style:text-properties style:font-name="Arial" fo:font-weight="bold" officeooo:paragraph-rsid="007590c3" style:font-weight-asian="bold" style:font-name-complex="Arial"/>
    </style:style>
    <style:style style:name="P275" style:family="paragraph" style:parent-style-name="Footnote">
      <style:paragraph-properties fo:text-align="center" style:justify-single-word="false" style:snap-to-layout-grid="false"/>
      <style:text-properties style:font-name="Arial" style:font-name-asian="Arial" style:font-name-complex="Arial"/>
    </style:style>
    <style:style style:name="P276" style:family="paragraph" style:parent-style-name="Footnote">
      <style:paragraph-properties fo:text-align="center" style:justify-single-word="false" style:snap-to-layout-grid="false"/>
      <style:text-properties style:font-name="Arial" officeooo:paragraph-rsid="007590c3" style:font-name-asian="Arial" style:font-name-complex="Arial"/>
    </style:style>
    <style:style style:name="P277" style:family="paragraph" style:parent-style-name="Footnote">
      <style:paragraph-properties style:snap-to-layout-grid="false"/>
      <style:text-properties style:font-name="Arial" officeooo:paragraph-rsid="007590c3" style:font-name-asian="Arial" style:font-name-complex="Arial"/>
    </style:style>
    <style:style style:name="P278" style:family="paragraph" style:parent-style-name="Footnote">
      <style:paragraph-properties fo:text-align="center" style:justify-single-word="false" style:snap-to-layout-grid="false"/>
      <style:text-properties style:font-name="Arial" style:font-name-complex="Arial"/>
    </style:style>
    <style:style style:name="P279" style:family="paragraph" style:parent-style-name="Footnote">
      <style:paragraph-properties fo:text-align="center" style:justify-single-word="false" style:snap-to-layout-grid="false"/>
      <style:text-properties style:font-name="Arial" officeooo:paragraph-rsid="007590c3" style:font-name-complex="Arial"/>
    </style:style>
    <style:style style:name="P280" style:family="paragraph" style:parent-style-name="Footnote">
      <style:paragraph-properties fo:text-align="justify" style:justify-single-word="false"/>
      <style:text-properties style:font-name="Arial" fo:font-size="12pt" fo:font-weight="bold" style:font-size-asian="12pt" style:font-weight-asian="bold" style:font-name-complex="Arial"/>
    </style:style>
    <style:style style:name="P281" style:family="paragraph" style:parent-style-name="Footnote">
      <style:paragraph-properties fo:text-align="justify" style:justify-single-word="false"/>
      <style:text-properties style:font-name="Arial" fo:font-size="12pt" fo:font-weight="bold" officeooo:paragraph-rsid="007590c3" style:font-size-asian="12pt" style:font-weight-asian="bold" style:font-name-complex="Arial"/>
    </style:style>
    <style:style style:name="P282" style:family="paragraph" style:parent-style-name="Footnote">
      <style:paragraph-properties fo:text-align="justify" style:justify-single-word="false">
        <style:tab-stops>
          <style:tab-stop style:position="0.413cm"/>
        </style:tab-stops>
      </style:paragraph-properties>
      <style:text-properties style:font-name="Times New Roman" fo:font-size="11pt" fo:font-weight="bold" officeooo:paragraph-rsid="007590c3" style:font-size-asian="11pt" style:font-weight-asian="bold" style:font-name-complex="Times New Roman" style:font-size-complex="11pt"/>
    </style:style>
    <style:style style:name="P283" style:family="paragraph" style:parent-style-name="Footnote">
      <style:paragraph-properties fo:text-align="justify" style:justify-single-word="false" style:snap-to-layout-grid="false"/>
      <style:text-properties style:font-name="Times New Roman" fo:font-size="11pt" fo:font-weight="bold" officeooo:paragraph-rsid="007590c3" style:font-size-asian="11pt" style:font-weight-asian="bold" style:font-name-complex="Times New Roman" style:font-size-complex="11pt"/>
    </style:style>
    <style:style style:name="P284" style:family="paragraph" style:parent-style-name="Footnote">
      <style:paragraph-properties fo:text-align="justify" style:justify-single-word="false"/>
      <style:text-properties fo:font-size="11pt" fo:font-weight="bold" officeooo:paragraph-rsid="007590c3" style:font-size-asian="11pt" style:font-weight-asian="bold" style:font-size-complex="11pt" style:font-weight-complex="bold"/>
    </style:style>
    <style:style style:name="P285" style:family="paragraph" style:parent-style-name="Footnote">
      <style:paragraph-properties fo:text-align="justify" style:justify-single-word="false"/>
      <style:text-properties fo:font-size="11pt" fo:font-weight="bold" style:font-size-asian="11pt" style:font-weight-asian="bold" style:font-size-complex="11pt"/>
    </style:style>
    <style:style style:name="P286" style:family="paragraph" style:parent-style-name="Footnote">
      <style:paragraph-properties fo:text-align="justify" style:justify-single-word="false"/>
      <style:text-properties fo:font-size="11pt" style:font-size-asian="11pt" style:font-size-complex="11pt"/>
    </style:style>
    <style:style style:name="P287" style:family="paragraph" style:parent-style-name="Footnote">
      <style:paragraph-properties fo:text-align="justify" style:justify-single-word="false"/>
      <style:text-properties fo:font-size="11pt" officeooo:paragraph-rsid="007590c3" style:font-size-asian="11pt" style:font-size-complex="11pt"/>
    </style:style>
    <style:style style:name="P288" style:family="paragraph" style:parent-style-name="Footnote">
      <style:paragraph-properties fo:text-align="justify" style:justify-single-word="false"/>
      <style:text-properties fo:font-size="11pt" fo:font-weight="normal" style:font-size-asian="11pt" style:font-weight-asian="normal" style:font-size-complex="11pt" style:font-weight-complex="normal"/>
    </style:style>
    <style:style style:name="P289" style:family="paragraph" style:parent-style-name="Footnote">
      <style:paragraph-properties fo:text-align="justify" style:justify-single-word="false"/>
      <style:text-properties fo:font-size="11pt" fo:font-weight="normal" officeooo:paragraph-rsid="007590c3" style:font-size-asian="11pt" style:font-weight-asian="normal" style:font-size-complex="11pt" style:font-weight-complex="normal"/>
    </style:style>
    <style:style style:name="P290" style:family="paragraph" style:parent-style-name="Footnote">
      <style:paragraph-properties fo:text-align="justify" style:justify-single-word="false"/>
      <style:text-properties style:font-size-complex="11pt"/>
    </style:style>
    <style:style style:name="P291" style:family="paragraph" style:parent-style-name="Footnote">
      <style:paragraph-properties fo:text-align="justify" style:justify-single-word="false" fo:orphans="2" fo:widows="2" fo:hyphenation-ladder-count="no-limit" style:writing-mode="lr-tb"/>
      <style:text-properties style:use-window-font-color="true" style:font-name="Times New Roman" fo:font-size="11pt" fo:language="es" fo:country="ES" fo:font-weight="bold" officeooo:paragraph-rsid="007590c3" style:font-name-asian="Times New Roman" style:font-size-asian="11pt" style:language-asian="zh" style:country-asian="CN" style:font-weight-asian="bold" style:font-name-complex="Times New Roman" style:font-size-complex="11pt" style:language-complex="ar" style:country-complex="SA" fo:hyphenate="false" fo:hyphenation-remain-char-count="2" fo:hyphenation-push-char-count="2"/>
    </style:style>
    <style:style style:name="P292" style:family="paragraph" style:parent-style-name="Footnote">
      <style:paragraph-properties fo:margin-left="0cm" fo:margin-right="0cm" fo:text-align="justify" style:justify-single-word="false" fo:text-indent="2.858cm" style:auto-text-indent="false"/>
      <style:text-properties style:font-name="Arial" fo:font-size="12pt" fo:font-weight="bold" officeooo:paragraph-rsid="007590c3" style:font-size-asian="12pt" style:font-weight-asian="bold" style:font-name-complex="Arial" style:font-size-complex="11pt"/>
    </style:style>
    <style:style style:name="P293" style:family="paragraph" style:parent-style-name="Text_20_body">
      <style:text-properties officeooo:paragraph-rsid="00910a35"/>
    </style:style>
    <style:style style:name="P294" style:family="paragraph" style:parent-style-name="Text_20_body">
      <style:text-properties officeooo:rsid="0093cae2" officeooo:paragraph-rsid="0093cae2"/>
    </style:style>
    <style:style style:name="P295" style:family="paragraph" style:parent-style-name="Text_20_body">
      <style:text-properties officeooo:paragraph-rsid="009d3710"/>
    </style:style>
    <style:style style:name="P296" style:family="paragraph" style:parent-style-name="Footnote">
      <style:paragraph-properties fo:margin-left="0.25cm" fo:margin-right="-0.007cm" fo:text-align="justify" style:justify-single-word="false" fo:text-indent="0cm" style:auto-text-indent="false"/>
      <style:text-properties fo:font-size="11pt" fo:font-weight="bold" style:font-size-asian="11pt" style:font-weight-asian="bold" style:font-size-complex="11pt"/>
    </style:style>
    <style:style style:name="P297" style:family="paragraph" style:parent-style-name="Standard" style:list-style-name="WW8Num5">
      <style:paragraph-properties style:snap-to-layout-grid="false"/>
      <style:text-properties fo:color="#000000" style:font-name="Arial" fo:font-size="10pt" style:font-size-asian="10pt"/>
    </style:style>
    <style:style style:name="P298" style:family="paragraph" style:parent-style-name="Standard" style:list-style-name="L1">
      <style:paragraph-properties style:snap-to-layout-grid="false"/>
      <style:text-properties fo:color="#000000" style:font-name="Arial" fo:font-size="10pt" style:font-size-asian="10pt" style:font-size-complex="10pt"/>
    </style:style>
    <style:style style:name="P299" style:family="paragraph" style:parent-style-name="Standard" style:list-style-name="L2">
      <style:paragraph-properties style:snap-to-layout-grid="false"/>
      <style:text-properties fo:color="#000000" style:font-name="Arial" fo:font-size="10pt" style:font-size-asian="10pt" style:font-size-complex="10pt"/>
    </style:style>
    <style:style style:name="P300" style:family="paragraph" style:parent-style-name="Standard" style:list-style-name="L2">
      <style:paragraph-properties style:snap-to-layout-grid="false"/>
      <style:text-properties fo:color="#000000" style:font-name="Arial" fo:font-size="10pt" officeooo:paragraph-rsid="004c55c4" style:font-size-asian="10pt" style:font-size-complex="10pt"/>
    </style:style>
    <style:style style:name="P301" style:family="paragraph" style:parent-style-name="Standard" style:list-style-name="L3">
      <style:text-properties fo:color="#000000" style:font-name="Arial" fo:font-size="10pt" style:font-size-asian="10pt" style:font-size-complex="10pt"/>
    </style:style>
    <style:style style:name="P302" style:family="paragraph" style:parent-style-name="Standard" style:list-style-name="L3">
      <style:paragraph-properties style:snap-to-layout-grid="false"/>
      <style:text-properties fo:color="#000000" style:font-name="Arial" fo:font-size="10pt" style:font-size-asian="10pt" style:font-size-complex="10pt"/>
    </style:style>
    <style:style style:name="P303" style:family="paragraph" style:parent-style-name="Standard" style:list-style-name="L3">
      <style:paragraph-properties style:snap-to-layout-grid="false"/>
      <style:text-properties fo:color="#000000" style:font-name="Arial" fo:font-size="10pt" officeooo:paragraph-rsid="004c55c4" style:font-size-asian="10pt" style:font-size-complex="10pt"/>
    </style:style>
    <style:style style:name="P304" style:family="paragraph" style:parent-style-name="Standard" style:list-style-name="L3">
      <style:paragraph-properties style:snap-to-layout-grid="false"/>
      <style:text-properties fo:color="#000000" style:font-name="Arial" fo:font-size="10pt" officeooo:paragraph-rsid="00a4b112" style:font-size-asian="10pt" style:font-size-complex="10pt"/>
    </style:style>
    <style:style style:name="P305" style:family="paragraph" style:parent-style-name="Standard" style:list-style-name="WW8Num5">
      <style:paragraph-properties fo:text-align="start" style:justify-single-word="false" style:snap-to-layout-grid="false">
        <style:tab-stops>
          <style:tab-stop style:position="0.635cm"/>
          <style:tab-stop style:position="7.938cm"/>
        </style:tab-stops>
      </style:paragraph-properties>
      <style:text-properties fo:color="#000000" style:font-name="Arial" fo:font-size="10pt" officeooo:paragraph-rsid="004c8d78" style:font-size-asian="10pt"/>
    </style:style>
    <style:style style:name="P306" style:family="paragraph" style:parent-style-name="Standard" style:list-style-name="WW8Num5">
      <style:paragraph-properties fo:text-align="start" style:justify-single-word="false" style:snap-to-layout-grid="false">
        <style:tab-stops>
          <style:tab-stop style:position="0.635cm"/>
          <style:tab-stop style:position="7.938cm"/>
        </style:tab-stops>
      </style:paragraph-properties>
      <style:text-properties fo:color="#000000" style:font-name="Arial" fo:font-size="10pt" officeooo:paragraph-rsid="00518acf" style:font-size-asian="10pt"/>
    </style:style>
    <style:style style:name="P307" style:family="paragraph" style:parent-style-name="Standard" style:list-style-name="WW8Num5">
      <style:paragraph-properties fo:text-align="start" style:justify-single-word="false" style:snap-to-layout-grid="false">
        <style:tab-stops>
          <style:tab-stop style:position="0.635cm"/>
          <style:tab-stop style:position="7.938cm"/>
        </style:tab-stops>
      </style:paragraph-properties>
      <style:text-properties fo:color="#000000" style:font-name="Arial" fo:font-size="10pt" officeooo:paragraph-rsid="005372d7" style:font-size-asian="10pt"/>
    </style:style>
    <style:style style:name="P308" style:family="paragraph" style:parent-style-name="Standard" style:list-style-name="WW8Num5">
      <style:paragraph-properties fo:text-align="start" style:justify-single-word="false" style:snap-to-layout-grid="false">
        <style:tab-stops>
          <style:tab-stop style:position="0.635cm"/>
          <style:tab-stop style:position="7.938cm"/>
        </style:tab-stops>
      </style:paragraph-properties>
      <style:text-properties fo:color="#000000" style:font-name="Arial" fo:font-size="10pt" officeooo:paragraph-rsid="0056c39b" style:font-size-asian="10pt"/>
    </style:style>
    <style:style style:name="P309" style:family="paragraph" style:parent-style-name="Standard" style:list-style-name="WW8Num5">
      <style:paragraph-properties style:snap-to-layout-grid="false"/>
      <style:text-properties style:font-name="Arial" fo:font-size="10pt" style:font-size-asian="10pt"/>
    </style:style>
    <style:style style:name="P310" style:family="paragraph" style:parent-style-name="Standard" style:list-style-name="WW8Num5">
      <style:paragraph-properties style:snap-to-layout-grid="false"/>
      <style:text-properties style:font-name="Arial" fo:font-size="10pt" officeooo:paragraph-rsid="00637de7" style:font-size-asian="10pt"/>
    </style:style>
    <style:style style:name="P311" style:family="paragraph" style:parent-style-name="Standard" style:list-style-name="WW8Num5">
      <style:paragraph-properties style:snap-to-layout-grid="false"/>
      <style:text-properties style:font-name="Arial" fo:font-size="10pt" officeooo:paragraph-rsid="00660fee" style:font-size-asian="10pt"/>
    </style:style>
    <style:style style:name="P312" style:family="paragraph" style:parent-style-name="Standard" style:list-style-name="L7">
      <style:text-properties style:font-name="Arial" fo:font-size="10pt" style:font-size-asian="10pt" style:font-size-complex="10pt"/>
    </style:style>
    <style:style style:name="P313" style:family="paragraph" style:parent-style-name="Standard" style:list-style-name="L7">
      <style:text-properties style:font-name="Arial" fo:font-size="10pt" officeooo:paragraph-rsid="005372d7" style:font-size-asian="10pt" style:font-size-complex="10pt"/>
    </style:style>
    <style:style style:name="P314" style:family="paragraph" style:parent-style-name="Standard" style:list-style-name="L4">
      <style:text-properties style:font-name="Arial" fo:font-size="10pt" fo:font-weight="normal" officeooo:rsid="004e2ce9" officeooo:paragraph-rsid="004e2ce9" style:font-size-asian="10pt" style:font-weight-asian="normal" style:font-weight-complex="normal"/>
    </style:style>
    <style:style style:name="P315" style:family="paragraph" style:parent-style-name="Standard" style:list-style-name="L4">
      <style:text-properties style:font-name="Arial" fo:font-size="10pt" fo:font-weight="normal" officeooo:rsid="004f097f" officeooo:paragraph-rsid="004f097f" style:font-size-asian="10pt" style:font-weight-asian="normal" style:font-weight-complex="normal"/>
    </style:style>
    <style:style style:name="P316" style:family="paragraph" style:parent-style-name="Standard" style:list-style-name="L4">
      <style:text-properties style:font-name="Arial" fo:font-size="10pt" fo:font-weight="normal" officeooo:rsid="00507b4e" officeooo:paragraph-rsid="00507b4e" style:font-size-asian="10pt" style:font-weight-asian="normal" style:font-weight-complex="normal"/>
    </style:style>
    <style:style style:name="P317" style:family="paragraph" style:parent-style-name="Standard" style:list-style-name="L4">
      <style:text-properties style:font-name="Arial" fo:font-size="10pt" fo:font-weight="normal" officeooo:rsid="0050d533" officeooo:paragraph-rsid="0050d533" style:font-size-asian="10pt" style:font-weight-asian="normal" style:font-weight-complex="normal"/>
    </style:style>
    <style:style style:name="P318" style:family="paragraph" style:parent-style-name="Standard" style:list-style-name="L5">
      <style:paragraph-properties style:snap-to-layout-grid="false"/>
      <style:text-properties style:font-name="Arial" fo:font-size="10pt" fo:font-weight="normal" style:font-size-asian="10pt" style:font-weight-asian="normal" style:font-weight-complex="normal"/>
    </style:style>
    <style:style style:name="P319" style:family="paragraph" style:parent-style-name="Standard" style:list-style-name="L6">
      <style:text-properties style:font-name="Arial" fo:font-size="10pt" fo:font-weight="normal" style:font-size-asian="10pt" style:font-weight-asian="normal" style:font-weight-complex="normal"/>
    </style:style>
    <style:style style:name="P320" style:family="paragraph" style:parent-style-name="Standard" style:list-style-name="L9">
      <style:text-properties style:font-name="Arial" fo:font-size="10pt" fo:font-weight="normal" officeooo:rsid="005a9f27" officeooo:paragraph-rsid="005a9f27" style:font-size-asian="10pt" style:font-weight-asian="normal" style:font-weight-complex="normal"/>
    </style:style>
    <style:style style:name="P321" style:family="paragraph" style:parent-style-name="Standard" style:list-style-name="L7">
      <style:text-properties style:font-name="Arial" fo:font-size="10pt" fo:font-weight="normal" officeooo:rsid="005fd19f" officeooo:paragraph-rsid="005fd19f" style:font-size-asian="10pt" style:font-weight-asian="normal" style:font-weight-complex="normal"/>
    </style:style>
    <style:style style:name="P322" style:family="paragraph" style:parent-style-name="Standard" style:list-style-name="L7">
      <style:text-properties style:font-name="Arial" fo:font-size="10pt" fo:font-weight="normal" officeooo:rsid="0061ac22" officeooo:paragraph-rsid="0061ac22" style:font-size-asian="10pt" style:font-weight-asian="normal" style:font-weight-complex="normal"/>
    </style:style>
    <style:style style:name="P323" style:family="paragraph" style:parent-style-name="Standard" style:list-style-name="L11">
      <style:text-properties style:font-name="Arial" fo:font-size="10pt" fo:font-weight="normal" officeooo:rsid="0069c4ff" officeooo:paragraph-rsid="0069c4ff" style:font-size-asian="10pt" style:font-weight-asian="normal" style:font-weight-complex="normal"/>
    </style:style>
    <style:style style:name="P324" style:family="paragraph" style:parent-style-name="Standard" style:list-style-name="L8">
      <style:text-properties style:font-name="Arial" fo:font-size="10pt" fo:font-weight="normal" officeooo:rsid="00553036" officeooo:paragraph-rsid="00553036" style:font-size-asian="10pt" style:font-weight-asian="normal" style:font-size-complex="10pt" style:font-weight-complex="normal"/>
    </style:style>
    <style:style style:name="P325" style:family="paragraph" style:parent-style-name="Standard" style:list-style-name="L7">
      <style:text-properties style:font-name="Arial" fo:font-size="10pt" fo:font-weight="normal" style:font-size-asian="10pt" style:font-weight-asian="normal" style:font-size-complex="10pt" style:font-weight-complex="normal"/>
    </style:style>
    <style:style style:name="P326" style:family="paragraph" style:parent-style-name="Standard" style:list-style-name="L12">
      <style:paragraph-properties fo:text-align="start" style:justify-single-word="false"/>
      <style:text-properties style:font-name="Arial" fo:font-size="11pt" officeooo:rsid="001501dd" officeooo:paragraph-rsid="001501dd" style:font-size-asian="11pt" style:font-size-complex="11pt"/>
    </style:style>
    <style:style style:name="P327" style:family="paragraph" style:parent-style-name="Standard" style:list-style-name="L12">
      <style:paragraph-properties fo:text-align="start" style:justify-single-word="false"/>
      <style:text-properties style:font-name="Arial" fo:font-size="11pt" officeooo:rsid="001501dd" officeooo:paragraph-rsid="007200fa" style:font-size-asian="11pt" style:font-size-complex="11pt"/>
    </style:style>
    <style:style style:name="P328" style:family="paragraph" style:parent-style-name="Standard" style:list-style-name="L12">
      <style:paragraph-properties fo:text-align="start" style:justify-single-word="false"/>
      <style:text-properties style:font-name="Arial" fo:font-size="11pt" officeooo:rsid="001501dd" officeooo:paragraph-rsid="0078d56a" style:font-size-asian="11pt" style:font-size-complex="11pt"/>
    </style:style>
    <style:style style:name="P329" style:family="paragraph" style:parent-style-name="Standard" style:list-style-name="L12">
      <style:paragraph-properties fo:text-align="start" style:justify-single-word="false"/>
      <style:text-properties style:font-name="Arial" fo:font-size="11pt" officeooo:rsid="001501dd" officeooo:paragraph-rsid="007a6ab9" style:font-size-asian="11pt" style:font-size-complex="11pt"/>
    </style:style>
    <style:style style:name="P330" style:family="paragraph" style:parent-style-name="Standard" style:list-style-name="L12">
      <style:paragraph-properties fo:text-align="start" style:justify-single-word="false"/>
      <style:text-properties style:font-name="Arial" fo:font-size="11pt" officeooo:rsid="001501dd" officeooo:paragraph-rsid="007be7a1" style:font-size-asian="11pt" style:font-size-complex="11pt"/>
    </style:style>
    <style:style style:name="P331" style:family="paragraph" style:parent-style-name="Standard" style:list-style-name="L12">
      <style:paragraph-properties fo:text-align="start" style:justify-single-word="false"/>
      <style:text-properties style:font-name="Arial" fo:font-size="11pt" officeooo:rsid="001501dd" officeooo:paragraph-rsid="007e0089" style:font-size-asian="11pt" style:font-size-complex="11pt"/>
    </style:style>
    <style:style style:name="P332" style:family="paragraph" style:parent-style-name="Standard" style:list-style-name="L19">
      <style:paragraph-properties fo:text-align="start" style:justify-single-word="false"/>
      <style:text-properties style:font-name="Arial" fo:font-size="11pt" officeooo:rsid="001501dd" officeooo:paragraph-rsid="00814851" style:font-size-asian="11pt" style:font-size-complex="11pt"/>
    </style:style>
    <style:style style:name="P333" style:family="paragraph" style:parent-style-name="Standard" style:list-style-name="L19">
      <style:paragraph-properties fo:text-align="start" style:justify-single-word="false"/>
      <style:text-properties style:font-name="Arial" fo:font-size="11pt" officeooo:rsid="001501dd" officeooo:paragraph-rsid="008254a4" style:font-size-asian="11pt" style:font-size-complex="11pt"/>
    </style:style>
    <style:style style:name="P334" style:family="paragraph" style:parent-style-name="Standard" style:list-style-name="L19">
      <style:paragraph-properties fo:text-align="start" style:justify-single-word="false"/>
      <style:text-properties style:font-name="Arial" fo:font-size="11pt" officeooo:rsid="001501dd" officeooo:paragraph-rsid="00857535" style:font-size-asian="11pt" style:font-size-complex="11pt"/>
    </style:style>
    <style:style style:name="P335" style:family="paragraph" style:parent-style-name="Standard" style:list-style-name="L19">
      <style:paragraph-properties fo:text-align="start" style:justify-single-word="false"/>
      <style:text-properties style:font-name="Arial" fo:font-size="11pt" officeooo:rsid="001501dd" officeooo:paragraph-rsid="0089c40c" style:font-size-asian="11pt" style:font-size-complex="11pt"/>
    </style:style>
    <style:style style:name="P336" style:family="paragraph" style:parent-style-name="Standard" style:list-style-name="L19">
      <style:paragraph-properties fo:text-align="start" style:justify-single-word="false"/>
      <style:text-properties style:font-name="Arial" fo:font-size="11pt" officeooo:rsid="001501dd" officeooo:paragraph-rsid="008baf11" style:font-size-asian="11pt" style:font-size-complex="11pt"/>
    </style:style>
    <style:style style:name="P337" style:family="paragraph" style:parent-style-name="Standard" style:list-style-name="L19">
      <style:paragraph-properties fo:text-align="start" style:justify-single-word="false"/>
      <style:text-properties style:font-name="Arial" fo:font-size="11pt" officeooo:rsid="001501dd" officeooo:paragraph-rsid="008f3691" style:font-size-asian="11pt" style:font-size-complex="11pt"/>
    </style:style>
    <style:style style:name="P338" style:family="paragraph" style:parent-style-name="Standard" style:list-style-name="L19">
      <style:paragraph-properties fo:text-align="start" style:justify-single-word="false"/>
      <style:text-properties style:font-name="Arial" fo:font-size="11pt" officeooo:rsid="001501dd" officeooo:paragraph-rsid="0090ac4e" style:font-size-asian="11pt" style:font-size-complex="11pt"/>
    </style:style>
    <style:style style:name="P339" style:family="paragraph" style:parent-style-name="Standard" style:list-style-name="L19">
      <style:paragraph-properties fo:text-align="start" style:justify-single-word="false"/>
      <style:text-properties style:font-name="Arial" fo:font-size="11pt" officeooo:rsid="001501dd" officeooo:paragraph-rsid="0092c582" style:font-size-asian="11pt" style:font-size-complex="11pt"/>
    </style:style>
    <style:style style:name="P340" style:family="paragraph" style:parent-style-name="Standard" style:list-style-name="L19">
      <style:paragraph-properties fo:text-align="start" style:justify-single-word="false"/>
      <style:text-properties style:font-name="Arial" fo:font-size="11pt" officeooo:rsid="001501dd" officeooo:paragraph-rsid="00986789" style:font-size-asian="11pt" style:font-size-complex="11pt"/>
    </style:style>
    <style:style style:name="P341" style:family="paragraph" style:parent-style-name="Standard" style:list-style-name="L19">
      <style:paragraph-properties fo:text-align="start" style:justify-single-word="false"/>
      <style:text-properties style:font-name="Arial" fo:font-size="11pt" officeooo:rsid="001501dd" officeooo:paragraph-rsid="009b90ce" style:font-size-asian="11pt" style:font-size-complex="11pt"/>
    </style:style>
    <style:style style:name="P342" style:family="paragraph" style:parent-style-name="Standard" style:list-style-name="L19">
      <style:paragraph-properties fo:text-align="start" style:justify-single-word="false"/>
      <style:text-properties style:font-name="Arial" fo:font-size="11pt" officeooo:rsid="001501dd" officeooo:paragraph-rsid="009d3710" style:font-size-asian="11pt" style:font-size-complex="11pt"/>
    </style:style>
    <style:style style:name="P343" style:family="paragraph" style:parent-style-name="Standard" style:list-style-name="L19">
      <style:paragraph-properties fo:text-align="start" style:justify-single-word="false"/>
      <style:text-properties style:font-name="Arial" fo:font-size="11pt" officeooo:rsid="001501dd" officeooo:paragraph-rsid="00a0afc3" style:font-size-asian="11pt" style:font-size-complex="11pt"/>
    </style:style>
    <style:style style:name="P344" style:family="paragraph" style:parent-style-name="Standard" style:list-style-name="L33">
      <style:paragraph-properties fo:text-align="start" style:justify-single-word="false"/>
      <style:text-properties style:font-name="Arial" fo:font-size="11pt" officeooo:rsid="001501dd" officeooo:paragraph-rsid="00a7fb9b" style:font-size-asian="11pt" style:font-size-complex="11pt"/>
    </style:style>
    <style:style style:name="P345" style:family="paragraph" style:parent-style-name="Standard" style:list-style-name="L13">
      <style:paragraph-properties fo:text-align="start" style:justify-single-word="false"/>
      <style:text-properties style:font-name="Arial" fo:font-size="11pt" officeooo:rsid="007590c3" officeooo:paragraph-rsid="007590c3" style:font-size-asian="11pt" style:font-size-complex="11pt"/>
    </style:style>
    <style:style style:name="P346" style:family="paragraph" style:parent-style-name="Standard" style:list-style-name="L14">
      <style:paragraph-properties fo:text-align="start" style:justify-single-word="false"/>
      <style:text-properties style:font-name="Arial" fo:font-size="11pt" officeooo:rsid="00769ebe" officeooo:paragraph-rsid="00769ebe" style:font-size-asian="11pt" style:font-size-complex="11pt"/>
    </style:style>
    <style:style style:name="P347" style:family="paragraph" style:parent-style-name="Standard" style:list-style-name="L15">
      <style:paragraph-properties fo:text-align="start" style:justify-single-word="false"/>
      <style:text-properties style:font-name="Arial" fo:font-size="11pt" officeooo:rsid="00769ebe" officeooo:paragraph-rsid="0078d56a" style:font-size-asian="11pt" style:font-size-complex="11pt"/>
    </style:style>
    <style:style style:name="P348" style:family="paragraph" style:parent-style-name="Standard" style:list-style-name="L15">
      <style:paragraph-properties fo:text-align="start" style:justify-single-word="false"/>
      <style:text-properties style:font-name="Arial" fo:font-size="11pt" officeooo:rsid="0079b60e" officeooo:paragraph-rsid="0079b60e" style:font-size-asian="11pt" style:font-size-complex="11pt"/>
    </style:style>
    <style:style style:name="P349" style:family="paragraph" style:parent-style-name="Standard" style:list-style-name="L16">
      <style:paragraph-properties fo:text-align="start" style:justify-single-word="false"/>
      <style:text-properties style:font-name="Arial" fo:font-size="11pt" officeooo:rsid="007a6ab9" officeooo:paragraph-rsid="007a6ab9" style:font-size-asian="11pt" style:font-size-complex="11pt"/>
    </style:style>
    <style:style style:name="P350" style:family="paragraph" style:parent-style-name="Standard" style:list-style-name="L17">
      <style:paragraph-properties fo:text-align="start" style:justify-single-word="false"/>
      <style:text-properties style:font-name="Arial" fo:font-size="11pt" officeooo:rsid="007be7a1" officeooo:paragraph-rsid="007be7a1" style:font-size-asian="11pt" style:font-size-complex="11pt"/>
    </style:style>
    <style:style style:name="P351" style:family="paragraph" style:parent-style-name="Standard" style:list-style-name="L17">
      <style:paragraph-properties fo:text-align="start" style:justify-single-word="false"/>
      <style:text-properties style:font-name="Arial" fo:font-size="11pt" officeooo:rsid="007d7bf2" officeooo:paragraph-rsid="007d7bf2" style:font-size-asian="11pt" style:font-size-complex="11pt"/>
    </style:style>
    <style:style style:name="P352" style:family="paragraph" style:parent-style-name="Standard" style:list-style-name="L18">
      <style:paragraph-properties fo:text-align="start" style:justify-single-word="false"/>
      <style:text-properties style:font-name="Arial" fo:font-size="11pt" officeooo:rsid="007e0089" officeooo:paragraph-rsid="007e0089" style:font-size-asian="11pt" style:font-size-complex="11pt"/>
    </style:style>
    <style:style style:name="P353" style:family="paragraph" style:parent-style-name="Standard" style:list-style-name="L20">
      <style:paragraph-properties fo:text-align="start" style:justify-single-word="false"/>
      <style:text-properties style:font-name="Arial" fo:font-size="11pt" officeooo:rsid="00814851" officeooo:paragraph-rsid="00814851" style:font-size-asian="11pt" style:font-size-complex="11pt"/>
    </style:style>
    <style:style style:name="P354" style:family="paragraph" style:parent-style-name="Standard" style:list-style-name="L21">
      <style:paragraph-properties fo:text-align="start" style:justify-single-word="false"/>
      <style:text-properties style:font-name="Arial" fo:font-size="11pt" officeooo:rsid="00831dd6" officeooo:paragraph-rsid="00831dd6" style:font-size-asian="11pt" style:font-size-complex="11pt"/>
    </style:style>
    <style:style style:name="P355" style:family="paragraph" style:parent-style-name="Standard" style:list-style-name="L21">
      <style:paragraph-properties fo:text-align="start" style:justify-single-word="false"/>
      <style:text-properties style:font-name="Arial" fo:font-size="11pt" officeooo:rsid="00838246" officeooo:paragraph-rsid="00838246" style:font-size-asian="11pt" style:font-size-complex="11pt"/>
    </style:style>
    <style:style style:name="P356" style:family="paragraph" style:parent-style-name="Standard" style:list-style-name="L22">
      <style:paragraph-properties fo:text-align="start" style:justify-single-word="false"/>
      <style:text-properties style:font-name="Arial" fo:font-size="11pt" officeooo:rsid="00862364" officeooo:paragraph-rsid="00862364" style:font-size-asian="11pt" style:font-size-complex="11pt"/>
    </style:style>
    <style:style style:name="P357" style:family="paragraph" style:parent-style-name="Standard" style:list-style-name="L23">
      <style:paragraph-properties fo:text-align="start" style:justify-single-word="false"/>
      <style:text-properties style:font-name="Arial" fo:font-size="11pt" officeooo:rsid="008b36f5" officeooo:paragraph-rsid="008b36f5" style:font-size-asian="11pt" style:font-size-complex="11pt"/>
    </style:style>
    <style:style style:name="P358" style:family="paragraph" style:parent-style-name="Standard" style:list-style-name="L23">
      <style:paragraph-properties fo:text-align="start" style:justify-single-word="false"/>
      <style:text-properties style:font-name="Arial" fo:font-size="11pt" officeooo:rsid="008b5288" officeooo:paragraph-rsid="008b5288" style:font-size-asian="11pt" style:font-size-complex="11pt"/>
    </style:style>
    <style:style style:name="P359" style:family="paragraph" style:parent-style-name="Standard" style:list-style-name="L24">
      <style:paragraph-properties fo:text-align="start" style:justify-single-word="false"/>
      <style:text-properties style:font-name="Arial" fo:font-size="11pt" officeooo:rsid="008baf11" officeooo:paragraph-rsid="008baf11" style:font-size-asian="11pt" style:font-size-complex="11pt"/>
    </style:style>
    <style:style style:name="P360" style:family="paragraph" style:parent-style-name="Standard" style:list-style-name="L25">
      <style:paragraph-properties fo:text-align="start" style:justify-single-word="false"/>
      <style:text-properties style:font-name="Arial" fo:font-size="11pt" officeooo:rsid="0090aab6" officeooo:paragraph-rsid="0090aab6" style:font-size-asian="11pt" style:font-size-complex="11pt"/>
    </style:style>
    <style:style style:name="P361" style:family="paragraph" style:parent-style-name="Standard" style:list-style-name="L26">
      <style:paragraph-properties fo:text-align="start" style:justify-single-word="false"/>
      <style:text-properties style:font-name="Arial" fo:font-size="11pt" officeooo:rsid="0093cae2" officeooo:paragraph-rsid="0093cae2" style:font-size-asian="11pt" style:font-size-complex="11pt"/>
    </style:style>
    <style:style style:name="P362" style:family="paragraph" style:parent-style-name="Standard" style:list-style-name="L26">
      <style:paragraph-properties fo:text-align="start" style:justify-single-word="false"/>
      <style:text-properties style:font-name="Arial" fo:font-size="11pt" officeooo:rsid="009532cf" officeooo:paragraph-rsid="009532cf" style:font-size-asian="11pt" style:font-size-complex="11pt"/>
    </style:style>
    <style:style style:name="P363" style:family="paragraph" style:parent-style-name="Standard" style:list-style-name="L27">
      <style:paragraph-properties fo:text-align="start" style:justify-single-word="false"/>
      <style:text-properties style:font-name="Arial" fo:font-size="11pt" officeooo:rsid="009a3c4c" officeooo:paragraph-rsid="009a3c4c" style:font-size-asian="11pt" style:font-size-complex="11pt"/>
    </style:style>
    <style:style style:name="P364" style:family="paragraph" style:parent-style-name="Standard" style:list-style-name="L29">
      <style:paragraph-properties fo:text-align="start" style:justify-single-word="false"/>
      <style:text-properties style:font-name="Arial" fo:font-size="11pt" officeooo:rsid="009b90ce" officeooo:paragraph-rsid="009b90ce" style:font-size-asian="11pt" style:font-size-complex="11pt"/>
    </style:style>
    <style:style style:name="P365" style:family="paragraph" style:parent-style-name="Standard" style:list-style-name="L30">
      <style:paragraph-properties fo:text-align="start" style:justify-single-word="false"/>
      <style:text-properties style:font-name="Arial" fo:font-size="11pt" officeooo:rsid="009f00a3" officeooo:paragraph-rsid="009f00a3" style:font-size-asian="11pt" style:font-size-complex="11pt"/>
    </style:style>
    <style:style style:name="P366" style:family="paragraph" style:parent-style-name="Standard" style:list-style-name="L32">
      <style:paragraph-properties fo:text-align="start" style:justify-single-word="false"/>
      <style:text-properties style:font-name="Arial" fo:font-size="11pt" officeooo:rsid="00a5994b" officeooo:paragraph-rsid="00a5994b" style:font-size-asian="11pt" style:font-size-complex="11pt"/>
    </style:style>
    <style:style style:name="P367" style:family="paragraph" style:parent-style-name="Standard">
      <style:paragraph-properties>
        <style:tab-stops>
          <style:tab-stop style:position="2.011cm"/>
        </style:tab-stops>
      </style:paragraph-properties>
      <style:text-properties style:font-name="Arial" fo:font-size="11pt" officeooo:paragraph-rsid="00a0afc3" style:font-size-asian="11pt" style:font-size-complex="11pt"/>
    </style:style>
    <style:style style:name="P368" style:family="paragraph" style:parent-style-name="Standard" style:list-style-name="L34">
      <style:paragraph-properties fo:text-align="start" style:justify-single-word="false"/>
      <style:text-properties style:font-name="Arial" fo:font-size="11pt" officeooo:rsid="00a7fb9b" officeooo:paragraph-rsid="00a7fb9b" style:font-size-asian="11pt" style:font-size-complex="11pt"/>
    </style:style>
    <style:style style:name="P369" style:family="paragraph" style:parent-style-name="Standard" style:list-style-name="L34">
      <style:paragraph-properties fo:text-align="start" style:justify-single-word="false"/>
      <style:text-properties style:font-name="Arial" fo:font-size="11pt" officeooo:rsid="00a9f96a" officeooo:paragraph-rsid="00a9f96a" style:font-size-asian="11pt" style:font-size-complex="11pt"/>
    </style:style>
    <style:style style:name="P370" style:family="paragraph" style:parent-style-name="Standard">
      <style:paragraph-properties fo:text-align="start" style:justify-single-word="false"/>
      <style:text-properties style:font-name="Arial" fo:font-size="11pt" officeooo:rsid="00a9f96a" officeooo:paragraph-rsid="00a9f96a" style:font-size-asian="11pt" style:font-size-complex="11pt"/>
    </style:style>
    <style:style style:name="P371" style:family="paragraph" style:parent-style-name="Standard">
      <style:text-properties style:font-name="Arial" fo:font-size="11pt" officeooo:paragraph-rsid="007200fa" style:font-size-asian="11pt" style:font-size-complex="11pt"/>
    </style:style>
    <style:style style:name="P372" style:family="paragraph" style:parent-style-name="Standard">
      <style:text-properties style:font-name="Arial" fo:font-size="11pt" fo:font-weight="bold" style:font-size-asian="11pt" style:font-weight-asian="bold" style:font-name-complex="Arial" style:font-size-complex="11pt"/>
    </style:style>
    <style:style style:name="P373" style:family="paragraph" style:parent-style-name="Standard" style:list-style-name="WW8Num5">
      <style:paragraph-properties style:snap-to-layout-grid="false"/>
      <style:text-properties style:use-window-font-color="true" style:font-name="Arial" fo:font-size="10pt" style:font-size-asian="10pt"/>
    </style:style>
    <style:style style:name="P374" style:family="paragraph" style:parent-style-name="Standard" style:list-style-name="WW8Num5">
      <style:paragraph-properties style:snap-to-layout-grid="false"/>
      <style:text-properties style:use-window-font-color="true" style:font-name="Arial" fo:font-size="10pt" officeooo:paragraph-rsid="00637de7" style:font-size-asian="10pt"/>
    </style:style>
    <style:style style:name="P375" style:family="paragraph" style:parent-style-name="Standard" style:list-style-name="WW8Num5">
      <style:paragraph-properties style:snap-to-layout-grid="false"/>
      <style:text-properties style:use-window-font-color="true" style:font-name="Arial" fo:font-size="10pt" officeooo:paragraph-rsid="00660fee" style:font-size-asian="10pt"/>
    </style:style>
    <style:style style:name="P376" style:family="paragraph" style:parent-style-name="Standard">
      <style:paragraph-properties fo:text-align="justify" style:justify-single-word="false"/>
      <style:text-properties fo:font-weight="bold" style:font-weight-asian="bold" style:font-size-complex="11pt" style:font-weight-complex="bold"/>
    </style:style>
    <style:style style:name="P377" style:family="paragraph" style:parent-style-name="Standard" style:list-style-name="L28">
      <style:text-properties officeooo:rsid="00986789" officeooo:paragraph-rsid="00986789"/>
    </style:style>
    <style:style style:name="P378" style:family="paragraph" style:parent-style-name="Standard">
      <style:text-properties officeooo:paragraph-rsid="00a5994b"/>
    </style:style>
    <style:style style:name="P379" style:family="paragraph" style:parent-style-name="Standard">
      <style:text-properties officeooo:rsid="00a5994b" officeooo:paragraph-rsid="00a5994b"/>
    </style:style>
    <style:style style:name="P380" style:family="paragraph" style:parent-style-name="Standard">
      <style:text-properties officeooo:paragraph-rsid="00a7fb9b"/>
    </style:style>
    <style:style style:name="P381" style:family="paragraph" style:parent-style-name="Standard">
      <style:text-properties officeooo:rsid="00a7fb9b" officeooo:paragraph-rsid="00a7fb9b"/>
    </style:style>
    <style:style style:name="P382" style:family="paragraph" style:parent-style-name="Standard">
      <style:paragraph-properties fo:text-align="justify" style:justify-single-word="false"/>
      <style:text-properties style:font-name="Arial" fo:font-size="11pt" fo:language="es" fo:country="ES" officeooo:paragraph-rsid="00aaa408" style:font-size-asian="11pt" style:font-name-complex="Arial" style:font-size-complex="11pt"/>
    </style:style>
    <style:style style:name="P383" style:family="paragraph" style:parent-style-name="Standard">
      <style:paragraph-properties fo:text-align="center" style:justify-single-word="false"/>
      <style:text-properties officeooo:paragraph-rsid="00aaa408"/>
    </style:style>
    <style:style style:name="P384" style:family="paragraph" style:parent-style-name="Standard" style:list-style-name="L6">
      <style:paragraph-properties fo:margin-left="2.498cm" fo:margin-right="0cm" fo:text-indent="-0.635cm" style:auto-text-indent="false"/>
      <style:text-properties style:font-name="Arial" fo:font-size="10pt" fo:font-weight="normal" officeooo:rsid="00518acf" officeooo:paragraph-rsid="00518acf" style:font-size-asian="10pt" style:font-weight-asian="normal" style:font-weight-complex="normal"/>
    </style:style>
    <style:style style:name="P385" style:family="paragraph" style:parent-style-name="Standard" style:list-style-name="L6">
      <style:paragraph-properties fo:margin-left="2.498cm" fo:margin-right="0cm" fo:text-indent="-0.635cm" style:auto-text-indent="false"/>
      <style:text-properties style:font-name="Arial" fo:font-size="10pt" fo:font-weight="normal" officeooo:rsid="005325e9" officeooo:paragraph-rsid="005325e9" style:font-size-asian="10pt" style:font-weight-asian="normal" style:font-weight-complex="normal"/>
    </style:style>
    <style:style style:name="P386" style:family="paragraph" style:parent-style-name="Standard" style:list-style-name="L7">
      <style:paragraph-properties fo:margin-left="2.498cm" fo:margin-right="0cm" fo:text-indent="-0.635cm" style:auto-text-indent="false"/>
      <style:text-properties style:font-name="Arial" fo:font-size="10pt" fo:font-weight="normal" officeooo:rsid="0061ac22" officeooo:paragraph-rsid="0061ac22" style:font-size-asian="10pt" style:font-weight-asian="normal" style:font-weight-complex="normal"/>
    </style:style>
    <style:style style:name="P387" style:family="paragraph" style:parent-style-name="Standard" style:list-style-name="L11">
      <style:paragraph-properties fo:margin-left="2.498cm" fo:margin-right="0cm" fo:text-indent="-0.635cm" style:auto-text-indent="false"/>
      <style:text-properties style:font-name="Arial" fo:font-size="10pt" fo:font-weight="normal" officeooo:rsid="0069c4ff" officeooo:paragraph-rsid="0069c4ff" style:font-size-asian="10pt" style:font-weight-asian="normal" style:font-weight-complex="normal"/>
    </style:style>
    <style:style style:name="P388" style:family="paragraph" style:parent-style-name="Standard" style:list-style-name="L8">
      <style:paragraph-properties fo:margin-left="2.498cm" fo:margin-right="0cm" fo:text-indent="-0.635cm" style:auto-text-indent="false"/>
      <style:text-properties style:font-name="Arial" fo:font-size="10pt" fo:font-weight="normal" officeooo:rsid="00553036" officeooo:paragraph-rsid="00553036" style:font-size-asian="10pt" style:font-weight-asian="normal" style:font-size-complex="10pt" style:font-weight-complex="normal"/>
    </style:style>
    <style:style style:name="P389" style:family="paragraph" style:parent-style-name="Standard" style:list-style-name="L7">
      <style:paragraph-properties fo:margin-left="2.498cm" fo:margin-right="0cm" fo:text-indent="-0.635cm" style:auto-text-indent="false"/>
      <style:text-properties style:font-name="Arial" fo:font-size="10pt" fo:font-weight="normal" officeooo:rsid="0059422d" officeooo:paragraph-rsid="0059422d" style:font-size-asian="10pt" style:font-weight-asian="normal" style:font-size-complex="10pt" style:font-weight-complex="normal"/>
    </style:style>
    <style:style style:name="P390" style:family="paragraph" style:parent-style-name="Standard" style:list-style-name="L7">
      <style:paragraph-properties fo:margin-left="2.498cm" fo:margin-right="0cm" fo:text-indent="-0.635cm" style:auto-text-indent="false"/>
      <style:text-properties style:font-name="Arial" fo:font-size="10pt" fo:font-weight="normal" officeooo:rsid="005a9f27" officeooo:paragraph-rsid="005a9f27" style:font-size-asian="10pt" style:font-weight-asian="normal" style:font-size-complex="10pt" style:font-weight-complex="normal"/>
    </style:style>
    <style:style style:name="P391" style:family="paragraph" style:parent-style-name="Standard" style:list-style-name="L6">
      <style:paragraph-properties fo:margin-left="2.498cm" fo:margin-right="0cm" fo:text-indent="-0.635cm" style:auto-text-indent="false"/>
      <style:text-properties style:font-name="Arial" fo:font-size="10pt" style:text-underline-style="none" fo:font-weight="normal" officeooo:rsid="00518acf" officeooo:paragraph-rsid="00518acf" style:font-size-asian="10pt" style:font-weight-asian="normal" style:font-weight-complex="normal"/>
    </style:style>
    <style:style style:name="P392" style:family="paragraph" style:parent-style-name="Standard" style:list-style-name="L7">
      <style:paragraph-properties fo:margin-left="2.498cm" fo:margin-right="0cm" fo:text-indent="-0.635cm" style:auto-text-indent="false"/>
      <style:text-properties style:font-name="Arial" fo:font-size="10pt" officeooo:rsid="005372d7" officeooo:paragraph-rsid="005372d7" style:font-size-asian="10pt" style:font-size-complex="10pt"/>
    </style:style>
    <style:style style:name="P393" style:family="paragraph" style:parent-style-name="Standard" style:list-style-name="L6">
      <style:paragraph-properties fo:margin-left="1.249cm" fo:margin-right="0cm" fo:text-indent="-0.635cm" style:auto-text-indent="false"/>
      <style:text-properties style:font-name="Arial" fo:font-size="10pt" fo:font-weight="normal" style:font-size-asian="10pt" style:font-weight-asian="normal" style:font-weight-complex="normal"/>
    </style:style>
    <style:style style:name="P394" style:family="paragraph" style:parent-style-name="Standard" style:list-style-name="L7">
      <style:paragraph-properties fo:margin-left="1.249cm" fo:margin-right="0cm" fo:text-indent="-0.635cm" style:auto-text-indent="false"/>
      <style:text-properties style:font-name="Arial" fo:font-size="10pt" fo:font-weight="normal" officeooo:rsid="0061ac22" officeooo:paragraph-rsid="0061ac22" style:font-size-asian="10pt" style:font-weight-asian="normal" style:font-weight-complex="normal"/>
    </style:style>
    <style:style style:name="P395" style:family="paragraph" style:parent-style-name="Standard" style:list-style-name="L10">
      <style:paragraph-properties fo:margin-left="1.249cm" fo:margin-right="0cm" fo:text-indent="-0.635cm" style:auto-text-indent="false"/>
      <style:text-properties style:font-name="Arial" fo:font-size="10pt" fo:font-weight="normal" officeooo:rsid="00637de7" officeooo:paragraph-rsid="00637de7" style:font-size-asian="10pt" style:font-weight-asian="normal" style:font-weight-complex="normal"/>
    </style:style>
    <style:style style:name="P396" style:family="paragraph" style:parent-style-name="Standard" style:list-style-name="L10">
      <style:paragraph-properties fo:margin-left="1.249cm" fo:margin-right="0cm" fo:text-indent="-0.635cm" style:auto-text-indent="false"/>
      <style:text-properties style:font-name="Arial" fo:font-size="10pt" fo:font-weight="normal" officeooo:rsid="0067f10b" officeooo:paragraph-rsid="0067f10b" style:font-size-asian="10pt" style:font-weight-asian="normal" style:font-weight-complex="normal"/>
    </style:style>
    <style:style style:name="P397" style:family="paragraph" style:parent-style-name="Standard" style:list-style-name="L10">
      <style:paragraph-properties fo:margin-left="1.249cm" fo:margin-right="0cm" fo:text-indent="-0.635cm" style:auto-text-indent="false"/>
      <style:text-properties style:font-name="Arial" fo:font-size="10pt" fo:font-weight="normal" officeooo:rsid="0069c4ff" officeooo:paragraph-rsid="0069c4ff" style:font-size-asian="10pt" style:font-weight-asian="normal" style:font-weight-complex="normal"/>
    </style:style>
    <style:style style:name="P398" style:family="paragraph" style:parent-style-name="Standard" style:list-style-name="L11">
      <style:paragraph-properties fo:margin-left="1.249cm" fo:margin-right="0cm" fo:text-indent="-0.635cm" style:auto-text-indent="false"/>
      <style:text-properties style:font-name="Arial" fo:font-size="10pt" fo:font-weight="normal" officeooo:rsid="0069c4ff" officeooo:paragraph-rsid="0069c4ff" style:font-size-asian="10pt" style:font-weight-asian="normal" style:font-weight-complex="normal"/>
    </style:style>
    <style:style style:name="P399" style:family="paragraph" style:parent-style-name="Standard" style:list-style-name="L8">
      <style:paragraph-properties fo:margin-left="1.249cm" fo:margin-right="0cm" fo:text-indent="-0.635cm" style:auto-text-indent="false"/>
      <style:text-properties style:font-name="Arial" fo:font-size="10pt" fo:font-weight="normal" officeooo:rsid="00553036" officeooo:paragraph-rsid="00553036" style:font-size-asian="10pt" style:font-weight-asian="normal" style:font-size-complex="10pt" style:font-weight-complex="normal"/>
    </style:style>
    <style:style style:name="P400" style:family="paragraph" style:parent-style-name="Standard" style:list-style-name="L8">
      <style:paragraph-properties fo:margin-left="1.249cm" fo:margin-right="0cm" fo:text-indent="-0.635cm" style:auto-text-indent="false"/>
      <style:text-properties style:font-name="Arial" fo:font-size="10pt" fo:font-weight="normal" officeooo:rsid="00556694" officeooo:paragraph-rsid="00556694" style:font-size-asian="10pt" style:font-weight-asian="normal" style:font-size-complex="10pt" style:font-weight-complex="normal"/>
    </style:style>
    <style:style style:name="P401" style:family="paragraph" style:parent-style-name="Standard" style:list-style-name="L7">
      <style:paragraph-properties fo:margin-left="1.249cm" fo:margin-right="0cm" fo:text-indent="-0.635cm" style:auto-text-indent="false"/>
      <style:text-properties style:font-name="Arial" fo:font-size="10pt" style:font-size-asian="10pt" style:font-size-complex="10pt"/>
    </style:style>
    <style:style style:name="P402" style:family="paragraph" style:parent-style-name="Standard" style:list-style-name="L13">
      <style:paragraph-properties fo:margin-left="2.501cm" fo:margin-right="0cm" fo:text-align="start" style:justify-single-word="false" fo:text-indent="-0.635cm" style:auto-text-indent="false"/>
      <style:text-properties style:font-name="Arial" fo:font-size="11pt" officeooo:rsid="007590c3" officeooo:paragraph-rsid="007590c3" style:font-size-asian="11pt" style:font-size-complex="11pt"/>
    </style:style>
    <style:style style:name="P403" style:family="paragraph" style:parent-style-name="Standard" style:list-style-name="L13">
      <style:paragraph-properties fo:margin-left="2.501cm" fo:margin-right="0cm" fo:text-align="start" style:justify-single-word="false" fo:text-indent="-0.635cm" style:auto-text-indent="false"/>
      <style:text-properties style:font-name="Arial" fo:font-size="11pt" officeooo:rsid="0075bb40" officeooo:paragraph-rsid="0075bb40" style:font-size-asian="11pt" style:font-size-complex="11pt"/>
    </style:style>
    <style:style style:name="P404" style:family="paragraph" style:parent-style-name="Standard" style:list-style-name="L14">
      <style:paragraph-properties fo:margin-left="2.501cm" fo:margin-right="0cm" fo:text-align="start" style:justify-single-word="false" fo:text-indent="-0.635cm" style:auto-text-indent="false"/>
      <style:text-properties style:font-name="Arial" fo:font-size="11pt" officeooo:rsid="00769ebe" officeooo:paragraph-rsid="00769ebe" style:font-size-asian="11pt" style:font-size-complex="11pt"/>
    </style:style>
    <style:style style:name="P405" style:family="paragraph" style:parent-style-name="Standard" style:list-style-name="L16">
      <style:paragraph-properties fo:margin-left="2.501cm" fo:margin-right="0cm" fo:text-align="start" style:justify-single-word="false" fo:text-indent="-0.635cm" style:auto-text-indent="false"/>
      <style:text-properties style:font-name="Arial" fo:font-size="11pt" officeooo:rsid="007a6ab9" officeooo:paragraph-rsid="007a6ab9" style:font-size-asian="11pt" style:font-size-complex="11pt"/>
    </style:style>
    <style:style style:name="P406" style:family="paragraph" style:parent-style-name="Standard" style:list-style-name="L18">
      <style:paragraph-properties fo:margin-left="2.501cm" fo:margin-right="0cm" fo:text-align="start" style:justify-single-word="false" fo:text-indent="-0.635cm" style:auto-text-indent="false"/>
      <style:text-properties style:font-name="Arial" fo:font-size="11pt" officeooo:rsid="007eac25" officeooo:paragraph-rsid="007eac25" style:font-size-asian="11pt" style:font-size-complex="11pt"/>
    </style:style>
    <style:style style:name="P407" style:family="paragraph" style:parent-style-name="Standard" style:list-style-name="L20">
      <style:paragraph-properties fo:margin-left="2.501cm" fo:margin-right="0cm" fo:text-align="start" style:justify-single-word="false" fo:text-indent="-0.635cm" style:auto-text-indent="false"/>
      <style:text-properties style:font-name="Arial" fo:font-size="11pt" officeooo:rsid="00814851" officeooo:paragraph-rsid="00814851" style:font-size-asian="11pt" style:font-size-complex="11pt"/>
    </style:style>
    <style:style style:name="P408" style:family="paragraph" style:parent-style-name="Standard" style:list-style-name="L22">
      <style:paragraph-properties fo:margin-left="2.501cm" fo:margin-right="0cm" fo:text-align="start" style:justify-single-word="false" fo:text-indent="-0.635cm" style:auto-text-indent="false"/>
      <style:text-properties style:font-name="Arial" fo:font-size="11pt" officeooo:rsid="00862364" officeooo:paragraph-rsid="00862364" style:font-size-asian="11pt" style:font-size-complex="11pt"/>
    </style:style>
    <style:style style:name="P409" style:family="paragraph" style:parent-style-name="Standard" style:list-style-name="L22">
      <style:paragraph-properties fo:margin-left="2.501cm" fo:margin-right="0cm" fo:text-align="start" style:justify-single-word="false" fo:text-indent="-0.635cm" style:auto-text-indent="false"/>
      <style:text-properties style:font-name="Arial" fo:font-size="11pt" officeooo:rsid="0087b7fd" officeooo:paragraph-rsid="0087b7fd" style:font-size-asian="11pt" style:font-size-complex="11pt"/>
    </style:style>
    <style:style style:name="P410" style:family="paragraph" style:parent-style-name="Standard" style:list-style-name="L30">
      <style:paragraph-properties fo:margin-left="2.501cm" fo:margin-right="0cm" fo:text-align="start" style:justify-single-word="false" fo:text-indent="-0.635cm" style:auto-text-indent="false"/>
      <style:text-properties style:font-name="Arial" fo:font-size="11pt" officeooo:rsid="009f00a3" officeooo:paragraph-rsid="009f00a3" style:font-size-asian="11pt" style:font-size-complex="11pt"/>
    </style:style>
    <style:style style:name="P411" style:family="paragraph" style:parent-style-name="Standard" style:list-style-name="L18">
      <style:paragraph-properties fo:margin-left="1.251cm" fo:margin-right="0cm" fo:text-align="start" style:justify-single-word="false" fo:text-indent="-0.635cm" style:auto-text-indent="false"/>
      <style:text-properties style:font-name="Arial" fo:font-size="11pt" officeooo:rsid="007eac25" officeooo:paragraph-rsid="007eac25" style:font-size-asian="11pt" style:font-size-complex="11pt"/>
    </style:style>
    <style:style style:name="P412" style:family="paragraph" style:parent-style-name="Standard" style:list-style-name="L20">
      <style:paragraph-properties fo:margin-left="1.251cm" fo:margin-right="0cm" fo:text-align="start" style:justify-single-word="false" fo:text-indent="-0.635cm" style:auto-text-indent="false"/>
      <style:text-properties style:font-name="Arial" fo:font-size="11pt" officeooo:rsid="00814851" officeooo:paragraph-rsid="00814851" style:font-size-asian="11pt" style:font-size-complex="11pt"/>
    </style:style>
    <style:style style:name="P413" style:family="paragraph" style:parent-style-name="Standard" style:list-style-name="L30">
      <style:paragraph-properties fo:margin-left="1.251cm" fo:margin-right="0cm" fo:text-align="start" style:justify-single-word="false" fo:text-indent="-0.635cm" style:auto-text-indent="false"/>
      <style:text-properties style:font-name="Arial" fo:font-size="11pt" officeooo:rsid="009f00a3" officeooo:paragraph-rsid="009f00a3" style:font-size-asian="11pt" style:font-size-complex="11pt"/>
    </style:style>
    <style:style style:name="P414" style:family="paragraph" style:parent-style-name="Standard">
      <style:paragraph-properties fo:margin-left="1.251cm" fo:margin-right="0cm" fo:text-align="start" style:justify-single-word="false" fo:text-indent="0cm" style:auto-text-indent="false"/>
      <style:text-properties style:font-name="Arial" fo:font-size="11pt" officeooo:rsid="001501dd" officeooo:paragraph-rsid="00a0afc3" style:font-size-asian="11pt" style:font-size-complex="11pt"/>
    </style:style>
    <style:style style:name="P415" style:family="paragraph" style:parent-style-name="Standard">
      <style:paragraph-properties fo:margin-left="1.251cm" fo:margin-right="0cm" fo:text-align="start" style:justify-single-word="false" fo:text-indent="0cm" style:auto-text-indent="false"/>
      <style:text-properties style:font-name="Arial" fo:font-size="11pt" officeooo:rsid="001501dd" officeooo:paragraph-rsid="00a7fb9b" style:font-size-asian="11pt" style:font-size-complex="11pt"/>
    </style:style>
    <style:style style:name="P416" style:family="paragraph" style:parent-style-name="Standard">
      <style:paragraph-properties fo:margin-left="1.251cm" fo:margin-right="0cm" fo:text-align="start" style:justify-single-word="false" fo:text-indent="0cm" style:auto-text-indent="false"/>
      <style:text-properties style:font-name="Arial" fo:font-size="11pt" officeooo:rsid="00a5994b" officeooo:paragraph-rsid="00a5994b" style:font-size-asian="11pt" style:font-size-complex="11pt"/>
    </style:style>
    <style:style style:name="P417" style:family="paragraph" style:parent-style-name="Standard">
      <style:paragraph-properties fo:margin-left="1.251cm" fo:margin-right="0cm" fo:text-align="start" style:justify-single-word="false" fo:text-indent="0cm" style:auto-text-indent="false"/>
      <style:text-properties style:font-name="Arial" fo:font-size="11pt" officeooo:rsid="00a7fb9b" officeooo:paragraph-rsid="00a7fb9b" style:font-size-asian="11pt" style:font-size-complex="11pt"/>
    </style:style>
    <style:style style:name="P418" style:family="paragraph" style:parent-style-name="Standard">
      <style:paragraph-properties fo:margin-left="0cm" fo:margin-right="0cm" fo:text-align="start" style:justify-single-word="false" fo:text-indent="0cm" style:auto-text-indent="false"/>
      <style:text-properties style:font-name="Arial" fo:font-size="11pt" officeooo:rsid="001501dd" officeooo:paragraph-rsid="00a0afc3" style:font-size-asian="11pt" style:font-size-complex="11pt"/>
    </style:style>
    <style:style style:name="P419" style:family="paragraph" style:parent-style-name="Standard">
      <style:paragraph-properties fo:margin-left="0cm" fo:margin-right="0cm" fo:text-align="start" style:justify-single-word="false" fo:text-indent="0cm" style:auto-text-indent="false"/>
      <style:text-properties style:font-name="Arial" fo:font-size="11pt" officeooo:rsid="001501dd" officeooo:paragraph-rsid="00a7fb9b" style:font-size-asian="11pt" style:font-size-complex="11pt"/>
    </style:style>
    <style:style style:name="P420" style:family="paragraph" style:parent-style-name="Standard">
      <style:paragraph-properties fo:margin-left="0cm" fo:margin-right="0cm" fo:text-align="end" style:justify-single-word="false" fo:text-indent="0cm" style:auto-text-indent="false"/>
      <style:text-properties style:font-name="Arial" fo:font-size="11pt" officeooo:rsid="001501dd" officeooo:paragraph-rsid="00a7fb9b" style:font-size-asian="11pt" style:font-size-complex="11pt"/>
    </style:style>
    <style:style style:name="P421" style:family="paragraph" style:parent-style-name="Standard">
      <style:paragraph-properties fo:margin-left="0cm" fo:margin-right="0cm" fo:text-align="end" style:justify-single-word="false" fo:text-indent="0cm" style:auto-text-indent="false"/>
      <style:text-properties style:font-name="Arial" fo:font-size="11pt" officeooo:rsid="001501dd" officeooo:paragraph-rsid="00a9f96a" style:font-size-asian="11pt" style:font-size-complex="11pt"/>
    </style:style>
    <style:style style:name="P422" style:family="paragraph" style:parent-style-name="Text_20_body">
      <style:text-properties officeooo:rsid="00831dd6"/>
    </style:style>
    <style:style style:name="P423" style:family="paragraph" style:parent-style-name="Text_20_body">
      <style:text-properties officeooo:rsid="00910a35" officeooo:paragraph-rsid="00910a35"/>
    </style:style>
    <style:style style:name="P424" style:family="paragraph" style:parent-style-name="Text_20_body">
      <style:text-properties officeooo:rsid="0093cae2"/>
    </style:style>
    <style:style style:name="P425" style:family="paragraph" style:parent-style-name="Text_20_body">
      <style:text-properties officeooo:rsid="009d3710" officeooo:paragraph-rsid="009d3710"/>
    </style:style>
    <style:style style:name="P426" style:family="paragraph" style:parent-style-name="Text_20_body" style:list-style-name="L31">
      <style:text-properties officeooo:rsid="009d3710" officeooo:paragraph-rsid="009d3710"/>
    </style:style>
    <style:style style:name="P427" style:family="paragraph" style:parent-style-name="Text_20_body">
      <style:paragraph-properties fo:text-align="start" style:justify-single-word="false"/>
      <style:text-properties style:font-name="Arial" fo:font-size="12pt" fo:font-weight="bold" officeooo:paragraph-rsid="00aaa408" style:font-size-asian="12pt" style:font-weight-asian="bold" style:font-name-complex="Arial" style:font-size-complex="12pt"/>
    </style:style>
    <style:style style:name="P428" style:family="paragraph" style:parent-style-name="Text_20_body">
      <style:paragraph-properties fo:margin-left="1.251cm" fo:margin-right="0cm" fo:margin-top="0cm" fo:margin-bottom="0cm" style:contextual-spacing="false" fo:text-align="justify" style:justify-single-word="false" fo:text-indent="0cm" style:auto-text-indent="false"/>
      <style:text-properties style:font-name="Arial" fo:font-weight="normal" officeooo:paragraph-rsid="00aaa408" style:font-weight-asian="normal" style:font-name-complex="Arial" style:font-weight-complex="normal"/>
    </style:style>
    <style:style style:name="P429" style:family="paragraph" style:parent-style-name="Text_20_body">
      <style:paragraph-properties fo:margin-left="1.251cm" fo:margin-right="0cm" fo:margin-top="0cm" fo:margin-bottom="0cm" style:contextual-spacing="false" fo:text-align="justify" style:justify-single-word="false" fo:text-indent="0cm" style:auto-text-indent="false"/>
      <style:text-properties style:font-name="Arial" fo:font-size="12pt" style:text-underline-style="none" fo:font-weight="normal" officeooo:paragraph-rsid="00aaa408" style:font-size-asian="12pt" style:font-weight-asian="normal" style:font-name-complex="Arial" style:font-size-complex="12pt" style:font-weight-complex="normal"/>
    </style:style>
    <style:style style:name="P430" style:family="paragraph" style:parent-style-name="Text_20_body">
      <style:paragraph-properties fo:margin-left="1.251cm" fo:margin-right="0cm" fo:margin-top="0cm" fo:margin-bottom="0cm" style:contextual-spacing="false" fo:text-align="justify" style:justify-single-word="false" fo:text-indent="0cm" style:auto-text-indent="false"/>
      <style:text-properties style:font-name="Arial" officeooo:paragraph-rsid="00aaa408" style:font-name-complex="Arial"/>
    </style:style>
    <style:style style:name="P431" style:family="paragraph" style:parent-style-name="Text_20_body">
      <style:paragraph-properties fo:margin-left="1.251cm" fo:margin-right="0cm" fo:margin-top="0cm" fo:margin-bottom="0cm" style:contextual-spacing="false" fo:text-align="justify" style:justify-single-word="false" fo:text-indent="0cm" style:auto-text-indent="false"/>
      <style:text-properties style:font-name="Arial" style:text-underline-style="none" officeooo:paragraph-rsid="00aaa408" style:font-name-complex="Arial"/>
    </style:style>
    <style:style style:name="P432" style:family="paragraph" style:parent-style-name="Text_20_body">
      <style:paragraph-properties fo:margin-left="1.251cm" fo:margin-right="0cm" fo:margin-top="0cm" fo:margin-bottom="0cm" style:contextual-spacing="false" fo:text-align="justify" style:justify-single-word="false" fo:text-indent="0cm" style:auto-text-indent="false"/>
      <style:text-properties officeooo:paragraph-rsid="00aaa408"/>
    </style:style>
    <style:style style:name="P433" style:family="paragraph" style:parent-style-name="Text_20_body">
      <style:paragraph-properties fo:margin-left="1.251cm" fo:margin-right="0cm" fo:margin-top="0cm" fo:margin-bottom="0cm" style:contextual-spacing="false" fo:text-align="justify" style:justify-single-word="false" fo:text-indent="0cm" style:auto-text-indent="false"/>
      <style:text-properties style:font-name="Arial" officeooo:paragraph-rsid="00aaa408" style:font-name-complex="Arial"/>
    </style:style>
    <style:style style:name="P434" style:family="paragraph" style:parent-style-name="Text_20_body">
      <style:paragraph-properties fo:margin-left="1.251cm" fo:margin-right="0cm" fo:margin-top="0cm" fo:margin-bottom="0cm" style:contextual-spacing="false" fo:text-align="justify" style:justify-single-word="false" fo:text-indent="0cm" style:auto-text-indent="false"/>
      <style:text-properties style:font-name="Arial" fo:font-weight="normal" officeooo:paragraph-rsid="00aaa408" style:font-weight-asian="normal" style:font-name-complex="Arial" style:font-weight-complex="normal"/>
    </style:style>
    <style:style style:name="P435" style:family="paragraph" style:parent-style-name="Text_20_body">
      <style:paragraph-properties fo:margin-left="1.251cm" fo:margin-right="0cm" fo:margin-top="0cm" fo:margin-bottom="0cm" style:contextual-spacing="false" fo:text-align="justify" style:justify-single-word="false" fo:text-indent="0cm" style:auto-text-indent="false"/>
      <style:text-properties style:font-name="Arial" fo:font-size="12pt" officeooo:paragraph-rsid="00aaa408" style:font-size-asian="12pt" style:font-name-complex="Arial" style:font-size-complex="12pt"/>
    </style:style>
    <style:style style:name="P436" style:family="paragraph" style:parent-style-name="Text_20_body">
      <style:paragraph-properties fo:margin-left="1.251cm" fo:margin-right="0cm" fo:margin-top="0cm" fo:margin-bottom="0cm" style:contextual-spacing="false" fo:text-align="justify" style:justify-single-word="false" fo:text-indent="0cm" style:auto-text-indent="false"/>
      <style:text-properties style:font-name="Arial" fo:font-size="12pt" fo:font-weight="normal" officeooo:paragraph-rsid="00aaa408" style:font-size-asian="12pt" style:font-weight-asian="normal" style:font-name-complex="Arial" style:font-size-complex="12pt" style:font-weight-complex="normal"/>
    </style:style>
    <style:style style:name="P437" style:family="paragraph" style:parent-style-name="Text_20_body">
      <style:paragraph-properties fo:margin-left="1.251cm" fo:margin-right="0cm" fo:margin-top="0cm" fo:margin-bottom="0cm" style:contextual-spacing="false" fo:text-align="justify" style:justify-single-word="false" fo:text-indent="0cm" style:auto-text-indent="false"/>
      <style:text-properties style:font-name="Arial" officeooo:paragraph-rsid="00aaa408" style:font-name-complex="Arial"/>
    </style:style>
    <style:style style:name="P438" style:family="paragraph" style:parent-style-name="Text_20_body">
      <style:paragraph-properties fo:margin-top="0cm" fo:margin-bottom="0cm" style:contextual-spacing="false" fo:text-align="justify" style:justify-single-word="false"/>
      <style:text-properties style:font-name="Arial" fo:font-weight="bold" officeooo:paragraph-rsid="00aaa408" style:font-weight-asian="bold" style:font-name-complex="Arial"/>
    </style:style>
    <style:style style:name="P439" style:family="paragraph" style:parent-style-name="Text_20_body">
      <style:paragraph-properties fo:margin-top="0cm" fo:margin-bottom="0cm" style:contextual-spacing="false" fo:text-align="justify" style:justify-single-word="false"/>
      <style:text-properties style:font-name="Arial" fo:font-size="12pt" fo:font-weight="bold" officeooo:paragraph-rsid="00aaa408" style:font-size-asian="12pt" style:font-weight-asian="bold" style:font-name-complex="Arial" style:font-size-complex="12pt"/>
    </style:style>
    <style:style style:name="P440" style:family="paragraph" style:parent-style-name="Heading_20_2">
      <style:paragraph-properties fo:margin-left="0cm" fo:margin-right="0cm" fo:text-align="start" style:justify-single-word="false" fo:text-indent="0cm" style:auto-text-indent="false" fo:break-before="page"/>
    </style:style>
    <style:style style:name="P441" style:family="paragraph" style:parent-style-name="Heading_20_2">
      <style:paragraph-properties fo:margin-left="0cm" fo:margin-right="0cm" fo:text-align="start" style:justify-single-word="false" fo:text-indent="0cm" style:auto-text-indent="false" fo:break-before="page"/>
      <style:text-properties officeooo:paragraph-rsid="007200fa"/>
    </style:style>
    <style:style style:name="P442" style:family="paragraph" style:parent-style-name="Heading_20_2">
      <style:paragraph-properties fo:margin-left="0cm" fo:margin-right="0cm" fo:text-align="start" style:justify-single-word="false" fo:text-indent="0cm" style:auto-text-indent="false" fo:break-before="page"/>
      <style:text-properties officeooo:paragraph-rsid="0078d56a"/>
    </style:style>
    <style:style style:name="P443" style:family="paragraph" style:parent-style-name="Heading_20_2">
      <style:paragraph-properties fo:margin-left="0cm" fo:margin-right="0cm" fo:text-align="start" style:justify-single-word="false" fo:text-indent="0cm" style:auto-text-indent="false" fo:break-before="page"/>
      <style:text-properties officeooo:paragraph-rsid="007a6ab9"/>
    </style:style>
    <style:style style:name="P444" style:family="paragraph" style:parent-style-name="Heading_20_2">
      <style:paragraph-properties fo:margin-left="0cm" fo:margin-right="0cm" fo:text-align="start" style:justify-single-word="false" fo:text-indent="0cm" style:auto-text-indent="false" fo:break-before="page"/>
      <style:text-properties officeooo:paragraph-rsid="007e0089"/>
    </style:style>
    <style:style style:name="P445" style:family="paragraph" style:parent-style-name="Heading_20_2">
      <style:paragraph-properties fo:margin-left="0cm" fo:margin-right="0cm" fo:text-align="start" style:justify-single-word="false" fo:text-indent="0cm" style:auto-text-indent="false" fo:break-before="page"/>
      <style:text-properties officeooo:paragraph-rsid="00814851"/>
    </style:style>
    <style:style style:name="P446" style:family="paragraph" style:parent-style-name="Heading_20_2">
      <style:paragraph-properties fo:margin-left="0cm" fo:margin-right="0cm" fo:text-align="start" style:justify-single-word="false" fo:text-indent="0cm" style:auto-text-indent="false" fo:break-before="page"/>
      <style:text-properties officeooo:paragraph-rsid="008254a4"/>
    </style:style>
    <style:style style:name="P447" style:family="paragraph" style:parent-style-name="Heading_20_2">
      <style:paragraph-properties fo:margin-left="0cm" fo:margin-right="0cm" fo:text-align="start" style:justify-single-word="false" fo:text-indent="0cm" style:auto-text-indent="false" fo:break-before="page"/>
      <style:text-properties officeooo:paragraph-rsid="00857535"/>
    </style:style>
    <style:style style:name="P448" style:family="paragraph" style:parent-style-name="Heading_20_2">
      <style:paragraph-properties fo:margin-left="0cm" fo:margin-right="0cm" fo:text-align="start" style:justify-single-word="false" fo:text-indent="0cm" style:auto-text-indent="false" fo:break-before="page"/>
      <style:text-properties officeooo:paragraph-rsid="0089c40c"/>
    </style:style>
    <style:style style:name="P449" style:family="paragraph" style:parent-style-name="Heading_20_2">
      <style:paragraph-properties fo:margin-left="0cm" fo:margin-right="0cm" fo:text-align="start" style:justify-single-word="false" fo:text-indent="0cm" style:auto-text-indent="false" fo:break-before="page"/>
      <style:text-properties officeooo:paragraph-rsid="008baf11"/>
    </style:style>
    <style:style style:name="P450" style:family="paragraph" style:parent-style-name="Heading_20_2">
      <style:paragraph-properties fo:margin-left="0cm" fo:margin-right="0cm" fo:text-align="start" style:justify-single-word="false" fo:text-indent="0cm" style:auto-text-indent="false" fo:break-before="page"/>
      <style:text-properties officeooo:paragraph-rsid="008f3691"/>
    </style:style>
    <style:style style:name="P451" style:family="paragraph" style:parent-style-name="Heading_20_2">
      <style:paragraph-properties fo:margin-left="0cm" fo:margin-right="0cm" fo:text-align="start" style:justify-single-word="false" fo:text-indent="0cm" style:auto-text-indent="false" fo:break-before="page"/>
      <style:text-properties officeooo:paragraph-rsid="0090ac4e"/>
    </style:style>
    <style:style style:name="P452" style:family="paragraph" style:parent-style-name="Heading_20_2">
      <style:paragraph-properties fo:margin-left="0cm" fo:margin-right="0cm" fo:text-align="start" style:justify-single-word="false" fo:text-indent="0cm" style:auto-text-indent="false" fo:break-before="page"/>
      <style:text-properties officeooo:paragraph-rsid="0092c582"/>
    </style:style>
    <style:style style:name="P453" style:family="paragraph" style:parent-style-name="Heading_20_2">
      <style:paragraph-properties fo:margin-left="0cm" fo:margin-right="0cm" fo:text-align="start" style:justify-single-word="false" fo:text-indent="0cm" style:auto-text-indent="false" fo:break-before="page"/>
      <style:text-properties officeooo:paragraph-rsid="00986789"/>
    </style:style>
    <style:style style:name="P454" style:family="paragraph" style:parent-style-name="Heading_20_2">
      <style:paragraph-properties fo:margin-left="0cm" fo:margin-right="0cm" fo:text-align="start" style:justify-single-word="false" fo:text-indent="0cm" style:auto-text-indent="false" fo:break-before="page"/>
      <style:text-properties officeooo:paragraph-rsid="009b90ce"/>
    </style:style>
    <style:style style:name="P455" style:family="paragraph" style:parent-style-name="Heading_20_2">
      <style:paragraph-properties fo:margin-left="0cm" fo:margin-right="0cm" fo:text-align="start" style:justify-single-word="false" fo:text-indent="0cm" style:auto-text-indent="false" fo:break-before="page"/>
      <style:text-properties officeooo:paragraph-rsid="009d3710"/>
    </style:style>
    <style:style style:name="P456" style:family="paragraph" style:parent-style-name="Heading_20_2">
      <style:paragraph-properties fo:margin-left="0cm" fo:margin-right="0cm" fo:text-align="start" style:justify-single-word="false" fo:text-indent="0cm" style:auto-text-indent="false" fo:break-before="page"/>
      <style:text-properties officeooo:paragraph-rsid="00a0afc3"/>
    </style:style>
    <style:style style:name="P457" style:family="paragraph" style:parent-style-name="Heading_20_2">
      <style:paragraph-properties fo:margin-left="0cm" fo:margin-right="0cm" fo:text-align="start" style:justify-single-word="false" fo:text-indent="0cm" style:auto-text-indent="false" fo:break-before="page"/>
      <style:text-properties officeooo:paragraph-rsid="00a7fb9b"/>
    </style:style>
    <style:style style:name="P458" style:family="paragraph" style:parent-style-name="Heading_20_2">
      <style:paragraph-properties fo:margin-left="0cm" fo:margin-right="0cm" fo:text-align="start" style:justify-single-word="false" fo:text-indent="0cm" style:auto-text-indent="false"/>
      <style:text-properties officeooo:paragraph-rsid="007be7a1"/>
    </style:style>
    <style:style style:name="P459" style:family="paragraph" style:parent-style-name="Heading_20_4">
      <style:text-properties officeooo:paragraph-rsid="007200fa"/>
    </style:style>
    <style:style style:name="P460" style:family="paragraph" style:parent-style-name="Heading_20_4">
      <style:text-properties officeooo:rsid="007200fa" officeooo:paragraph-rsid="007200fa"/>
    </style:style>
    <style:style style:name="P461" style:family="paragraph" style:parent-style-name="Heading_20_4">
      <style:text-properties officeooo:rsid="007590c3" officeooo:paragraph-rsid="007590c3"/>
    </style:style>
    <style:style style:name="P462" style:family="paragraph" style:parent-style-name="Heading_20_4">
      <style:text-properties officeooo:paragraph-rsid="0078d56a"/>
    </style:style>
    <style:style style:name="P463" style:family="paragraph" style:parent-style-name="Heading_20_4">
      <style:text-properties officeooo:rsid="0078d56a" officeooo:paragraph-rsid="0078d56a"/>
    </style:style>
    <style:style style:name="P464" style:family="paragraph" style:parent-style-name="Heading_20_4">
      <style:text-properties officeooo:paragraph-rsid="007a6ab9"/>
    </style:style>
    <style:style style:name="P465" style:family="paragraph" style:parent-style-name="Heading_20_4">
      <style:text-properties officeooo:paragraph-rsid="007be7a1"/>
    </style:style>
    <style:style style:name="P466" style:family="paragraph" style:parent-style-name="Heading_20_4">
      <style:text-properties officeooo:paragraph-rsid="007e0089"/>
    </style:style>
    <style:style style:name="P467" style:family="paragraph" style:parent-style-name="Heading_20_4">
      <style:text-properties officeooo:paragraph-rsid="00814851"/>
    </style:style>
    <style:style style:name="P468" style:family="paragraph" style:parent-style-name="Heading_20_4">
      <style:text-properties officeooo:paragraph-rsid="008254a4"/>
    </style:style>
    <style:style style:name="P469" style:family="paragraph" style:parent-style-name="Heading_20_4">
      <style:text-properties officeooo:paragraph-rsid="00831dd6"/>
    </style:style>
    <style:style style:name="P470" style:family="paragraph" style:parent-style-name="Heading_20_4">
      <style:text-properties officeooo:paragraph-rsid="00857535"/>
    </style:style>
    <style:style style:name="P471" style:family="paragraph" style:parent-style-name="Heading_20_4">
      <style:text-properties officeooo:rsid="00857535" officeooo:paragraph-rsid="00857535"/>
    </style:style>
    <style:style style:name="P472" style:family="paragraph" style:parent-style-name="Heading_20_4">
      <style:text-properties officeooo:paragraph-rsid="0089c40c"/>
    </style:style>
    <style:style style:name="P473" style:family="paragraph" style:parent-style-name="Heading_20_4">
      <style:text-properties officeooo:rsid="0089c40c" officeooo:paragraph-rsid="0089c40c"/>
    </style:style>
    <style:style style:name="P474" style:family="paragraph" style:parent-style-name="Heading_20_4">
      <style:text-properties officeooo:rsid="0089c40c" officeooo:paragraph-rsid="0093cae2"/>
    </style:style>
    <style:style style:name="P475" style:family="paragraph" style:parent-style-name="Heading_20_4">
      <style:text-properties officeooo:paragraph-rsid="008baf11"/>
    </style:style>
    <style:style style:name="P476" style:family="paragraph" style:parent-style-name="Heading_20_4">
      <style:text-properties officeooo:paragraph-rsid="008f3691"/>
    </style:style>
    <style:style style:name="P477" style:family="paragraph" style:parent-style-name="Heading_20_4">
      <style:text-properties officeooo:paragraph-rsid="0090ac4e"/>
    </style:style>
    <style:style style:name="P478" style:family="paragraph" style:parent-style-name="Heading_20_4">
      <style:text-properties officeooo:paragraph-rsid="00910a35"/>
    </style:style>
    <style:style style:name="P479" style:family="paragraph" style:parent-style-name="Heading_20_4">
      <style:text-properties officeooo:rsid="00910a35" officeooo:paragraph-rsid="00910a35"/>
    </style:style>
    <style:style style:name="P480" style:family="paragraph" style:parent-style-name="Heading_20_4">
      <style:text-properties officeooo:paragraph-rsid="0092c582"/>
    </style:style>
    <style:style style:name="P481" style:family="paragraph" style:parent-style-name="Heading_20_4">
      <style:text-properties officeooo:paragraph-rsid="0093cae2"/>
    </style:style>
    <style:style style:name="P482" style:family="paragraph" style:parent-style-name="Heading_20_4">
      <style:text-properties officeooo:paragraph-rsid="00986789"/>
    </style:style>
    <style:style style:name="P483" style:family="paragraph" style:parent-style-name="Heading_20_4">
      <style:text-properties officeooo:paragraph-rsid="009b90ce"/>
    </style:style>
    <style:style style:name="P484" style:family="paragraph" style:parent-style-name="Heading_20_4">
      <style:text-properties officeooo:paragraph-rsid="009d3710"/>
    </style:style>
    <style:style style:name="P485" style:family="paragraph" style:parent-style-name="Heading_20_4">
      <style:text-properties officeooo:paragraph-rsid="00a0afc3"/>
    </style:style>
    <style:style style:name="P486" style:family="paragraph" style:parent-style-name="Heading_20_4">
      <style:text-properties officeooo:paragraph-rsid="00a5994b"/>
    </style:style>
    <style:style style:name="P487" style:family="paragraph" style:parent-style-name="Heading_20_4">
      <style:text-properties officeooo:rsid="00a5994b" officeooo:paragraph-rsid="00a5994b"/>
    </style:style>
    <style:style style:name="P488" style:family="paragraph" style:parent-style-name="Heading_20_4">
      <style:text-properties officeooo:paragraph-rsid="00a7fb9b"/>
    </style:style>
    <style:style style:name="P489" style:family="paragraph" style:parent-style-name="Heading_20_4">
      <style:text-properties officeooo:paragraph-rsid="00aaa408"/>
    </style:style>
    <style:style style:name="P490" style:family="paragraph" style:parent-style-name="Heading_20_3">
      <style:text-properties officeooo:paragraph-rsid="001501dd"/>
    </style:style>
    <style:style style:name="P491" style:family="paragraph" style:parent-style-name="Heading_20_3">
      <style:text-properties officeooo:paragraph-rsid="007200fa"/>
    </style:style>
    <style:style style:name="P492" style:family="paragraph" style:parent-style-name="Heading_20_3">
      <style:text-properties officeooo:paragraph-rsid="0078d56a"/>
    </style:style>
    <style:style style:name="P493" style:family="paragraph" style:parent-style-name="Heading_20_3">
      <style:text-properties officeooo:paragraph-rsid="007a6ab9"/>
    </style:style>
    <style:style style:name="P494" style:family="paragraph" style:parent-style-name="Heading_20_3">
      <style:text-properties officeooo:paragraph-rsid="007be7a1"/>
    </style:style>
    <style:style style:name="P495" style:family="paragraph" style:parent-style-name="Heading_20_3">
      <style:text-properties officeooo:paragraph-rsid="007e0089"/>
    </style:style>
    <style:style style:name="P496" style:family="paragraph" style:parent-style-name="Heading_20_3">
      <style:text-properties officeooo:paragraph-rsid="00814851"/>
    </style:style>
    <style:style style:name="P497" style:family="paragraph" style:parent-style-name="Heading_20_3">
      <style:text-properties officeooo:paragraph-rsid="008254a4"/>
    </style:style>
    <style:style style:name="P498" style:family="paragraph" style:parent-style-name="Heading_20_3">
      <style:text-properties officeooo:paragraph-rsid="00857535"/>
    </style:style>
    <style:style style:name="P499" style:family="paragraph" style:parent-style-name="Heading_20_3">
      <style:text-properties officeooo:paragraph-rsid="0089c40c"/>
    </style:style>
    <style:style style:name="P500" style:family="paragraph" style:parent-style-name="Heading_20_3">
      <style:text-properties officeooo:paragraph-rsid="008baf11"/>
    </style:style>
    <style:style style:name="P501" style:family="paragraph" style:parent-style-name="Heading_20_3">
      <style:text-properties officeooo:paragraph-rsid="008f3691"/>
    </style:style>
    <style:style style:name="P502" style:family="paragraph" style:parent-style-name="Heading_20_3">
      <style:text-properties officeooo:paragraph-rsid="0090ac4e"/>
    </style:style>
    <style:style style:name="P503" style:family="paragraph" style:parent-style-name="Heading_20_3">
      <style:text-properties officeooo:paragraph-rsid="0092c582"/>
    </style:style>
    <style:style style:name="P504" style:family="paragraph" style:parent-style-name="Heading_20_3">
      <style:text-properties officeooo:paragraph-rsid="00986789"/>
    </style:style>
    <style:style style:name="P505" style:family="paragraph" style:parent-style-name="Heading_20_3">
      <style:text-properties officeooo:paragraph-rsid="009b90ce"/>
    </style:style>
    <style:style style:name="P506" style:family="paragraph" style:parent-style-name="Heading_20_3">
      <style:text-properties officeooo:paragraph-rsid="009d3710"/>
    </style:style>
    <style:style style:name="P507" style:family="paragraph" style:parent-style-name="Heading_20_3">
      <style:text-properties officeooo:paragraph-rsid="00a0afc3"/>
    </style:style>
    <style:style style:name="P508" style:family="paragraph" style:parent-style-name="Heading_20_3">
      <style:text-properties officeooo:paragraph-rsid="00a7fb9b"/>
    </style:style>
    <style:style style:name="P509" style:family="paragraph" style:parent-style-name="Footer">
      <style:paragraph-properties fo:padding="0cm" fo:border="none" style:shadow="none"/>
    </style:style>
    <style:style style:name="P510" style:family="paragraph" style:parent-style-name="Footnote">
      <style:paragraph-properties fo:margin-left="0cm" fo:margin-right="-0.007cm" fo:text-align="justify" style:justify-single-word="false" fo:text-indent="0cm" style:auto-text-indent="false"/>
      <style:text-properties fo:font-size="11pt" style:font-size-asian="11pt" style:font-size-complex="11pt"/>
    </style:style>
    <style:style style:name="P511" style:family="paragraph" style:parent-style-name="Footnote">
      <style:paragraph-properties fo:margin-left="0.25cm" fo:margin-right="0cm" fo:text-align="justify" style:justify-single-word="false" fo:text-indent="0cm" style:auto-text-indent="false"/>
      <style:text-properties fo:font-size="11pt" style:font-size-asian="11pt" style:font-size-complex="11pt"/>
    </style:style>
    <style:style style:name="P512" style:family="paragraph" style:parent-style-name="Footnote" style:list-style-name="_34_3378371531401711061">
      <style:paragraph-properties fo:text-align="justify" style:justify-single-word="false"/>
      <style:text-properties fo:font-size="11pt" fo:font-weight="bold" style:font-size-asian="11pt" style:font-weight-asian="bold" style:font-size-complex="11pt"/>
    </style:style>
    <style:style style:name="P513" style:family="paragraph" style:parent-style-name="Footnote" style:list-style-name="_33_1747433433763007631">
      <style:paragraph-properties fo:text-align="justify" style:justify-single-word="false"/>
      <style:text-properties fo:font-size="11pt" fo:font-weight="bold" style:font-size-asian="11pt" style:font-weight-asian="bold" style:font-size-complex="11pt"/>
    </style:style>
    <style:style style:name="P514" style:family="paragraph" style:parent-style-name="Footnote">
      <style:paragraph-properties fo:text-align="justify" style:justify-single-word="false"/>
      <style:text-properties style:font-name="Arial" fo:font-size="12pt" officeooo:paragraph-rsid="00aaa408" style:font-size-asian="12pt" style:font-name-complex="Arial" style:font-size-complex="12pt"/>
    </style:style>
    <style:style style:name="P515" style:family="paragraph" style:parent-style-name="Footnote">
      <style:paragraph-properties fo:text-align="center" style:justify-single-word="false"/>
      <style:text-properties style:font-name="Arial" fo:font-size="12pt" officeooo:paragraph-rsid="00aaa408" style:font-size-asian="12pt" style:font-name-complex="Arial" style:font-size-complex="12pt"/>
    </style:style>
    <style:style style:name="P516" style:family="paragraph" style:parent-style-name="Footnote">
      <style:paragraph-properties fo:text-align="start" style:justify-single-word="false"/>
      <style:text-properties style:font-name="Arial" fo:font-size="12pt" officeooo:paragraph-rsid="00aaa408" style:font-size-asian="12pt" style:font-name-complex="Arial" style:font-size-complex="12pt"/>
    </style:style>
    <style:style style:name="P517" style:family="paragraph" style:parent-style-name="Footnote">
      <style:paragraph-properties fo:text-align="center" style:justify-single-word="false" style:snap-to-layout-grid="false"/>
      <style:text-properties style:font-name="Arial" fo:font-size="12pt" fo:font-weight="normal" officeooo:paragraph-rsid="00aaa408" style:font-size-asian="12pt" style:font-weight-asian="normal" style:font-name-complex="Arial" style:font-size-complex="12pt"/>
    </style:style>
    <style:style style:name="P518" style:family="paragraph" style:parent-style-name="Footnote">
      <style:paragraph-properties fo:text-align="center" style:justify-single-word="false"/>
      <style:text-properties style:font-name="Arial" fo:font-size="12pt" fo:font-weight="normal" officeooo:paragraph-rsid="00aaa408" style:font-size-asian="12pt" style:font-weight-asian="normal" style:font-name-complex="Arial" style:font-size-complex="12pt"/>
    </style:style>
    <style:style style:name="P519" style:family="paragraph" style:parent-style-name="Footnote">
      <style:paragraph-properties style:snap-to-layout-grid="false"/>
      <style:text-properties style:font-name="Arial" fo:font-size="12pt" fo:font-weight="normal" officeooo:paragraph-rsid="00aaa408" style:font-size-asian="12pt" style:font-weight-asian="normal" style:font-name-complex="Arial" style:font-size-complex="12pt"/>
    </style:style>
    <style:style style:name="P520" style:family="paragraph" style:parent-style-name="Footnote">
      <style:paragraph-properties fo:text-align="justify" style:justify-single-word="false" style:snap-to-layout-grid="false"/>
      <style:text-properties style:font-name="Arial" fo:font-size="12pt" fo:font-weight="normal" officeooo:paragraph-rsid="00aaa408" style:font-size-asian="12pt" style:font-weight-asian="normal" style:font-name-complex="Arial" style:font-size-complex="12pt"/>
    </style:style>
    <style:style style:name="P521" style:family="paragraph" style:parent-style-name="Footnote">
      <style:paragraph-properties fo:text-align="justify" style:justify-single-word="false"/>
      <style:text-properties style:font-name="Arial" fo:font-size="12pt" fo:font-weight="normal" officeooo:paragraph-rsid="00aaa408" style:font-size-asian="12pt" style:font-weight-asian="normal" style:font-name-complex="Arial" style:font-size-complex="12pt"/>
    </style:style>
    <style:style style:name="P522" style:family="paragraph" style:parent-style-name="Footnote">
      <style:text-properties style:font-name="Arial" fo:font-size="12pt" fo:font-weight="normal" officeooo:paragraph-rsid="00aaa408" style:font-size-asian="12pt" style:font-weight-asian="normal" style:font-name-complex="Arial" style:font-size-complex="12pt"/>
    </style:style>
    <style:style style:name="P523" style:family="paragraph" style:parent-style-name="Footnote">
      <style:paragraph-properties fo:text-align="center" style:justify-single-word="false"/>
      <style:text-properties style:font-name="Arial" fo:font-size="12pt" officeooo:paragraph-rsid="00aaa408" style:font-size-asian="12pt" style:font-name-complex="Arial" style:font-size-complex="12pt"/>
    </style:style>
    <style:style style:name="P524" style:family="paragraph" style:parent-style-name="Footnote">
      <style:paragraph-properties fo:text-align="start" style:justify-single-word="false"/>
      <style:text-properties style:font-name="Arial" fo:font-size="12pt" officeooo:paragraph-rsid="00aaa408" style:font-size-asian="12pt" style:font-name-complex="Arial" style:font-size-complex="12pt"/>
    </style:style>
    <style:style style:name="P525" style:family="paragraph" style:parent-style-name="Footnote">
      <style:paragraph-properties fo:text-align="center" style:justify-single-word="false" style:snap-to-layout-grid="false"/>
      <style:text-properties style:font-name="Arial" fo:font-size="12pt" fo:font-weight="normal" officeooo:paragraph-rsid="00aaa408" style:font-size-asian="12pt" style:font-weight-asian="normal" style:font-name-complex="Arial" style:font-size-complex="12pt"/>
    </style:style>
    <style:style style:name="P526" style:family="paragraph" style:parent-style-name="Footnote">
      <style:paragraph-properties fo:text-align="start" style:justify-single-word="false" style:snap-to-layout-grid="false"/>
      <style:text-properties style:font-name="Arial" fo:font-size="12pt" fo:font-weight="normal" officeooo:paragraph-rsid="00aaa408" style:font-size-asian="12pt" style:font-weight-asian="normal" style:font-name-complex="Arial"/>
    </style:style>
    <style:style style:name="P527" style:family="paragraph" style:parent-style-name="Footnote">
      <style:paragraph-properties fo:text-align="justify" style:justify-single-word="false" style:snap-to-layout-grid="false"/>
      <style:text-properties style:font-name="Arial" fo:font-size="12pt" fo:font-weight="normal" officeooo:paragraph-rsid="00aaa408" style:font-size-asian="12pt" style:font-weight-asian="normal" style:font-name-complex="Arial"/>
    </style:style>
    <style:style style:name="P528" style:family="paragraph" style:parent-style-name="Footnote">
      <style:paragraph-properties fo:text-align="justify" style:justify-single-word="false"/>
      <style:text-properties style:font-name="Arial" fo:font-size="12pt" fo:font-weight="normal" officeooo:paragraph-rsid="00aaa408" style:font-size-asian="12pt" style:font-weight-asian="normal" style:font-name-complex="Arial"/>
    </style:style>
    <style:style style:name="P529" style:family="paragraph" style:parent-style-name="Footnote">
      <style:paragraph-properties fo:text-align="center" style:justify-single-word="false" style:snap-to-layout-grid="false"/>
      <style:text-properties style:font-name="Arial" fo:font-size="12pt" fo:font-weight="normal" officeooo:paragraph-rsid="00aaa408" style:font-size-asian="12pt" style:font-weight-asian="normal" style:font-name-complex="Arial"/>
    </style:style>
    <style:style style:name="P530" style:family="paragraph" style:parent-style-name="Footnote">
      <style:paragraph-properties fo:text-align="center" style:justify-single-word="false"/>
      <style:text-properties style:font-name="Arial" fo:font-size="12pt" fo:font-weight="normal" officeooo:paragraph-rsid="00aaa408" style:font-size-asian="12pt" style:font-weight-asian="normal" style:font-name-complex="Arial"/>
    </style:style>
    <style:style style:name="P531" style:family="paragraph" style:parent-style-name="Footnote">
      <style:paragraph-properties style:snap-to-layout-grid="false"/>
      <style:text-properties style:font-name="Arial" fo:font-size="12pt" fo:font-weight="normal" officeooo:paragraph-rsid="00aaa408" style:font-size-asian="12pt" style:font-weight-asian="normal" style:font-name-complex="Arial"/>
    </style:style>
    <style:style style:name="P532" style:family="paragraph" style:parent-style-name="Footnote">
      <style:text-properties style:font-name="Arial" fo:font-size="12pt" fo:font-weight="normal" officeooo:paragraph-rsid="00aaa408" style:font-size-asian="12pt" style:font-weight-asian="normal" style:font-name-complex="Arial"/>
    </style:style>
    <style:style style:name="P533" style:family="paragraph" style:parent-style-name="Footnote">
      <style:paragraph-properties fo:text-align="center" style:justify-single-word="false" style:snap-to-layout-grid="false"/>
      <style:text-properties style:font-name="Arial" fo:font-size="5pt" fo:font-weight="normal" officeooo:paragraph-rsid="00aaa408" style:font-size-asian="5pt" style:font-weight-asian="normal" style:font-name-complex="Arial" style:font-size-complex="5pt"/>
    </style:style>
    <style:style style:name="P534" style:family="paragraph" style:parent-style-name="Footnote">
      <style:paragraph-properties fo:text-align="center" style:justify-single-word="false" style:snap-to-layout-grid="false"/>
      <style:text-properties style:font-name="Arial" fo:font-weight="normal" officeooo:paragraph-rsid="00aaa408" style:font-weight-asian="normal" style:font-name-complex="Arial"/>
    </style:style>
    <style:style style:name="P535" style:family="paragraph" style:parent-style-name="Footnote">
      <style:paragraph-properties fo:text-align="center" style:justify-single-word="false"/>
      <style:text-properties style:font-name="Arial" fo:font-weight="normal" officeooo:paragraph-rsid="00aaa408" style:font-weight-asian="normal" style:font-name-complex="Arial"/>
    </style:style>
    <style:style style:name="P536" style:family="paragraph" style:parent-style-name="Footnote">
      <style:paragraph-properties fo:text-align="center" style:justify-single-word="false" style:snap-to-layout-grid="false"/>
      <style:text-properties style:font-name="Arial" fo:font-size="10pt" fo:font-weight="normal" officeooo:paragraph-rsid="00aaa408" style:font-size-asian="10pt" style:font-weight-asian="normal" style:font-name-complex="Arial" style:font-size-complex="10pt"/>
    </style:style>
    <style:style style:name="P537" style:family="paragraph" style:parent-style-name="Footnote">
      <style:paragraph-properties fo:text-align="center" style:justify-single-word="false" style:snap-to-layout-grid="false"/>
      <style:text-properties officeooo:paragraph-rsid="00aaa408"/>
    </style:style>
    <style:style style:name="P538" style:family="paragraph" style:parent-style-name="Footnote">
      <style:paragraph-properties fo:text-align="center" style:justify-single-word="false"/>
      <style:text-properties officeooo:paragraph-rsid="00aaa408"/>
    </style:style>
    <style:style style:name="P539" style:family="paragraph" style:parent-style-name="Footnote">
      <style:paragraph-properties fo:text-align="center" style:justify-single-word="false"/>
      <style:text-properties style:font-name="Arial" fo:font-size="12pt" officeooo:paragraph-rsid="00aaa408" style:font-size-asian="12pt" style:font-name-complex="Arial"/>
    </style:style>
    <style:style style:name="P540" style:family="paragraph" style:parent-style-name="Footnote">
      <style:paragraph-properties fo:text-align="center" style:justify-single-word="false" style:snap-to-layout-grid="false"/>
      <style:text-properties style:font-name="Arial" fo:font-size="12pt" fo:font-weight="normal" officeooo:paragraph-rsid="00aaa408" style:font-size-asian="12pt" style:font-weight-asian="normal" style:font-name-complex="Arial"/>
    </style:style>
    <style:style style:name="P541" style:family="paragraph" style:parent-style-name="Footnote">
      <style:paragraph-properties fo:text-align="center" style:justify-single-word="false"/>
      <style:text-properties style:font-name="Arial" fo:font-size="12pt" fo:font-weight="normal" officeooo:paragraph-rsid="00aaa408" style:font-size-asian="12pt" style:font-weight-asian="normal" style:font-name-complex="Arial"/>
    </style:style>
    <style:style style:name="P542" style:family="paragraph" style:parent-style-name="Footnote">
      <style:paragraph-properties fo:text-align="justify" style:justify-single-word="false"/>
      <style:text-properties style:font-name="Arial" fo:font-size="12pt" fo:font-weight="normal" officeooo:paragraph-rsid="00aaa408" style:font-size-asian="12pt" style:font-weight-asian="normal" style:font-name-complex="Arial"/>
    </style:style>
    <style:style style:name="P543" style:family="paragraph" style:parent-style-name="Footnote">
      <style:paragraph-properties fo:text-align="start" style:justify-single-word="false"/>
      <style:text-properties style:font-name="Arial" fo:font-size="12pt" fo:font-weight="normal" officeooo:paragraph-rsid="00aaa408" style:font-size-asian="12pt" style:font-weight-asian="normal" style:font-name-complex="Arial"/>
    </style:style>
    <style:style style:name="P544" style:family="paragraph" style:parent-style-name="Footnote">
      <style:paragraph-properties fo:text-align="center" style:justify-single-word="false" style:snap-to-layout-grid="false"/>
      <style:text-properties style:font-name="Arial" fo:font-size="5pt" fo:font-weight="normal" officeooo:paragraph-rsid="00aaa408" style:font-size-asian="5pt" style:font-weight-asian="normal" style:font-name-complex="Arial" style:font-size-complex="5pt"/>
    </style:style>
    <style:style style:name="P545" style:family="paragraph" style:parent-style-name="Footnote">
      <style:paragraph-properties fo:text-align="center" style:justify-single-word="false" style:snap-to-layout-grid="false"/>
      <style:text-properties style:font-name="Arial" fo:font-weight="normal" officeooo:paragraph-rsid="00aaa408" style:font-weight-asian="normal" style:font-name-complex="Arial"/>
    </style:style>
    <style:style style:name="P546" style:family="paragraph" style:parent-style-name="Footnote">
      <style:paragraph-properties fo:text-align="center" style:justify-single-word="false"/>
      <style:text-properties style:font-name="Arial" fo:font-weight="normal" officeooo:paragraph-rsid="00aaa408" style:font-weight-asian="normal" style:font-name-complex="Arial"/>
    </style:style>
    <style:style style:name="P547" style:family="paragraph" style:parent-style-name="Footnote">
      <style:paragraph-properties fo:text-align="center" style:justify-single-word="false" style:snap-to-layout-grid="false"/>
      <style:text-properties style:font-name="Arial" fo:font-weight="normal" officeooo:paragraph-rsid="00aaa408" style:font-weight-asian="normal" style:font-name-complex="Arial" style:font-size-complex="10pt"/>
    </style:style>
    <style:style style:name="P548" style:family="paragraph" style:parent-style-name="Footnote">
      <style:text-properties style:font-name="Arial" officeooo:paragraph-rsid="00aaa408" style:font-name-complex="Arial"/>
    </style:style>
    <style:style style:name="P549" style:family="paragraph" style:parent-style-name="Footnote">
      <style:paragraph-properties fo:text-align="justify" style:justify-single-word="false" style:snap-to-layout-grid="false"/>
      <style:text-properties officeooo:paragraph-rsid="00aaa408"/>
    </style:style>
    <style:style style:name="P550" style:family="paragraph" style:parent-style-name="Footnote">
      <style:paragraph-properties fo:text-align="justify" style:justify-single-word="false"/>
      <style:text-properties officeooo:paragraph-rsid="00aaa408"/>
    </style:style>
    <style:style style:name="P551" style:family="paragraph" style:parent-style-name="Footnote">
      <style:paragraph-properties fo:text-align="start" style:justify-single-word="false"/>
      <style:text-properties officeooo:paragraph-rsid="00aaa408"/>
    </style:style>
    <style:style style:name="P552" style:family="paragraph" style:parent-style-name="Footnote">
      <style:paragraph-properties style:snap-to-layout-grid="false"/>
      <style:text-properties officeooo:paragraph-rsid="00aaa408"/>
    </style:style>
    <style:style style:name="P553" style:family="paragraph" style:parent-style-name="Footnote">
      <style:paragraph-properties fo:text-align="justify" style:justify-single-word="false"/>
      <style:text-properties style:font-name="Arial" fo:font-size="11pt" officeooo:paragraph-rsid="00aaa408" style:font-size-asian="11pt" style:font-size-complex="11pt"/>
    </style:style>
    <style:style style:name="P554" style:family="paragraph" style:parent-style-name="Footnote" style:list-style-name="_34_3378371531401711061">
      <style:paragraph-properties fo:margin-left="0.885cm" fo:margin-right="-0.007cm" fo:text-align="justify" style:justify-single-word="false" fo:text-indent="-0.635cm" style:auto-text-indent="false"/>
      <style:text-properties fo:font-size="11pt" fo:font-weight="bold" style:font-size-asian="11pt" style:font-weight-asian="bold" style:font-size-complex="11pt"/>
    </style:style>
    <style:style style:name="P555" style:family="paragraph" style:parent-style-name="Footnote">
      <style:paragraph-properties fo:margin-left="0cm" fo:margin-right="0cm" fo:text-align="center" style:justify-single-word="false" fo:text-indent="2.858cm" style:auto-text-indent="false"/>
      <style:text-properties style:font-name="Arial" fo:font-size="12pt" officeooo:paragraph-rsid="00aaa408" style:font-size-asian="12pt" style:font-name-complex="Arial" style:font-size-complex="12pt"/>
    </style:style>
    <style:style style:name="P556" style:family="paragraph" style:parent-style-name="Footnote">
      <style:paragraph-properties fo:margin-left="0cm" fo:margin-right="0cm" fo:text-align="center" style:justify-single-word="false" fo:text-indent="2.858cm" style:auto-text-indent="false"/>
      <style:text-properties officeooo:paragraph-rsid="00aaa408"/>
    </style:style>
    <style:style style:name="P557" style:family="paragraph">
      <style:paragraph-properties fo:text-align="center"/>
    </style:style>
    <style:style style:name="T1" style:family="text">
      <style:text-properties fo:font-size="9pt" fo:font-weight="bold" style:font-size-asian="9pt" style:font-weight-asian="bold" style:font-size-complex="9pt" style:font-weight-complex="bold"/>
    </style:style>
    <style:style style:name="T2" style:family="text">
      <style:text-properties fo:font-size="9pt" style:font-size-asian="9pt" style:font-size-complex="9pt"/>
    </style:style>
    <style:style style:name="T3" style:family="text">
      <style:text-properties fo:color="#4c4c4c"/>
    </style:style>
    <style:style style:name="T4" style:family="text">
      <style:text-properties fo:color="#4c4c4c" style:font-name="Verdana" fo:font-weight="bold" style:font-weight-asian="bold" style:font-weight-complex="bold"/>
    </style:style>
    <style:style style:name="T5" style:family="text">
      <style:text-properties style:font-name="Verdana" fo:font-weight="bold" style:font-weight-asian="bold" style:font-weight-complex="bold"/>
    </style:style>
    <style:style style:name="T6" style:family="text">
      <style:text-properties fo:font-weight="bold" style:font-weight-asian="bold" style:font-weight-complex="bold"/>
    </style:style>
    <style:style style:name="T7" style:family="text">
      <style:text-properties fo:font-weight="bold" officeooo:rsid="007a6ab9" style:font-weight-asian="bold" style:font-weight-complex="bold"/>
    </style:style>
    <style:style style:name="T8" style:family="text">
      <style:text-properties fo:font-weight="bold" officeooo:rsid="0046ac67" style:font-weight-asian="bold" style:font-weight-complex="bold"/>
    </style:style>
    <style:style style:name="T9" style:family="text">
      <style:text-properties fo:font-weight="bold" officeooo:rsid="005a5c51" style:font-weight-asian="bold" style:font-weight-complex="bold"/>
    </style:style>
    <style:style style:name="T10" style:family="text">
      <style:text-properties fo:font-weight="bold" officeooo:rsid="00660fee" style:font-weight-asian="bold" style:font-weight-complex="bold"/>
    </style:style>
    <style:style style:name="T11" style:family="text">
      <style:text-properties fo:font-weight="bold" officeooo:rsid="007590c3" style:font-weight-asian="bold" style:font-weight-complex="bold"/>
    </style:style>
    <style:style style:name="T12" style:family="text">
      <style:text-properties fo:font-size="12pt" style:font-size-asian="12pt"/>
    </style:style>
    <style:style style:name="T13" style:family="text">
      <style:text-properties fo:font-size="12pt" style:font-size-asian="12pt" style:font-size-complex="12pt"/>
    </style:style>
    <style:style style:name="T14" style:family="text">
      <style:text-properties fo:font-size="12pt" fo:font-weight="normal" style:font-size-asian="12pt" style:font-weight-asian="normal" style:font-size-complex="12pt" style:font-weight-complex="normal"/>
    </style:style>
    <style:style style:name="T15" style:family="text">
      <style:text-properties fo:font-size="8pt" style:font-size-asian="8pt" style:font-size-complex="8pt"/>
    </style:style>
    <style:style style:name="T16" style:family="text">
      <style:text-properties style:font-size-complex="10pt"/>
    </style:style>
    <style:style style:name="T17" style:family="text">
      <style:text-properties officeooo:rsid="004c8d78" style:font-size-complex="10pt"/>
    </style:style>
    <style:style style:name="T18" style:family="text">
      <style:text-properties officeooo:rsid="00242811"/>
    </style:style>
    <style:style style:name="T19" style:family="text">
      <style:text-properties style:text-underline-style="none"/>
    </style:style>
    <style:style style:name="T20" style:family="text">
      <style:text-properties officeooo:rsid="004c55c4"/>
    </style:style>
    <style:style style:name="T21" style:family="text">
      <style:text-properties officeooo:rsid="004c8d78"/>
    </style:style>
    <style:style style:name="T22" style:family="text">
      <style:text-properties officeooo:rsid="004d1942"/>
    </style:style>
    <style:style style:name="T23" style:family="text">
      <style:text-properties officeooo:rsid="004e2ce9"/>
    </style:style>
    <style:style style:name="T24" style:family="text">
      <style:text-properties officeooo:rsid="0050d533"/>
    </style:style>
    <style:style style:name="T25" style:family="text">
      <style:text-properties officeooo:rsid="00518acf"/>
    </style:style>
    <style:style style:name="T26" style:family="text">
      <style:text-properties officeooo:rsid="005325e9"/>
    </style:style>
    <style:style style:name="T27" style:family="text">
      <style:text-properties officeooo:rsid="005372d7"/>
    </style:style>
    <style:style style:name="T28" style:family="text">
      <style:text-properties officeooo:rsid="00556694"/>
    </style:style>
    <style:style style:name="T29" style:family="text">
      <style:text-properties officeooo:rsid="0057e6bf"/>
    </style:style>
    <style:style style:name="T30" style:family="text">
      <style:text-properties officeooo:rsid="0059422d"/>
    </style:style>
    <style:style style:name="T31" style:family="text">
      <style:text-properties officeooo:rsid="005a9f27"/>
    </style:style>
    <style:style style:name="T32" style:family="text">
      <style:text-properties officeooo:rsid="005c8aeb"/>
    </style:style>
    <style:style style:name="T33" style:family="text">
      <style:text-properties officeooo:rsid="005fd19f"/>
    </style:style>
    <style:style style:name="T34" style:family="text">
      <style:text-properties fo:font-size="10pt" style:font-size-asian="10pt"/>
    </style:style>
    <style:style style:name="T35" style:family="text">
      <style:text-properties fo:font-size="10pt" fo:font-weight="bold" style:font-size-asian="10pt" style:font-weight-asian="bold" style:font-weight-complex="bold"/>
    </style:style>
    <style:style style:name="T36" style:family="text">
      <style:text-properties fo:font-size="10pt" fo:font-weight="bold" officeooo:rsid="004c8d78" style:font-size-asian="10pt" style:font-weight-asian="bold" style:font-weight-complex="bold"/>
    </style:style>
    <style:style style:name="T37" style:family="text">
      <style:text-properties fo:font-size="10pt" fo:font-weight="bold" style:font-size-asian="10pt" style:font-weight-asian="bold" style:font-size-complex="10pt" style:font-weight-complex="bold"/>
    </style:style>
    <style:style style:name="T38" style:family="text">
      <style:text-properties fo:font-size="10pt" fo:font-weight="normal" style:font-size-asian="10pt" style:font-weight-asian="normal" style:font-weight-complex="normal"/>
    </style:style>
    <style:style style:name="T39" style:family="text">
      <style:text-properties style:font-name="Arial"/>
    </style:style>
    <style:style style:name="T40" style:family="text">
      <style:text-properties style:font-name="Arial" fo:font-size="11pt" officeooo:rsid="001501dd" style:font-size-asian="11pt" style:font-size-complex="11pt"/>
    </style:style>
    <style:style style:name="T41" style:family="text">
      <style:text-properties style:font-name="Arial" fo:font-size="11pt" officeooo:rsid="007200fa" style:font-size-asian="11pt" style:font-size-complex="11pt"/>
    </style:style>
    <style:style style:name="T42" style:family="text">
      <style:text-properties style:font-name="Arial" fo:font-size="11pt" officeooo:rsid="0075bb40" style:font-size-asian="11pt" style:font-size-complex="11pt"/>
    </style:style>
    <style:style style:name="T43" style:family="text">
      <style:text-properties style:font-name="Arial" fo:font-size="11pt" officeooo:rsid="007be7a1" style:font-size-asian="11pt" style:font-size-complex="11pt"/>
    </style:style>
    <style:style style:name="T44" style:family="text">
      <style:text-properties style:font-name="Arial" fo:font-size="11pt" officeooo:rsid="007e0089" style:font-size-asian="11pt" style:font-size-complex="11pt"/>
    </style:style>
    <style:style style:name="T45" style:family="text">
      <style:text-properties style:font-name="Arial" fo:font-size="11pt" officeooo:rsid="00814851" style:font-size-asian="11pt" style:font-size-complex="11pt"/>
    </style:style>
    <style:style style:name="T46" style:family="text">
      <style:text-properties style:font-name="Arial" fo:font-size="11pt" officeooo:rsid="00831dd6" style:font-size-asian="11pt" style:font-size-complex="11pt"/>
    </style:style>
    <style:style style:name="T47" style:family="text">
      <style:text-properties style:font-name="Arial" fo:font-size="11pt" officeooo:rsid="00857535" style:font-size-asian="11pt" style:font-size-complex="11pt"/>
    </style:style>
    <style:style style:name="T48" style:family="text">
      <style:text-properties style:font-name="Arial" fo:font-size="11pt" officeooo:rsid="0089c40c" style:font-size-asian="11pt" style:font-size-complex="11pt"/>
    </style:style>
    <style:style style:name="T49" style:family="text">
      <style:text-properties style:font-name="Arial" fo:font-size="11pt" officeooo:rsid="008baf11" style:font-size-asian="11pt" style:font-size-complex="11pt"/>
    </style:style>
    <style:style style:name="T50" style:family="text">
      <style:text-properties style:font-name="Arial" fo:font-size="11pt" officeooo:rsid="00910a35" style:font-size-asian="11pt" style:font-size-complex="11pt"/>
    </style:style>
    <style:style style:name="T51" style:family="text">
      <style:text-properties style:font-name="Arial" fo:font-size="11pt" officeooo:rsid="0092c582" style:font-size-asian="11pt" style:font-size-complex="11pt"/>
    </style:style>
    <style:style style:name="T52" style:family="text">
      <style:text-properties style:font-name="Arial" fo:font-size="11pt" officeooo:rsid="00986789" style:font-size-asian="11pt" style:font-size-complex="11pt"/>
    </style:style>
    <style:style style:name="T53" style:family="text">
      <style:text-properties style:font-name="Arial" fo:font-size="11pt" officeooo:rsid="009b90ce" style:font-size-asian="11pt" style:font-size-complex="11pt"/>
    </style:style>
    <style:style style:name="T54" style:family="text">
      <style:text-properties style:font-name="Arial" fo:font-size="11pt" officeooo:rsid="009d3710" style:font-size-asian="11pt" style:font-size-complex="11pt"/>
    </style:style>
    <style:style style:name="T55" style:family="text">
      <style:text-properties style:font-name="Arial" fo:font-size="11pt" officeooo:rsid="00a0afc3" style:font-size-asian="11pt" style:font-size-complex="11pt"/>
    </style:style>
    <style:style style:name="T56" style:family="text">
      <style:text-properties style:font-name="Arial" fo:font-size="11pt" officeooo:rsid="00a7fb9b" style:font-size-asian="11pt" style:font-size-complex="11pt"/>
    </style:style>
    <style:style style:name="T57" style:family="text">
      <style:text-properties style:font-name="Arial" officeooo:rsid="0070096a"/>
    </style:style>
    <style:style style:name="T58" style:family="text">
      <style:text-properties style:font-name="Arial" officeooo:rsid="007590c3"/>
    </style:style>
    <style:style style:name="T59" style:family="text">
      <style:text-properties style:font-name="Arial" officeooo:rsid="0078d56a"/>
    </style:style>
    <style:style style:name="T60" style:family="text">
      <style:text-properties style:font-name="Arial" officeooo:rsid="007a6ab9"/>
    </style:style>
    <style:style style:name="T61" style:family="text">
      <style:text-properties style:font-name="Arial" officeooo:rsid="007be7a1"/>
    </style:style>
    <style:style style:name="T62" style:family="text">
      <style:text-properties style:font-name="Arial" officeooo:rsid="007e0089"/>
    </style:style>
    <style:style style:name="T63" style:family="text">
      <style:text-properties style:font-name="Arial" fo:font-weight="bold" style:font-weight-asian="bold" style:font-name-complex="Arial"/>
    </style:style>
    <style:style style:name="T64" style:family="text">
      <style:text-properties style:font-name="Arial" fo:font-weight="bold" style:font-name-asian="Arial" style:font-weight-asian="bold" style:font-name-complex="Arial"/>
    </style:style>
    <style:style style:name="T65" style:family="text">
      <style:text-properties style:font-name="Arial" officeooo:rsid="00814851"/>
    </style:style>
    <style:style style:name="T66" style:family="text">
      <style:text-properties style:font-name="Arial" officeooo:rsid="008254a4"/>
    </style:style>
    <style:style style:name="T67" style:family="text">
      <style:text-properties style:font-name="Arial" officeooo:rsid="00857535"/>
    </style:style>
    <style:style style:name="T68" style:family="text">
      <style:text-properties style:font-name="Arial" officeooo:rsid="0089c40c"/>
    </style:style>
    <style:style style:name="T69" style:family="text">
      <style:text-properties style:font-name="Arial" officeooo:rsid="008baf11"/>
    </style:style>
    <style:style style:name="T70" style:family="text">
      <style:text-properties style:font-name="Arial" officeooo:rsid="008f3691"/>
    </style:style>
    <style:style style:name="T71" style:family="text">
      <style:text-properties style:font-name="Arial" officeooo:rsid="0090ac4e"/>
    </style:style>
    <style:style style:name="T72" style:family="text">
      <style:text-properties style:font-name="Arial" officeooo:rsid="0092c582"/>
    </style:style>
    <style:style style:name="T73" style:family="text">
      <style:text-properties style:font-name="Arial" officeooo:rsid="00986789"/>
    </style:style>
    <style:style style:name="T74" style:family="text">
      <style:text-properties style:font-name="Arial" officeooo:rsid="009b90ce"/>
    </style:style>
    <style:style style:name="T75" style:family="text">
      <style:text-properties style:font-name="Arial" officeooo:rsid="009d3710"/>
    </style:style>
    <style:style style:name="T76" style:family="text">
      <style:text-properties style:font-name="Arial" officeooo:rsid="00a0afc3"/>
    </style:style>
    <style:style style:name="T77" style:family="text">
      <style:text-properties style:font-name="Arial" officeooo:rsid="00a7fb9b"/>
    </style:style>
    <style:style style:name="T78" style:family="text">
      <style:text-properties officeooo:rsid="0061ac22"/>
    </style:style>
    <style:style style:name="T79" style:family="text">
      <style:text-properties officeooo:rsid="0049c93c"/>
    </style:style>
    <style:style style:name="T80" style:family="text">
      <style:text-properties officeooo:rsid="005a5c51"/>
    </style:style>
    <style:style style:name="T81" style:family="text">
      <style:text-properties officeooo:rsid="000ccb3d"/>
    </style:style>
    <style:style style:name="T82" style:family="text">
      <style:text-properties officeooo:rsid="00581962"/>
    </style:style>
    <style:style style:name="T83" style:family="text">
      <style:text-properties officeooo:rsid="00637de7"/>
    </style:style>
    <style:style style:name="T84" style:family="text">
      <style:text-properties fo:font-size="11pt" style:font-size-asian="11pt" style:font-size-complex="11pt"/>
    </style:style>
    <style:style style:name="T85" style:family="text">
      <style:text-properties fo:font-size="11pt" officeooo:rsid="0091ccbc" style:font-size-asian="11pt" style:font-size-complex="11pt"/>
    </style:style>
    <style:style style:name="T86" style:family="text">
      <style:text-properties officeooo:rsid="00660fee"/>
    </style:style>
    <style:style style:name="T87" style:family="text">
      <style:text-properties officeooo:rsid="0067f10b"/>
    </style:style>
    <style:style style:name="T88" style:family="text">
      <style:text-properties officeooo:rsid="006d2bdc"/>
    </style:style>
    <style:style style:name="T89" style:family="text">
      <style:text-properties officeooo:rsid="0070096a"/>
    </style:style>
    <style:style style:name="T90" style:family="text">
      <style:text-properties officeooo:rsid="007200fa"/>
    </style:style>
    <style:style style:name="T91" style:family="text">
      <style:text-properties officeooo:rsid="00742fec"/>
    </style:style>
    <style:style style:name="T92" style:family="text">
      <style:text-properties style:font-name="Times New Roman" fo:font-size="11pt" fo:font-weight="normal" style:font-size-asian="11pt" style:font-weight-asian="normal" style:font-name-complex="Times New Roman" style:font-size-complex="11pt" style:font-weight-complex="normal"/>
    </style:style>
    <style:style style:name="T93" style:family="text">
      <style:text-properties style:font-name="Times New Roman" fo:font-size="11pt" fo:font-weight="normal" style:font-size-asian="11pt" style:font-weight-asian="normal" style:font-name-complex="Times New Roman" style:font-size-complex="11pt" style:font-style-complex="italic" style:font-weight-complex="normal"/>
    </style:style>
    <style:style style:name="T94" style:family="text">
      <style:text-properties style:font-name="Times New Roman" fo:font-size="11pt" fo:font-weight="bold" style:font-size-asian="11pt" style:font-weight-asian="bold" style:font-name-complex="Times New Roman" style:font-size-complex="11pt" style:font-weight-complex="bold"/>
    </style:style>
    <style:style style:name="T95" style:family="text">
      <style:text-properties style:font-name="Times New Roman" fo:font-size="11pt" fo:font-weight="bold" style:font-size-asian="11pt" style:font-weight-asian="bold" style:font-name-complex="Times New Roman" style:font-size-complex="11pt" style:font-style-complex="italic"/>
    </style:style>
    <style:style style:name="T96" style:family="text">
      <style:text-properties style:font-name="Times New Roman" fo:font-size="11pt" style:font-size-asian="11pt" style:font-name-complex="Times New Roman" style:font-size-complex="11pt"/>
    </style:style>
    <style:style style:name="T97" style:family="text">
      <style:text-properties style:font-name="Times New Roman" fo:font-size="11pt" style:font-name-asian="Times New Roman" style:font-size-asian="11pt" style:font-name-complex="Times New Roman" style:font-size-complex="11pt"/>
    </style:style>
    <style:style style:name="T98" style:family="text">
      <style:text-properties style:font-name="Times New Roman" style:font-name-complex="Times New Roman" style:font-size-complex="11pt"/>
    </style:style>
    <style:style style:name="T99" style:family="text">
      <style:text-properties style:font-name="Times New Roman" fo:font-weight="bold" style:font-weight-asian="bold" style:font-name-complex="Times New Roman" style:font-size-complex="11pt" style:font-weight-complex="bold"/>
    </style:style>
    <style:style style:name="T100" style:family="text">
      <style:text-properties officeooo:rsid="001e46a0"/>
    </style:style>
    <style:style style:name="T101" style:family="text">
      <style:text-properties officeooo:rsid="007590c3"/>
    </style:style>
    <style:style style:name="T102" style:family="text">
      <style:text-properties officeooo:rsid="0075bb40"/>
    </style:style>
    <style:style style:name="T103" style:family="text">
      <style:text-properties officeooo:rsid="0078d56a"/>
    </style:style>
    <style:style style:name="T104" style:family="text">
      <style:text-properties officeooo:rsid="0079b60e"/>
    </style:style>
    <style:style style:name="T105" style:family="text">
      <style:text-properties officeooo:rsid="007a6ab9"/>
    </style:style>
    <style:style style:name="T106" style:family="text">
      <style:text-properties officeooo:rsid="007be7a1"/>
    </style:style>
    <style:style style:name="T107" style:family="text">
      <style:text-properties officeooo:rsid="007e0089"/>
    </style:style>
    <style:style style:name="T108" style:family="text">
      <style:text-properties officeooo:rsid="00814851"/>
    </style:style>
    <style:style style:name="T109" style:family="text">
      <style:text-properties officeooo:rsid="00831dd6"/>
    </style:style>
    <style:style style:name="T110" style:family="text">
      <style:text-properties officeooo:rsid="00838246"/>
    </style:style>
    <style:style style:name="T111" style:family="text">
      <style:text-properties officeooo:rsid="00857535"/>
    </style:style>
    <style:style style:name="T112" style:family="text">
      <style:text-properties officeooo:rsid="0089c40c"/>
    </style:style>
    <style:style style:name="T113" style:family="text">
      <style:text-properties officeooo:rsid="008b36f5"/>
    </style:style>
    <style:style style:name="T114" style:family="text">
      <style:text-properties officeooo:rsid="008baf11"/>
    </style:style>
    <style:style style:name="T115" style:family="text">
      <style:text-properties officeooo:rsid="008f3691"/>
    </style:style>
    <style:style style:name="T116" style:family="text">
      <style:text-properties officeooo:rsid="00910a35"/>
    </style:style>
    <style:style style:name="T117" style:family="text">
      <style:text-properties officeooo:rsid="0092c582"/>
    </style:style>
    <style:style style:name="T118" style:family="text">
      <style:text-properties officeooo:rsid="0093cae2"/>
    </style:style>
    <style:style style:name="T119" style:family="text">
      <style:text-properties officeooo:rsid="001501dd"/>
    </style:style>
    <style:style style:name="T120" style:family="text">
      <style:text-properties officeooo:rsid="009532cf"/>
    </style:style>
    <style:style style:name="T121" style:family="text">
      <style:text-properties officeooo:rsid="00986789"/>
    </style:style>
    <style:style style:name="T122" style:family="text">
      <style:text-properties officeooo:rsid="009b90ce"/>
    </style:style>
    <style:style style:name="T123" style:family="text">
      <style:text-properties officeooo:rsid="009d3710"/>
    </style:style>
    <style:style style:name="T124" style:family="text">
      <style:text-properties officeooo:rsid="00a0afc3"/>
    </style:style>
    <style:style style:name="T125" style:family="text">
      <style:text-properties officeooo:rsid="00a3ae32"/>
    </style:style>
    <style:style style:name="T126" style:family="text">
      <style:text-properties officeooo:rsid="00a4b112"/>
    </style:style>
    <style:style style:name="T127" style:family="text">
      <style:text-properties officeooo:rsid="00a5994b"/>
    </style:style>
    <style:style style:name="T128" style:family="text">
      <style:text-properties officeooo:rsid="00a7fb9b"/>
    </style:style>
    <style:style style:name="T129" style:family="text">
      <style:text-properties officeooo:rsid="00a9f96a"/>
    </style:style>
    <style:style style:name="T130" style:family="text">
      <style:text-properties style:font-name="Arial" fo:font-size="11pt" fo:language="es" fo:country="ES" style:font-size-asian="11pt" style:font-name-complex="Arial" style:font-size-complex="11pt"/>
    </style:style>
    <style:style style:name="T131" style:family="text">
      <style:text-properties style:font-name="Arial" fo:font-size="11pt" fo:language="es" fo:country="ES" fo:font-weight="bold" style:font-size-asian="11pt" style:font-weight-asian="bold" style:font-name-complex="Arial" style:font-size-complex="11pt"/>
    </style:style>
    <style:style style:name="T132" style:family="text">
      <style:text-properties style:font-name="Arial" fo:font-weight="normal" style:font-weight-asian="normal" style:font-name-complex="Arial"/>
    </style:style>
    <style:style style:name="T133" style:family="text">
      <style:text-properties style:font-name="Arial" fo:font-weight="normal" style:font-weight-asian="normal" style:font-name-complex="Arial" style:font-weight-complex="normal"/>
    </style:style>
    <style:style style:name="T134" style:family="text">
      <style:text-properties style:font-name="Arial" fo:font-weight="normal" style:font-name-asian="Arial" style:font-weight-asian="normal" style:font-name-complex="Arial" style:font-weight-complex="normal"/>
    </style:style>
    <style:style style:name="T135" style:family="text">
      <style:text-properties style:font-name="Arial" fo:font-size="12pt" fo:font-weight="normal" style:font-size-asian="12pt" style:font-weight-asian="normal" style:font-name-complex="Arial"/>
    </style:style>
    <style:style style:name="T136" style:family="text">
      <style:text-properties style:font-name="Arial" fo:font-size="12pt" fo:font-weight="normal" style:font-size-asian="12pt" style:font-weight-asian="normal" style:font-name-complex="Arial" style:font-weight-complex="normal"/>
    </style:style>
    <style:style style:name="T137" style:family="text">
      <style:text-properties style:font-name="Arial" fo:font-size="12pt" fo:font-weight="normal" style:font-size-asian="12pt" style:font-weight-asian="normal" style:font-name-complex="Arial" style:font-size-complex="12pt" style:font-weight-complex="normal"/>
    </style:style>
    <style:style style:name="T138" style:family="text">
      <style:text-properties style:font-name="Arial" fo:font-size="12pt" fo:font-weight="bold" style:font-size-asian="12pt" style:font-weight-asian="bold" style:font-name-complex="Arial" style:font-weight-complex="bold"/>
    </style:style>
    <style:style style:name="T139" style:family="text">
      <style:text-properties style:font-name="Arial" fo:font-size="12pt" style:font-size-asian="12pt" style:font-name-complex="Arial" style:font-size-complex="12pt"/>
    </style:style>
    <style:style style:name="T140" style:family="text">
      <style:text-properties style:font-name="Arial" fo:font-size="12pt" fo:font-weight="normal" style:font-size-asian="12pt" style:font-weight-asian="normal" style:font-name-complex="Arial" style:font-size-complex="12pt" style:font-weight-complex="normal"/>
    </style:style>
    <style:style style:name="T141" style:family="text">
      <style:text-properties style:font-name="Arial" fo:font-size="12pt" fo:font-weight="bold" style:font-size-asian="12pt" style:font-weight-asian="bold" style:font-name-complex="Arial" style:font-size-complex="12pt" style:font-weight-complex="normal"/>
    </style:style>
    <style:style style:name="T142" style:family="text">
      <style:text-properties style:font-name="Arial" fo:font-size="12pt" fo:font-weight="normal" style:font-size-asian="12pt" style:font-weight-asian="normal" style:font-name-complex="Arial" style:font-size-complex="12pt" style:font-weight-complex="normal"/>
    </style:style>
    <style:style style:name="T143" style:family="text">
      <style:text-properties fo:font-weight="normal" style:font-weight-asian="normal" style:font-weight-complex="normal"/>
    </style:style>
    <style:style style:name="T144" style:family="text">
      <style:text-properties officeooo:rsid="00acc43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ffffff" style:background-transparency="100%" fo:padding="0.002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100%" fo:padding="0.002cm" fo:border="none" style:mirror="none" fo:clip="rect(0cm, 0cm, 0cm, 0cm)" draw:luminance="0%" draw:contrast="0%" draw:red="0%" draw:green="0%" draw:blue="0%" draw:gamma="100%" draw:color-inversion="false" draw:image-opacity="100%" draw:color-mode="standard">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000000" draw:fill="solid"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000000" draw:fill="solid" draw:fill-color="#000000" draw:textarea-horizontal-align="center" draw:textarea-vertical-align="middle" style:run-through="foreground" style:wrap="none" style:vertical-pos="from-top" style:vertical-rel="paragraph" style:horizontal-pos="from-left" style:horizontal-rel="paragraph" draw:wrap-influence-on-position="once-concurrent" style:flow-with-text="false"/>
    </style:style>
    <style:style style:name="gr4" style:family="graphic">
      <style:graphic-properties svg:stroke-color="#000000" draw:fill="solid" draw:fill-color="#000000"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1" table:style-name="Tabla1">
        <table:table-column table:style-name="Tabla1.A"/>
        <table:table-column table:style-name="Tabla1.B"/>
        <table:table-column table:style-name="Tabla1.C"/>
        <table:table-row table:style-name="Tabla1.1">
          <table:table-cell table:style-name="Tabla1.A1" table:number-columns-spanned="3" office:value-type="string">
            <text:p text:style-name="P14">ACTA Nº1</text:p>
          </table:table-cell>
          <table:covered-table-cell/>
          <table:covered-table-cell/>
        </table:table-row>
        <table:table-row table:style-name="Tabla1.1">
          <table:table-cell table:style-name="Tabla1.A3" office:value-type="string">
            <text:p text:style-name="P15">Asistentes:</text:p>
          </table:table-cell>
          <table:table-cell table:style-name="Tabla1.B2" table:number-columns-spanned="2" office:value-type="string">
            <text:p text:style-name="P16">Fecha: </text:p>
          </table:table-cell>
          <table:covered-table-cell/>
        </table:table-row>
        <table:table-row table:style-name="Tabla1.1">
          <table:table-cell table:style-name="Tabla1.A3" office:value-type="string">
            <text:list xml:id="list5241802415322839379" text:style-name="WW8Num5">
              <text:list-item>
                <text:p text:style-name="P297">Etiel Juan Domínguez Sánchez</text:p>
              </text:list-item>
              <text:list-item>
                <text:p text:style-name="P297">Iván Chillón García</text:p>
              </text:list-item>
            </text:list>
          </table:table-cell>
          <table:table-cell table:style-name="Tabla1.B3" table:number-columns-spanned="2" office:value-type="string">
            <text:p text:style-name="P16"><text:span text:style-name="T20">24</text:span>/<text:span text:style-name="T20">09</text:span>/201<text:span text:style-name="T20">3</text:span></text:p>
            <text:p text:style-name="P16"/>
          </table:table-cell>
          <table:covered-table-cell/>
        </table:table-row>
        <table:table-row table:style-name="Tabla1.1">
          <table:table-cell table:style-name="Tabla1.A4" table:number-columns-spanned="3" office:value-type="string">
            <text:p text:style-name="P16">PUNTOS ABORDADOS</text:p>
          </table:table-cell>
          <table:covered-table-cell/>
          <table:covered-table-cell/>
        </table:table-row>
        <table:table-row table:style-name="Tabla1.1">
          <table:table-cell table:style-name="Tabla1.A7" table:number-columns-spanned="3" office:value-type="string">
            <text:p text:style-name="P13"><text:span text:style-name="T34"><text:line-break/></text:span><text:span text:style-name="T35">1. Aprobación si procede del acta de la reunión anterior</text:span></text:p>
            <text:p text:style-name="P17">2. Reparto de la carga horaria</text:p>
            <text:p text:style-name="P17">3. Hora de la reunión de departamento</text:p>
            <text:p text:style-name="P17">4. Sugerencias y preguntas</text:p>
            <text:p text:style-name="P19"/>
          </table:table-cell>
          <table:covered-table-cell/>
          <table:covered-table-cell/>
        </table:table-row>
        <table:table-row table:style-name="Tabla1.1">
          <table:table-cell table:style-name="Tabla1.A4" table:number-columns-spanned="3" office:value-type="string">
            <text:p text:style-name="P16">DECISIONES ADOPTADAS</text:p>
          </table:table-cell>
          <table:covered-table-cell/>
          <table:covered-table-cell/>
        </table:table-row>
        <table:table-row table:style-name="Tabla1.1">
          <table:table-cell table:style-name="Tabla1.A7" table:number-columns-spanned="3" office:value-type="string">
            <text:p text:style-name="P13"><text:span text:style-name="T34"><text:line-break/><text:line-break/></text:span><text:span text:style-name="T35">1. Aprobación si procede del acta de la reunión anterior</text:span></text:p>
            <text:p text:style-name="P201">Se aprueba</text:p>
            <text:p text:style-name="P201"/>
            <text:p text:style-name="P132"><text:span text:style-name="T6">2</text:span>. <text:span text:style-name="T6">Reparto de la carga horaria</text:span></text:p>
            <text:p text:style-name="P136"/>
            <text:p text:style-name="P137">Tras recibir de jefatura de estudios la carga horaria del departamento e informados todos los miembros del departamento <text:span text:style-name="T22">presentes </text:span>se aprueba, por consenso, el siguiente reparto de la carga horaria:</text:p>
            <text:p text:style-name="P137"/>
            <text:p text:style-name="P138"><text:span text:style-name="T17">Profesor por nombrar</text:span><text:span text:style-name="T16"> :</text:span></text:p>
            <text:list xml:id="list6610861274578016896" text:style-name="L1">
              <text:list-item>
                <text:p text:style-name="P298">Sistemas operativos monopuesto 1º CFGM SMR 5h</text:p>
              </text:list-item>
              <text:list-item>
                <text:p text:style-name="P298">Implantación y mantenimiento de aplicaciones ofimáticas 1º CFGM SMR 8h</text:p>
              </text:list-item>
            </text:list>
            <text:p text:style-name="P133"/>
            <text:p text:style-name="P134">Etiel Juan Domínguez Sánchez:</text:p>
            <text:list xml:id="list5418789214098976230" text:style-name="L2">
              <text:list-item>
                <text:p text:style-name="P299">Mantenimiento de equipos 1º CFGM SMR 7h</text:p>
              </text:list-item>
              <text:list-item>
                <text:p text:style-name="P300">Sistemas operativos en red 2º CFGM SMR 5h</text:p>
              </text:list-item>
              <text:list-item>
                <text:p text:style-name="P299">Aplicaciones web 2º CFGM SMR 3h</text:p>
              </text:list-item>
              <text:list-item>
                <text:p text:style-name="P299">Tutoría FCT 2º CFGM SMR 2h</text:p>
              </text:list-item>
              <text:list-item>
                <text:p text:style-name="P299">Integración 2º CFGM SMR 2h<text:span text:style-name="T126">ter</text:span></text:p>
              </text:list-item>
            </text:list>
            <text:p text:style-name="P21"/>
            <text:p text:style-name="P21">Iván Chillón García:</text:p>
            <text:list xml:id="list3069149100721957434" text:style-name="L3">
              <text:list-item>
                <text:p text:style-name="P301">Redes locales 1º CFGM SMR 7h</text:p>
              </text:list-item>
              <text:list-item>
                <text:p text:style-name="P302">Seguridad informática 2º CFGM SMR 4h</text:p>
              </text:list-item>
              <text:list-item>
                <text:p text:style-name="P302">Servicios en red 2º CFGM SMR 5h</text:p>
              </text:list-item>
              <text:list-item>
                <text:p text:style-name="P303">Tutoría 1º CFGM SMR 2h</text:p>
              </text:list-item>
              <text:list-item>
                <text:p text:style-name="P304">Jefatura de departamento <text:span text:style-name="T125">2</text:span></text:p>
              </text:list-item>
              <text:list-item>
                <text:p text:style-name="P304">h</text:p>
              </text:list-item>
            </text:list>
            <text:p text:style-name="P21"/>
            <text:p text:style-name="P21"/>
            <text:p text:style-name="P133"/>
            <text:p text:style-name="P18">3. Hora de la reunión de departamento</text:p>
            <text:p text:style-name="P18"/>
            <text:p text:style-name="P22">Por imposibilidad horaria para realizar la reunión de departamento de 8:00 a 14:00, se acuerda que las reuniones de departamento se celebrarán semanalmente los jueves a las 14:00</text:p>
            <text:p text:style-name="P18"/>
            <text:p text:style-name="P13"><text:span text:style-name="T37">4. Sugerencias y preguntas</text:span><text:span text:style-name="T34"><text:line-break/></text:span></text:p>
            <text:p text:style-name="P135">No hay</text:p>
            <text:p text:style-name="P132"/>
          </table:table-cell>
          <table:covered-table-cell/>
          <table:covered-table-cell/>
        </table:table-row>
        <text:soft-page-break/>
        <table:table-row table:style-name="Tabla1.1">
          <table:table-cell table:style-name="Tabla1.A4" table:number-columns-spanned="3" office:value-type="string">
            <text:p text:style-name="P16">Tareas asignadas</text:p>
          </table:table-cell>
          <table:covered-table-cell/>
          <table:covered-table-cell/>
        </table:table-row>
        <table:table-row table:style-name="Tabla1.1">
          <table:table-cell table:style-name="Tabla1.A9" table:number-columns-spanned="2" office:value-type="string">
            <text:p text:style-name="P202"/>
          </table:table-cell>
          <table:covered-table-cell/>
          <table:table-cell table:style-name="Tabla1.C9" office:value-type="string">
            <text:p text:style-name="P15">Responsable</text:p>
          </table:table-cell>
        </table:table-row>
        <table:table-row table:style-name="Tabla1.10">
          <table:table-cell table:style-name="Tabla1.A10" table:number-columns-spanned="2" office:value-type="string">
            <text:p text:style-name="P23"/>
          </table:table-cell>
          <table:covered-table-cell/>
          <table:table-cell table:style-name="Tabla1.C10" office:value-type="string">
            <text:p text:style-name="P20"/>
          </table:table-cell>
        </table:table-row>
      </table:table>
      <text:p text:style-name="P24"/>
      <text:p text:style-name="P24">Sin más asuntos que tratar se levanta la sesión, de todo lo cual yo, como Jefe del Departamento, doy fe.</text:p>
      <text:p text:style-name="P139"/>
      <text:p text:style-name="P204"/>
      <text:p text:style-name="P139">EL JEFE DEL DEPARTAMENTO <text:s text:c="6"/></text:p>
      <text:p text:style-name="P139"/>
      <text:p text:style-name="P139"/>
      <text:p text:style-name="P139"/>
      <text:p text:style-name="P139"/>
      <text:p text:style-name="P139"/>
      <text:p text:style-name="P139"><text:s/></text:p>
      <text:p text:style-name="P141"><draw:line text:anchor-type="paragraph" draw:z-index="69" draw:style-name="gr1" draw:text-style-name="P557" svg:x1="-0.042cm" svg:y1="15.514cm" svg:x2="15.561cm" svg:y2="1.041cm"><text:p/></draw:line> <text:s text:c="2"/>Iván Chillón García <text:s text:c="20"/></text:p>
      <table:table table:name="Tabla3" table:style-name="Tabla3">
        <table:table-column table:style-name="Tabla3.A"/>
        <table:table-column table:style-name="Tabla3.B"/>
        <table:table-column table:style-name="Tabla3.C"/>
        <table:table-row table:style-name="Tabla3.1">
          <table:table-cell table:style-name="Tabla3.A1" table:number-columns-spanned="3" office:value-type="string">
            <text:p text:style-name="P25">CTA Nº2</text:p>
          </table:table-cell>
          <table:covered-table-cell/>
          <table:covered-table-cell/>
        </table:table-row>
        <table:table-row table:style-name="Tabla3.1">
          <table:table-cell table:style-name="Tabla3.A3" office:value-type="string">
            <text:p text:style-name="P29">Asistentes:</text:p>
          </table:table-cell>
          <table:table-cell table:style-name="Tabla3.B2" table:number-columns-spanned="2" office:value-type="string">
            <text:p text:style-name="P32">Fecha: </text:p>
          </table:table-cell>
          <table:covered-table-cell/>
        </table:table-row>
        <table:table-row table:style-name="Tabla3.1">
          <table:table-cell table:style-name="Tabla3.A3" office:value-type="string">
            <text:list xml:id="list121650237663200" text:continue-list="list5241802415322839379" text:style-name="WW8Num5">
              <text:list-item>
                <text:p text:style-name="P305">Adalberto Álvarez Pérez</text:p>
              </text:list-item>
              <text:list-item>
                <text:p text:style-name="P309">Etiel Juan Domínguez Sánchez</text:p>
              </text:list-item>
              <text:list-item>
                <text:p text:style-name="P309">Iván Chillón García</text:p>
              </text:list-item>
            </text:list>
          </table:table-cell>
          <table:table-cell table:style-name="Tabla3.B3" table:number-columns-spanned="2" office:value-type="string">
            <text:p text:style-name="P32"><text:span text:style-name="T21">10</text:span>/<text:span text:style-name="T21">10</text:span>/201<text:span text:style-name="T21">3</text:span></text:p>
          </table:table-cell>
          <table:covered-table-cell/>
        </table:table-row>
        <table:table-row table:style-name="Tabla3.1">
          <table:table-cell table:style-name="Tabla3.A4" table:number-columns-spanned="3" office:value-type="string">
            <text:p text:style-name="P32">ORDEN DEL DÍA</text:p>
          </table:table-cell>
          <table:covered-table-cell/>
          <table:covered-table-cell/>
        </table:table-row>
        <table:table-row table:style-name="Tabla3.1">
          <table:table-cell table:style-name="Tabla3.A7" table:number-columns-spanned="3" office:value-type="string">
            <text:p text:style-name="P35">1. Aprobación si procede del acta de la reunión anterior</text:p>
            <text:p text:style-name="P35">2. Informe de la reuniónes de CCP ( <text:span text:style-name="T21">23/9, 30/9 </text:span>y <text:span text:style-name="T21">7</text:span>/<text:span text:style-name="T21">10</text:span>)</text:p>
            <text:p text:style-name="P35">3. Demandas y solicitudes al departamento de orientación</text:p>
            <text:p text:style-name="P35">4. Programaciones</text:p>
            <text:p text:style-name="P35">5. Actividades extraescolares</text:p>
            <text:p text:style-name="P35">6. Compras</text:p>
            <text:p text:style-name="P35">7. Sugerencias y preguntas</text:p>
            <text:p text:style-name="P49"/>
          </table:table-cell>
          <table:covered-table-cell/>
          <table:covered-table-cell/>
        </table:table-row>
        <table:table-row table:style-name="Tabla3.1">
          <table:table-cell table:style-name="Tabla3.A4" table:number-columns-spanned="3" office:value-type="string">
            <text:p text:style-name="P32">ASPECTOS TRATADOS Y DECISIONES ADOPTADAS</text:p>
          </table:table-cell>
          <table:covered-table-cell/>
          <table:covered-table-cell/>
        </table:table-row>
        <table:table-row table:style-name="Tabla3.1">
          <table:table-cell table:style-name="Tabla3.A7" table:number-columns-spanned="3" office:value-type="string">
            <text:p text:style-name="P35">1. Aprobación si procede del acta de la reunión anterior</text:p>
            <text:p text:style-name="P35"/>
            <text:p text:style-name="P56">Se aprueba</text:p>
            <text:p text:style-name="P56"/>
            <text:p text:style-name="P69"><text:span text:style-name="T35">2. Informe de la reuniónes de CCP ( </text:span><text:span text:style-name="T36">23/9, 30/9 </text:span><text:span text:style-name="T35">y </text:span><text:span text:style-name="T36">7</text:span><text:span text:style-name="T35">/</text:span><text:span text:style-name="T36">10</text:span><text:span text:style-name="T35">)</text:span></text:p>
            <text:p text:style-name="P143"/>
            <text:p text:style-name="P143">Se informa de los aspectos tratados en la reunión de CCP del día 18 de noviembre. De entre los puntos tratados cabe destacar:</text:p>
            <text:list xml:id="list1452301481274849208" text:style-name="L4">
              <text:list-item>
                <text:p text:style-name="P314">Se cargarán datos en SGD de los profesores que se acaban de incorporar.</text:p>
              </text:list-item>
              <text:list-item>
                <text:p text:style-name="P314">De cara a la PGA que se llevará al claustro para su aprobación el día 15/10 se han de incorporar medidas para mejorar la tasa de absentismo y de abandono escolar. Aparte se contemplaran las medidas del plan de mejora del centro.</text:p>
              </text:list-item>
              <text:list-item>
                <text:p text:style-name="P315">Se habilita carpeta en zona compartida para guardar planilla de actividades extraescolares.</text:p>
              </text:list-item>
              <text:list-item>
                <text:p text:style-name="P316">Etiel impartirá en recreo taller básico de uso de la pizarra digital.</text:p>
              </text:list-item>
              <text:list-item>
                <text:p text:style-name="P316"><text:span text:style-name="T24">Se pone</text:span> en funcionamiento el plan de sustituciones de corta duración. <text:span text:style-name="T24">El cuadrante se cuelga en la sala de profesores.</text:span></text:p>
              </text:list-item>
              <text:list-item>
                <text:p text:style-name="P316">Se recuerda el procedimiento de uso del tamagochi durante las guardias.</text:p>
              </text:list-item>
              <text:list-item>
                <text:p text:style-name="P316">Los tutores harán llegar a los padres usuario y clave para consulta web de incidencias a través de la aplicación SGD.</text:p>
              </text:list-item>
              <text:list-item>
                <text:p text:style-name="P317">Las faltas se pasan quincenalmente. Deberán estar justificadas los tres días siguientes a la finalización de la quincena.</text:p>
              </text:list-item>
              <text:list-item>
                <text:p text:style-name="P317">Se recuerda que los alumnos no pueden salir de clase durante los exámenes.</text:p>
              </text:list-item>
              <text:list-item>
                <text:p text:style-name="P317">El uso del baño por parte de los alumnos se tratará de restringir a los cambios de hora.</text:p>
              </text:list-item>
            </text:list>
            <text:p text:style-name="P35"/>
            <text:p text:style-name="P35">3. Demandas y solicitudes al departamento de orientación</text:p>
            <text:p text:style-name="P56"/>
            <text:p text:style-name="P56">Se acuerda hacer llegar al depar<text:span text:style-name="T23">ta</text:span>mento de orientación las siguientes solicitudes:</text:p>
            <text:p text:style-name="P56"/>
            <text:list xml:id="list4703702946311584089" text:style-name="L5">
              <text:list-item>
                <text:p text:style-name="P318">Establecer como prioritario para este departamento el área de acción tutorial y orientación académica-profesional del alumnado. </text:p>
              </text:list-item>
              <text:list-item>
                <text:p text:style-name="P318">Dentro de las acciones concretas se solicita informar al alumnado de 4º de las características del ciclo y asesoramiento a los alumnos de 2º del ciclo respecto a las salidas académicas y profesionales que tienen al terminar el ciclo.</text:p>
              </text:list-item>
              <text:list-item>
                <text:p text:style-name="P318">Continuar con el programa iniciado el curso anterior de fomento de la autonomía y mejora de las competencias del alumnado del ciclo en técnicas de estudio y autoorganización que incluye charlas y recursos como la agenda escolar. </text:p>
              </text:list-item>
            </text:list>
            <text:p text:style-name="P56"/>
            <text:p text:style-name="P35">4. Programaciones</text:p>
            <text:p text:style-name="P56"><text:soft-page-break/></text:p>
            <text:p text:style-name="P56">Se recuerda que se han de incluir en las programaciones didácticas de los módulos y materias se han de incluir medidas concretas tendentes a favorecer las propuestas de mejora consensuadas por el claustro el curso pasado así como los objetivos estratégicos fijados por la Consefería para el presente curso.</text:p>
            <text:p text:style-name="P56"/>
            <text:p text:style-name="P56">Se acuerda que los miembros del departamento harán llegar a Iván por correo las programaciones a medida que las vayan finalizando para posteriormente hacerlas llegar a la dirección del centro.</text:p>
            <text:p text:style-name="P56"/>
            <text:p text:style-name="P56">Se acuerda realizar en las reuniones de departamento seguimiento de aplicación y coordinación de las contenidos impartidos en los diferentes módulos y materias.</text:p>
            <text:p text:style-name="P56"/>
            <text:p text:style-name="P35">5. Actividades extraescolares</text:p>
            <text:p text:style-name="P35"/>
            <text:p text:style-name="P56">Se acuerda comunicar como única actividad extraescolar prevista la asistencia a las jornadas de FP que se celebran en el IES Zonzamas. Si surgiera otra actividad se presentará con tiempo suficiente para ser aprobada en Consejo Escolar.</text:p>
            <text:p text:style-name="P56"/>
            <text:p text:style-name="P56">Se acuerda contactar con AENA para ver la posibilidad de realizar una visita. </text:p>
            <text:p text:style-name="P56"/>
            <text:p text:style-name="P56">Se acuerda contactar con las empresas en las que realizan las prácticas los alumnos para sondear la posibilidad de realizar una actividad <text:s/>práctica en las mismas, posibilidad prevista actualmente en la FCT.</text:p>
            <text:p text:style-name="P56"/>
            <text:p text:style-name="P35">6. Compras</text:p>
            <text:p text:style-name="P56"/>
            <text:p text:style-name="P56">Se informa de la adquisición de 4 ratones y 1 teclado en PC-BOX. EL resto de teclados llegarán a la tienda a lo largo de la semana. <text:s/>Se hará cargo de ir a buscarlos Etiel.</text:p>
            <text:p text:style-name="P35"/>
            <text:p text:style-name="P35">7. Sugerencias y preguntas</text:p>
            <text:p text:style-name="P35"/>
            <text:p text:style-name="P24"><text:span text:style-name="T38">No hay</text:span><text:span text:style-name="T34"><text:line-break/></text:span></text:p>
          </table:table-cell>
          <table:covered-table-cell/>
          <table:covered-table-cell/>
        </table:table-row>
        <table:table-row table:style-name="Tabla3.1">
          <table:table-cell table:style-name="Tabla3.A4" table:number-columns-spanned="3" office:value-type="string">
            <text:p text:style-name="P32">TAREAS ASIGNADAS</text:p>
          </table:table-cell>
          <table:covered-table-cell/>
          <table:covered-table-cell/>
        </table:table-row>
        <table:table-row table:style-name="Tabla3.1">
          <table:table-cell table:style-name="Tabla3.A9" table:number-columns-spanned="2" office:value-type="string">
            <text:p text:style-name="P203"/>
          </table:table-cell>
          <table:covered-table-cell/>
          <table:table-cell table:style-name="Tabla3.C9" office:value-type="string">
            <text:p text:style-name="P29">Responsable</text:p>
          </table:table-cell>
        </table:table-row>
        <table:table-row table:style-name="Tabla3.10">
          <table:table-cell table:style-name="Tabla3.A10" table:number-columns-spanned="2" office:value-type="string">
            <text:p text:style-name="P68">Planilla de actividades extraescolares: jornadas de FP de puertas abiertas</text:p>
          </table:table-cell>
          <table:covered-table-cell/>
          <table:table-cell table:style-name="Tabla3.C10" office:value-type="string">
            <text:p text:style-name="P51">Iván</text:p>
          </table:table-cell>
        </table:table-row>
        <table:table-row table:style-name="Tabla3.10">
          <table:table-cell table:style-name="Tabla3.A15" table:number-columns-spanned="2" office:value-type="string">
            <text:p text:style-name="P51">Retirar en tienda teclados pendientes de llegar</text:p>
          </table:table-cell>
          <table:covered-table-cell/>
          <table:table-cell table:style-name="Tabla3.C15" office:value-type="string">
            <text:p text:style-name="P51">Etiel</text:p>
          </table:table-cell>
        </table:table-row>
        <table:table-row table:style-name="Tabla3.10">
          <table:table-cell table:style-name="Tabla3.A15" table:number-columns-spanned="2" office:value-type="string">
            <text:p text:style-name="P51">Rellenar y hacer llegar a vicedirección formato de actividades extraescolares programadas del departamento.</text:p>
          </table:table-cell>
          <table:covered-table-cell/>
          <table:table-cell table:style-name="Tabla3.C15" office:value-type="string">
            <text:p text:style-name="P51"/>
          </table:table-cell>
        </table:table-row>
        <table:table-row table:style-name="Tabla3.10">
          <table:table-cell table:style-name="Tabla3.A15" table:number-columns-spanned="2" office:value-type="string">
            <text:p text:style-name="P51">Remitir por correo programaciones de los módulos y materias impartidas</text:p>
          </table:table-cell>
          <table:covered-table-cell/>
          <table:table-cell table:style-name="Tabla3.C15" office:value-type="string">
            <text:p text:style-name="P51">Ana y Etiel</text:p>
          </table:table-cell>
        </table:table-row>
        <table:table-row table:style-name="Tabla3.10">
          <table:table-cell table:style-name="Tabla3.A15" table:number-columns-spanned="2" office:value-type="string">
            <text:p text:style-name="P51">Contactar con las empresas para sondear la posibilidad de realizar en ellas una actividad práctica</text:p>
          </table:table-cell>
          <table:covered-table-cell/>
          <table:table-cell table:style-name="Tabla3.C15" office:value-type="string">
            <text:p text:style-name="P51">Etiel</text:p>
          </table:table-cell>
        </table:table-row>
        <table:table-row table:style-name="Tabla3.10">
          <table:table-cell table:style-name="Tabla3.A15" table:number-columns-spanned="2" office:value-type="string">
            <text:p text:style-name="P51">Contactar con AENA para ver la posibilidad de realizar una visita a las instalaciones del aeropuerto</text:p>
          </table:table-cell>
          <table:covered-table-cell/>
          <table:table-cell table:style-name="Tabla3.C15" office:value-type="string">
            <text:p text:style-name="P51">Iván</text:p>
          </table:table-cell>
        </table:table-row>
      </table:table>
      <text:p text:style-name="P24"/>
      <text:p text:style-name="P24">Sin más asuntos que tratar se levanta la sesión, de todo lo cual yo, como Jefe del Departamento, doy fe.</text:p>
      <text:p text:style-name="P139">EL JEFE DEL DEPARTAMENTO <text:s text:c="6"/></text:p>
      <text:p text:style-name="P139"/>
      <text:p text:style-name="P139"/>
      <text:p text:style-name="P139"><text:s/></text:p>
      <text:p text:style-name="P141">Iván Chillón García <text:s text:c="20"/></text:p>
      <table:table table:name="Tabla5" table:style-name="Tabla5">
        <table:table-column table:style-name="Tabla5.A"/>
        <table:table-column table:style-name="Tabla5.B"/>
        <table:table-column table:style-name="Tabla5.C"/>
        <table:table-row table:style-name="Tabla5.1">
          <table:table-cell table:style-name="Tabla5.A1" table:number-columns-spanned="3" office:value-type="string">
            <text:p text:style-name="P25">ACTA Nº3</text:p>
          </table:table-cell>
          <table:covered-table-cell/>
          <table:covered-table-cell/>
        </table:table-row>
        <table:table-row table:style-name="Tabla5.1">
          <table:table-cell table:style-name="Tabla5.A3" office:value-type="string">
            <text:p text:style-name="P29">Asistentes:</text:p>
          </table:table-cell>
          <table:table-cell table:style-name="Tabla5.B2" table:number-columns-spanned="2" office:value-type="string">
            <text:p text:style-name="P32">Fecha: </text:p>
          </table:table-cell>
          <table:covered-table-cell/>
        </table:table-row>
        <table:table-row table:style-name="Tabla5.1">
          <table:table-cell table:style-name="Tabla5.A3" office:value-type="string">
            <text:list xml:id="list121650660781525" text:continue-list="list121650237663200" text:style-name="WW8Num5">
              <text:list-item>
                <text:p text:style-name="P306">Adalberto Álvarez Pérez</text:p>
              </text:list-item>
              <text:list-item>
                <text:p text:style-name="P309">Etiel Juan Domínguez Sánchez</text:p>
              </text:list-item>
              <text:list-item>
                <text:p text:style-name="P309">Iván Chillón García</text:p>
              </text:list-item>
            </text:list>
          </table:table-cell>
          <table:table-cell table:style-name="Tabla5.B3" table:number-columns-spanned="2" office:value-type="string">
            <text:p text:style-name="P32"><text:span text:style-name="T25">17</text:span>/10/201<text:span text:style-name="T25">3</text:span></text:p>
          </table:table-cell>
          <table:covered-table-cell/>
        </table:table-row>
        <table:table-row table:style-name="Tabla5.1">
          <table:table-cell table:style-name="Tabla5.A4" table:number-columns-spanned="3" office:value-type="string">
            <text:p text:style-name="P32">ORDEN DEL DÍA</text:p>
          </table:table-cell>
          <table:covered-table-cell/>
          <table:covered-table-cell/>
        </table:table-row>
        <table:table-row table:style-name="Tabla5.1">
          <table:table-cell table:style-name="Tabla5.A7" table:number-columns-spanned="3" office:value-type="string">
            <text:p text:style-name="P35">1. Aprobación del acta de la reunión anterior si procede</text:p>
            <text:p text:style-name="P35">2. Informe de la reunión de CCP</text:p>
            <text:p text:style-name="P35">3. Seguimiento de la impartición de las programaciones.</text:p>
            <text:p text:style-name="P35"><text:span text:style-name="T25">4</text:span>. Sugerencias y preguntas</text:p>
            <text:p text:style-name="P49"/>
          </table:table-cell>
          <table:covered-table-cell/>
          <table:covered-table-cell/>
        </table:table-row>
        <table:table-row table:style-name="Tabla5.1">
          <table:table-cell table:style-name="Tabla5.A4" table:number-columns-spanned="3" office:value-type="string">
            <text:p text:style-name="P32">ASPECTOS TRATADOS Y DECISIONES ADOPTADAS</text:p>
          </table:table-cell>
          <table:covered-table-cell/>
          <table:covered-table-cell/>
        </table:table-row>
        <table:table-row table:style-name="Tabla5.1">
          <table:table-cell table:style-name="Tabla5.A7" table:number-columns-spanned="3" office:value-type="string">
            <text:p text:style-name="P35">1. Aprobación del acta de la reunión anterior si procede</text:p>
            <text:p text:style-name="P35"/>
            <text:p text:style-name="P56">Se aprueba</text:p>
            <text:p text:style-name="P56"/>
            <text:p text:style-name="P35">2. Informe de la reunión de CCP</text:p>
            <text:p text:style-name="P56"/>
            <text:p text:style-name="P143">Se informa de los aspectos tratados en la reunión de CCP del día <text:span text:style-name="T25">14</text:span> de octubre. De entre los puntos tratados cabe destacar:</text:p>
            <text:list xml:id="list9081754769554624784" text:style-name="L6">
              <text:list-item>
                <text:p text:style-name="P319">Informaciones de vicedirección:</text:p>
              </text:list-item>
              <text:list-item>
                <text:p text:style-name="P384">El triatlon de Yaiza tendrá lugar este año el viernes 29 de noviembre.</text:p>
              </text:list-item>
              <text:list-item>
                <text:p text:style-name="P393">Informaciones de dirección:</text:p>
              </text:list-item>
              <text:list-item>
                <text:p text:style-name="P384">Se está pendiente de impartir en horario de tarde certificación profesional de nivel 1 de Sistemas Microinformáticos y Redes organizado por adultos.<text:span text:style-name="T19"> El plazo de preinscripción acaba hoy, el nº de alumnos ha de estar entre 18 y 24 y lo impartirá Adalberto.</text:span></text:p>
              </text:list-item>
              <text:list-item>
                <text:p text:style-name="P391">Respecto a la huelga general convocada para el 24 de este mes recordar que los alumnos de 3º ESO pueden ejercer tal derecho</text:p>
              </text:list-item>
              <text:list-item>
                <text:p text:style-name="P391">Se recuerda que la información sobre actividades y notas para que puedan ser consultadas por los padres deben introducirse en la aplicación SGD y no directamente en el Tamagochi.</text:p>
              </text:list-item>
              <text:list-item>
                <text:p text:style-name="P391">El Plan de Mejora del Centro está colgado en la zona compartida para consulta de los aspectos a incluir en la PGA.</text:p>
              </text:list-item>
              <text:list-item>
                <text:p text:style-name="P391">El jueves 24 es el último día para la entrega de las programaciones. Se solicita incluir las adaptaciones curriculares en un anexo.</text:p>
                <text:p text:style-name="P391"/>
              </text:list-item>
              <text:list-item>
                <text:p text:style-name="P393">Informaciones de <text:span text:style-name="T25">jefatura de estudios</text:span></text:p>
              </text:list-item>
              <text:list-item>
                <text:p text:style-name="P384">En la PGA se han de incluir la justificación de los objetivos de los proyectos del centro en un cuadro a tal efecto que está colgado en la zona compartida.</text:p>
              </text:list-item>
              <text:list-item>
                <text:p text:style-name="P384">Se va a cerrar la zona de las aulas prefabricadas durante el recreo. <text:span text:style-name="T26">La puerta se cerrará 5 minutos después del comienzo del recreo y se abrirá dos minutos antes.</text:span> Se solicita a todo el profesorado <text:span text:style-name="T26">y especialmente al profesorado con guardia en el recreo</text:span> velar por el cumplimiento de esta norma.</text:p>
              </text:list-item>
              <text:list-item>
                <text:p text:style-name="P385">Se informa de los aspectos tratados en el último Consejo General del CEP que tuvo lugar el jueves pasado</text:p>
              </text:list-item>
            </text:list>
            <text:p text:style-name="P56"/>
            <text:p text:style-name="P35">3. Seguimiento de la impartición de las programaciones.</text:p>
            <text:p text:style-name="P56"/>
            <text:p text:style-name="P56">Se comentan los contenidos impartidos en cada módulo y materias y se debaten propuestas de coordinación y de posibles actividades a realizar.</text:p>
            <text:p text:style-name="P56"/>
            <text:p text:style-name="P35"><text:span text:style-name="T26">4</text:span><text:span text:style-name="T35">. Sugerencias y preguntas</text:span></text:p>
            <text:p text:style-name="P148"><text:soft-page-break/></text:p>
            <text:p text:style-name="P148">No hay</text:p>
            <text:p text:style-name="P153"/>
          </table:table-cell>
          <table:covered-table-cell/>
          <table:covered-table-cell/>
        </table:table-row>
        <table:table-row table:style-name="Tabla5.1">
          <table:table-cell table:style-name="Tabla5.A4" table:number-columns-spanned="3" office:value-type="string">
            <text:p text:style-name="P32">TAREAS ASIGNADAS</text:p>
          </table:table-cell>
          <table:covered-table-cell/>
          <table:covered-table-cell/>
        </table:table-row>
        <table:table-row table:style-name="Tabla5.1">
          <table:table-cell table:style-name="Tabla5.A9" table:number-columns-spanned="2" office:value-type="string">
            <text:p text:style-name="P203"/>
          </table:table-cell>
          <table:covered-table-cell/>
          <table:table-cell table:style-name="Tabla5.C9" office:value-type="string">
            <text:p text:style-name="P29">Responsable</text:p>
          </table:table-cell>
        </table:table-row>
        <table:table-row table:style-name="Tabla5.10">
          <table:table-cell table:style-name="Tabla5.A10" table:number-columns-spanned="2" office:value-type="string">
            <text:p text:style-name="P52">Completar cuadro PGA 3.2. que está en zona compartida de justificación de objetivos del proyecto TIC</text:p>
          </table:table-cell>
          <table:covered-table-cell/>
          <table:table-cell table:style-name="Tabla5.C10" office:value-type="string">
            <text:p text:style-name="P52">Etiel</text:p>
          </table:table-cell>
        </table:table-row>
      </table:table>
      <text:p text:style-name="P24"/>
      <text:p text:style-name="P24"/>
      <text:p text:style-name="P24"/>
      <text:p text:style-name="P24">Sin más asuntos que tratar, de todo lo cual yo, como Jefe del Departamento, doy fe.</text:p>
      <text:p text:style-name="P139"/>
      <text:p text:style-name="P204"/>
      <text:p text:style-name="P140">EL JEFE DEL DEPARTAMENTO <text:s text:c="4"/></text:p>
      <text:p text:style-name="P140"/>
      <text:p text:style-name="P140"/>
      <text:p text:style-name="P140"/>
      <text:p text:style-name="P140"/>
      <text:p text:style-name="P140"/>
      <text:p text:style-name="P140"><text:s text:c="6"/></text:p>
      <text:p text:style-name="P141"><draw:line text:anchor-type="paragraph" draw:z-index="71" draw:style-name="gr1" draw:text-style-name="P557" svg:x1="-0.067cm" svg:y1="13.725cm" svg:x2="14.961cm" svg:y2="0.91cm"><text:p/></draw:line>Iván Chillón García <text:s text:c="16"/></text:p>
      <table:table table:name="Tabla7" table:style-name="Tabla7">
        <table:table-column table:style-name="Tabla7.A"/>
        <table:table-column table:style-name="Tabla7.B"/>
        <table:table-column table:style-name="Tabla7.C"/>
        <table:table-row table:style-name="Tabla7.1">
          <table:table-cell table:style-name="Tabla7.A1" table:number-columns-spanned="3" office:value-type="string">
            <text:p text:style-name="P25">ACTA Nº4</text:p>
          </table:table-cell>
          <table:covered-table-cell/>
          <table:covered-table-cell/>
        </table:table-row>
        <table:table-row table:style-name="Tabla7.1">
          <table:table-cell table:style-name="Tabla7.A3" office:value-type="string">
            <text:p text:style-name="P29">Asistentes:</text:p>
          </table:table-cell>
          <table:table-cell table:style-name="Tabla7.B2" table:number-columns-spanned="2" office:value-type="string">
            <text:p text:style-name="P32">Fecha: </text:p>
          </table:table-cell>
          <table:covered-table-cell/>
        </table:table-row>
        <table:table-row table:style-name="Tabla7.1">
          <table:table-cell table:style-name="Tabla7.A3" office:value-type="string">
            <text:list xml:id="list121651297329346" text:continue-list="list121650660781525" text:style-name="WW8Num5">
              <text:list-item>
                <text:p text:style-name="P307">Adalberto Álvarez Pérez</text:p>
              </text:list-item>
              <text:list-item>
                <text:p text:style-name="P309">Etiel Juan Domínguez Sánchez</text:p>
              </text:list-item>
              <text:list-item>
                <text:p text:style-name="P309">Iván Chillón García</text:p>
              </text:list-item>
            </text:list>
          </table:table-cell>
          <table:table-cell table:style-name="Tabla7.B3" table:number-columns-spanned="2" office:value-type="string">
            <text:p text:style-name="P32"><text:span text:style-name="T27">3</text:span>1/10/201<text:span text:style-name="T29">3</text:span></text:p>
          </table:table-cell>
          <table:covered-table-cell/>
        </table:table-row>
        <table:table-row table:style-name="Tabla7.1">
          <table:table-cell table:style-name="Tabla7.A4" table:number-columns-spanned="3" office:value-type="string">
            <text:p text:style-name="P32">ORDEN DEL DÍA</text:p>
          </table:table-cell>
          <table:covered-table-cell/>
          <table:covered-table-cell/>
        </table:table-row>
        <table:table-row table:style-name="Tabla7.1">
          <table:table-cell table:style-name="Tabla7.A7" table:number-columns-spanned="3" office:value-type="string">
            <text:p text:style-name="P35">1. Aprobación si procede de l<text:span text:style-name="T27">as</text:span> acta<text:span text:style-name="T27">s</text:span> de la<text:span text:style-name="T27">s</text:span> reuni<text:span text:style-name="T27">o</text:span>n<text:span text:style-name="T27">es</text:span> anterior<text:span text:style-name="T27">es</text:span></text:p>
            <text:p text:style-name="P35">2. Informe de la reunión de CCP</text:p>
            <text:p text:style-name="P35">3. <text:span text:style-name="T27">Informe de la reunión de la familia profesional</text:span></text:p>
            <text:p text:style-name="P36">4. Adquisición de equipos.</text:p>
            <text:p text:style-name="P35"><text:span text:style-name="T28">5</text:span>. Seguimiento de la impartición de las programaciones.</text:p>
            <text:p text:style-name="P35"><text:span text:style-name="T28">6</text:span>. Sugerencias y preguntas</text:p>
            <text:p text:style-name="P49"/>
          </table:table-cell>
          <table:covered-table-cell/>
          <table:covered-table-cell/>
        </table:table-row>
        <table:table-row table:style-name="Tabla7.1">
          <table:table-cell table:style-name="Tabla7.A4" table:number-columns-spanned="3" office:value-type="string">
            <text:p text:style-name="P32">ASPECTOS TRATADOS Y DECISIONES ADOPTADAS</text:p>
          </table:table-cell>
          <table:covered-table-cell/>
          <table:covered-table-cell/>
        </table:table-row>
        <table:table-row table:style-name="Tabla7.1">
          <table:table-cell table:style-name="Tabla7.A7" table:number-columns-spanned="3" office:value-type="string">
            <text:p text:style-name="P45">1. Aprobación si procede del acta de la reunión anterior</text:p>
            <text:p text:style-name="P45"/>
            <text:p text:style-name="P67">Se aprueba</text:p>
            <text:p text:style-name="P67"/>
            <text:p text:style-name="P45">2. Informe de la<text:span text:style-name="T27">s</text:span> reuni<text:span text:style-name="T27">ones</text:span> de CCP <text:span text:style-name="T27">(21/10 y 28/10)</text:span></text:p>
            <text:p text:style-name="P148"/>
            <text:p text:style-name="P148">Se informa de los aspectos tratados en la reunión de CCP del día <text:span text:style-name="T27">21</text:span> de octubre. De entre los puntos tratados cabe destacar:</text:p>
            <text:list xml:id="list6285201244832638033" text:style-name="L7">
              <text:list-item>
                <text:p text:style-name="P312">Informaciones de dirección:</text:p>
              </text:list-item>
              <text:list-item>
                <text:p text:style-name="P392">Acuerdo llegado con dorectiva de la Residencia Escolar para sólo poner comentarios en la web de los alumnos de los que se solicite información y no de todos como se venía haciendo hasta ahora.</text:p>
              </text:list-item>
              <text:list-item>
                <text:p text:style-name="P392">Publicada orden el 16 de octubre que deroga la actual “circular nº1” y desarrolla el nuevo ROC. Pendiente de lectura detallada para ver aspectos a modificar en los documentos institucionales del centro.</text:p>
              </text:list-item>
              <text:list-item>
                <text:p text:style-name="P392">Convocatoria de huelga de estudiantes para los días 22, 23 y 24. Recordar que para este caso la falta está justificada y que no se debén poner pruebas/exámenes durante estos días.</text:p>
              </text:list-item>
              <text:list-item>
                <text:p text:style-name="P401">Informaciones de jefatura de estudios:</text:p>
              </text:list-item>
              <text:list-item>
                <text:p text:style-name="P392">Se observan problemas durante las guardias de recreo. Se solicita del profesorado más dinamismo y seguimiento.</text:p>
              </text:list-item>
            </text:list>
            <text:p text:style-name="P130"/>
            <text:p text:style-name="P149">Se informa de los aspectos tratados en la reunión de CCP del día <text:span text:style-name="T27">28</text:span> de octubre. De entre los puntos tratados cabe destacar:</text:p>
            <text:list xml:id="list121649568637491" text:continue-numbering="true" text:style-name="L7">
              <text:list-item>
                <text:p text:style-name="P313">Informaciones de dirección:</text:p>
              </text:list-item>
              <text:list-item>
                <text:p text:style-name="P392">Se solicita elaborar y entregar para su publicación separata de las programaciones que incluya los criterios de evaluación y calificación.</text:p>
              </text:list-item>
              <text:list-item>
                <text:p text:style-name="P392">Se hace llegar listado alumnos con materias pendientes a los jefes de departamento.</text:p>
              </text:list-item>
              <text:list-item>
                <text:p text:style-name="P392">Asunto certificación profesional en horario de tarde: no se ha podido contactar con director del CEPA para confirmar si finalmente se va a impartir, depende del número de alumnos matriculados.</text:p>
              </text:list-item>
              <text:list-item>
                <text:p text:style-name="P392">Nuevo ROC duplicado. Al haber sido publicado después del inicio de curso hay dudas si las modificaciones que establece se han de aplicar este curso o el próximo.</text:p>
              </text:list-item>
            </text:list>
            <text:p text:style-name="P148"/>
            <text:p text:style-name="P154">3. <text:span text:style-name="T27">Informe de la reunión de la familia profesional (30/10)</text:span></text:p>
            <text:p text:style-name="P154"/>
            <text:p text:style-name="P147">Iván informa de los aspectos tratados en la reunión de la familia profesional a la que acudió el 30 de octubre:</text:p>
            <text:list xml:id="list5620836996841764459" text:style-name="L8">
              <text:list-item>
                <text:p text:style-name="P324">Aspectos tratados por el coordinador con el jefe de servicios:</text:p>
              </text:list-item>
              <text:list-item>
                <text:p text:style-name="P388"><text:soft-page-break/>Perspectiva general de crecimiento de la FP. En nº de estudios y en partida presupuestaria.</text:p>
              </text:list-item>
              <text:list-item>
                <text:p text:style-name="P388">Se le quiere dar otra visión a la FP, más integrada en la realidad laboral y empresarial.</text:p>
              </text:list-item>
              <text:list-item>
                <text:p text:style-name="P388">Se crearan cinco nuevos centros integrado que se sumarán a los seis actuales.</text:p>
              </text:list-item>
              <text:list-item>
                <text:p text:style-name="P388">Aumentarán las visitas de los inspectores a los centros para controlar el funcionamiento de los ciclos y el absentismo.</text:p>
              </text:list-item>
              <text:list-item>
                <text:p text:style-name="P388">Creación de plataforma online como repositorio centralizado de recursos.</text:p>
              </text:list-item>
              <text:list-item>
                <text:p text:style-name="P399">Santiago Galván detalla como se está impartiendo el ciclo semipresencial ofertado por la Consejería y asumido por los miembros del departamento de su Centro. Actualemente se imparte en forma de horas extras. Cada módulo incluye 6 horas semanales y dos horas de desdoble. El número de semanas de cada módulo depende de las horas lectivas del mismo. Desde la consejería hay compromiso de impartir segundo año con horas lectivas.</text:p>
              </text:list-item>
              <text:list-item>
                <text:p text:style-name="P400">Jornadas técnico-profesionales. Este curso se harán los días del 26 al 29 de noviembre y se realizarán en más centros. </text:p>
              </text:list-item>
              <text:list-item>
                <text:p text:style-name="P400">Partida extraordinaria. Se hará llegar a los centros en los que se impartan ciclos de la familia informática partida extraordinaria finalista para renovación de material.</text:p>
              </text:list-item>
            </text:list>
            <text:p text:style-name="P154"/>
            <text:p text:style-name="P154">4. <text:span text:style-name="T28">Adquisición de equipos y materiales</text:span></text:p>
            <text:p text:style-name="P35"/>
            <text:p text:style-name="P56">Se comenta <text:span text:style-name="T28">la previsión de que llegue una partida extraordinaria de gasto finalista por parte de la consejería para renovación de material. A falta de detalle de la cuantía de la misma se acuerda priorizar la adquisición de componentes para montar equipos para renovar el aula de primero del ciclo.</text:span></text:p>
            <text:p text:style-name="P56"/>
            <text:p text:style-name="P35">5. Seguimiento de la impartición de las programaciones.</text:p>
            <text:p text:style-name="P35"/>
            <text:p text:style-name="P56">Se comentan los contenidos impartidos en cada módulo y materias y se debaten propuestas de coordinación y de posibles actividades a realizar.</text:p>
            <text:p text:style-name="P56"/>
            <text:p text:style-name="P35"><text:span text:style-name="T28">5</text:span>. Sugerencias y preguntas</text:p>
            <text:p text:style-name="P35"/>
            <text:p text:style-name="P56">No hay</text:p>
            <text:p text:style-name="P148"/>
          </table:table-cell>
          <table:covered-table-cell/>
          <table:covered-table-cell/>
        </table:table-row>
        <table:table-row table:style-name="Tabla7.1">
          <table:table-cell table:style-name="Tabla7.A4" table:number-columns-spanned="3" office:value-type="string">
            <text:p text:style-name="P46">TAREAS ASIGNADAS</text:p>
          </table:table-cell>
          <table:covered-table-cell/>
          <table:covered-table-cell/>
        </table:table-row>
        <table:table-row table:style-name="Tabla7.1">
          <table:table-cell table:style-name="Tabla7.A9" table:number-columns-spanned="2" office:value-type="string">
            <text:p text:style-name="P203"/>
          </table:table-cell>
          <table:covered-table-cell/>
          <table:table-cell table:style-name="Tabla7.C9" office:value-type="string">
            <text:p text:style-name="P29">Responsable</text:p>
          </table:table-cell>
        </table:table-row>
      </table:table>
      <text:p text:style-name="P24"/>
      <text:p text:style-name="P24">Sin más asuntos que tratar se levanta la sesión, de todo lo cual yo, como Jefe del Departamento, doy fe.</text:p>
      <text:p text:style-name="P139">EL JEFE DEL DEPARTAMENTO <text:s text:c="6"/></text:p>
      <text:p text:style-name="P139"/>
      <text:p text:style-name="P139"/>
      <text:p text:style-name="P139"/>
      <text:p text:style-name="P139"/>
      <text:p text:style-name="P139"/>
      <text:p text:style-name="P139"/>
      <text:p text:style-name="P139"><text:s/></text:p>
      <text:p text:style-name="P141">Iván Chillón García <text:s text:c="20"/></text:p>
      <text:p text:style-name="P141"/>
      <table:table table:name="Tabla8" table:style-name="Tabla8">
        <table:table-column table:style-name="Tabla8.A"/>
        <table:table-column table:style-name="Tabla8.B"/>
        <table:table-column table:style-name="Tabla8.C"/>
        <table:table-row table:style-name="Tabla8.1">
          <table:table-cell table:style-name="Tabla8.A1" table:number-columns-spanned="3" office:value-type="string">
            <text:p text:style-name="P25">ACTA Nº5</text:p>
          </table:table-cell>
          <table:covered-table-cell/>
          <table:covered-table-cell/>
        </table:table-row>
        <table:table-row table:style-name="Tabla8.1">
          <table:table-cell table:style-name="Tabla8.A3" office:value-type="string">
            <text:p text:style-name="P29">Asistentes:</text:p>
          </table:table-cell>
          <table:table-cell table:style-name="Tabla8.B2" table:number-columns-spanned="2" office:value-type="string">
            <text:p text:style-name="P32">Fecha: </text:p>
          </table:table-cell>
          <table:covered-table-cell/>
        </table:table-row>
        <table:table-row table:style-name="Tabla8.1">
          <table:table-cell table:style-name="Tabla8.A3" office:value-type="string">
            <text:list xml:id="list121649889268848" text:continue-list="list121651297329346" text:style-name="WW8Num5">
              <text:list-item>
                <text:p text:style-name="P308">Adalberto Álvarez Pérez</text:p>
              </text:list-item>
              <text:list-item>
                <text:p text:style-name="P309">Etiel Juan Domínguez Sánchez</text:p>
              </text:list-item>
              <text:list-item>
                <text:p text:style-name="P309">Iván Chillón García</text:p>
              </text:list-item>
            </text:list>
          </table:table-cell>
          <table:table-cell table:style-name="Tabla8.B3" table:number-columns-spanned="2" office:value-type="string">
            <text:p text:style-name="P32"><text:span text:style-name="T29">7</text:span>/1<text:span text:style-name="T29">1</text:span>/201<text:span text:style-name="T29">3</text:span></text:p>
          </table:table-cell>
          <table:covered-table-cell/>
        </table:table-row>
        <table:table-row table:style-name="Tabla8.1">
          <table:table-cell table:style-name="Tabla8.A4" table:number-columns-spanned="3" office:value-type="string">
            <text:p text:style-name="P32">ORDEN DEL DÍA</text:p>
          </table:table-cell>
          <table:covered-table-cell/>
          <table:covered-table-cell/>
        </table:table-row>
        <table:table-row table:style-name="Tabla8.1">
          <table:table-cell table:style-name="Tabla8.A7" table:number-columns-spanned="3" office:value-type="string">
            <text:p text:style-name="P24"><text:span text:style-name="T34"><text:line-break/></text:span><text:span text:style-name="T35">1. Aprobación si procede del acta de la reunión anterior </text:span></text:p>
            <text:p text:style-name="P35">2. Informe de la reunión de CCP</text:p>
            <text:p text:style-name="P35">3. <text:span text:style-name="T29">Jornadas profesionales</text:span></text:p>
            <text:p text:style-name="P35">4. <text:span text:style-name="T29">Partida extraordinaria. Propuesta de componentes equipos</text:span></text:p>
            <text:p text:style-name="P35">5. <text:span text:style-name="T29">Adquisición de material fungible para prácticas de redes</text:span></text:p>
            <text:p text:style-name="P37"><text:span text:style-name="T32">6</text:span>. Seguimiento de programaciones</text:p>
            <text:p text:style-name="P38"><text:span text:style-name="T32">7. </text:span>Sugerencias y preguntas</text:p>
            <text:p text:style-name="P49"/>
          </table:table-cell>
          <table:covered-table-cell/>
          <table:covered-table-cell/>
        </table:table-row>
        <table:table-row table:style-name="Tabla8.1">
          <table:table-cell table:style-name="Tabla8.A4" table:number-columns-spanned="3" office:value-type="string">
            <text:p text:style-name="P32">ASPECTOS TRATADOS Y DECISIONES ADOPTADAS</text:p>
          </table:table-cell>
          <table:covered-table-cell/>
          <table:covered-table-cell/>
        </table:table-row>
        <table:table-row table:style-name="Tabla8.1">
          <table:table-cell table:style-name="Tabla8.A7" table:number-columns-spanned="3" office:value-type="string">
            <text:p text:style-name="P24"><text:span text:style-name="T34"><text:line-break/></text:span><text:span text:style-name="T35">1. Aprobación de las actas de la reunión anterior </text:span></text:p>
            <text:p text:style-name="P35"/>
            <text:p text:style-name="P56">Se aprueba</text:p>
            <text:p text:style-name="P56"/>
            <text:p text:style-name="P35">2. Informe de la reunión de CCP</text:p>
            <text:p text:style-name="P56"/>
            <text:p text:style-name="P148">Se informa de los aspectos tratados en la reunión de CCP del día <text:span text:style-name="T30">4</text:span> de <text:span text:style-name="T30">noviembre</text:span>. De entre los puntos tratados cabe destacar:</text:p>
            <text:list xml:id="list121649780808360" text:continue-list="list121649568637491" text:style-name="L7">
              <text:list-item>
                <text:p text:style-name="P325">Informaciones de dirección:</text:p>
              </text:list-item>
              <text:list-item>
                <text:p text:style-name="P389">Se detallan las solicitudes por parte de los colegios de la zona de cara a las coordinaciones con los mismos.</text:p>
              </text:list-item>
              <text:list-item>
                <text:p text:style-name="P389">Solicitud por parte del inspector de los horarios firmados del profesorado.</text:p>
              </text:list-item>
              <text:list-item>
                <text:p text:style-name="P389">Las fechas de las evaluaciones del primer trimestre serán jueves 12, lunes 16 y martes 17 de diciembre. Se solicita que las notas estén cargadas 24 horas antes para poder imprimir las panorámicas.</text:p>
              </text:list-item>
              <text:list-item>
                <text:p text:style-name="P390">Dada la larga duración del primer trimestre en comparación con el segundo desde el departamento de informática se propone de cara al próximo curso estudiar la posibilidad de adelantar la finalización de la primera evaluación a principios de diciembre. De esa forma también se reduciría el absentismo la última semana del trimestre.</text:p>
              </text:list-item>
              <text:list-item>
                <text:p text:style-name="P390">Desde la consejería se provee herramienta web para cargar las competencias básicas de los alumnos. Se pondrá enlace a la misma en la Web del Centro. Para acceder se usa la clave SUA.</text:p>
              </text:list-item>
            </text:list>
            <text:p text:style-name="P56"/>
            <text:p text:style-name="P35">3. <text:span text:style-name="T31">Jornadas profesionales</text:span></text:p>
            <text:p text:style-name="P35"/>
            <text:p text:style-name="P53">Desde la dirección se informa a este departamento que tendrán lugar los días 28 y 29 y que a este departamento se le ha asignado el IES Teguise como centro para exponer y que se nos reservará un espacio en el salón de actos a tal fin. </text:p>
            <text:p text:style-name="P53"/>
            <text:p text:style-name="P53">Se acuerda revisar los paneles y materiales disponibles de años anteriores; preparar los equipos que se van a llevar y revisar la disponibilidad de folletos.</text:p>
            <text:p text:style-name="P53"/>
            <text:p text:style-name="P53">Así mismo se hace constar en acta lo poco adecuadas que consideran los miembros del departamento estas fechas dada su lejanía con el periodo de preinscripción.</text:p>
            <text:p text:style-name="P56"/>
            <text:p text:style-name="P39">4. <text:s/><text:span text:style-name="T29">Partida extraordinaria. Propuesta de componentes equipos</text:span></text:p>
            <text:p text:style-name="P35"><text:soft-page-break/></text:p>
            <text:p text:style-name="P57">Se debaten las características que deberían tener los componentes a adquirir con la partida extraordinaria finalista que se prevé que llegue al centro en breve y se acuerda que debería tener:</text:p>
            <text:list xml:id="list7629891479415720297" text:style-name="L9">
              <text:list-item>
                <text:p text:style-name="P320">Procesador i5 de cuarta generación.</text:p>
              </text:list-item>
              <text:list-item>
                <text:p text:style-name="P320">4 GB de RAM de 1600Mhz</text:p>
              </text:list-item>
              <text:list-item>
                <text:p text:style-name="P320">Placa base que soporte al menos los componentes anteriores con posibilidad de ampliación de memoria a 8GB y tarjeta de video integrada.</text:p>
              </text:list-item>
              <text:list-item>
                <text:p text:style-name="P320">500 GB de disco duro</text:p>
              </text:list-item>
              <text:list-item>
                <text:p text:style-name="P320">Monitor LED 21.5”</text:p>
              </text:list-item>
              <text:list-item>
                <text:p text:style-name="P320">Regrabadora de DVD</text:p>
              </text:list-item>
              <text:list-item>
                <text:p text:style-name="P320">Carcasa/torre</text:p>
              </text:list-item>
              <text:list-item>
                <text:p text:style-name="P320">Fuente de alimentación</text:p>
              </text:list-item>
            </text:list>
            <text:p text:style-name="P56"/>
            <text:p text:style-name="P37">5. <text:span text:style-name="T29">Adquisición de material fungible para prácticas de redes.</text:span></text:p>
            <text:p text:style-name="P37"/>
            <text:p text:style-name="P58">Se acuerda la adquisición de 15 conectores hembra y 100 macho RJ-45 y caja de 305m de cable UTP cat 5e.</text:p>
            <text:p text:style-name="P37"/>
            <text:p text:style-name="P35"><text:span text:style-name="T32">6</text:span>. Seguimiento de programaciones</text:p>
            <text:p text:style-name="P35"/>
            <text:p text:style-name="P56">Se comentan los contenidos impartidos en cada módulo y materias y se debaten propuestas de coordinación y de posibles actividades a realizar.</text:p>
            <text:p text:style-name="P56"/>
            <text:p text:style-name="P35"><text:span text:style-name="T32">7</text:span>. Sugerencias y preguntas</text:p>
            <text:p text:style-name="P35"/>
            <text:p text:style-name="P56">No hay</text:p>
            <text:p text:style-name="P56"/>
          </table:table-cell>
          <table:covered-table-cell/>
          <table:covered-table-cell/>
        </table:table-row>
        <table:table-row table:style-name="Tabla8.1">
          <table:table-cell table:style-name="Tabla8.A4" table:number-columns-spanned="3" office:value-type="string">
            <text:p text:style-name="P32">TAREAS ASIGNADAS</text:p>
          </table:table-cell>
          <table:covered-table-cell/>
          <table:covered-table-cell/>
        </table:table-row>
        <table:table-row table:style-name="Tabla8.1">
          <table:table-cell table:style-name="Tabla8.A9" table:number-columns-spanned="2" office:value-type="string">
            <text:p text:style-name="P203"/>
          </table:table-cell>
          <table:covered-table-cell/>
          <table:table-cell table:style-name="Tabla8.C9" office:value-type="string">
            <text:p text:style-name="P29">Responsable</text:p>
          </table:table-cell>
        </table:table-row>
        <table:table-row table:style-name="Tabla8.10">
          <table:table-cell table:style-name="Tabla8.A10" table:number-columns-spanned="2" office:value-type="string">
            <text:p text:style-name="P51"/>
          </table:table-cell>
          <table:covered-table-cell/>
          <table:table-cell table:style-name="Tabla8.C10" office:value-type="string">
            <text:p text:style-name="P50"/>
          </table:table-cell>
        </table:table-row>
      </table:table>
      <text:p text:style-name="P24"/>
      <text:p text:style-name="P24">Sin más asuntos que tratar se levanta la sesión, de todo lo cual yo, como Jefe del Departamento, doy fe.</text:p>
      <text:p text:style-name="P139"/>
      <text:p text:style-name="P204"/>
      <text:p text:style-name="P139">EL JEFE DEL DEPARTAMENTO <text:s text:c="6"/></text:p>
      <text:p text:style-name="P139"/>
      <text:p text:style-name="P139"/>
      <text:p text:style-name="P139"/>
      <text:p text:style-name="P139"/>
      <text:p text:style-name="P139"/>
      <text:p text:style-name="P139"><text:s/></text:p>
      <text:p text:style-name="P141">Iván Chillón García <text:s text:c="9"/><text:tab/><text:tab/><text:tab/><text:tab/> <text:s text:c="2"/></text:p>
      <text:p text:style-name="P141"><draw:line text:anchor-type="paragraph" draw:z-index="70" draw:style-name="gr1" draw:text-style-name="P557" svg:x1="0.012cm" svg:y1="3.761cm" svg:x2="15.774cm" svg:y2="0.233cm"><text:p/></draw:line></text:p>
      <text:p text:style-name="P141"/>
      <text:p text:style-name="P141"/>
      <text:p text:style-name="P141"/>
      <text:p text:style-name="P141"/>
      <text:p text:style-name="P155"/>
      <text:p text:style-name="P155"/>
      <table:table table:name="Tabla10" table:style-name="Tabla10">
        <table:table-column table:style-name="Tabla10.A"/>
        <table:table-column table:style-name="Tabla10.B"/>
        <table:table-row table:style-name="Tabla10.1">
          <table:table-cell table:style-name="Tabla10.A1" table:number-columns-spanned="2" office:value-type="string">
            <text:p text:style-name="P25">ACTA Nº6</text:p>
          </table:table-cell>
          <table:covered-table-cell/>
        </table:table-row>
        <table:table-row table:style-name="Tabla10.1">
          <table:table-cell table:style-name="Tabla10.A3" office:value-type="string">
            <text:p text:style-name="P29">Asistentes:</text:p>
          </table:table-cell>
          <table:table-cell table:style-name="Tabla10.B2" office:value-type="string">
            <text:p text:style-name="P32">Fecha: </text:p>
          </table:table-cell>
        </table:table-row>
        <table:table-row table:style-name="Tabla10.1">
          <table:table-cell table:style-name="Tabla10.A3" office:value-type="string">
            <text:list xml:id="list121650904024191" text:continue-list="list121649889268848" text:style-name="WW8Num5">
              <text:list-item>
                <text:p text:style-name="P373">A<text:span text:style-name="T33">dalberto Álvarez Pérez</text:span></text:p>
              </text:list-item>
              <text:list-item>
                <text:p text:style-name="P309">Etiel Juan Domínguez Sánchez</text:p>
              </text:list-item>
              <text:list-item>
                <text:p text:style-name="P309">Iván Chillón García</text:p>
              </text:list-item>
            </text:list>
          </table:table-cell>
          <table:table-cell table:style-name="Tabla10.B3" office:value-type="date" office:date-value="2013-11-14">
            <text:p text:style-name="P32"><text:span text:style-name="T33">14</text:span>/1<text:span text:style-name="T33">1</text:span>/1<text:span text:style-name="T33">3</text:span></text:p>
          </table:table-cell>
        </table:table-row>
        <table:table-row table:style-name="Tabla10.1">
          <table:table-cell table:style-name="Tabla10.A4" table:number-columns-spanned="2" office:value-type="string">
            <text:p text:style-name="P32">ORDEN DEL DÍA</text:p>
          </table:table-cell>
          <table:covered-table-cell/>
        </table:table-row>
        <table:table-row table:style-name="Tabla10.1">
          <table:table-cell table:style-name="Tabla10.A7" table:number-columns-spanned="2" office:value-type="string">
            <text:p text:style-name="P24"><text:span text:style-name="T34"><text:line-break/></text:span><text:span text:style-name="T35">1. Aprobación si procede del acta de la reunión anterior </text:span></text:p>
            <text:p text:style-name="P35">2. Informe de la reunión de CCP</text:p>
            <text:p text:style-name="P35">3. Seguimiento de programaciones</text:p>
            <text:p text:style-name="P35"><text:span text:style-name="T33">4</text:span>. Sugerencias y preguntas</text:p>
            <text:p text:style-name="P49"/>
          </table:table-cell>
          <table:covered-table-cell/>
        </table:table-row>
        <table:table-row table:style-name="Tabla10.1">
          <table:table-cell table:style-name="Tabla10.A4" table:number-columns-spanned="2" office:value-type="string">
            <text:p text:style-name="P32">ASPECTOS TRATADOS Y DECISIONES ADOPTADAS</text:p>
          </table:table-cell>
          <table:covered-table-cell/>
        </table:table-row>
        <table:table-row table:style-name="Tabla10.1">
          <table:table-cell table:style-name="Tabla10.A7" table:number-columns-spanned="2" office:value-type="string">
            <text:p text:style-name="P24"><text:span text:style-name="T34"><text:line-break/></text:span><text:span text:style-name="T35">1. Aprobación de las actas de la reunión anterior </text:span></text:p>
            <text:p text:style-name="P35"/>
            <text:p text:style-name="P56">Se aprueba</text:p>
            <text:p text:style-name="P56"/>
            <text:p text:style-name="P35">2. Informe de la reunión de CCP</text:p>
            <text:p text:style-name="P56"/>
            <text:p text:style-name="P148">Se informa de los aspectos tratados en la reunión de CCP del día <text:span text:style-name="T33">11</text:span> de <text:span text:style-name="T33">noviembre</text:span>. De entre los puntos tratados cabe destacar:</text:p>
            <text:list xml:id="list121651149438191" text:continue-list="list121649780808360" text:style-name="L7">
              <text:list-item>
                <text:p text:style-name="P321">Las jornadas de puertas abiertas tendrán lugar los días 28 y 29 de noviembre. Se solicitará ir sólo el día 28. Se debate la <text:span text:style-name="T78">inutilidad</text:span> de convocar las jornadas en fechas tan tempranas.</text:p>
              </text:list-item>
              <text:list-item>
                <text:p text:style-name="P321">Se cuelgan las notas de la 1ª evaluación sin notas. Cualquier incorrección detectada se deberá hacer llegar a jefatura de estudios</text:p>
              </text:list-item>
              <text:list-item>
                <text:p text:style-name="P322">Se informa de aspectos tratados en reunión con inspector. Se trataron los siguientes aspectos.</text:p>
              </text:list-item>
              <text:list-item>
                <text:p text:style-name="P386">Nuevo ROC. Se deberán introducir modificaciones en NOF del centro. Se solicita especial atención al artículo 56 en el que se recogen aspectos relacionados con la protección de datos.</text:p>
              </text:list-item>
              <text:list-item>
                <text:p text:style-name="P386">Se hace hincapié en procedimiento de justificación de faltas por parte del profesorado.</text:p>
              </text:list-item>
              <text:list-item>
                <text:p text:style-name="P394">Convocatorias de nuevos cursos y seminarios disponibles en carpeta del COFO</text:p>
              </text:list-item>
            </text:list>
            <text:p text:style-name="P35">3. Seguimiento de programaciones</text:p>
            <text:p text:style-name="P35"/>
            <text:p text:style-name="P56">Se comentan los contenidos impartidos en cada módulo y materias y se debaten propuestas de coordinación y de posibles actividades a realizar.</text:p>
            <text:p text:style-name="P56"/>
            <text:p text:style-name="P35"><text:span text:style-name="T33">4</text:span>. Sugerencias y preguntas</text:p>
            <text:p text:style-name="P35"/>
            <text:p text:style-name="P56">No hay</text:p>
            <text:p text:style-name="P56"/>
          </table:table-cell>
          <table:covered-table-cell/>
        </table:table-row>
        <table:table-row table:style-name="Tabla10.1">
          <table:table-cell table:style-name="Tabla10.A4" table:number-columns-spanned="2" office:value-type="string">
            <text:p text:style-name="P32">TAREAS ASIGNADAS</text:p>
          </table:table-cell>
          <table:covered-table-cell/>
        </table:table-row>
      </table:table>
      <text:p text:style-name="P24"/>
      <text:p text:style-name="P24">Sin más asuntos que tratar se levanta la sesión, de todo lo cual yo, como Jefe del Departamento, doy fe.</text:p>
      <text:p text:style-name="P139">EL JEFE DEL DEPARTAMENTO <text:s text:c="6"/></text:p>
      <text:p text:style-name="P139"/>
      <text:p text:style-name="P139"/>
      <text:p text:style-name="P139"/>
      <text:p text:style-name="P139"/>
      <text:p text:style-name="P139"><text:s/></text:p>
      <text:p text:style-name="P141">Iván Chillón García <text:s text:c="17"/></text:p>
      <table:table table:name="Tabla42" table:style-name="Tabla42">
        <table:table-column table:style-name="Tabla42.A"/>
        <table:table-column table:style-name="Tabla42.B"/>
        <table:table-row table:style-name="Tabla42.1">
          <table:table-cell table:style-name="Tabla42.A1" table:number-columns-spanned="2" office:value-type="string">
            <text:p text:style-name="P26">ACTA Nº <text:span text:style-name="T83">7</text:span></text:p>
          </table:table-cell>
          <table:covered-table-cell/>
        </table:table-row>
        <table:table-row table:style-name="Tabla42.1">
          <table:table-cell table:style-name="Tabla42.A3" office:value-type="string">
            <text:p text:style-name="P30">Asistentes:</text:p>
          </table:table-cell>
          <table:table-cell table:style-name="Tabla42.B2" office:value-type="string">
            <text:p text:style-name="P33">Fecha: </text:p>
          </table:table-cell>
        </table:table-row>
        <table:table-row table:style-name="Tabla42.1">
          <table:table-cell table:style-name="Tabla42.A3" office:value-type="string">
            <text:list xml:id="list121649255318581" text:continue-list="list121650904024191" text:style-name="WW8Num5">
              <text:list-item>
                <text:p text:style-name="P374">A<text:span text:style-name="T33">dalberto Álvarez Pérez</text:span></text:p>
              </text:list-item>
              <text:list-item>
                <text:p text:style-name="P310">Etiel Juan Domínguez Sánchez</text:p>
              </text:list-item>
              <text:list-item>
                <text:p text:style-name="P310">Iván Chillón García</text:p>
              </text:list-item>
            </text:list>
          </table:table-cell>
          <table:table-cell table:style-name="Tabla42.B3" office:value-type="string">
            <text:p text:style-name="P33"><text:span text:style-name="T79">21</text:span>/<text:span text:style-name="T89">11</text:span>/1<text:span text:style-name="T18">3</text:span></text:p>
          </table:table-cell>
        </table:table-row>
        <table:table-row table:style-name="Tabla42.1">
          <table:table-cell table:style-name="Tabla42.A4" table:number-columns-spanned="2" office:value-type="string">
            <text:p text:style-name="P33">ORDEN DEL DÍA</text:p>
          </table:table-cell>
          <table:covered-table-cell/>
        </table:table-row>
        <table:table-row table:style-name="Tabla42.1">
          <table:table-cell table:style-name="Tabla42.A5" table:number-columns-spanned="2" office:value-type="string">
            <text:p text:style-name="P86"><text:span text:style-name="T34"><text:line-break/></text:span><text:span text:style-name="T35">1. Aprobación si procede del acta de la reunión anterior </text:span></text:p>
            <text:p text:style-name="P42">2. Informe de la reunión de CCP</text:p>
            <text:p text:style-name="P42"><text:span text:style-name="T80">3. Análisis de s</text:span>eguimiento de programaciones</text:p>
            <text:p text:style-name="P42"><text:span text:style-name="T81">4</text:span>. Sugerencias y preguntas</text:p>
            <text:p text:style-name="P54"/>
          </table:table-cell>
          <table:covered-table-cell/>
        </table:table-row>
        <table:table-row table:style-name="Tabla42.1">
          <table:table-cell table:style-name="Tabla42.A4" table:number-columns-spanned="2" office:value-type="string">
            <text:p text:style-name="P33">ASPECTOS TRATADOS Y DECISIONES ADOPTADAS</text:p>
          </table:table-cell>
          <table:covered-table-cell/>
        </table:table-row>
        <table:table-row table:style-name="Tabla42.1">
          <table:table-cell table:style-name="Tabla42.A7" table:number-columns-spanned="2" office:value-type="string">
            <text:p text:style-name="P42">1. Aprobación si procede del acta de la reunión anterior</text:p>
            <text:p text:style-name="P42"/>
            <text:p text:style-name="P59">Se aprueba</text:p>
            <text:p text:style-name="P59"/>
            <text:p text:style-name="P42">2. Informe de la reunión de CCP</text:p>
            <text:p text:style-name="P42"/>
            <text:p text:style-name="P150">Se informa de los aspectos tratados en la reunión de CCP del día <text:span text:style-name="T83">18 de noviembre</text:span>. De entre los puntos tratados cabe destacar:</text:p>
            <text:p text:style-name="P150"/>
            <text:list xml:id="list5655866496696891922" text:style-name="L10">
              <text:list-item>
                <text:p text:style-name="P395">Se informa de modificación de horarios de algunos profesores. Se añade guardia lectiva al horario de Adalberto.</text:p>
              </text:list-item>
              <text:list-item>
                <text:p text:style-name="P395">Realizado sorteo de asistencia a las jornadas de FP. A este centro le corresponde asistir a los stands el viernes día 29.</text:p>
              </text:list-item>
              <text:list-item>
                <text:p text:style-name="P395">Convocatoria de la viceconsejería de reunión de directores sobre certificación de nivel básico en inglés para aspirantes de secundaria. Tendrá lugar el día 4 de diciembre por vídeoconferencia.</text:p>
              </text:list-item>
              <text:list-item>
                <text:p text:style-name="P395">Se informa de diversas actividades. Están disponibles en carpeta del COFO.</text:p>
              </text:list-item>
              <text:list-item>
                <text:p text:style-name="P395">Las calificaciones de las competencias básicas se seguirán cumplimentando en las hojas de cálculo. La directiva propone que un grupo de 2º de ESO se cumplimente también utilizando la aplicación del PROIDEAC</text:p>
              </text:list-item>
            </text:list>
            <text:p text:style-name="P63"><text:span text:style-name="T9">3. </text:span><text:span text:style-name="T8">Análisis de s</text:span><text:span text:style-name="T6">eguimiento de programaciones</text:span></text:p>
            <text:p text:style-name="P144"/>
            <text:p text:style-name="P144">Se comentan los contenidos impartidos en cada módulo y materias y se debaten propuestas de coordinación y de posibles actividades a realizar.</text:p>
            <text:p text:style-name="P144"/>
            <text:p text:style-name="P40"><text:span text:style-name="T82">4</text:span>. Sugerencias y preguntas</text:p>
            <text:p text:style-name="P40"/>
            <text:p text:style-name="P61">No hay</text:p>
            <text:p text:style-name="P61"/>
          </table:table-cell>
          <table:covered-table-cell/>
        </table:table-row>
        <table:table-row table:style-name="Tabla42.1">
          <table:table-cell table:style-name="Tabla42.A4" table:number-columns-spanned="2" office:value-type="string">
            <text:p text:style-name="P33">TAREAS ASIGNADAS</text:p>
          </table:table-cell>
          <table:covered-table-cell/>
        </table:table-row>
      </table:table>
      <text:p text:style-name="P86"/>
      <text:p text:style-name="P70">Sin más asuntos que tratar se levanta la sesión, de todo lo cual yo, como Jefe del Departamento, doy fe.</text:p>
      <text:p text:style-name="P196">EL JEFE DEL DEPARTAMENTO <text:s text:c="6"/></text:p>
      <text:p text:style-name="P196"/>
      <text:p text:style-name="P196"/>
      <text:p text:style-name="P196"/>
      <text:p text:style-name="P196"/>
      <text:p text:style-name="P156"/>
      <text:p text:style-name="P142"><text:span text:style-name="T84">Iván Chillón García <text:s text:c="8"/></text:span><text:span text:style-name="T39"><text:tab/><text:tab/> </text:span></text:p>
      <table:table table:name="Tabla2" table:style-name="Tabla2">
        <table:table-column table:style-name="Tabla2.A"/>
        <table:table-column table:style-name="Tabla2.B"/>
        <table:table-column table:style-name="Tabla2.C"/>
        <table:table-row table:style-name="Tabla2.1">
          <table:table-cell table:style-name="Tabla2.A1" table:number-columns-spanned="3" office:value-type="string">
            <text:p text:style-name="P27">ACTA Nº <text:span text:style-name="T86">8</text:span></text:p>
          </table:table-cell>
          <table:covered-table-cell/>
          <table:covered-table-cell/>
        </table:table-row>
        <table:table-row table:style-name="Tabla2.1">
          <table:table-cell table:style-name="Tabla2.A3" office:value-type="string">
            <text:p text:style-name="P31">Asistentes:</text:p>
          </table:table-cell>
          <table:table-cell table:style-name="Tabla2.B2" table:number-columns-spanned="2" office:value-type="string">
            <text:p text:style-name="P34">Fecha: </text:p>
          </table:table-cell>
          <table:covered-table-cell/>
        </table:table-row>
        <table:table-row table:style-name="Tabla2.1">
          <table:table-cell table:style-name="Tabla2.A3" office:value-type="string">
            <text:list xml:id="list121650726232305" text:continue-list="list121649255318581" text:style-name="WW8Num5">
              <text:list-item>
                <text:p text:style-name="P375">A<text:span text:style-name="T33">dalberto Álvarez Pérez</text:span></text:p>
              </text:list-item>
              <text:list-item>
                <text:p text:style-name="P311">Etiel Juan Domínguez Sánchez</text:p>
              </text:list-item>
              <text:list-item>
                <text:p text:style-name="P311">Iván Chillón García</text:p>
              </text:list-item>
            </text:list>
          </table:table-cell>
          <table:table-cell table:style-name="Tabla2.B3" table:number-columns-spanned="2" office:value-type="string">
            <text:p text:style-name="P34"><text:span text:style-name="T86">5</text:span>/<text:span text:style-name="T86">12</text:span>/1<text:span text:style-name="T18">3</text:span></text:p>
          </table:table-cell>
          <table:covered-table-cell/>
        </table:table-row>
        <table:table-row table:style-name="Tabla2.1">
          <table:table-cell table:style-name="Tabla2.A4" table:number-columns-spanned="3" office:value-type="string">
            <text:p text:style-name="P34">ORDEN DEL DÍA</text:p>
          </table:table-cell>
          <table:covered-table-cell/>
          <table:covered-table-cell/>
        </table:table-row>
        <table:table-row table:style-name="Tabla2.1">
          <table:table-cell table:style-name="Tabla2.A5" table:number-columns-spanned="3" office:value-type="string">
            <text:p text:style-name="P87"><text:span text:style-name="T34"><text:line-break/></text:span><text:span text:style-name="T35">1. Aprobación si procede del acta de la reunión anterior </text:span></text:p>
            <text:p text:style-name="P43">2. Informe de la<text:span text:style-name="T87">s</text:span> reuni<text:span text:style-name="T87">o</text:span>n<text:span text:style-name="T87">es</text:span> de CCP</text:p>
            <text:p text:style-name="P44">3. Adquisición de equipamiento y materiales partida extraordinaria</text:p>
            <text:p text:style-name="P43"><text:span text:style-name="T86">4. Análisis de s</text:span>eguimiento de programaciones</text:p>
            <text:p text:style-name="P43"><text:span text:style-name="T86">5</text:span>. Sugerencias y preguntas</text:p>
            <text:p text:style-name="P55"/>
          </table:table-cell>
          <table:covered-table-cell/>
          <table:covered-table-cell/>
        </table:table-row>
        <table:table-row table:style-name="Tabla2.1">
          <table:table-cell table:style-name="Tabla2.A4" table:number-columns-spanned="3" office:value-type="string">
            <text:p text:style-name="P34">ASPECTOS TRATADOS Y DECISIONES ADOPTADAS</text:p>
          </table:table-cell>
          <table:covered-table-cell/>
          <table:covered-table-cell/>
        </table:table-row>
        <table:table-row table:style-name="Tabla2.1">
          <table:table-cell table:style-name="Tabla2.A7" table:number-columns-spanned="3" office:value-type="string">
            <text:p text:style-name="P43">1. Aprobación si procede del acta de la reunión anterior</text:p>
            <text:p text:style-name="P43"/>
            <text:p text:style-name="P60">Se aprueba</text:p>
            <text:p text:style-name="P60"/>
            <text:p text:style-name="P43">2. Informe de la<text:span text:style-name="T87">s</text:span> reuni<text:span text:style-name="T87">o</text:span>n<text:span text:style-name="T87">es</text:span> de CCP</text:p>
            <text:p text:style-name="P43"/>
            <text:p text:style-name="P151">Se informa de los aspectos tratados en la<text:span text:style-name="T87">s</text:span> reuni<text:span text:style-name="T87">ones</text:span> de CCP de l<text:span text:style-name="T87">os</text:span> día<text:span text:style-name="T87">s 25 de noviembre y 2 de diciembre</text:span>. De entre los puntos tratados cabe destacar:</text:p>
            <text:p text:style-name="P151"/>
            <text:p text:style-name="P152">25 de noviembre:</text:p>
            <text:list xml:id="list121649416837200" text:continue-list="list5655866496696891922" text:style-name="L10">
              <text:list-item>
                <text:p text:style-name="P396">Correo remitido con calendario de actividades previstas para el día del enseñante</text:p>
              </text:list-item>
              <text:list-item>
                <text:p text:style-name="P397">Prácticum universitario. Se ha de avisar esta semana quien quiera inscribirse como participante para el bienio 2013-15.</text:p>
              </text:list-item>
              <text:list-item>
                <text:p text:style-name="P397">El listado de alumnos participantes en el triatlon de Yaiza se colgará a lo largo del día.</text:p>
              </text:list-item>
              <text:list-item>
                <text:p text:style-name="P397">Se expone el programa de actos previstos para la fiesta de navidad.</text:p>
              </text:list-item>
              <text:list-item>
                <text:p text:style-name="P397">Se solicita profesor colaborador para la elaboración de la hoja del instituto.</text:p>
              </text:list-item>
            </text:list>
            <text:p text:style-name="P131"/>
            <text:p text:style-name="P146">2 de diciembre:</text:p>
            <text:list xml:id="list92594473394755049" text:style-name="L11">
              <text:list-item>
                <text:p text:style-name="P323">Se remite correo sobre comprobaciones a realizar con la nueva normativa de identificación de números de cuenta bancaria.</text:p>
              </text:list-item>
              <text:list-item>
                <text:p text:style-name="P323">Se recuerda que de cara al final del trimestre se tendrán que cumplimentar:</text:p>
              </text:list-item>
              <text:list-item>
                <text:p text:style-name="P387">Calificaciones en tamagochis</text:p>
              </text:list-item>
              <text:list-item>
                <text:p text:style-name="P387">Notas de ccbb en hoja de cálculo</text:p>
              </text:list-item>
              <text:list-item>
                <text:p text:style-name="P387">Informe trimestrar personalizado de cada alumno desde la web</text:p>
              </text:list-item>
              <text:list-item>
                <text:p text:style-name="P398">Así mismo se solicita antelación a la hora de cumplimentar esta información para que los tutores puedan preparar de forma adecuada las sesiones de evaluación-</text:p>
              </text:list-item>
            </text:list>
            <text:p text:style-name="P64"><text:span text:style-name="T9">3. </text:span><text:span text:style-name="T10">Adquisición de equipamiento y materiales partida extraordinaria</text:span></text:p>
            <text:p text:style-name="P64"/>
            <text:p text:style-name="P65">Se debaten los posibles materiales a adquirir a cargo de la partida extraordinaria. Se aprueba compra de material fungible de red, switches gigabyte para las aulas de 1º y 2º del ciclo, material para cambiar las mesas de 1º, dos portátiles, dos mac minis, <text:span text:style-name="T88">NAS. Así mismo se aprueba adquirir con cargo a esta partida 25 equipos por piezas para renovar los equipos del aula de 1º. Las características de los equipos será la contemplada en el punto 4 de la reunión de departamento celebrada el día 7 de noviembre. Dado que el importe de estos equipos superará los 6000€ se solicitarán presupuestos a diferentes empresas y se llevarán los mismos a consejo escolar para su aprobación. Una vez recibidos los presupuestos desde este departamento se analizarán los mismos y se acudirá al consejo escolar para presentar las características de cada uno.</text:span></text:p>
            <text:p text:style-name="P64"/>
            <text:p text:style-name="P64"><text:span text:style-name="T10">4. </text:span><text:span text:style-name="T8">Análisis de s</text:span><text:span text:style-name="T6">eguimiento de programaciones</text:span></text:p>
            <text:p text:style-name="P145"/>
            <text:p text:style-name="P145"><text:soft-page-break/>Se comentan los contenidos impartidos en cada módulo y materias y se debaten propuestas de coordinación y de posibles actividades a realizar.</text:p>
            <text:p text:style-name="P145"/>
            <text:p text:style-name="P41"><text:span text:style-name="T86">5</text:span>. Sugerencias y preguntas</text:p>
            <text:p text:style-name="P41"/>
            <text:p text:style-name="P62">No hay</text:p>
            <text:p text:style-name="P62"/>
          </table:table-cell>
          <table:covered-table-cell/>
          <table:covered-table-cell/>
        </table:table-row>
        <table:table-row table:style-name="Tabla2.1">
          <table:table-cell table:style-name="Tabla2.A4" table:number-columns-spanned="3" office:value-type="string">
            <text:p text:style-name="P34">TAREAS ASIGNADAS</text:p>
          </table:table-cell>
          <table:covered-table-cell/>
          <table:covered-table-cell/>
        </table:table-row>
        <table:table-row table:style-name="Tabla2.1">
          <table:table-cell table:style-name="Tabla2.A9" table:number-columns-spanned="2" office:value-type="string">
            <text:p text:style-name="P47"/>
          </table:table-cell>
          <table:covered-table-cell/>
          <table:table-cell table:style-name="Tabla2.C9" office:value-type="string">
            <text:p text:style-name="P48">Responsable</text:p>
          </table:table-cell>
        </table:table-row>
        <table:table-row table:style-name="Tabla2.1">
          <table:table-cell table:style-name="Tabla2.A9" table:number-columns-spanned="2" office:value-type="string">
            <text:p text:style-name="P66">Solicitar a empresas suministradores de equipamiento informático presupuesto para adquisición de 25 equipos por piezas las características aprobadas</text:p>
          </table:table-cell>
          <table:covered-table-cell/>
          <table:table-cell table:style-name="Tabla2.C9" office:value-type="string">
            <text:p text:style-name="P66">Iván</text:p>
          </table:table-cell>
        </table:table-row>
      </table:table>
      <text:p text:style-name="P87"/>
      <text:p text:style-name="P71">Sin más asuntos que tratar se levanta la sesión, de todo lo cual yo, como Jefe del Departamento, doy fe.</text:p>
      <text:p text:style-name="P205"/>
      <text:p text:style-name="P197">EL JEFE DEL DEPARTAMENTO <text:s text:c="6"/></text:p>
      <text:p text:style-name="P197"/>
      <text:p text:style-name="P197"/>
      <text:p text:style-name="P197"/>
      <text:p text:style-name="P197"/>
      <text:p text:style-name="P157"/>
      <text:p text:style-name="P157">Iván Chillón García <text:s text:c="2"/></text:p>
      <text:p text:style-name="P158"><draw:line text:anchor-type="paragraph" draw:z-index="72" draw:style-name="gr2" draw:text-style-name="P557" svg:x1="-0.041cm" svg:y1="12.719cm" svg:x2="15.631cm" svg:y2="0.328cm"><text:p/></draw:line></text:p>
      <text:p text:style-name="P141"/>
      <text:h text:style-name="P440" text:outline-level="2"><text:span text:style-name="T39">ACTA Nº </text:span><text:span text:style-name="T57">9</text:span></text:h>
      <text:h text:style-name="P490" text:outline-level="3">Fecha: <text:span text:style-name="T90">0</text:span><text:span text:style-name="T40">9/0</text:span><text:span text:style-name="T41">1</text:span><text:span text:style-name="T40">/</text:span><text:span text:style-name="T41">20</text:span><text:span text:style-name="T40">1</text:span><text:span text:style-name="T41">4</text:span></text:h>
      <text:h text:style-name="Heading_20_3" text:outline-level="3">Asistentes:</text:h>
      <text:list xml:id="list2956192206394740213" text:style-name="L12">
        <text:list-item>
          <text:p text:style-name="P326">Adalberto Álvarez Pérez</text:p>
        </text:list-item>
        <text:list-item>
          <text:p text:style-name="P326">Etiel Juan Domínguez Sánchez</text:p>
        </text:list-item>
        <text:list-item>
          <text:p text:style-name="P326">Iván Chillón García</text:p>
        </text:list-item>
      </text:list>
      <text:p text:style-name="P177"/>
      <text:h text:style-name="Heading_20_3" text:outline-level="3">O<text:span text:style-name="T89">rden del día</text:span></text:h>
      <text:p text:style-name="P206">1. Aprobación si procede del acta de la reunión anterior </text:p>
      <text:p text:style-name="P206">2. Informe de la reunión de CCP</text:p>
      <text:p text:style-name="P226">3. Análisis de resultados del primer trimestre</text:p>
      <text:p text:style-name="P226">4. Estado compras</text:p>
      <text:p text:style-name="P206"><text:span text:style-name="T90">5</text:span>. Análisis de seguimiento de programaciones</text:p>
      <text:p text:style-name="P206"><text:span text:style-name="T90">6</text:span>. Sugerencias y preguntas</text:p>
      <text:p text:style-name="P206"/>
      <text:h text:style-name="Heading_20_3" text:outline-level="3">A<text:span text:style-name="T89">spectos tratados y decisiones adoptadas</text:span></text:h>
      <text:list xml:id="list1123678706745777028" text:style-name="_33_9076466643956810571">
        <text:list-item>
          <text:list>
            <text:list-item>
              <text:list>
                <text:list-item>
                  <text:list>
                    <text:list-item>
                      <text:p text:style-name="Heading_20_4">1. Aprobación si procede del acta de la reunión anterior</text:p>
                    </text:list-item>
                  </text:list>
                </text:list-item>
              </text:list>
            </text:list-item>
          </text:list>
        </text:list-item>
      </text:list>
      <text:p text:style-name="P177"/>
      <text:p text:style-name="P177">Se aprueba</text:p>
      <text:p text:style-name="P177"/>
      <text:list xml:id="list121651063823970" text:continue-numbering="true" text:style-name="_33_9076466643956810571">
        <text:list-item>
          <text:list>
            <text:list-item>
              <text:list>
                <text:list-item>
                  <text:list>
                    <text:list-item>
                      <text:p text:style-name="Heading_20_4">2. Informe de la reunión de CCP</text:p>
                    </text:list-item>
                  </text:list>
                </text:list-item>
              </text:list>
            </text:list-item>
          </text:list>
        </text:list-item>
      </text:list>
      <text:p text:style-name="P177"/>
      <text:p text:style-name="P177">Se informa de los aspectos tratados en la reunión de CCP del día <text:span text:style-name="T101">16 de diciembre</text:span>. De entre los puntos tratados cabe destacar:</text:p>
      <text:list xml:id="list7832113489238625003" text:style-name="L13">
        <text:list-item>
          <text:p text:style-name="P345">Publicada LOMCE en BOE de 10 de diciembre.</text:p>
        </text:list-item>
        <text:list-item>
          <text:p text:style-name="P345">Aspectos tratados en reunión de directores de 4/12:</text:p>
        </text:list-item>
        <text:list-item>
          <text:p text:style-name="P402">Se realizarán pruebas para acreditar nivel B2 de ingleś a alumnos de 4º ESO. Convoca la DGFP. El coste es de 33€ por alumno. Se realizará en las escuelas oficiales de idiomas. El alumnado deberá ser propuesto por el centro.</text:p>
        </text:list-item>
        <text:list-item>
          <text:p text:style-name="P402">El 31 de enero es la fecha tope para actualizar los documentos institucionales del centro. Las propuestas de los departamentos deberán ser llevadas a la próxima CCCP</text:p>
        </text:list-item>
        <text:list-item>
          <text:p text:style-name="P403">Se informa de la reunión del consejo escolar convocada para el jueves 12 de diciembre para seleccionar el presupuesto de cara a la partida extraordinaria que le llegó a este departamento para actualización de equipamiento.</text:p>
        </text:list-item>
        <text:list-item>
          <text:p text:style-name="P403">Desde inspección educativa se recuerda al profesorado que los instrumentos de evaluación de las diferentes materias impartidas deben estar en el centro para no dificultar el normal seguimiento de las clases por parte del profesorado sustituto ante posibles bajas.7</text:p>
        </text:list-item>
        <text:list-item>
          <text:p text:style-name="P403">Se informa de que en algunos casos no se están respetando los plazos de 24 horas acordados para poner notas e informes lo que ha dificultado la tarea de los tutores.</text:p>
        </text:list-item>
      </text:list>
      <text:p text:style-name="P177"/>
      <text:list xml:id="list121650819073461" text:continue-list="list121651063823970" text:style-name="_33_9076466643956810571">
        <text:list-item>
          <text:list>
            <text:list-item>
              <text:list>
                <text:list-item>
                  <text:list>
                    <text:list-item>
                      <text:p text:style-name="P459"><text:soft-page-break/>3. <text:span text:style-name="T90">Análisis de resultados del primer trimestre</text:span></text:p>
                    </text:list-item>
                  </text:list>
                </text:list-item>
              </text:list>
            </text:list-item>
          </text:list>
        </text:list-item>
      </text:list>
      <text:p text:style-name="P89"/>
      <text:p text:style-name="P90">Se aprueba el análisis del resultado del primer trimestre que se adjunta al acta de esta reunión de departamento como Anexo I</text:p>
      <text:p text:style-name="P89"/>
      <text:list xml:id="list121649963930239" text:continue-numbering="true" text:style-name="_33_9076466643956810571">
        <text:list-item>
          <text:list>
            <text:list-item>
              <text:list>
                <text:list-item>
                  <text:list>
                    <text:list-item>
                      <text:p text:style-name="P460">4. Estado compras</text:p>
                    </text:list-item>
                  </text:list>
                </text:list-item>
              </text:list>
            </text:list-item>
          </text:list>
        </text:list-item>
      </text:list>
      <text:p text:style-name="P89"/>
      <text:p text:style-name="P91">Se informa a los miembros del departamento que el presupuesto seleccionado para la adquisición de equipos por piezas fue el de la empresa Compulanz S.L. <text:span text:style-name="T102">Al consejo escolar acudieron Etiel como miembro del mismo e Iván com jefe de departamento. Se presentaron los diversos presupuestos y se analizaron las ventajas e inconvenientes de cada uno.</text:span></text:p>
      <text:p text:style-name="P91"/>
      <text:p text:style-name="P91">Al responsable de la <text:span text:style-name="T102">empresa seleccionada</text:span>, <text:span text:style-name="T91">José Antonio López Chamorro,</text:span> se le facilitará, <text:span text:style-name="T102">por parte del secretario del centro,</text:span> certificado del acta del consejo escolar como documento acreditativo de la aceptación de su presupuesto. <text:span text:style-name="T102">Se espera la recepción de material antes de un mes.</text:span></text:p>
      <text:list xml:id="list121651107360574" text:continue-numbering="true" text:style-name="_33_9076466643956810571">
        <text:list-item>
          <text:list>
            <text:list-item>
              <text:list>
                <text:list-item>
                  <text:list>
                    <text:list-item>
                      <text:p text:style-name="P459"/>
                    </text:list-item>
                    <text:list-item>
                      <text:p text:style-name="P459"><text:span text:style-name="T90">5. </text:span>Análisis de seguimiento de programaciones</text:p>
                    </text:list-item>
                  </text:list>
                </text:list-item>
              </text:list>
            </text:list-item>
          </text:list>
        </text:list-item>
      </text:list>
      <text:p text:style-name="P177"/>
      <text:p text:style-name="P177">Se comentan los contenidos impartidos en cada módulo y materias y se debaten propuestas de coordinación y de posibles actividades a realizar.</text:p>
      <text:p text:style-name="P177"/>
      <text:list xml:id="list121649344509160" text:continue-numbering="true" text:style-name="_33_9076466643956810571">
        <text:list-item>
          <text:list>
            <text:list-item>
              <text:list>
                <text:list-item>
                  <text:list>
                    <text:list-item>
                      <text:p text:style-name="Heading_20_4"><text:span text:style-name="T90">6</text:span>. Sugerencias y preguntas</text:p>
                    </text:list-item>
                  </text:list>
                </text:list-item>
              </text:list>
            </text:list-item>
          </text:list>
        </text:list-item>
      </text:list>
      <text:p text:style-name="P177"/>
      <text:p text:style-name="P177">No hay</text:p>
      <text:p text:style-name="P198"/>
      <text:list xml:id="list121651364468883" text:continue-numbering="true" text:style-name="_33_9076466643956810571">
        <text:list-item>
          <text:list>
            <text:list-item>
              <text:list>
                <text:list-item>
                  <text:list>
                    <text:list-item>
                      <text:p text:style-name="P461">Acuerdos tomados</text:p>
                    </text:list-item>
                  </text:list>
                </text:list-item>
              </text:list>
            </text:list-item>
          </text:list>
        </text:list-item>
      </text:list>
      <text:p text:style-name="P112"/>
      <text:p text:style-name="P113">Debatidas las posibles modificaciones a proponer al NOF se acuerda <text:span text:style-name="T102">no proponer ninguna desde este departamento</text:span></text:p>
      <text:p text:style-name="P177"/>
      <text:p text:style-name="P177">Sin más asuntos que tratar se levanta la sesión, de todo lo cual yo, como Jefe del Departamento, doy fe.</text:p>
      <text:p text:style-name="P177"/>
      <text:p text:style-name="P159">E<text:span text:style-name="T89">l jefe de departamento</text:span> <text:s text:c="5"/></text:p>
      <text:p text:style-name="P159"/>
      <text:p text:style-name="P159"/>
      <text:p text:style-name="P159"/>
      <text:p text:style-name="P159"/>
      <text:p text:style-name="P159"/>
      <text:p text:style-name="P159">Iván Chillón García <text:s text:c="5"/></text:p>
      <text:p text:style-name="Standard"/>
      <text:h text:style-name="Heading_20_3" text:outline-level="3">Anexo I. <text:span text:style-name="T101">Análisis de resultados del primer trimestre</text:span></text:h>
      <text:p text:style-name="P28">1º CFGM SMR</text:p>
      <text:p text:style-name="P94"/>
      <text:p text:style-name="P97">Módulo SSV – Sistemas operativos monopuesto</text:p>
      <text:p text:style-name="P94"/>
      <table:table table:name="Tabla4" table:style-name="Tabla4">
        <table:table-column table:style-name="Tabla4.A"/>
        <table:table-column table:style-name="Tabla4.B"/>
        <table:table-column table:style-name="Tabla4.C"/>
        <table:table-column table:style-name="Tabla4.D"/>
        <table:table-column table:style-name="Tabla4.E"/>
        <table:table-row table:style-name="Tabla4.1">
          <table:table-cell table:style-name="Tabla4.A1" office:value-type="string">
            <text:p text:style-name="P269"><text:span text:style-name="T63">Alumnado</text:span><text:span text:style-name="T64"> </text:span><text:span text:style-name="T63">matriculado</text:span></text:p>
          </table:table-cell>
          <table:table-cell table:style-name="Tabla4.A1" office:value-type="string">
            <text:p text:style-name="P269"><text:span text:style-name="T63">Evaluación</text:span><text:span text:style-name="T64"> </text:span><text:span text:style-name="T63">positiva</text:span></text:p>
          </table:table-cell>
          <table:table-cell table:style-name="Tabla4.A1" office:value-type="string">
            <text:p text:style-name="P272">%</text:p>
          </table:table-cell>
          <table:table-cell table:style-name="Tabla4.A1" office:value-type="string">
            <text:p text:style-name="P269"><text:span text:style-name="T63">Evaluación</text:span><text:span text:style-name="T64"> </text:span><text:span text:style-name="T63">negativa</text:span></text:p>
          </table:table-cell>
          <table:table-cell table:style-name="Tabla4.E1" office:value-type="string">
            <text:p text:style-name="P272">%</text:p>
          </table:table-cell>
        </table:table-row>
        <text:soft-page-break/>
        <table:table-row table:style-name="Tabla4.2">
          <table:table-cell table:style-name="Tabla4.A2" office:value-type="string">
            <text:p text:style-name="P99">26</text:p>
          </table:table-cell>
          <table:table-cell table:style-name="Tabla4.B2" office:value-type="string">
            <text:p text:style-name="P99">19</text:p>
          </table:table-cell>
          <table:table-cell table:style-name="Tabla4.C2" office:value-type="string">
            <text:p text:style-name="P276">73</text:p>
          </table:table-cell>
          <table:table-cell table:style-name="Tabla4.D2" office:value-type="string">
            <text:p text:style-name="P276">7</text:p>
          </table:table-cell>
          <table:table-cell table:style-name="Tabla4.E2" office:value-type="string">
            <text:p text:style-name="P279">27</text:p>
          </table:table-cell>
        </table:table-row>
      </table:table>
      <text:p text:style-name="P112"/>
      <table:table table:name="Tabla6" table:style-name="Tabla6">
        <table:table-column table:style-name="Tabla6.A"/>
        <table:table-row table:style-name="Tabla6.1">
          <table:table-cell table:style-name="Tabla6.A1" office:value-type="string">
            <text:p text:style-name="P274"/>
            <text:p text:style-name="P282">1.1 Análisis/Valoración de los resultados:</text:p>
            <text:p text:style-name="P103"/>
            <text:p text:style-name="P103"/>
            <text:p text:style-name="P291">1.2 Propuestas de mejora:</text:p>
          </table:table-cell>
        </table:table-row>
      </table:table>
      <text:p text:style-name="P94"/>
      <text:p text:style-name="P94"><text:span text:style-name="T11">M</text:span><text:span text:style-name="T6">ódulo RDE – Redes locales</text:span></text:p>
      <text:p text:style-name="P94"/>
      <table:table table:name="Tabla9" table:style-name="Tabla9">
        <table:table-column table:style-name="Tabla9.A"/>
        <table:table-column table:style-name="Tabla9.B"/>
        <table:table-column table:style-name="Tabla9.C"/>
        <table:table-column table:style-name="Tabla9.D"/>
        <table:table-column table:style-name="Tabla9.E"/>
        <table:table-row table:style-name="Tabla9.1">
          <table:table-cell table:style-name="Tabla9.A1" office:value-type="string">
            <text:p text:style-name="P269"><text:span text:style-name="T63">Alumnado</text:span><text:span text:style-name="T64"> </text:span><text:span text:style-name="T63">matriculado</text:span></text:p>
          </table:table-cell>
          <table:table-cell table:style-name="Tabla9.A1" office:value-type="string">
            <text:p text:style-name="P269"><text:span text:style-name="T63">Evaluación</text:span><text:span text:style-name="T64"> </text:span><text:span text:style-name="T63">positiva</text:span></text:p>
          </table:table-cell>
          <table:table-cell table:style-name="Tabla9.A1" office:value-type="string">
            <text:p text:style-name="P272">%</text:p>
          </table:table-cell>
          <table:table-cell table:style-name="Tabla9.A1" office:value-type="string">
            <text:p text:style-name="P269"><text:span text:style-name="T63">Evaluación</text:span><text:span text:style-name="T64"> </text:span><text:span text:style-name="T63">negativa</text:span></text:p>
          </table:table-cell>
          <table:table-cell table:style-name="Tabla9.E1" office:value-type="string">
            <text:p text:style-name="P272">%</text:p>
          </table:table-cell>
        </table:table-row>
        <table:table-row table:style-name="Tabla9.2">
          <table:table-cell table:style-name="Tabla9.A2" office:value-type="string">
            <text:p text:style-name="P99">26</text:p>
          </table:table-cell>
          <table:table-cell table:style-name="Tabla9.B2" office:value-type="string">
            <text:p text:style-name="P99">11</text:p>
          </table:table-cell>
          <table:table-cell table:style-name="Tabla9.C2" office:value-type="string">
            <text:p text:style-name="P276">42</text:p>
          </table:table-cell>
          <table:table-cell table:style-name="Tabla9.D2" office:value-type="string">
            <text:p text:style-name="P276">15</text:p>
          </table:table-cell>
          <table:table-cell table:style-name="Tabla9.E2" office:value-type="string">
            <text:p text:style-name="P279">58</text:p>
          </table:table-cell>
        </table:table-row>
      </table:table>
      <text:p text:style-name="P112"/>
      <table:table table:name="Tabla11" table:style-name="Tabla11">
        <table:table-column table:style-name="Tabla11.A"/>
        <table:table-row table:style-name="Tabla11.1">
          <table:table-cell table:style-name="Tabla11.A1" office:value-type="string">
            <text:p text:style-name="P274"/>
            <text:p text:style-name="P239"><text:span text:style-name="T92">Alumnado que asiste regularmente a clase: </text:span><text:span text:style-name="T94">23</text:span><text:span text:style-name="T92"> <text:s text:c="4"/></text:span></text:p>
            <text:p text:style-name="P239"><text:span text:style-name="T92">Alumnado absentista: </text:span><text:span text:style-name="T94">3 <text:s text:c="2"/></text:span><text:span text:style-name="T92"><text:s text:c="19"/></text:span></text:p>
            <text:p text:style-name="P239"><text:span text:style-name="T92">Porcentaje de aprobados sobre el total de alumnado que viene regularmente a clase: </text:span><text:span text:style-name="T94">48% <text:s/></text:span></text:p>
            <text:p text:style-name="P239"><text:span text:style-name="T92">Porcentaje de suspensos sobre el total de alumnado que viene regularmente a clase:</text:span><text:span text:style-name="T96"> </text:span><text:span text:style-name="T94">52% </text:span></text:p>
            <text:p text:style-name="P244"/>
            <text:p text:style-name="P244">1.1 Análisis/Valoración de los resultados:</text:p>
            <text:p text:style-name="P244"/>
            <text:p text:style-name="P103">-El análisis de los porcentajes de aprobados muestra número medio de alumnos que superan el módulo, <text:s/></text:p>
            <text:p text:style-name="P103"/>
            <text:p text:style-name="P103">-Entre los aspectos positivos destacar el bajo absentismo en el grupo, el alto grado de motivación de bastantes de los alumnos y el ambiente de trabajo que hay en clase.</text:p>
            <text:p text:style-name="P111"/>
            <text:p text:style-name="P103">- En cuanto a las características del alumnado <text:s/>se observa un grupo con alta motivación, implicado en el seguimiento de las clases y que aunque en algunos casos presentan dificultades para seguir el ritmo de clase se esfuerzan en estar al día y realizar las actividades, la mayoría de alumnos de este grupo superan el trimestre. Hay otro grupo de alumnos que aunque no están muy motivados con el ciclo en general están al día con las actividades y superan el módulo, aunque podrían haber sacar mejores calificaciones fácilmente. Otro grupo de alumnos presenta baja motivación e implicación se distrae con bastante facilidad y hay que hacer especial seguimiento para que no interieran en el normal desarrollo de las clases. Por último destacar que dos de los alumnos repetidores presentan alto grado de absentismo y que si asistieran regularmente a clase podrían superar el módulo.</text:p>
            <text:p text:style-name="P103"/>
            <text:p text:style-name="P104">- Los contenidos de este módulo son totalmente nuevos para el alumnado y las primeras unidades tienen una carga conceptual importante, los conceptos que se introducen al principio del módulo se <text:soft-page-break/>desarrollan y se profundiza en ellos a lo largo de todo el curso, por lo que es de esperar que los resultados mejoren a medida que los alumnos vayan dominando las ideas asociadas al módulo y hagan prácticas y actividades de carácter más procedimental</text:p>
            <text:p text:style-name="P103"/>
            <text:p text:style-name="P251">1.2 Propuestas de mejora:</text:p>
            <text:p text:style-name="P251"/>
            <text:p text:style-name="P253">- Aunque la convivencia en el aula en general es buena, se han detectado algunos casos de alumnos que se sienten molestos po<text:span text:style-name="T100">r</text:span>que otros compañeros les faltan al respeto. Se tratará de detectar estos comportamientos y de trabajar y hacer incidencia en el respeto y la convivencia.</text:p>
            <text:p text:style-name="P253">- Adquisición de nuevos equipos informáticos pues los actuales tienen características limitadas para poder utilizar software necesario para el normal desarrollo del programa. </text:p>
            <text:p text:style-name="P253">- Mejora en la infraestructura web del departamento ya que el servidor cae en algunos momentos, especialmente cuando toda la clase realiza de forma simultanea alguna prueba o control a través del aula virtual.</text:p>
            <text:p text:style-name="P253">- Realizar actividades y dotar a los alumnos de técnicas y recursos que favorezcan la autonomía, autoorganización y el seguimiento de las tareas pendientes.</text:p>
            <text:p text:style-name="P253"/>
          </table:table-cell>
        </table:table-row>
      </table:table>
      <text:p text:style-name="P267"/>
      <text:p text:style-name="P97">Módulo AIF – Aplicaciones ofimáticas</text:p>
      <text:p text:style-name="P94"/>
      <table:table table:name="Tabla12" table:style-name="Tabla12">
        <table:table-column table:style-name="Tabla12.A"/>
        <table:table-column table:style-name="Tabla12.B"/>
        <table:table-column table:style-name="Tabla12.C"/>
        <table:table-column table:style-name="Tabla12.D"/>
        <table:table-column table:style-name="Tabla12.E"/>
        <table:table-row table:style-name="Tabla12.1">
          <table:table-cell table:style-name="Tabla12.A1" office:value-type="string">
            <text:p text:style-name="P269"><text:span text:style-name="T63">Alumnado</text:span><text:span text:style-name="T64"> </text:span><text:span text:style-name="T63">matriculado</text:span></text:p>
          </table:table-cell>
          <table:table-cell table:style-name="Tabla12.A1" office:value-type="string">
            <text:p text:style-name="P269"><text:span text:style-name="T63">Evaluación</text:span><text:span text:style-name="T64"> </text:span><text:span text:style-name="T63">positiva</text:span></text:p>
          </table:table-cell>
          <table:table-cell table:style-name="Tabla12.A1" office:value-type="string">
            <text:p text:style-name="P272">%</text:p>
          </table:table-cell>
          <table:table-cell table:style-name="Tabla12.A1" office:value-type="string">
            <text:p text:style-name="P269"><text:span text:style-name="T63">Evaluación</text:span><text:span text:style-name="T64"> </text:span><text:span text:style-name="T63">negativa</text:span></text:p>
          </table:table-cell>
          <table:table-cell table:style-name="Tabla12.E1" office:value-type="string">
            <text:p text:style-name="P272">%</text:p>
          </table:table-cell>
        </table:table-row>
        <table:table-row table:style-name="Tabla12.2">
          <table:table-cell table:style-name="Tabla12.A2" office:value-type="string">
            <text:p text:style-name="P99">24</text:p>
          </table:table-cell>
          <table:table-cell table:style-name="Tabla12.B2" office:value-type="string">
            <text:p text:style-name="P99">14</text:p>
          </table:table-cell>
          <table:table-cell table:style-name="Tabla12.C2" office:value-type="string">
            <text:p text:style-name="P279">59</text:p>
          </table:table-cell>
          <table:table-cell table:style-name="Tabla12.D2" office:value-type="string">
            <text:p text:style-name="P276">10</text:p>
          </table:table-cell>
          <table:table-cell table:style-name="Tabla12.E2" office:value-type="string">
            <text:p text:style-name="P279">41</text:p>
          </table:table-cell>
        </table:table-row>
      </table:table>
      <text:p text:style-name="P112"/>
      <table:table table:name="Tabla13" table:style-name="Tabla13">
        <table:table-column table:style-name="Tabla13.A"/>
        <table:table-row table:style-name="Tabla13.1">
          <table:table-cell table:style-name="Tabla13.A1" office:value-type="string">
            <text:p text:style-name="P283"/>
            <text:p text:style-name="P244">1.1 Análisis/Valoración de los resultados:</text:p>
            <text:p text:style-name="P244"/>
            <text:p text:style-name="P244"/>
            <text:p text:style-name="P111"/>
            <text:p text:style-name="P258"/>
            <text:p text:style-name="P258">1.2 Propuestas de mejora:</text:p>
            <text:p text:style-name="P258"/>
            <text:p text:style-name="P254"><text:s/></text:p>
            <text:p text:style-name="P252"/>
          </table:table-cell>
        </table:table-row>
      </table:table>
      <text:p text:style-name="P267"/>
      <text:p text:style-name="P88"/>
      <text:p text:style-name="P97">Módulo Hardware</text:p>
      <text:p text:style-name="P94"/>
      <table:table table:name="Tabla14" table:style-name="Tabla14">
        <table:table-column table:style-name="Tabla14.A"/>
        <table:table-column table:style-name="Tabla14.B"/>
        <table:table-column table:style-name="Tabla14.C"/>
        <table:table-column table:style-name="Tabla14.D"/>
        <table:table-column table:style-name="Tabla14.E"/>
        <table:table-row table:style-name="Tabla14.1">
          <table:table-cell table:style-name="Tabla14.A1" office:value-type="string">
            <text:p text:style-name="P269"><text:span text:style-name="T63">Alumnado</text:span><text:span text:style-name="T64"> </text:span><text:span text:style-name="T63">matriculado</text:span></text:p>
          </table:table-cell>
          <table:table-cell table:style-name="Tabla14.A1" office:value-type="string">
            <text:p text:style-name="P269"><text:span text:style-name="T63">Evaluación</text:span><text:span text:style-name="T64"> </text:span><text:span text:style-name="T63">positiva</text:span></text:p>
          </table:table-cell>
          <table:table-cell table:style-name="Tabla14.A1" office:value-type="string">
            <text:p text:style-name="P272">%</text:p>
          </table:table-cell>
          <table:table-cell table:style-name="Tabla14.A1" office:value-type="string">
            <text:p text:style-name="P269"><text:span text:style-name="T63">Evaluación</text:span><text:span text:style-name="T64"> </text:span><text:span text:style-name="T63">negativa</text:span></text:p>
          </table:table-cell>
          <table:table-cell table:style-name="Tabla14.E1" office:value-type="string">
            <text:p text:style-name="P272">%</text:p>
          </table:table-cell>
        </table:table-row>
        <table:table-row table:style-name="Tabla14.2">
          <table:table-cell table:style-name="Tabla14.A2" office:value-type="string">
            <text:p text:style-name="P101">25</text:p>
          </table:table-cell>
          <table:table-cell table:style-name="Tabla14.B2" office:value-type="string">
            <text:p text:style-name="P101">13</text:p>
          </table:table-cell>
          <table:table-cell table:style-name="Tabla14.C2" office:value-type="string">
            <text:p text:style-name="P279">52</text:p>
          </table:table-cell>
          <table:table-cell table:style-name="Tabla14.D2" office:value-type="string">
            <text:p text:style-name="P277"><text:s text:c="16"/>12</text:p>
          </table:table-cell>
          <table:table-cell table:style-name="Tabla14.E2" office:value-type="string">
            <text:p text:style-name="P279">48</text:p>
          </table:table-cell>
        </table:table-row>
      </table:table>
      <text:p text:style-name="P112"/>
      <table:table table:name="Tabla15" table:style-name="Tabla15">
        <table:table-column table:style-name="Tabla15.A"/>
        <text:soft-page-break/>
        <table:table-row table:style-name="Tabla15.1">
          <table:table-cell table:style-name="Tabla15.A1" office:value-type="string">
            <text:p text:style-name="P274"/>
            <text:p text:style-name="P284">Análisis/Valoración de los resultados:</text:p>
            <text:p text:style-name="P287"/>
            <text:p text:style-name="P245">Aunque si bien es cierto que las notas no son muy altas en promedio y se ha bajado algo el nivel <text:s/>para motivar a los alumnos, ha aprobado la mayoría de los alumnos que vienen habitualmente a clase. Se percibe un gran interés en un grupo mayor de alumnos que otros años.</text:p>
            <text:p text:style-name="P287"/>
            <text:p text:style-name="P287"/>
            <text:p text:style-name="P284">Propuestas de mejora:</text:p>
            <text:p text:style-name="P287"/>
            <text:p text:style-name="P250">Sería interesante cambiar de puesto a determinados alumnos para mejorar su rendimiento en algunos casos y evitar murmullos en la mayoría de ellos.</text:p>
            <text:p text:style-name="P289">Por otro lado, se va haciendo necesario la actualización de los equipos y el mobiliario del aula así como del ancho de banda del acceso a Internet.</text:p>
          </table:table-cell>
        </table:table-row>
      </table:table>
      <text:p text:style-name="P112"/>
      <text:p text:style-name="P292"/>
      <text:p text:style-name="P111"/>
      <text:p text:style-name="P28">2º CFGM SMR</text:p>
      <text:p text:style-name="P88"/>
      <text:p text:style-name="P97">Módulo SSN – Sistemas operativos en red</text:p>
      <text:p text:style-name="P97"/>
      <table:table table:name="Tabla16" table:style-name="Tabla16">
        <table:table-column table:style-name="Tabla16.A"/>
        <table:table-column table:style-name="Tabla16.B"/>
        <table:table-column table:style-name="Tabla16.C"/>
        <table:table-column table:style-name="Tabla16.D"/>
        <table:table-column table:style-name="Tabla16.E"/>
        <table:table-row table:style-name="Tabla16.1">
          <table:table-cell table:style-name="Tabla16.A1" office:value-type="string">
            <text:p text:style-name="P269"><text:span text:style-name="T63">Alumnado</text:span><text:span text:style-name="T64"> </text:span><text:span text:style-name="T63">matriculado</text:span></text:p>
          </table:table-cell>
          <table:table-cell table:style-name="Tabla16.A1" office:value-type="string">
            <text:p text:style-name="P269"><text:span text:style-name="T63">Evaluación</text:span><text:span text:style-name="T64"> </text:span><text:span text:style-name="T63">positiva</text:span></text:p>
          </table:table-cell>
          <table:table-cell table:style-name="Tabla16.A1" office:value-type="string">
            <text:p text:style-name="P272">%</text:p>
          </table:table-cell>
          <table:table-cell table:style-name="Tabla16.A1" office:value-type="string">
            <text:p text:style-name="P269"><text:span text:style-name="T63">Evaluación</text:span><text:span text:style-name="T64"> </text:span><text:span text:style-name="T63">negativa</text:span></text:p>
          </table:table-cell>
          <table:table-cell table:style-name="Tabla16.E1" office:value-type="string">
            <text:p text:style-name="P272">%</text:p>
          </table:table-cell>
        </table:table-row>
        <table:table-row table:style-name="Tabla16.2">
          <table:table-cell table:style-name="Tabla16.A2" office:value-type="string">
            <text:p text:style-name="P99">10</text:p>
          </table:table-cell>
          <table:table-cell table:style-name="Tabla16.B2" office:value-type="string">
            <text:p text:style-name="P99">6</text:p>
          </table:table-cell>
          <table:table-cell table:style-name="Tabla16.C2" office:value-type="string">
            <text:p text:style-name="P279">60</text:p>
          </table:table-cell>
          <table:table-cell table:style-name="Tabla16.D2" office:value-type="string">
            <text:p text:style-name="P276">4</text:p>
          </table:table-cell>
          <table:table-cell table:style-name="Tabla16.E2" office:value-type="string">
            <text:p text:style-name="P279">40</text:p>
          </table:table-cell>
        </table:table-row>
      </table:table>
      <text:p text:style-name="P112"/>
      <table:table table:name="Tabla24" table:style-name="Tabla24">
        <table:table-column table:style-name="Tabla24.A"/>
        <table:table-row>
          <table:table-cell table:style-name="Tabla24.A1" office:value-type="string">
            <text:p text:style-name="P261">1.1 Análisis/Valoración de los resultados:</text:p>
            <text:p text:style-name="P261"/>
            <text:p text:style-name="P262">Debido al gran absentismo y falta de interés de algunos alumnos los resultados han sido no muy buenos. No por falta de capacidad sino porque tanto absentismo ha evitado que realicen las pruebas y <text:s/>prácticas suficientes para llegar al aprobado.</text:p>
            <text:p text:style-name="P257"/>
            <text:p text:style-name="P259">1.2 Propuestas de mejora:</text:p>
            <text:p text:style-name="P260"/>
            <text:p text:style-name="P263">Insistir en la importancia de la asistencia a clase, advertir por carta de que pueden perder la evaluación continua y sugerir que se quedarán sin prácticas en empresas.</text:p>
          </table:table-cell>
        </table:table-row>
      </table:table>
      <text:p text:style-name="P112"/>
      <text:p text:style-name="P88"/>
      <text:p text:style-name="P97">Módulo APW – Aplicaciones Web</text:p>
      <text:p text:style-name="P94"/>
      <table:table table:name="Tabla18" table:style-name="Tabla18">
        <table:table-column table:style-name="Tabla18.A"/>
        <table:table-column table:style-name="Tabla18.B"/>
        <table:table-column table:style-name="Tabla18.C"/>
        <table:table-column table:style-name="Tabla18.D"/>
        <table:table-column table:style-name="Tabla18.E"/>
        <table:table-row table:style-name="Tabla18.1">
          <table:table-cell table:style-name="Tabla18.A1" office:value-type="string">
            <text:p text:style-name="P269"><text:span text:style-name="T63">Alumnado</text:span><text:span text:style-name="T64"> </text:span><text:span text:style-name="T63">matriculado</text:span></text:p>
          </table:table-cell>
          <table:table-cell table:style-name="Tabla18.A1" office:value-type="string">
            <text:p text:style-name="P269"><text:span text:style-name="T63">Evaluación</text:span><text:span text:style-name="T64"> </text:span><text:span text:style-name="T63">positiva</text:span></text:p>
          </table:table-cell>
          <table:table-cell table:style-name="Tabla18.A1" office:value-type="string">
            <text:p text:style-name="P272">%</text:p>
          </table:table-cell>
          <table:table-cell table:style-name="Tabla18.A1" office:value-type="string">
            <text:p text:style-name="P269"><text:span text:style-name="T63">Evaluación</text:span><text:span text:style-name="T64"> </text:span><text:span text:style-name="T63">negativa</text:span></text:p>
          </table:table-cell>
          <table:table-cell table:style-name="Tabla18.E1" office:value-type="string">
            <text:p text:style-name="P272">%</text:p>
          </table:table-cell>
        </table:table-row>
        <table:table-row table:style-name="Tabla18.2">
          <table:table-cell table:style-name="Tabla18.A2" office:value-type="string">
            <text:p text:style-name="P101">10</text:p>
          </table:table-cell>
          <table:table-cell table:style-name="Tabla18.B2" office:value-type="string">
            <text:p text:style-name="P101">8</text:p>
          </table:table-cell>
          <table:table-cell table:style-name="Tabla18.C2" office:value-type="string">
            <text:p text:style-name="P279">80</text:p>
          </table:table-cell>
          <table:table-cell table:style-name="Tabla18.D2" office:value-type="string">
            <text:p text:style-name="P277"><text:s text:c="16"/>2</text:p>
          </table:table-cell>
          <table:table-cell table:style-name="Tabla18.E2" office:value-type="string">
            <text:p text:style-name="P279">20</text:p>
          </table:table-cell>
        </table:table-row>
      </table:table>
      <text:p text:style-name="P112"/>
      <table:table table:name="Tabla19" table:style-name="Tabla19">
        <table:table-column table:style-name="Tabla19.A"/>
        <text:soft-page-break/>
        <table:table-row table:style-name="Tabla19.1">
          <table:table-cell table:style-name="Tabla19.A1" office:value-type="string">
            <text:p text:style-name="P274"/>
            <text:p text:style-name="P284">Análisis/Valoración de los resultados:</text:p>
            <text:p text:style-name="P287"/>
            <text:p text:style-name="P289">Los resultados son en general excelentes en este módulo , quizá por haber cambiado la forma de calificar pues se han valorado sólo los trabajos entregados y no descartamos que , en parte, se hayan copiado. Así los pocos malos resultados han sido motivados exclusivamente por el número de <text:s/>faltas de asistencia que, en algunos casos, han sido escandaloso. </text:p>
            <text:p text:style-name="P287"/>
            <text:p text:style-name="P284">Propuestas de mejora:</text:p>
            <text:p text:style-name="P287"/>
            <text:p text:style-name="P289">Sería recomendable eliminar el acceso a Internet durante las explicaciones para evitar distracciones.</text:p>
            <text:p text:style-name="P287"/>
            <text:p text:style-name="P287"/>
            <text:p text:style-name="P287"/>
            <text:p text:style-name="P287"/>
            <text:p text:style-name="P287"/>
            <text:p text:style-name="P281"/>
          </table:table-cell>
        </table:table-row>
      </table:table>
      <text:p text:style-name="P112"/>
      <text:p text:style-name="P292"/>
      <text:p text:style-name="P88"/>
      <text:p text:style-name="P97">Módulo SGF - Seguridad Informática</text:p>
      <text:p text:style-name="P94"/>
      <table:table table:name="Tabla20" table:style-name="Tabla20">
        <table:table-column table:style-name="Tabla20.A"/>
        <table:table-column table:style-name="Tabla20.B"/>
        <table:table-column table:style-name="Tabla20.C"/>
        <table:table-column table:style-name="Tabla20.D"/>
        <table:table-column table:style-name="Tabla20.E"/>
        <table:table-row table:style-name="Tabla20.1">
          <table:table-cell table:style-name="Tabla20.A1" office:value-type="string">
            <text:p text:style-name="P269"><text:span text:style-name="T63">Alumnado</text:span><text:span text:style-name="T64"> </text:span><text:span text:style-name="T63">matriculado</text:span></text:p>
          </table:table-cell>
          <table:table-cell table:style-name="Tabla20.A1" office:value-type="string">
            <text:p text:style-name="P269"><text:span text:style-name="T63">Evaluación</text:span><text:span text:style-name="T64"> </text:span><text:span text:style-name="T63">positiva</text:span></text:p>
          </table:table-cell>
          <table:table-cell table:style-name="Tabla20.A1" office:value-type="string">
            <text:p text:style-name="P272">%</text:p>
          </table:table-cell>
          <table:table-cell table:style-name="Tabla20.A1" office:value-type="string">
            <text:p text:style-name="P269"><text:span text:style-name="T63">Evaluación</text:span><text:span text:style-name="T64"> </text:span><text:span text:style-name="T63">negativa</text:span></text:p>
          </table:table-cell>
          <table:table-cell table:style-name="Tabla20.E1" office:value-type="string">
            <text:p text:style-name="P272">%</text:p>
          </table:table-cell>
        </table:table-row>
        <table:table-row table:style-name="Tabla20.2">
          <table:table-cell table:style-name="Tabla20.A2" office:value-type="string">
            <text:p text:style-name="P99">10</text:p>
          </table:table-cell>
          <table:table-cell table:style-name="Tabla20.B2" office:value-type="string">
            <text:p text:style-name="P99">4</text:p>
          </table:table-cell>
          <table:table-cell table:style-name="Tabla20.C2" office:value-type="string">
            <text:p text:style-name="P276">40</text:p>
          </table:table-cell>
          <table:table-cell table:style-name="Tabla20.D2" office:value-type="string">
            <text:p text:style-name="P276">6</text:p>
          </table:table-cell>
          <table:table-cell table:style-name="Tabla20.E2" office:value-type="string">
            <text:p text:style-name="P279">60</text:p>
          </table:table-cell>
        </table:table-row>
      </table:table>
      <text:p text:style-name="P112"/>
      <table:table table:name="Tabla21" table:style-name="Tabla21">
        <table:table-column table:style-name="Tabla21.A"/>
        <table:table-row table:style-name="Tabla21.1">
          <table:table-cell table:style-name="Tabla21.A1" office:value-type="string">
            <text:p text:style-name="P274"/>
            <text:p text:style-name="P244">1.1 Análisis/Valoración de los resultados:</text:p>
            <text:p text:style-name="P244"/>
            <text:p text:style-name="P103">- El análisis de los porcentajes de aprobados muestra bajo de alumnos que superan el módulo. <text:s/>El grupo en general es bastante absentista lo que no favorece que se pueda realizar un seguimiento normal de las clases. Uno de los alumnos prácticamente ha abandonado el curso y otros 3 faltan más de lo que vienen a clase. El resto de alumnos trata de estar al día pero también acumulan bastantes faltas.</text:p>
            <text:p text:style-name="P111"><text:span text:style-name="T96">- La práctica totalidad de los alumnos podría sacar el módulo con facilidad si no acumulara tantas faltas y se ocuparan de estar al día. </text:span><text:span text:style-name="T97"><text:s/></text:span></text:p>
            <text:p text:style-name="P103"/>
            <text:p text:style-name="P258">1.2 Propuestas de mejora:</text:p>
            <text:p text:style-name="P251"/>
            <text:p text:style-name="P253">- Seguir haciendo especial seguimiento del absentismo. Disminuir los plazos de entrega de las actividades.</text:p>
            <text:p text:style-name="P253">- Dado que la mayoría de alumnos que no superan el módulo podría recuperar el trimestre dedicando tiempo en casa a realizar tareas pendientes y realizando pruebas de recuperación se hará especial seguimiento desde este aspecto desde principio del trimestre.</text:p>
            <text:p text:style-name="P253"/>
          </table:table-cell>
        </table:table-row>
      </table:table>
      <text:p text:style-name="P267"/>
      <text:p text:style-name="P97">Módulo SRC – Servicios en red</text:p>
      <text:p text:style-name="P94"/>
      <table:table table:name="Tabla22" table:style-name="Tabla22">
        <table:table-column table:style-name="Tabla22.A"/>
        <table:table-column table:style-name="Tabla22.B"/>
        <table:table-column table:style-name="Tabla22.C"/>
        <table:table-column table:style-name="Tabla22.D"/>
        <table:table-column table:style-name="Tabla22.E"/>
        <table:table-row table:style-name="Tabla22.1">
          <table:table-cell table:style-name="Tabla22.A1" office:value-type="string">
            <text:p text:style-name="P269"><text:span text:style-name="T63">Alumnado</text:span><text:span text:style-name="T64"> </text:span><text:span text:style-name="T63">matriculado</text:span></text:p>
          </table:table-cell>
          <table:table-cell table:style-name="Tabla22.A1" office:value-type="string">
            <text:p text:style-name="P269"><text:span text:style-name="T63">Evaluación</text:span><text:span text:style-name="T64"> </text:span><text:span text:style-name="T63">positiva</text:span></text:p>
          </table:table-cell>
          <table:table-cell table:style-name="Tabla22.A1" office:value-type="string">
            <text:p text:style-name="P272">%</text:p>
          </table:table-cell>
          <table:table-cell table:style-name="Tabla22.A1" office:value-type="string">
            <text:p text:style-name="P269"><text:span text:style-name="T63">Evaluación</text:span><text:span text:style-name="T64"> </text:span><text:span text:style-name="T63">negativa</text:span></text:p>
          </table:table-cell>
          <table:table-cell table:style-name="Tabla22.E1" office:value-type="string">
            <text:p text:style-name="P272">%</text:p>
          </table:table-cell>
        </table:table-row>
        <text:soft-page-break/>
        <table:table-row table:style-name="Tabla22.2">
          <table:table-cell table:style-name="Tabla22.A2" office:value-type="string">
            <text:p text:style-name="P99">10</text:p>
          </table:table-cell>
          <table:table-cell table:style-name="Tabla22.B2" office:value-type="string">
            <text:p text:style-name="P99">5</text:p>
          </table:table-cell>
          <table:table-cell table:style-name="Tabla22.C2" office:value-type="string">
            <text:p text:style-name="P276">50</text:p>
          </table:table-cell>
          <table:table-cell table:style-name="Tabla22.D2" office:value-type="string">
            <text:p text:style-name="P276">5</text:p>
          </table:table-cell>
          <table:table-cell table:style-name="Tabla22.E2" office:value-type="string">
            <text:p text:style-name="P279">50</text:p>
          </table:table-cell>
        </table:table-row>
      </table:table>
      <text:p text:style-name="P112"/>
      <table:table table:name="Tabla23" table:style-name="Tabla23">
        <table:table-column table:style-name="Tabla23.A"/>
        <table:table-row table:style-name="Tabla23.1">
          <table:table-cell table:style-name="Tabla23.A1" office:value-type="string">
            <text:p text:style-name="P274"/>
            <text:p text:style-name="P244">1.1 Análisis/Valoración de los resultados:</text:p>
            <text:p text:style-name="P244"/>
            <text:p text:style-name="P111"><text:span text:style-name="T96">-</text:span><text:span text:style-name="T97"> Coincide con el análisis del módulo de SGF</text:span></text:p>
            <text:p text:style-name="P103"/>
            <text:p text:style-name="P258">1.2 Propuestas de mejora:</text:p>
            <text:p text:style-name="P251"/>
            <text:p text:style-name="P253">- Coincide con las propuestas del módulo de SGF</text:p>
          </table:table-cell>
        </table:table-row>
      </table:table>
      <text:p text:style-name="P267"/>
      <text:p text:style-name="P267"><draw:line text:anchor-type="paragraph" draw:z-index="74" draw:style-name="gr2" draw:text-style-name="P557" svg:x1="0.012cm" svg:y1="17.261cm" svg:x2="16.681cm" svg:y2="0.169cm"><text:p/></draw:line></text:p>
      <text:h text:style-name="P441" text:outline-level="2"><text:span text:style-name="T39">ACTA Nº </text:span><text:span text:style-name="T58">10</text:span></text:h>
      <text:h text:style-name="P491" text:outline-level="3">Fecha: <text:span text:style-name="T102">16</text:span><text:span text:style-name="T40">/0</text:span><text:span text:style-name="T42">1</text:span><text:span text:style-name="T40">/</text:span><text:span text:style-name="T42">2014</text:span></text:h>
      <text:h text:style-name="P491" text:outline-level="3">Asistentes:</text:h>
      <text:list xml:id="list121650338271513" text:continue-list="list2956192206394740213" text:style-name="L12">
        <text:list-item>
          <text:p text:style-name="P327">Adalberto Álvarez Pérez</text:p>
        </text:list-item>
        <text:list-item>
          <text:p text:style-name="P327">Etiel Juan Domínguez Sánchez</text:p>
        </text:list-item>
        <text:list-item>
          <text:p text:style-name="P327">Iván Chillón García</text:p>
        </text:list-item>
      </text:list>
      <text:p text:style-name="P178"/>
      <text:h text:style-name="P491" text:outline-level="3">O<text:span text:style-name="T89">rden del día</text:span></text:h>
      <text:p text:style-name="P207">1. Aprobación si procede del acta de la reunión anterior </text:p>
      <text:p text:style-name="P207">2. Informe de la reunión de CCP</text:p>
      <text:p text:style-name="P207">3. Análisis de seguimiento de programaciones</text:p>
      <text:p text:style-name="P207">4. Sugerencias y preguntas</text:p>
      <text:p text:style-name="P207"/>
      <text:h text:style-name="P491" text:outline-level="3">A<text:span text:style-name="T89">spectos tratados y decisiones adoptadas</text:span></text:h>
      <text:list xml:id="list121649286810943" text:continue-list="list121651364468883" text:style-name="_33_9076466643956810571">
        <text:list-item>
          <text:list>
            <text:list-item>
              <text:list>
                <text:list-item>
                  <text:list>
                    <text:list-item>
                      <text:p text:style-name="P459">1. Aprobación si procede del acta de la reunión anterior</text:p>
                    </text:list-item>
                  </text:list>
                </text:list-item>
              </text:list>
            </text:list-item>
          </text:list>
        </text:list-item>
      </text:list>
      <text:p text:style-name="P178"/>
      <text:p text:style-name="P178">Se aprueba</text:p>
      <text:p text:style-name="P178"/>
      <text:list xml:id="list121650766057587" text:continue-numbering="true" text:style-name="_33_9076466643956810571">
        <text:list-item>
          <text:list>
            <text:list-item>
              <text:list>
                <text:list-item>
                  <text:list>
                    <text:list-item>
                      <text:p text:style-name="P459">2. Informe de la reunión de CCP</text:p>
                    </text:list-item>
                  </text:list>
                </text:list-item>
              </text:list>
            </text:list-item>
          </text:list>
        </text:list-item>
      </text:list>
      <text:p text:style-name="P178"/>
      <text:p text:style-name="P178">Se informa de los aspectos tratados en la reunión de CCP del día <text:span text:style-name="T102">13 de enero</text:span>. De entre los puntos tratados cabe destacar:</text:p>
      <text:list xml:id="list5355226825371456812" text:style-name="L14">
        <text:list-item>
          <text:p text:style-name="P346">Se recuerda que antes de fin de mes se han de actualizar la documentación institucional para adaptarla a la nueva normativa. Aprovechando dicho hecho se pueden realizar aportaciones para modificar el NOF. Los aspectos de los que se requiere opinión son:</text:p>
        </text:list-item>
        <text:list-item>
          <text:p text:style-name="P404">Limitación de espacios para el alumnado durante los recreos. Se propone restringir el acceso a las aulas prefabricadas o al centro en general sólo permitiendo el acceso al baño.</text:p>
        </text:list-item>
        <text:list-item>
          <text:p text:style-name="P404">Las propuestas deberán hacerse llegar antes del día 20. Se convocaran claustro y consejo escolar para su aprobación definitiva.</text:p>
        </text:list-item>
        <text:list-item>
          <text:p text:style-name="P404">Los profesores que imparten materias en 2º de ESO deberán cargar antes del día 20 las competencias básicas utilizando la aplicación PROIDEAC de la consejería.</text:p>
        </text:list-item>
        <text:list-item>
          <text:p text:style-name="P404">Los departamentos implicados deberán realizar valoración de las OMAs.</text:p>
        </text:list-item>
        <text:list-item>
          <text:p text:style-name="P404">Sergio recuerda a tutores y jefes de departamento que deben entregar en la zona compartida actas de evaluación y departamento para su impresión.</text:p>
        </text:list-item>
      </text:list>
      <text:p text:style-name="P178"/>
      <text:p text:style-name="P178"/>
      <text:list xml:id="list121650073070977" text:continue-list="list121650766057587" text:style-name="_33_9076466643956810571">
        <text:list-item>
          <text:list>
            <text:list-item>
              <text:list>
                <text:list-item>
                  <text:list>
                    <text:list-item>
                      <text:p text:style-name="P459">3. Análisis de seguimiento de programaciones</text:p>
                    </text:list-item>
                  </text:list>
                </text:list-item>
              </text:list>
            </text:list-item>
          </text:list>
        </text:list-item>
      </text:list>
      <text:p text:style-name="P178"/>
      <text:p text:style-name="P178">Se comentan los contenidos impartidos en cada módulo y materias y se debaten propuestas de coordinación y de posibles actividades a realizar.</text:p>
      <text:p text:style-name="P178"/>
      <text:list xml:id="list121650836386155" text:continue-numbering="true" text:style-name="_33_9076466643956810571">
        <text:list-item>
          <text:list>
            <text:list-item>
              <text:list>
                <text:list-item>
                  <text:list>
                    <text:list-item>
                      <text:p text:style-name="P459"><text:soft-page-break/>4. Sugerencias y preguntas</text:p>
                    </text:list-item>
                  </text:list>
                </text:list-item>
              </text:list>
            </text:list-item>
          </text:list>
        </text:list-item>
      </text:list>
      <text:p text:style-name="P178"/>
      <text:p text:style-name="P178">No hay</text:p>
      <text:p text:style-name="P178"/>
      <text:p text:style-name="P178"/>
      <text:p text:style-name="P178">Sin más asuntos que tratar se levanta la sesión, de todo lo cual yo, como Jefe del Departamento, doy fe.</text:p>
      <text:p text:style-name="P178"/>
      <text:p text:style-name="P160">E<text:span text:style-name="T89">l jefe de departamento</text:span> <text:s text:c="5"/></text:p>
      <text:p text:style-name="P160"/>
      <text:p text:style-name="P160"/>
      <text:p text:style-name="P160"/>
      <text:p text:style-name="P160"/>
      <text:p text:style-name="P160"/>
      <text:p text:style-name="P160">Iván Chillón García <text:s text:c="5"/></text:p>
      <text:p text:style-name="P371"><draw:line text:anchor-type="paragraph" draw:z-index="73" draw:style-name="gr3" draw:text-style-name="P557" svg:x1="-0.173cm" svg:y1="15.78cm" svg:x2="15.437cm" svg:y2="0.672cm"><text:p/></draw:line></text:p>
      <text:h text:style-name="P442" text:outline-level="2"><text:span text:style-name="T39">ACTA Nº </text:span><text:span text:style-name="T58">1</text:span><text:span text:style-name="T59">1</text:span></text:h>
      <text:h text:style-name="P492" text:outline-level="3">Fecha: <text:span text:style-name="T103">23</text:span><text:span text:style-name="T40">/0</text:span><text:span text:style-name="T42">1</text:span><text:span text:style-name="T40">/</text:span><text:span text:style-name="T42">2014</text:span></text:h>
      <text:h text:style-name="P492" text:outline-level="3">Asistentes:</text:h>
      <text:list xml:id="list121650054848052" text:continue-list="list121650338271513" text:style-name="L12">
        <text:list-item>
          <text:p text:style-name="P328">Adalberto Álvarez Pérez</text:p>
        </text:list-item>
        <text:list-item>
          <text:p text:style-name="P328">Etiel Juan Domínguez Sánchez</text:p>
        </text:list-item>
        <text:list-item>
          <text:p text:style-name="P328">Iván Chillón García</text:p>
        </text:list-item>
      </text:list>
      <text:p text:style-name="P179"/>
      <text:h text:style-name="P492" text:outline-level="3">O<text:span text:style-name="T89">rden del día</text:span></text:h>
      <text:p text:style-name="P208">1. Aprobación si procede del acta de la reunión anterior </text:p>
      <text:p text:style-name="P208">2. Informe de la reunión de CCP</text:p>
      <text:p text:style-name="P227">3. Estado de las compras</text:p>
      <text:p text:style-name="P227">4. Modificación de la infraestructura de red</text:p>
      <text:p text:style-name="P208"><text:span text:style-name="T103">5</text:span>. Análisis de seguimiento de programaciones</text:p>
      <text:p text:style-name="P208"><text:span text:style-name="T103">6</text:span>. Sugerencias y preguntas</text:p>
      <text:p text:style-name="P208"/>
      <text:h text:style-name="P492" text:outline-level="3">A<text:span text:style-name="T89">spectos tratados y decisiones adoptadas</text:span></text:h>
      <text:list xml:id="list121650849555560" text:continue-list="list121650836386155" text:style-name="_33_9076466643956810571">
        <text:list-item>
          <text:list>
            <text:list-item>
              <text:list>
                <text:list-item>
                  <text:list>
                    <text:list-item>
                      <text:p text:style-name="P462">1. Aprobación si procede del acta de la reunión anterior</text:p>
                    </text:list-item>
                  </text:list>
                </text:list-item>
              </text:list>
            </text:list-item>
          </text:list>
        </text:list-item>
      </text:list>
      <text:p text:style-name="P179"/>
      <text:p text:style-name="P179">Se aprueba</text:p>
      <text:p text:style-name="P179"/>
      <text:list xml:id="list121651252464760" text:continue-numbering="true" text:style-name="_33_9076466643956810571">
        <text:list-item>
          <text:list>
            <text:list-item>
              <text:list>
                <text:list-item>
                  <text:list>
                    <text:list-item>
                      <text:p text:style-name="P462">2. Informe de la reunión de CCP</text:p>
                    </text:list-item>
                  </text:list>
                </text:list-item>
              </text:list>
            </text:list-item>
          </text:list>
        </text:list-item>
      </text:list>
      <text:p text:style-name="P179"/>
      <text:p text:style-name="P179">Se informa de los aspectos tratados en la reunión de CCP del día <text:span text:style-name="T103">20 de enero</text:span>. De entre los puntos tratados cabe destacar:</text:p>
      <text:list xml:id="list1409162224677268647" text:style-name="L15">
        <text:list-item>
          <text:p text:style-name="P347">Se <text:span text:style-name="T104">informa del adelanto de fechas de las sesiones de evaluación de 2º de bachillerato. Así mismo se informa que las clases de 2º del ciclo terminarán el 21/III.</text:span></text:p>
        </text:list-item>
        <text:list-item>
          <text:p text:style-name="P348">Se debaten diferentes propuestas a modificaciones del NOF relacionadas con el acceso a los baños y las zonas comunes durante los recreos.</text:p>
        </text:list-item>
        <text:list-item>
          <text:p text:style-name="P348">La semana previa al carnaval (23/02 – 01/03) loa alumnos de 4º de ESO irán de viaje a la nieve. Los profesores acompañantes serán Sergio y Rita.</text:p>
        </text:list-item>
        <text:list-item>
          <text:p text:style-name="P348">Llega servidor de terminales ligeros para el aula Medusa. El equipo servidor será al mismo tiempo ordenador del profesor.</text:p>
        </text:list-item>
        <text:list-item>
          <text:p text:style-name="P348">Se informa de convocatoria de actividades. Detalles en carpeta del COFO.</text:p>
        </text:list-item>
      </text:list>
      <text:p text:style-name="P179"/>
      <text:p text:style-name="P179"/>
      <text:list xml:id="list121649487332994" text:continue-list="list121651252464760" text:style-name="_33_9076466643956810571">
        <text:list-item>
          <text:list>
            <text:list-item>
              <text:list>
                <text:list-item>
                  <text:list>
                    <text:list-item>
                      <text:p text:style-name="P462">3. <text:span text:style-name="T103">Estado de las compras</text:span></text:p>
                    </text:list-item>
                  </text:list>
                </text:list-item>
              </text:list>
            </text:list-item>
          </text:list>
        </text:list-item>
      </text:list>
      <text:p text:style-name="P114"/>
      <text:p text:style-name="P115">Se informa de la adquisición de dos switches gigabyte, servidor NAS y de tornillería para el montaje de nuevas mesas para el aula de 1º</text:p>
      <text:p text:style-name="P115"/>
      <text:list xml:id="list121650139803239" text:continue-numbering="true" text:style-name="_33_9076466643956810571">
        <text:list-item>
          <text:list>
            <text:list-item>
              <text:list>
                <text:list-item>
                  <text:list>
                    <text:list-item>
                      <text:p text:style-name="P463">4. Modificación de la infraestructura de reduciría</text:p>
                    </text:list-item>
                  </text:list>
                </text:list-item>
              </text:list>
            </text:list-item>
          </text:list>
        </text:list-item>
      </text:list>
      <text:p text:style-name="P114"/>
      <text:p text:style-name="P115">Se migra la zona de intercambio de ficheros al nuevo servidor NAS. Se informa de los detalles de acceso al mismo y de las políticas de usuarios adoptadas.</text:p>
      <text:p text:style-name="P114"><text:soft-page-break/></text:p>
      <text:list xml:id="list121649713326775" text:continue-numbering="true" text:style-name="_33_9076466643956810571">
        <text:list-item>
          <text:list>
            <text:list-item>
              <text:list>
                <text:list-item>
                  <text:list>
                    <text:list-item>
                      <text:p text:style-name="P463">5. Análisis del seguimiento de las programaciones</text:p>
                    </text:list-item>
                  </text:list>
                </text:list-item>
              </text:list>
            </text:list-item>
          </text:list>
        </text:list-item>
      </text:list>
      <text:p text:style-name="P179"/>
      <text:p text:style-name="P179">Se comentan los contenidos impartidos en cada módulo y materias y se debaten propuestas de coordinación y de posibles actividades a realizar.</text:p>
      <text:p text:style-name="P179"/>
      <text:list xml:id="list121651094438867" text:continue-numbering="true" text:style-name="_33_9076466643956810571">
        <text:list-item>
          <text:list>
            <text:list-item>
              <text:list>
                <text:list-item>
                  <text:list>
                    <text:list-item>
                      <text:p text:style-name="P462">4. Sugerencias y preguntas</text:p>
                    </text:list-item>
                  </text:list>
                </text:list-item>
              </text:list>
            </text:list-item>
          </text:list>
        </text:list-item>
      </text:list>
      <text:p text:style-name="P179"/>
      <text:p text:style-name="P179">No hay</text:p>
      <text:p text:style-name="P179"/>
      <text:p text:style-name="P179"/>
      <text:p text:style-name="P179">Sin más asuntos que tratar se levanta la sesión, de todo lo cual yo, como Jefe del Departamento, doy fe.</text:p>
      <text:p text:style-name="P179"/>
      <text:p text:style-name="P161">E<text:span text:style-name="T89">l jefe de departamento</text:span> <text:s text:c="5"/></text:p>
      <text:p text:style-name="P161"/>
      <text:p text:style-name="P161"/>
      <text:p text:style-name="P161"/>
      <text:p text:style-name="P161"/>
      <text:p text:style-name="P161"/>
      <text:p text:style-name="P161">Iván Chillón García <text:s text:c="5"/></text:p>
      <text:p text:style-name="P72"/>
      <text:p text:style-name="P72"><draw:line text:anchor-type="paragraph" draw:z-index="75" draw:style-name="gr3" draw:text-style-name="P557" svg:x1="-0.014cm" svg:y1="12.367cm" svg:x2="15.438cm" svg:y2="0.672cm"><text:p/></draw:line></text:p>
      <text:h text:style-name="P443" text:outline-level="2"><text:span text:style-name="T39">ACTA Nº </text:span><text:span text:style-name="T58">1</text:span><text:span text:style-name="T60">2</text:span></text:h>
      <text:h text:style-name="P493" text:outline-level="3">Fecha: <text:span text:style-name="T105">30</text:span><text:span text:style-name="T40">/0</text:span><text:span text:style-name="T42">1</text:span><text:span text:style-name="T40">/</text:span><text:span text:style-name="T42">2014</text:span></text:h>
      <text:h text:style-name="P493" text:outline-level="3">Asistentes:</text:h>
      <text:list xml:id="list121650672166449" text:continue-list="list121650054848052" text:style-name="L12">
        <text:list-item>
          <text:p text:style-name="P329">Adalberto Álvarez Pérez</text:p>
        </text:list-item>
        <text:list-item>
          <text:p text:style-name="P329">Etiel Juan Domínguez Sánchez</text:p>
        </text:list-item>
        <text:list-item>
          <text:p text:style-name="P329">Iván Chillón García</text:p>
        </text:list-item>
      </text:list>
      <text:p text:style-name="P180"/>
      <text:h text:style-name="P493" text:outline-level="3">O<text:span text:style-name="T89">rden del día</text:span></text:h>
      <text:p text:style-name="P209">1. Aprobación si procede del acta de la reunión anterior </text:p>
      <text:p text:style-name="P209">2. Informe de la reunión de CCP</text:p>
      <text:p text:style-name="P228">3. <text:s/>Montaje de mesas de aula de 1º del ciclo</text:p>
      <text:p text:style-name="P209"><text:span text:style-name="T105">4</text:span>. Análisis de seguimiento de programaciones</text:p>
      <text:p text:style-name="P209"><text:span text:style-name="T105">5</text:span>. Sugerencias y preguntas</text:p>
      <text:p text:style-name="P209"/>
      <text:h text:style-name="P493" text:outline-level="3">A<text:span text:style-name="T89">spectos tratados y decisiones adoptadas</text:span></text:h>
      <text:list xml:id="list121649603223097" text:continue-list="list121651094438867" text:style-name="_33_9076466643956810571">
        <text:list-item>
          <text:list>
            <text:list-item>
              <text:list>
                <text:list-item>
                  <text:list>
                    <text:list-item>
                      <text:p text:style-name="P464">1. Aprobación si procede del acta de la reunión anterior</text:p>
                    </text:list-item>
                  </text:list>
                </text:list-item>
              </text:list>
            </text:list-item>
          </text:list>
        </text:list-item>
      </text:list>
      <text:p text:style-name="P180"/>
      <text:p text:style-name="P180">Se aprueba</text:p>
      <text:p text:style-name="P180"/>
      <text:list xml:id="list121650023670237" text:continue-numbering="true" text:style-name="_33_9076466643956810571">
        <text:list-item>
          <text:list>
            <text:list-item>
              <text:list>
                <text:list-item>
                  <text:list>
                    <text:list-item>
                      <text:p text:style-name="P464">2. Informe de la reunión de CCP</text:p>
                    </text:list-item>
                  </text:list>
                </text:list-item>
              </text:list>
            </text:list-item>
          </text:list>
        </text:list-item>
      </text:list>
      <text:p text:style-name="P180"/>
      <text:p text:style-name="P180">Se informa de los aspectos tratados en la reunión de CCP del día <text:span text:style-name="T105">27 de enero</text:span>. De entre los puntos tratados cabe destacar:</text:p>
      <text:list xml:id="list1493146901668642419" text:style-name="L16">
        <text:list-item>
          <text:p text:style-name="P349">La fecha definitiva de la sesión de evaluación de 2º de bachillerato se adelanta al 18 de marzo.</text:p>
        </text:list-item>
        <text:list-item>
          <text:p text:style-name="P349">Se analizan los resultados del primer trimestre.</text:p>
        </text:list-item>
        <text:list-item>
          <text:p text:style-name="P349">Los documentos institucionales en revisión están colgados en la zona compartida en la carpeta CCP. Por parte de la directiva se han añadido:</text:p>
        </text:list-item>
        <text:list-item>
          <text:p text:style-name="P405">Al proyecto educativo se le ha actualizado el Plan TIC detallando la normativa del uso del aula medusa y pizarras electrónicas.</text:p>
        </text:list-item>
        <text:list-item>
          <text:p text:style-name="P405">Al proyecto de gestión se le añaden requisitos de la nueva orden sobre: distribución del horario del equipo directivo, horario en días no lectivos, resolución de empates en matrículas de honor, criterios para seleccionar alumnado con derecho a uso del transporte escolar</text:p>
        </text:list-item>
        <text:list-item>
          <text:p text:style-name="P405">NOF: normas de uso del transporte, salida de menores del centro, uso de dispositivos móviles, baños y zonas comunes en el recreo</text:p>
        </text:list-item>
      </text:list>
      <text:p text:style-name="P180"/>
      <text:list xml:id="list121650007621434" text:continue-list="list121650023670237" text:style-name="_33_9076466643956810571">
        <text:list-item>
          <text:list>
            <text:list-item>
              <text:list>
                <text:list-item>
                  <text:list>
                    <text:list-item>
                      <text:p text:style-name="P464">3. <text:span text:style-name="T105">Montaje de mesas de 1º del ciclo</text:span> </text:p>
                    </text:list-item>
                    <text:list-item>
                      <text:p text:style-name="P464"/>
                    </text:list-item>
                  </text:list>
                </text:list-item>
              </text:list>
            </text:list-item>
          </text:list>
        </text:list-item>
      </text:list>
      <text:p text:style-name="P116">Se debate organización del aula de 1º para facilitar el montaje de las nuevas mesas. Se hará de forma que se entorpezca lo mínimo posible el normal desarrollo de las clases. El objetivo es que estén disponibles antes de la llegada de los nuevos equipos por piezas. Las mesas consistirán en encimeras de cocina a las que se añadirán patas, bandejas para cableado y soportes para CPU.</text:p>
      <text:list xml:id="list121649565822734" text:continue-numbering="true" text:style-name="_33_9076466643956810571">
        <text:list-item>
          <text:list>
            <text:list-item>
              <text:list>
                <text:list-item>
                  <text:list>
                    <text:list-item>
                      <text:p text:style-name="P464"><text:soft-page-break/></text:p>
                    </text:list-item>
                    <text:list-item>
                      <text:p text:style-name="P464"><text:span text:style-name="T105">4. </text:span>Análisis de seguimiento de programaciones</text:p>
                    </text:list-item>
                  </text:list>
                </text:list-item>
              </text:list>
            </text:list-item>
          </text:list>
        </text:list-item>
      </text:list>
      <text:p text:style-name="P180"/>
      <text:p text:style-name="P180">Se comentan los contenidos impartidos en cada módulo y materias y se debaten propuestas de coordinación y de posibles actividades a realizar.</text:p>
      <text:p text:style-name="P180"/>
      <text:list xml:id="list121650401184489" text:continue-numbering="true" text:style-name="_33_9076466643956810571">
        <text:list-item>
          <text:list>
            <text:list-item>
              <text:list>
                <text:list-item>
                  <text:list>
                    <text:list-item>
                      <text:p text:style-name="P464"><text:span text:style-name="T105">5</text:span>. Sugerencias y preguntas</text:p>
                    </text:list-item>
                  </text:list>
                </text:list-item>
              </text:list>
            </text:list-item>
          </text:list>
        </text:list-item>
      </text:list>
      <text:p text:style-name="P180"/>
      <text:p text:style-name="P180">No hay</text:p>
      <text:p text:style-name="P180"/>
      <text:p text:style-name="P180"/>
      <text:p text:style-name="P180">Sin más asuntos que tratar se levanta la sesión, de todo lo cual yo, como Jefe del Departamento, doy fe.</text:p>
      <text:p text:style-name="P180"/>
      <text:p text:style-name="P162">E<text:span text:style-name="T89">l jefe de departamento</text:span> <text:s text:c="5"/></text:p>
      <text:p text:style-name="P162"/>
      <text:p text:style-name="P162"/>
      <text:p text:style-name="P162"/>
      <text:p text:style-name="P162"/>
      <text:p text:style-name="P162"/>
      <text:p text:style-name="P162">Iván Chillón García <text:s text:c="5"/></text:p>
      <text:p text:style-name="P73"/>
      <text:p text:style-name="P73"><draw:line text:anchor-type="paragraph" draw:z-index="76" draw:style-name="gr3" draw:text-style-name="P557" svg:x1="-0.173cm" svg:y1="12.773cm" svg:x2="15.252cm" svg:y2="0.436cm"><text:p/></draw:line></text:p>
      <text:h text:style-name="P458" text:outline-level="2"><text:soft-page-break/><text:span text:style-name="T39">ACTA Nº </text:span><text:span text:style-name="T61">13</text:span></text:h>
      <text:h text:style-name="P494" text:outline-level="3">Fecha: <text:span text:style-name="T106">06</text:span><text:span text:style-name="T40">/0</text:span><text:span text:style-name="T43">2</text:span><text:span text:style-name="T40">/</text:span><text:span text:style-name="T43">2014</text:span></text:h>
      <text:h text:style-name="P494" text:outline-level="3">Asistentes:</text:h>
      <text:list xml:id="list121650701608406" text:continue-list="list121650672166449" text:style-name="L12">
        <text:list-item>
          <text:p text:style-name="P330">Adalberto Álvarez Pérez</text:p>
        </text:list-item>
        <text:list-item>
          <text:p text:style-name="P330">Etiel Juan Domínguez Sánchez</text:p>
        </text:list-item>
        <text:list-item>
          <text:p text:style-name="P330">Iván Chillón García</text:p>
        </text:list-item>
      </text:list>
      <text:p text:style-name="P181"/>
      <text:h text:style-name="P494" text:outline-level="3">O<text:span text:style-name="T89">rden del día</text:span></text:h>
      <text:p text:style-name="P210">1. Aprobación si procede del acta de la reunión anterior </text:p>
      <text:p text:style-name="P210">2. Informe de la reunión de CCP</text:p>
      <text:p text:style-name="P210">3. <text:span text:style-name="T106">Estado de las compras</text:span></text:p>
      <text:p text:style-name="P210"><text:span text:style-name="T106">4. </text:span>Análisis de seguimiento de programaciones</text:p>
      <text:p text:style-name="P210"><text:span text:style-name="T106">5</text:span>. Sugerencias y preguntas</text:p>
      <text:p text:style-name="P210"/>
      <text:h text:style-name="P494" text:outline-level="3">A<text:span text:style-name="T89">spectos tratados y decisiones adoptadas</text:span></text:h>
      <text:list xml:id="list121650149789476" text:continue-list="list121650401184489" text:style-name="_33_9076466643956810571">
        <text:list-item>
          <text:list>
            <text:list-item>
              <text:list>
                <text:list-item>
                  <text:list>
                    <text:list-item>
                      <text:p text:style-name="P465">1. Aprobación si procede del acta de la reunión anterior</text:p>
                    </text:list-item>
                  </text:list>
                </text:list-item>
              </text:list>
            </text:list-item>
          </text:list>
        </text:list-item>
      </text:list>
      <text:p text:style-name="P181"/>
      <text:p text:style-name="P181">Se aprueba</text:p>
      <text:p text:style-name="P181"/>
      <text:list xml:id="list121649952091853" text:continue-numbering="true" text:style-name="_33_9076466643956810571">
        <text:list-item>
          <text:list>
            <text:list-item>
              <text:list>
                <text:list-item>
                  <text:list>
                    <text:list-item>
                      <text:p text:style-name="P465">2. Informe de la reunión de CCP</text:p>
                    </text:list-item>
                  </text:list>
                </text:list-item>
              </text:list>
            </text:list-item>
          </text:list>
        </text:list-item>
      </text:list>
      <text:p text:style-name="P181"/>
      <text:p text:style-name="P181">Se informa de los aspectos tratados en la reunión de CCP del día <text:span text:style-name="T106">3 de febrero</text:span>. De entre los puntos tratados cabe destacar:</text:p>
      <text:p text:style-name="P181"/>
      <text:list xml:id="list6023106335069632276" text:style-name="L17">
        <text:list-item>
          <text:p text:style-name="P350">Documentación con normativa sobre revisión médica está a disposición del profesorado en la zona compartida.</text:p>
        </text:list-item>
        <text:list-item>
          <text:p text:style-name="P350">Se informa de apertura de plazo para el procedimiento de selección de directores. El centro tiene vacante.</text:p>
        </text:list-item>
        <text:list-item>
          <text:p text:style-name="P350">Modificaciones al NOF. En consejo escolar se aprobó la propuesta de cierre de baños durante las clases. Los baños se cerrarán 5 minutos después del cambio de hora y se abrirán cinco minutos antes. Permanecerá abierto durante los recreos.</text:p>
        </text:list-item>
        <text:list-item>
          <text:p text:style-name="P351">Se informa de las actividades previstas para los carnavales.</text:p>
        </text:list-item>
      </text:list>
      <text:p text:style-name="P181"/>
      <text:p text:style-name="P181"/>
      <text:list xml:id="list121650493388908" text:continue-list="list121649952091853" text:style-name="_33_9076466643956810571">
        <text:list-item>
          <text:list>
            <text:list-item>
              <text:list>
                <text:list-item>
                  <text:list>
                    <text:list-item>
                      <text:p text:style-name="P465">3. <text:span text:style-name="T106">Estado de las compras</text:span></text:p>
                    </text:list-item>
                  </text:list>
                </text:list-item>
              </text:list>
            </text:list-item>
          </text:list>
        </text:list-item>
      </text:list>
      <text:p text:style-name="P117"/>
      <text:p text:style-name="P118">Se informa de que se ha llamado a José Antonio de Compu-Lanz en relación con la entrega de piezas de equipos y este manifiesta problemas con proveedores para poder entregar en el plazo previsto.</text:p>
      <text:list xml:id="list121650190077238" text:continue-numbering="true" text:style-name="_33_9076466643956810571">
        <text:list-item>
          <text:list>
            <text:list-item>
              <text:list>
                <text:list-item>
                  <text:list>
                    <text:list-item>
                      <text:p text:style-name="P465"/>
                    </text:list-item>
                    <text:list-item>
                      <text:p text:style-name="P465"><text:span text:style-name="T106">4. </text:span>Análisis de seguimiento de programaciones</text:p>
                    </text:list-item>
                  </text:list>
                </text:list-item>
              </text:list>
            </text:list-item>
          </text:list>
        </text:list-item>
      </text:list>
      <text:p text:style-name="P181"/>
      <text:p text:style-name="P181">Se comentan los contenidos impartidos en cada módulo y materias y se debaten propuestas de coordinación y de posibles actividades a realizar.</text:p>
      <text:p text:style-name="P181"><text:soft-page-break/></text:p>
      <text:list xml:id="list121651457519659" text:continue-numbering="true" text:style-name="_33_9076466643956810571">
        <text:list-item>
          <text:list>
            <text:list-item>
              <text:list>
                <text:list-item>
                  <text:list>
                    <text:list-item>
                      <text:p text:style-name="P465">4. Sugerencias y preguntas</text:p>
                    </text:list-item>
                  </text:list>
                </text:list-item>
              </text:list>
            </text:list-item>
          </text:list>
        </text:list-item>
      </text:list>
      <text:p text:style-name="P181"/>
      <text:p text:style-name="P181">No hay</text:p>
      <text:p text:style-name="P181"/>
      <text:h text:style-name="P494" text:outline-level="3">T<text:span text:style-name="T89">areas asignadas</text:span></text:h>
      <text:p text:style-name="P181"/>
      <text:p text:style-name="P181">Responsable</text:p>
      <text:p text:style-name="P181"/>
      <text:p text:style-name="P181"/>
      <text:p text:style-name="P181"/>
      <text:p text:style-name="P181">Sin más asuntos que tratar se levanta la sesión, de todo lo cual yo, como Jefe del Departamento, doy fe.</text:p>
      <text:p text:style-name="P181"/>
      <text:p text:style-name="P163">E<text:span text:style-name="T89">l jefe de departamento</text:span> <text:s text:c="5"/></text:p>
      <text:p text:style-name="P163"/>
      <text:p text:style-name="P163"/>
      <text:p text:style-name="P163"/>
      <text:p text:style-name="P163"/>
      <text:p text:style-name="P163"/>
      <text:p text:style-name="P163">Iván Chillón García <text:s text:c="5"/></text:p>
      <text:p text:style-name="P74"><draw:line text:anchor-type="paragraph" draw:z-index="77" draw:style-name="gr4" draw:text-style-name="P557" svg:x1="0.356cm" svg:y1="12.074cm" svg:x2="15.49cm" svg:y2="0.459cm"><text:p/></draw:line></text:p>
      <text:h text:style-name="P444" text:outline-level="2"><text:span text:style-name="T39">ACTA Nº </text:span><text:span text:style-name="T62">14</text:span></text:h>
      <text:h text:style-name="P495" text:outline-level="3">Fecha: <text:span text:style-name="T107">13</text:span><text:span text:style-name="T40">/0</text:span><text:span text:style-name="T44">2</text:span><text:span text:style-name="T40">/</text:span><text:span text:style-name="T44">2014</text:span></text:h>
      <text:h text:style-name="P495" text:outline-level="3">Asistentes:</text:h>
      <text:list xml:id="list121650688045784" text:continue-list="list121650701608406" text:style-name="L12">
        <text:list-item>
          <text:p text:style-name="P331">Adalberto Álvarez Pérez</text:p>
        </text:list-item>
        <text:list-item>
          <text:p text:style-name="P331">Etiel Juan Domínguez Sánchez</text:p>
        </text:list-item>
        <text:list-item>
          <text:p text:style-name="P331">Iván Chillón García</text:p>
        </text:list-item>
      </text:list>
      <text:p text:style-name="P182"/>
      <text:h text:style-name="P495" text:outline-level="3">O<text:span text:style-name="T89">rden del día</text:span></text:h>
      <text:p text:style-name="P211">1. Aprobación si procede del acta de la reunión anterior </text:p>
      <text:p text:style-name="P211">2. Informe de la reunión de CCP</text:p>
      <text:p text:style-name="P212">3. <text:span text:style-name="T108">çompras pendientes</text:span></text:p>
      <text:p text:style-name="P212"><text:span text:style-name="T108">4. </text:span>Análisis de seguimiento de programaciones</text:p>
      <text:p text:style-name="P211"><text:span text:style-name="T108">5</text:span>. Sugerencias y preguntas</text:p>
      <text:p text:style-name="P211"/>
      <text:h text:style-name="P495" text:outline-level="3">A<text:span text:style-name="T89">spectos tratados y decisiones adoptadas</text:span></text:h>
      <text:list xml:id="list121649876018105" text:continue-list="list121651457519659" text:style-name="_33_9076466643956810571">
        <text:list-item>
          <text:list>
            <text:list-item>
              <text:list>
                <text:list-item>
                  <text:list>
                    <text:list-item>
                      <text:p text:style-name="P466">1. Aprobación si procede del acta de la reunión anterior</text:p>
                    </text:list-item>
                  </text:list>
                </text:list-item>
              </text:list>
            </text:list-item>
          </text:list>
        </text:list-item>
      </text:list>
      <text:p text:style-name="P182"/>
      <text:p text:style-name="P182">Se aprueba</text:p>
      <text:p text:style-name="P182"/>
      <text:list xml:id="list121650913829172" text:continue-numbering="true" text:style-name="_33_9076466643956810571">
        <text:list-item>
          <text:list>
            <text:list-item>
              <text:list>
                <text:list-item>
                  <text:list>
                    <text:list-item>
                      <text:p text:style-name="P466">2. Informe de la reunión de CCP</text:p>
                    </text:list-item>
                  </text:list>
                </text:list-item>
              </text:list>
            </text:list-item>
          </text:list>
        </text:list-item>
      </text:list>
      <text:p text:style-name="P182"/>
      <text:p text:style-name="P182">Se informa de los aspectos tratados en la reunión de CCP del día <text:span text:style-name="T107">10 de febrero</text:span>. De entre los puntos tratados cabe destacar:</text:p>
      <text:list xml:id="list6616398521584861294" text:style-name="L18">
        <text:list-item>
          <text:p text:style-name="P352">Las evaluaciones sin notas tendrán lugar los días 24, 25 y 26 de febrero.</text:p>
        </text:list-item>
        <text:list-item>
          <text:p text:style-name="P352">Se han puesto cerraduras en todos los baños salvo en los de los prefabricados. Se esperará a que estén todos para aplicar la nueva norma.</text:p>
        </text:list-item>
        <text:list-item>
          <text:p text:style-name="P352">Disponible en carpeta compartida en carpeta CCP modificación de la resolución en la que se recoge documentación a cumplimentar en bajas médicas y también procedimiento de evaluaciones médicas.</text:p>
        </text:list-item>
        <text:list-item>
          <text:p text:style-name="P352">Se informa de los aspectos tratados en reunión de inspección y directores:</text:p>
        </text:list-item>
        <text:list-item>
          <text:p text:style-name="P406">Se analiza rendimiento escolar de la primera evaluación. Se realizaron diferentes comparativas.</text:p>
        </text:list-item>
        <text:list-item>
          <text:p text:style-name="P406">Se informa del protocolo de supervisión de centros. Se prestará especial atención a que haya coherencia entre currículos, programaciones y práctica didáctica. Antes de las visitas inspector revisará la PGA.</text:p>
        </text:list-item>
        <text:list-item>
          <text:p text:style-name="P406">Inspectores realizarán informe que se remitirá a dirección y a inspección general.</text:p>
        </text:list-item>
        <text:list-item>
          <text:p text:style-name="P406">Se dejarán propuestas de mejora de las que habrá revisión a los tres meses.</text:p>
        </text:list-item>
        <text:list-item>
          <text:p text:style-name="P406">Se contrastarán ratios de alumnos en ciclos formativos.</text:p>
        </text:list-item>
        <text:list-item>
          <text:p text:style-name="P411">Se informa de la previsión de grupos de cara al próximo curso.</text:p>
        </text:list-item>
        <text:list-item>
          <text:p text:style-name="P411">Periodo de aplicación de LOMCE:</text:p>
        </text:list-item>
        <text:list-item>
          <text:p text:style-name="P406">Curso 14/15 1º, 3º y 5º de primaria y FP básica.</text:p>
        </text:list-item>
        <text:list-item>
          <text:p text:style-name="P406">Curso 15/16 1º y 3º ESO, 1º bachillerat<text:span text:style-name="T144">o</text:span>, 1º y 2º ciclos de grado medio.</text:p>
        </text:list-item>
        <text:list-item>
          <text:p text:style-name="P406"><text:soft-page-break/>Curso 16/17 2º y 4º ESO y reválida (no será necesaria para titular)</text:p>
        </text:list-item>
        <text:list-item>
          <text:p text:style-name="P406">Curso 17/18 la reválida sera obligatoria para titular.</text:p>
        </text:list-item>
        <text:list-item>
          <text:p text:style-name="P406">Curso 2018 los directores deberán tener certificación acreditativa .</text:p>
        </text:list-item>
        <text:list-item>
          <text:p text:style-name="P411">Nuevos cursos en carpeta COFO.</text:p>
        </text:list-item>
        <text:list-item>
          <text:p text:style-name="P411">Disponibles en CEP 26 tabletas para 1º y 2º de ESO.</text:p>
        </text:list-item>
      </text:list>
      <text:p text:style-name="P182"/>
      <text:p text:style-name="P182"/>
      <text:list xml:id="list121651435946285" text:continue-list="list121650913829172" text:style-name="_33_9076466643956810571">
        <text:list-item>
          <text:list>
            <text:list-item>
              <text:list>
                <text:list-item>
                  <text:list>
                    <text:list-item>
                      <text:p text:style-name="P467">3. <text:span text:style-name="T108">Compras pendientes</text:span></text:p>
                    </text:list-item>
                    <text:list-item>
                      <text:p text:style-name="P467"/>
                    </text:list-item>
                  </text:list>
                </text:list-item>
              </text:list>
            </text:list-item>
          </text:list>
        </text:list-item>
      </text:list>
      <text:p text:style-name="Text_20_body"><text:span text:style-name="T108">Se acuerda posponer las compras aprobadas pendientes de realizar a la finalización del montaje de las mesas del aula de primero.</text:span> </text:p>
      <text:list xml:id="list121649618039306" text:continue-numbering="true" text:style-name="_33_9076466643956810571">
        <text:list-item>
          <text:list>
            <text:list-item>
              <text:list>
                <text:list-item>
                  <text:list>
                    <text:list-item>
                      <text:p text:style-name="P467"/>
                    </text:list-item>
                    <text:list-item>
                      <text:p text:style-name="P467"><text:span text:style-name="T108">4. </text:span>Análisis de seguimiento de programaciones</text:p>
                    </text:list-item>
                  </text:list>
                </text:list-item>
              </text:list>
            </text:list-item>
          </text:list>
        </text:list-item>
      </text:list>
      <text:p text:style-name="P182"/>
      <text:p text:style-name="P182">Se comentan los contenidos impartidos en cada módulo y materias y se debaten propuestas de coordinación y de posibles actividades a realizar.</text:p>
      <text:p text:style-name="P182"/>
      <text:list xml:id="list121651023108813" text:continue-numbering="true" text:style-name="_33_9076466643956810571">
        <text:list-item>
          <text:list>
            <text:list-item>
              <text:list>
                <text:list-item>
                  <text:list>
                    <text:list-item>
                      <text:p text:style-name="P466"><text:span text:style-name="T108">5</text:span>. Sugerencias y preguntas</text:p>
                    </text:list-item>
                  </text:list>
                </text:list-item>
              </text:list>
            </text:list-item>
          </text:list>
        </text:list-item>
      </text:list>
      <text:p text:style-name="P182"/>
      <text:p text:style-name="P182">No hay</text:p>
      <text:p text:style-name="P182"/>
      <text:h text:style-name="P495" text:outline-level="3">T<text:span text:style-name="T89">areas asignadas</text:span></text:h>
      <text:p text:style-name="P182"/>
      <text:p text:style-name="P182">Responsable</text:p>
      <text:p text:style-name="P182"/>
      <text:p text:style-name="P182"/>
      <text:p text:style-name="P182"/>
      <text:p text:style-name="P182">Sin más asuntos que tratar se levanta la sesión, de todo lo cual yo, como Jefe del Departamento, doy fe.</text:p>
      <text:p text:style-name="P182"/>
      <text:p text:style-name="P164">E<text:span text:style-name="T89">l jefe de departamento</text:span> <text:s text:c="5"/></text:p>
      <text:p text:style-name="P164"/>
      <text:p text:style-name="P164"/>
      <text:p text:style-name="P164"/>
      <text:p text:style-name="P164"/>
      <text:p text:style-name="P164"/>
      <text:p text:style-name="P164">Iván Chillón García <text:s text:c="5"/></text:p>
      <text:p text:style-name="P75"><draw:line text:anchor-type="paragraph" draw:z-index="78" draw:style-name="gr4" draw:text-style-name="P557" svg:x1="-0.041cm" svg:y1="5.017cm" svg:x2="15.437cm" svg:y2="0.122cm"><text:p/></draw:line></text:p>
      <text:h text:style-name="P445" text:outline-level="2"><text:span text:style-name="T39">ACTA Nº </text:span><text:span text:style-name="T65">15</text:span></text:h>
      <text:h text:style-name="P496" text:outline-level="3">Fecha: <text:span text:style-name="T40">2</text:span><text:span text:style-name="T45">7</text:span><text:span text:style-name="T40">/0</text:span><text:span text:style-name="T45">2</text:span><text:span text:style-name="T40">/</text:span><text:span text:style-name="T45">2014</text:span></text:h>
      <text:h text:style-name="P496" text:outline-level="3">Asistentes:</text:h>
      <text:list xml:id="list8370988609869279531" text:style-name="L19">
        <text:list-item>
          <text:p text:style-name="P332">Adalberto Álvarez Pérez</text:p>
        </text:list-item>
        <text:list-item>
          <text:p text:style-name="P332">Etiel Juan Domínguez Sánchez</text:p>
        </text:list-item>
        <text:list-item>
          <text:p text:style-name="P332">Iván Chillón García</text:p>
        </text:list-item>
      </text:list>
      <text:p text:style-name="P183"/>
      <text:h text:style-name="P496" text:outline-level="3">O<text:span text:style-name="T89">rden del día</text:span></text:h>
      <text:p text:style-name="P212">1. Aprobación si procede del acta de la reunión anterior </text:p>
      <text:p text:style-name="P212">2. Informe de la reunión de CCP<text:span text:style-name="T108">E</text:span></text:p>
      <text:p text:style-name="P229">3. Empresa contactada</text:p>
      <text:p text:style-name="P212"><text:span text:style-name="T108">4</text:span>. Análisis de seguimiento de programaciones</text:p>
      <text:p text:style-name="P212"><text:span text:style-name="T108">5</text:span>. Sugerencias y preguntas</text:p>
      <text:p text:style-name="P212"/>
      <text:h text:style-name="P496" text:outline-level="3">A<text:span text:style-name="T89">spectos tratados y decisiones adoptadas</text:span></text:h>
      <text:list xml:id="list121651431772745" text:continue-list="list121651023108813" text:style-name="_33_9076466643956810571">
        <text:list-item>
          <text:list>
            <text:list-item>
              <text:list>
                <text:list-item>
                  <text:list>
                    <text:list-item>
                      <text:p text:style-name="P467">1. Aprobación si procede del acta de la reunión anterior</text:p>
                    </text:list-item>
                  </text:list>
                </text:list-item>
              </text:list>
            </text:list-item>
          </text:list>
        </text:list-item>
      </text:list>
      <text:p text:style-name="P183"/>
      <text:p text:style-name="P183">Se aprueba</text:p>
      <text:p text:style-name="P183"/>
      <text:list xml:id="list121650696577374" text:continue-numbering="true" text:style-name="_33_9076466643956810571">
        <text:list-item>
          <text:list>
            <text:list-item>
              <text:list>
                <text:list-item>
                  <text:list>
                    <text:list-item>
                      <text:p text:style-name="P467">2. Informe de la reunión de CCP</text:p>
                    </text:list-item>
                  </text:list>
                </text:list-item>
              </text:list>
            </text:list-item>
          </text:list>
        </text:list-item>
      </text:list>
      <text:p text:style-name="P183"/>
      <text:p text:style-name="P183">Se informa de los aspectos tratados en la reunión de CCP del día <text:span text:style-name="T108">24 de febrero</text:span>. De entre los puntos tratados cabe destacar:</text:p>
      <text:list xml:id="list5266877938009669784" text:style-name="L20">
        <text:list-item>
          <text:p text:style-name="P353">Se recuerda a los tutores que deben justificar las faltas puntualmente para poder cumplir plazos con servicios sociales. Se recuerda que un alumno que falta tres días sin justificante se considera absentista a efectos de seguimiento de su caso por servicios sociales.</text:p>
        </text:list-item>
        <text:list-item>
          <text:p text:style-name="P353">Desde vicedirección se informa de varias actividades extraescolares confirmadas:</text:p>
        </text:list-item>
        <text:list-item>
          <text:p text:style-name="P407">30/III, 4º ESO charla sobre la enfermedad de Alzheimer.</text:p>
        </text:list-item>
        <text:list-item>
          <text:p text:style-name="P407">Taller sobre alimentación basado en la importancia del desayuno. Se impartira a alumnos de 1º ESO en horario de tutorías por parte de enfermero.</text:p>
        </text:list-item>
        <text:list-item>
          <text:p text:style-name="P407">26/2, 1º ESO. Taller sobre educación en valores. Imparte Servicio de Juventud del Cabildo. Proyección de corto sobre tolerancia y respeto. Posteriormente reflexión y debate.</text:p>
        </text:list-item>
        <text:list-item>
          <text:p text:style-name="P407">Se amplía plazo para presentar cortos sobre dependencia.</text:p>
        </text:list-item>
        <text:list-item>
          <text:p text:style-name="P407">Desde el museo de la piratería de Teguise se informa de la posibilidad de realizar visitas guiadas. Interesados contactar con vicedirección.</text:p>
        </text:list-item>
        <text:list-item>
          <text:p text:style-name="P412">Desde jefatura se informa del seguimiento de la primera semana en la que se ha estado cerrando el baño. Se pide especial atención cuando varios alumnos coinciden en el baño.</text:p>
        </text:list-item>
        <text:list-item>
          <text:p text:style-name="P412"/>
        </text:list-item>
      </text:list>
      <text:list xml:id="list121651048886607" text:continue-list="list121650696577374" text:style-name="_33_9076466643956810571">
        <text:list-item>
          <text:list>
            <text:list-item>
              <text:list>
                <text:list-item>
                  <text:list>
                    <text:list-item>
                      <text:p text:style-name="P467"><text:soft-page-break/>3. <text:span text:style-name="T108">Empresa contactada</text:span></text:p>
                    </text:list-item>
                    <text:list-item>
                      <text:p text:style-name="P467"/>
                    </text:list-item>
                  </text:list>
                </text:list-item>
              </text:list>
            </text:list-item>
          </text:list>
        </text:list-item>
      </text:list>
      <text:p text:style-name="Standard"><text:s/><text:span text:style-name="T108">Se informa de que se ha contactado con la empresa del sector Canarias Tecno-Consulting. Que manifiesta interés en que alumnado del centro realice las prácticas en la misma. En la empresa se realizan trabajos relacionados con los contenidos del ciclo. Existe cierta posibilidad de que alumno seleccionado para realizar las prácticas sea posteriormente contratado por la misma.</text:span></text:p>
      <text:list xml:id="list121650770763652" text:continue-numbering="true" text:style-name="_33_9076466643956810571">
        <text:list-item>
          <text:list>
            <text:list-item>
              <text:list>
                <text:list-item>
                  <text:list>
                    <text:list-item>
                      <text:p text:style-name="P467"/>
                    </text:list-item>
                    <text:list-item>
                      <text:p text:style-name="P467"><text:span text:style-name="T108">4. </text:span>Análisis de seguimiento de programaciones</text:p>
                    </text:list-item>
                  </text:list>
                </text:list-item>
              </text:list>
            </text:list-item>
          </text:list>
        </text:list-item>
      </text:list>
      <text:p text:style-name="P183"/>
      <text:p text:style-name="P183">Se comentan los contenidos impartidos en cada módulo y materias y se debaten propuestas de coordinación y de posibles actividades a realizar.</text:p>
      <text:p text:style-name="P183"/>
      <text:list xml:id="list121651488716221" text:continue-numbering="true" text:style-name="_33_9076466643956810571">
        <text:list-item>
          <text:list>
            <text:list-item>
              <text:list>
                <text:list-item>
                  <text:list>
                    <text:list-item>
                      <text:p text:style-name="P467"><text:span text:style-name="T108">5</text:span>. Sugerencias y preguntas</text:p>
                    </text:list-item>
                  </text:list>
                </text:list-item>
              </text:list>
            </text:list-item>
          </text:list>
        </text:list-item>
      </text:list>
      <text:p text:style-name="P183"/>
      <text:p text:style-name="P183">No hay</text:p>
      <text:p text:style-name="P183"/>
      <text:h text:style-name="P496" text:outline-level="3">T<text:span text:style-name="T89">areas asignadas</text:span></text:h>
      <text:p text:style-name="P183"/>
      <text:p text:style-name="P183">Responsable</text:p>
      <text:p text:style-name="P183"/>
      <text:p text:style-name="P183"/>
      <text:p text:style-name="P183"/>
      <text:p text:style-name="P183">Sin más asuntos que tratar se levanta la sesión, de todo lo cual yo, como Jefe del Departamento, doy fe.</text:p>
      <text:p text:style-name="P183"/>
      <text:p text:style-name="P165">E<text:span text:style-name="T89">l jefe de departamento</text:span> <text:s text:c="5"/></text:p>
      <text:p text:style-name="P165"/>
      <text:p text:style-name="P165"/>
      <text:p text:style-name="P165"/>
      <text:p text:style-name="P165"/>
      <text:p text:style-name="P165"/>
      <text:p text:style-name="P165">Iván Chillón García <text:s text:c="5"/></text:p>
      <text:p text:style-name="P76"><draw:line text:anchor-type="paragraph" draw:z-index="79" draw:style-name="gr4" draw:text-style-name="P557" svg:x1="-0.041cm" svg:y1="7.217cm" svg:x2="15.887cm" svg:y2="0.542cm"><text:p/></draw:line></text:p>
      <text:h text:style-name="P446" text:outline-level="2"><text:span text:style-name="T39">ACTA Nº </text:span><text:span text:style-name="T66">16</text:span></text:h>
      <text:h text:style-name="P497" text:outline-level="3">Fecha: <text:span text:style-name="T109">13</text:span><text:span text:style-name="T40">/0</text:span><text:span text:style-name="T46">3</text:span><text:span text:style-name="T40">/13</text:span></text:h>
      <text:h text:style-name="P497" text:outline-level="3">Asistentes:</text:h>
      <text:list xml:id="list121650458451995" text:continue-list="list8370988609869279531" text:style-name="L19">
        <text:list-item>
          <text:p text:style-name="P333">Adalberto Álvarez Pérez</text:p>
        </text:list-item>
        <text:list-item>
          <text:p text:style-name="P333">Etiel Juan Domínguez Sánchez</text:p>
        </text:list-item>
        <text:list-item>
          <text:p text:style-name="P333">Iván Chillón García</text:p>
        </text:list-item>
      </text:list>
      <text:p text:style-name="P184"/>
      <text:h text:style-name="P497" text:outline-level="3">O<text:span text:style-name="T89">rden del día</text:span></text:h>
      <text:p text:style-name="P213">1. Aprobación si procede del acta de la reunión anterior </text:p>
      <text:p text:style-name="P213">2. Informe de la reunión de CCP</text:p>
      <text:p text:style-name="P230">3. Entrega de equipos nuevos</text:p>
      <text:p text:style-name="P213"><text:span text:style-name="T109">4</text:span>. Análisis de seguimiento de programaciones</text:p>
      <text:p text:style-name="P213"><text:span text:style-name="T109">5</text:span>. Sugerencias y preguntas</text:p>
      <text:p text:style-name="P213"/>
      <text:h text:style-name="P497" text:outline-level="3">A<text:span text:style-name="T89">spectos tratados y decisiones adoptadas</text:span></text:h>
      <text:list xml:id="list121649394896153" text:continue-list="list121651488716221" text:style-name="_33_9076466643956810571">
        <text:list-item>
          <text:list>
            <text:list-item>
              <text:list>
                <text:list-item>
                  <text:list>
                    <text:list-item>
                      <text:p text:style-name="P468">1. Aprobación si procede del acta de la reunión anterior</text:p>
                    </text:list-item>
                  </text:list>
                </text:list-item>
              </text:list>
            </text:list-item>
          </text:list>
        </text:list-item>
      </text:list>
      <text:p text:style-name="P184"/>
      <text:p text:style-name="P184">Se aprueba</text:p>
      <text:p text:style-name="P184"/>
      <text:list xml:id="list121650905489215" text:continue-numbering="true" text:style-name="_33_9076466643956810571">
        <text:list-item>
          <text:list>
            <text:list-item>
              <text:list>
                <text:list-item>
                  <text:list>
                    <text:list-item>
                      <text:p text:style-name="P468">2. Informe de la reunión de CCP</text:p>
                    </text:list-item>
                  </text:list>
                </text:list-item>
              </text:list>
            </text:list-item>
          </text:list>
        </text:list-item>
      </text:list>
      <text:p text:style-name="P184"/>
      <text:p text:style-name="P184">Se informa de los aspectos tratados en la reunión de CCP del día <text:span text:style-name="T109">10 de marzo</text:span>. De entre los puntos tratados cabe destacar:</text:p>
      <text:list xml:id="list7453534998868910906" text:style-name="L21">
        <text:list-item>
          <text:p text:style-name="P354">Abierto el plazo para presentar comisiones de servicio por motivo de salud. Plazo finaliza el día 30 de este mes.</text:p>
        </text:list-item>
        <text:list-item>
          <text:p text:style-name="P354">Se informa de que no se pudo realizar simulación prevista para introducir competencias básicas en la aplicación de la consejería. Publicado en BOE características de la FP de nivel básico <text:span text:style-name="T110">incluidos los currículos de las nuevas titulaciones. Sustituyen a los PCE de 2000 horas. La documentación se ha guardado en la carpeta de la CCP de la zona compartida. Destacar que la edad para acceder es de 15 a 17 años. Que hay 12 titulaciones diferentes y que los alumnos tienen 4 años para acabar los dos cursos.</text:span></text:p>
        </text:list-item>
        <text:list-item>
          <text:p text:style-name="P355">Se informa de las fechas de la segunda evaluación de 2º de bachillerato.</text:p>
        </text:list-item>
        <text:list-item>
          <text:p text:style-name="P355">Del 10 al 18 de marzo la Escuela Oficial de Idiomas abre plazo de inscripción para los alumnos de 4º de ESO que quieran acreditarse en B2 de inglés. Hay tres alumnos interesados del centro. </text:p>
        </text:list-item>
      </text:list>
      <text:p text:style-name="P78"/>
      <text:p text:style-name="P184"/>
      <text:list xml:id="list121650273461042" text:continue-list="list121650905489215" text:style-name="_33_9076466643956810571">
        <text:list-item>
          <text:list>
            <text:list-item>
              <text:list>
                <text:list-item>
                  <text:list>
                    <text:list-item>
                      <text:p text:style-name="P469">3. <text:span text:style-name="T109">Entrega de equipos nuevos</text:span></text:p>
                    </text:list-item>
                  </text:list>
                </text:list-item>
              </text:list>
            </text:list-item>
          </text:list>
        </text:list-item>
      </text:list>
      <text:p text:style-name="Text_20_body"/>
      <text:p text:style-name="P422">Se informa de que la empresa adjudicataria para la adquisición de equipos nuevos da continuos aplazamientos y tras dar fechas de entrega luego no cumple con lo dicho. </text:p>
      <text:list xml:id="list121649589010280" text:continue-numbering="true" text:style-name="_33_9076466643956810571">
        <text:list-item>
          <text:list>
            <text:list-item>
              <text:list>
                <text:list-item>
                  <text:list>
                    <text:list-item>
                      <text:p text:style-name="P469"><text:soft-page-break/></text:p>
                    </text:list-item>
                    <text:list-item>
                      <text:p text:style-name="P469"><text:span text:style-name="T109">4. </text:span>Análisis de seguimiento de programaciones</text:p>
                    </text:list-item>
                  </text:list>
                </text:list-item>
              </text:list>
            </text:list-item>
          </text:list>
        </text:list-item>
      </text:list>
      <text:p text:style-name="P184"/>
      <text:p text:style-name="P184">Se comentan los contenidos impartidos en cada módulo y materias y se debaten propuestas de coordinación y de posibles actividades a realizar.</text:p>
      <text:p text:style-name="P184"/>
      <text:list xml:id="list121649616833834" text:continue-numbering="true" text:style-name="_33_9076466643956810571">
        <text:list-item>
          <text:list>
            <text:list-item>
              <text:list>
                <text:list-item>
                  <text:list>
                    <text:list-item>
                      <text:p text:style-name="P468"><text:span text:style-name="T109">5</text:span>. Sugerencias y preguntas</text:p>
                    </text:list-item>
                  </text:list>
                </text:list-item>
              </text:list>
            </text:list-item>
          </text:list>
        </text:list-item>
      </text:list>
      <text:p text:style-name="P184"/>
      <text:p text:style-name="P184">No hay</text:p>
      <text:p text:style-name="P184"/>
      <text:h text:style-name="P497" text:outline-level="3">T<text:span text:style-name="T89">areas asignadas</text:span></text:h>
      <text:p text:style-name="P184"/>
      <text:p text:style-name="P184">Responsable</text:p>
      <text:p text:style-name="P184"/>
      <text:p text:style-name="P184"/>
      <text:p text:style-name="P184"/>
      <text:p text:style-name="P184">Sin más asuntos que tratar se levanta la sesión, de todo lo cual yo, como Jefe del Departamento, doy fe.</text:p>
      <text:p text:style-name="P184"/>
      <text:p text:style-name="P166">E<text:span text:style-name="T89">l jefe de departamento</text:span> <text:s text:c="5"/></text:p>
      <text:p text:style-name="P166"/>
      <text:p text:style-name="P166"/>
      <text:p text:style-name="P166"/>
      <text:p text:style-name="P166"/>
      <text:p text:style-name="P166"/>
      <text:p text:style-name="P166">Iván Chillón García <text:s text:c="5"/></text:p>
      <text:p text:style-name="P77"><draw:line text:anchor-type="paragraph" draw:z-index="80" draw:style-name="gr4" draw:text-style-name="P557" svg:x1="-0.041cm" svg:y1="10.366cm" svg:x2="15.755cm" svg:y2="0.439cm"><text:p/></draw:line></text:p>
      <text:h text:style-name="P447" text:outline-level="2"><text:span text:style-name="T39">ACTA Nº </text:span><text:span text:style-name="T67">17</text:span></text:h>
      <text:h text:style-name="P498" text:outline-level="3">Fecha: <text:span text:style-name="T40">2</text:span><text:span text:style-name="T47">0</text:span><text:span text:style-name="T40">/0</text:span><text:span text:style-name="T47">3</text:span><text:span text:style-name="T40">/</text:span><text:span text:style-name="T47">2014</text:span></text:h>
      <text:h text:style-name="P498" text:outline-level="3">Asistentes:</text:h>
      <text:list xml:id="list121650708590507" text:continue-list="list121650458451995" text:style-name="L19">
        <text:list-item>
          <text:p text:style-name="P334">Adalberto Álvarez Pérez</text:p>
        </text:list-item>
        <text:list-item>
          <text:p text:style-name="P334">Etiel Juan Domínguez Sánchez</text:p>
        </text:list-item>
        <text:list-item>
          <text:p text:style-name="P334">Iván Chillón García</text:p>
        </text:list-item>
      </text:list>
      <text:p text:style-name="P185"/>
      <text:h text:style-name="P498" text:outline-level="3">O<text:span text:style-name="T89">rden del día</text:span></text:h>
      <text:p text:style-name="P214">1. Aprobación si procede del acta de la reunión anterior </text:p>
      <text:p text:style-name="P214">2. Informe de la reunión de CCP</text:p>
      <text:p text:style-name="P231">3. Visita Estación de Vigilancia Aérea en Peñas del Chache</text:p>
      <text:p text:style-name="P231">4. Coordinación para el módulo de integración.</text:p>
      <text:p text:style-name="P214">3. Análisis de seguimiento de programaciones</text:p>
      <text:p text:style-name="P214">4. Sugerencias y preguntas</text:p>
      <text:p text:style-name="P214"/>
      <text:h text:style-name="P498" text:outline-level="3">A<text:span text:style-name="T89">spectos tratados y decisiones adoptadas</text:span></text:h>
      <text:list xml:id="list121651406066381" text:continue-list="list121649616833834" text:style-name="_33_9076466643956810571">
        <text:list-item>
          <text:list>
            <text:list-item>
              <text:list>
                <text:list-item>
                  <text:list>
                    <text:list-item>
                      <text:p text:style-name="P470">1. Aprobación si procede del acta de la reunión anterior</text:p>
                    </text:list-item>
                  </text:list>
                </text:list-item>
              </text:list>
            </text:list-item>
          </text:list>
        </text:list-item>
      </text:list>
      <text:p text:style-name="P185"/>
      <text:p text:style-name="P185">Se aprueba</text:p>
      <text:p text:style-name="P185"/>
      <text:list xml:id="list121650996337542" text:continue-numbering="true" text:style-name="_33_9076466643956810571">
        <text:list-item>
          <text:list>
            <text:list-item>
              <text:list>
                <text:list-item>
                  <text:list>
                    <text:list-item>
                      <text:p text:style-name="P470">2. Informe de la reunión de CCP</text:p>
                    </text:list-item>
                  </text:list>
                </text:list-item>
              </text:list>
            </text:list-item>
          </text:list>
        </text:list-item>
      </text:list>
      <text:p text:style-name="P185"/>
      <text:p text:style-name="P185">Se informa de los aspectos tratados en la reunión de CCP del día <text:span text:style-name="T111">17 de marzo</text:span>. De entre los puntos tratados cabe destacar:</text:p>
      <text:list xml:id="list730928884337699244" text:style-name="L22">
        <text:list-item>
          <text:p text:style-name="P356">Se dan detalles PAU para el presente curso.</text:p>
        </text:list-item>
        <text:list-item>
          <text:p text:style-name="P356">Se solicita del profesorado que coja sillas de la biblioteca que las reponga al finalizar en su uso.</text:p>
        </text:list-item>
        <text:list-item>
          <text:p text:style-name="P356">Se informa de aspectos tratados en reunión de directores con viceconsejera de educación:</text:p>
        </text:list-item>
        <text:list-item>
          <text:p text:style-name="P408">Se informa de detalles de aplicación de PROIDEAC en los centros de la isla.</text:p>
        </text:list-item>
        <text:list-item>
          <text:p text:style-name="P408">Abandono escolar temprano. El 28% de los canarios entre 18 y 24 años no han realizado estudios de bachillerato, fp básica o superior. El objetivo desde Europa para España es que esta cifra se reduzca al 15% para el año 2020. Desde la consejería se está haciendo estudio sobre abandono escolar. Entre las medidas a aplicar está realizar formación específica a los padres en centros donde el abandono esté entre el 25% y el 31%</text:p>
        </text:list-item>
        <text:list-item>
          <text:p text:style-name="P408">Buen funcionamiento general del programa CLIL</text:p>
        </text:list-item>
        <text:list-item>
          <text:p text:style-name="P408">Se recomienda no adquirir nuevos libros de texto de cara al próximo curso dado que las editoriales no han adaptado textos a la nueva ley educativa.</text:p>
        </text:list-item>
        <text:list-item>
          <text:p text:style-name="P409">No hay financiación para programa TIC Escuelas 2.0. Se está a la espectativa de financiación europea</text:p>
        </text:list-item>
        <text:list-item>
          <text:p text:style-name="P409">Publicados currículos LOMCE se están generando adaptaciones a nivel de Canarias. En cuanto a las competencias básicas se unifican las competencias <text:soft-page-break/>TIC y matemática y se crea una nueva competencia relacionada con la emprendiduría.</text:p>
        </text:list-item>
        <text:list-item>
          <text:p text:style-name="P409">La FP básica no es de oferta obligatoria y sustituye a los PCE</text:p>
        </text:list-item>
        <text:list-item>
          <text:p text:style-name="P409">El alumnado deberá hacer reválida para titular en ESO y FP básica.</text:p>
        </text:list-item>
      </text:list>
      <text:p text:style-name="P185"/>
      <text:list xml:id="list121651015467795" text:continue-list="list121650996337542" text:style-name="_33_9076466643956810571">
        <text:list-item>
          <text:list>
            <text:list-item>
              <text:list>
                <text:list-item>
                  <text:list>
                    <text:list-item>
                      <text:p text:style-name="P470">3. <text:span text:style-name="T111">Visita Estación de Vigilancia Aérea en Peñas del Chache</text:span></text:p>
                    </text:list-item>
                  </text:list>
                </text:list-item>
              </text:list>
            </text:list-item>
          </text:list>
        </text:list-item>
      </text:list>
      <text:p text:style-name="P119"/>
      <text:p text:style-name="P120">El miércoles 9 de abril se realizará visita guiada a la instalación militar de vigilancia aérea de las Peñas del Chache. La visita comenzará a las 11 de la mañana. Dada la relativa proximidad de la instalación se acuerda ir y volver caminando de la misma. Dadas las características de la instalación se ha de cumplimentar un protocolo de seguridad. Se ha de adelantar los datos del profesorado que acuda y la cantidad de alumnos que van a ir.</text:p>
      <text:p text:style-name="P119"/>
      <text:list xml:id="list121649984384211" text:continue-numbering="true" text:style-name="_33_9076466643956810571">
        <text:list-item>
          <text:list>
            <text:list-item>
              <text:list>
                <text:list-item>
                  <text:list>
                    <text:list-item>
                      <text:p text:style-name="P471">4. Coordinación para el módulo de integración</text:p>
                    </text:list-item>
                  </text:list>
                </text:list-item>
              </text:list>
            </text:list-item>
          </text:list>
        </text:list-item>
      </text:list>
      <text:p text:style-name="P119"/>
      <text:p text:style-name="P120">Se debaten posibles actividades a realizar durante el módulo de integración dando prioridad a los contenidos no impartidos a lo largo del ciclo con este grupo de alumnos y a reforzar en cada caso lo que se le requerirá al alumno en la empresa en la que realizará las prácticas.</text:p>
      <text:list xml:id="list121649556655251" text:continue-numbering="true" text:style-name="_33_9076466643956810571">
        <text:list-item>
          <text:list>
            <text:list-item>
              <text:list>
                <text:list-item>
                  <text:list>
                    <text:list-item>
                      <text:p text:style-name="P470"/>
                    </text:list-item>
                    <text:list-item>
                      <text:p text:style-name="P470"><text:span text:style-name="T111">5. </text:span>Análisis de seguimiento de programaciones</text:p>
                    </text:list-item>
                  </text:list>
                </text:list-item>
              </text:list>
            </text:list-item>
          </text:list>
        </text:list-item>
      </text:list>
      <text:p text:style-name="P185"/>
      <text:p text:style-name="P185">Se comentan los contenidos impartidos en cada módulo y materias y se debaten propuestas de coordinación y de posibles actividades a realizar.</text:p>
      <text:p text:style-name="P185"/>
      <text:list xml:id="list121651279592363" text:continue-numbering="true" text:style-name="_33_9076466643956810571">
        <text:list-item>
          <text:list>
            <text:list-item>
              <text:list>
                <text:list-item>
                  <text:list>
                    <text:list-item>
                      <text:p text:style-name="P470">4. Sugerencias y preguntas</text:p>
                    </text:list-item>
                  </text:list>
                </text:list-item>
              </text:list>
            </text:list-item>
          </text:list>
        </text:list-item>
      </text:list>
      <text:p text:style-name="P185"/>
      <text:p text:style-name="P185">No hay</text:p>
      <text:p text:style-name="P185"/>
      <text:h text:style-name="P498" text:outline-level="3">T<text:span text:style-name="T89">areas asignadas</text:span></text:h>
      <text:p text:style-name="P185"/>
      <text:p text:style-name="P185">Responsable</text:p>
      <text:p text:style-name="P185"/>
      <text:p text:style-name="P185"/>
      <text:p text:style-name="P185"/>
      <text:p text:style-name="P185">Sin más asuntos que tratar se levanta la sesión, de todo lo cual yo, como Jefe del Departamento, doy fe.</text:p>
      <text:p text:style-name="P185"/>
      <text:p text:style-name="P167">E<text:span text:style-name="T89">l jefe de departamento</text:span> <text:s text:c="5"/></text:p>
      <text:p text:style-name="P167"/>
      <text:p text:style-name="P167"/>
      <text:p text:style-name="P167"/>
      <text:p text:style-name="P167"/>
      <text:p text:style-name="P167"/>
      <text:p text:style-name="P167">Iván Chillón García <text:s text:c="5"/></text:p>
      <text:p text:style-name="P79"/>
      <text:h text:style-name="P448" text:outline-level="2"><text:span text:style-name="T39">ACTA Nº </text:span><text:span text:style-name="T68">18</text:span></text:h>
      <text:h text:style-name="P499" text:outline-level="3">Fecha: <text:span text:style-name="T40">2</text:span><text:span text:style-name="T48">7</text:span><text:span text:style-name="T40">/0</text:span><text:span text:style-name="T48">3</text:span><text:span text:style-name="T40">/</text:span><text:span text:style-name="T48">2014</text:span></text:h>
      <text:h text:style-name="P499" text:outline-level="3">Asistentes:</text:h>
      <text:list xml:id="list121651099910030" text:continue-list="list121650708590507" text:style-name="L19">
        <text:list-item>
          <text:p text:style-name="P335">Adalberto Álvarez Pérez</text:p>
        </text:list-item>
        <text:list-item>
          <text:p text:style-name="P335">Etiel Juan Domínguez Sánchez</text:p>
        </text:list-item>
        <text:list-item>
          <text:p text:style-name="P335">Iván Chillón García</text:p>
        </text:list-item>
      </text:list>
      <text:p text:style-name="P186"/>
      <text:h text:style-name="P499" text:outline-level="3">O<text:span text:style-name="T89">rden del día</text:span></text:h>
      <text:p text:style-name="P215">1. Aprobación si procede del acta de la reunión anterior </text:p>
      <text:p text:style-name="P215">2. Informe de la reunión de CCP</text:p>
      <text:p text:style-name="P232">3. Nuevos equipos</text:p>
      <text:p text:style-name="P232">4. Adquisición de materiales</text:p>
      <text:p text:style-name="P232">5. <text:span text:style-name="T119">Análisis de seguimiento de programaciones</text:span></text:p>
      <text:p text:style-name="P215"><text:span text:style-name="T118">6</text:span>. Sugerencias y preguntas</text:p>
      <text:p text:style-name="P215"/>
      <text:h text:style-name="P499" text:outline-level="3">A<text:span text:style-name="T89">spectos tratados y decisiones adoptadas</text:span></text:h>
      <text:list xml:id="list121650971888513" text:continue-list="list121651279592363" text:style-name="_33_9076466643956810571">
        <text:list-item>
          <text:list>
            <text:list-item>
              <text:list>
                <text:list-item>
                  <text:list>
                    <text:list-item>
                      <text:p text:style-name="P472">1. Aprobación si procede del acta de la reunión anterior</text:p>
                    </text:list-item>
                  </text:list>
                </text:list-item>
              </text:list>
            </text:list-item>
          </text:list>
        </text:list-item>
      </text:list>
      <text:p text:style-name="P186"/>
      <text:p text:style-name="P186">Se aprueba</text:p>
      <text:p text:style-name="P186"/>
      <text:list xml:id="list121649993678423" text:continue-numbering="true" text:style-name="_33_9076466643956810571">
        <text:list-item>
          <text:list>
            <text:list-item>
              <text:list>
                <text:list-item>
                  <text:list>
                    <text:list-item>
                      <text:p text:style-name="P472">2. Informe de la reunión de CCP</text:p>
                    </text:list-item>
                  </text:list>
                </text:list-item>
              </text:list>
            </text:list-item>
          </text:list>
        </text:list-item>
      </text:list>
      <text:p text:style-name="P186"/>
      <text:p text:style-name="P186">Se informa de los aspectos tratados en la reunión de CCP del día <text:span text:style-name="T113">24 de marzo</text:span>. De entre los puntos tratados cabe destacar:</text:p>
      <text:list xml:id="list5017458447635930094" text:style-name="L23">
        <text:list-item>
          <text:p text:style-name="P357">Disponibles los archivos y recursos para la 2ª evaluación. Durante la sesión de evaluación se cumplimentará documento con las expectativas de alumnado que promociona y repite.</text:p>
        </text:list-item>
        <text:list-item>
          <text:p text:style-name="P357">Colgadas en tablón fechas de coordinación de pruebas PAU. Desde este centro no se ha presentado ninguna candidatura para corrector</text:p>
        </text:list-item>
        <text:list-item>
          <text:p text:style-name="P357">Se recuerda al profesorado que con la nueva organización del aula Medusa si se inserta un pendrive en el ordendor del profesor esté estará accesible para todos los alumnos.</text:p>
        </text:list-item>
        <text:list-item>
          <text:p text:style-name="P357">Los técnicos de Medusa han arreglado los puntos WIFI del Centro. Sólo falta el que está al lado del salón de actos</text:p>
        </text:list-item>
        <text:list-item>
          <text:p text:style-name="P358">Faltan 2 portátiles y dos cargadores</text:p>
        </text:list-item>
        <text:list-item>
          <text:p text:style-name="P358">Huelga de estudiantes convocadas para el 26 y 27. Representantes del sindicato de estudiantes informarán a los alumnos</text:p>
        </text:list-item>
        <text:list-item>
          <text:p text:style-name="P358">Colgada en carpeta CCP tabla comparativa de resultados por centros de la 1ª evaluación</text:p>
        </text:list-item>
        <text:list-item>
          <text:p text:style-name="P358">Los departamentos implicados deberán reflejar en acta el seguimiento de las propuestas de mejora hechas en la 1ª evaluación.</text:p>
        </text:list-item>
      </text:list>
      <text:p text:style-name="P186"/>
      <text:p text:style-name="P186"/>
      <text:list xml:id="list121649600450654" text:continue-list="list121649993678423" text:style-name="_33_9076466643956810571">
        <text:list-item>
          <text:list>
            <text:list-item>
              <text:list>
                <text:list-item>
                  <text:list>
                    <text:list-item>
                      <text:p text:style-name="P472"><text:soft-page-break/>3. <text:span text:style-name="T112">Nuevos equipos</text:span></text:p>
                    </text:list-item>
                  </text:list>
                </text:list-item>
              </text:list>
            </text:list-item>
          </text:list>
        </text:list-item>
      </text:list>
      <text:p text:style-name="P121"/>
      <text:p text:style-name="P123">Se informa que desde la empresa adjudicataria para la adquisición de nuevos equipos por piezas se siguen incumpliendo los diferentes plazos de entrega. Pese a esto, en previsión de que los equipos acaben llegando se acuerda crear documento colaborativo para el particionado e instalación de sistema operativo y software en los mismos. Esta tarea será realizada por los propios alumnos.</text:p>
      <text:p text:style-name="P121"/>
      <text:list xml:id="list121650010691427" text:continue-numbering="true" text:style-name="_33_9076466643956810571">
        <text:list-item>
          <text:list>
            <text:list-item>
              <text:list>
                <text:list-item>
                  <text:list>
                    <text:list-item>
                      <text:p text:style-name="P473">4. Adquisición de materiales</text:p>
                    </text:list-item>
                  </text:list>
                </text:list-item>
              </text:list>
            </text:list-item>
          </text:list>
        </text:list-item>
      </text:list>
      <text:p text:style-name="P121"/>
      <text:p text:style-name="P123">Se acuerda la adquisición de 4 tarjetas de memoria para las Raspberry PI que no disponen de la misma</text:p>
      <text:p text:style-name="P122"/>
      <text:list xml:id="list121650876178275" text:continue-numbering="true" text:style-name="_33_9076466643956810571">
        <text:list-item>
          <text:list>
            <text:list-item>
              <text:list>
                <text:list-item>
                  <text:list>
                    <text:list-item>
                      <text:p text:style-name="P472"/>
                    </text:list-item>
                    <text:list-item>
                      <text:p text:style-name="P472"><text:span text:style-name="T118">5. </text:span>Análisis de seguimiento de programaciones</text:p>
                    </text:list-item>
                  </text:list>
                </text:list-item>
              </text:list>
            </text:list-item>
          </text:list>
        </text:list-item>
      </text:list>
      <text:p text:style-name="P186"/>
      <text:p text:style-name="P186">Se comentan los contenidos impartidos en cada módulo y materias y se debaten propuestas de coordinación y de posibles actividades a realizar.</text:p>
      <text:p text:style-name="P186"/>
      <text:list xml:id="list121649601423541" text:continue-numbering="true" text:style-name="_33_9076466643956810571">
        <text:list-item>
          <text:list>
            <text:list-item>
              <text:list>
                <text:list-item>
                  <text:list>
                    <text:list-item>
                      <text:p text:style-name="P472"><text:span text:style-name="T118">6</text:span>. Sugerencias y preguntas</text:p>
                    </text:list-item>
                  </text:list>
                </text:list-item>
              </text:list>
            </text:list-item>
          </text:list>
        </text:list-item>
      </text:list>
      <text:p text:style-name="P186"/>
      <text:p text:style-name="P186">No hay</text:p>
      <text:p text:style-name="P186"/>
      <text:h text:style-name="P499" text:outline-level="3">T<text:span text:style-name="T89">areas asignadas</text:span></text:h>
      <text:p text:style-name="P186"/>
      <text:p text:style-name="P186">Responsable</text:p>
      <text:p text:style-name="P186"/>
      <text:p text:style-name="P186"/>
      <text:p text:style-name="P186"/>
      <text:p text:style-name="P186">Sin más asuntos que tratar se levanta la sesión, de todo lo cual yo, como Jefe del Departamento, doy fe.</text:p>
      <text:p text:style-name="P186"/>
      <text:p text:style-name="P168">E<text:span text:style-name="T89">l jefe de departamento</text:span> <text:s text:c="5"/></text:p>
      <text:p text:style-name="P168"/>
      <text:p text:style-name="P168"/>
      <text:p text:style-name="P168"/>
      <text:p text:style-name="P168"/>
      <text:p text:style-name="P168"/>
      <text:p text:style-name="P168">Iván Chillón García <text:s text:c="5"/></text:p>
      <text:p text:style-name="P80"/>
      <text:h text:style-name="P449" text:outline-level="2"><text:span text:style-name="T39">ACTA Nº </text:span><text:span text:style-name="T69">1</text:span><text:span text:style-name="T57">9</text:span></text:h>
      <text:h text:style-name="P500" text:outline-level="3">Fecha: <text:span text:style-name="T114">03</text:span><text:span text:style-name="T40">/04/</text:span><text:span text:style-name="T49">2014</text:span></text:h>
      <text:h text:style-name="P500" text:outline-level="3">Asistentes:</text:h>
      <text:list xml:id="list121651388557699" text:continue-list="list121651099910030" text:style-name="L19">
        <text:list-item>
          <text:p text:style-name="P336">Adalberto Álvarez Pérez</text:p>
        </text:list-item>
        <text:list-item>
          <text:p text:style-name="P336">Etiel Juan Domínguez Sánchez</text:p>
        </text:list-item>
        <text:list-item>
          <text:p text:style-name="P336">Iván Chillón García</text:p>
        </text:list-item>
      </text:list>
      <text:p text:style-name="P187"/>
      <text:h text:style-name="P500" text:outline-level="3">O<text:span text:style-name="T89">rden del día</text:span></text:h>
      <text:p text:style-name="P216">1. Aprobación si procede del acta de la reunión anterior </text:p>
      <text:p text:style-name="P216">2. Informe de la reunión de CCP</text:p>
      <text:p text:style-name="P216">3. <text:span text:style-name="T114">Compra de material fungible de red</text:span></text:p>
      <text:p text:style-name="P216"><text:span text:style-name="T114">4. </text:span>Análisis de seguimiento de programaciones</text:p>
      <text:p text:style-name="P216"><text:span text:style-name="T114">5</text:span>. Sugerencias y preguntas</text:p>
      <text:p text:style-name="P216"/>
      <text:h text:style-name="P500" text:outline-level="3">A<text:span text:style-name="T89">spectos tratados y decisiones adoptadas</text:span></text:h>
      <text:list xml:id="list121651452871130" text:continue-list="list121649601423541" text:style-name="_33_9076466643956810571">
        <text:list-item>
          <text:list>
            <text:list-item>
              <text:list>
                <text:list-item>
                  <text:list>
                    <text:list-item>
                      <text:p text:style-name="P475">1. Aprobación si procede del acta de la reunión anterior</text:p>
                    </text:list-item>
                  </text:list>
                </text:list-item>
              </text:list>
            </text:list-item>
          </text:list>
        </text:list-item>
      </text:list>
      <text:p text:style-name="P187"/>
      <text:p text:style-name="P187">Se aprueba</text:p>
      <text:p text:style-name="P187"/>
      <text:list xml:id="list121651198152257" text:continue-numbering="true" text:style-name="_33_9076466643956810571">
        <text:list-item>
          <text:list>
            <text:list-item>
              <text:list>
                <text:list-item>
                  <text:list>
                    <text:list-item>
                      <text:p text:style-name="P475">2. Informe de la reunión de CCP</text:p>
                    </text:list-item>
                  </text:list>
                </text:list-item>
              </text:list>
            </text:list-item>
          </text:list>
        </text:list-item>
      </text:list>
      <text:p text:style-name="P187"/>
      <text:p text:style-name="P187">Se informa de los aspectos tratados en la reunión de CCP del día <text:span text:style-name="T114">31 de marzo</text:span>. De entre los puntos tratados cabe destacar:</text:p>
      <text:list xml:id="list6467021994562652938" text:style-name="L24">
        <text:list-item>
          <text:p text:style-name="P359">Grupos autorizados previstos: se pierde un grupo en 3º ESO y se gana uno en 1º ESO respecto a la oferta actuales. El día 9 será el último para cargar las notas, estos datos se exportarán y serán usados para actualizar la previsión.</text:p>
        </text:list-item>
        <text:list-item>
          <text:p text:style-name="P359">Elección de optativas de 4º ESO y bachillerato. Desde orientación se informará al alumnado. Se solicita a los departamentos remitan documentación en caso de que quieran actualizar la existente.</text:p>
        </text:list-item>
        <text:list-item>
          <text:p text:style-name="P359">Los alumnos de 2º del ciclo terminaron las clases ordinarias en el centro. El nuevo horario del profesorado implicado se colgará en el cuadrante y guardias. Se aplicará a partir del tercer trimestre.</text:p>
        </text:list-item>
        <text:list-item>
          <text:p text:style-name="P359">Publicado borrador de proceso de admisión para el curso 14/15. La fecha de solicitud de plazas será del 10 de abril al 9 de mayo.</text:p>
        </text:list-item>
        <text:list-item>
          <text:p text:style-name="P359">Se informa de las actividades extraescolares previstas.</text:p>
        </text:list-item>
      </text:list>
      <text:p text:style-name="P187"/>
      <text:p text:style-name="P187"/>
      <text:list xml:id="list121651355099900" text:continue-list="list121651198152257" text:style-name="_33_9076466643956810571">
        <text:list-item>
          <text:list>
            <text:list-item>
              <text:list>
                <text:list-item>
                  <text:list>
                    <text:list-item>
                      <text:p text:style-name="P475">3. <text:span text:style-name="T114">Compra de material fungible de reduciría</text:span></text:p>
                    </text:list-item>
                    <text:list-item>
                      <text:p text:style-name="P475"/>
                    </text:list-item>
                  </text:list>
                </text:list-item>
              </text:list>
            </text:list-item>
          </text:list>
        </text:list-item>
      </text:list>
      <text:p text:style-name="Text_20_body"><text:span text:style-name="T114">Se aprueba la adquisición de caja de cable de red, 15 tomas de red, canaleta, armario de comunicaciones y panel de parcheo para montaje de panel de simulación de montaje de redes.</text:span> </text:p>
      <text:list xml:id="list121649588724198" text:continue-numbering="true" text:style-name="_33_9076466643956810571">
        <text:list-item>
          <text:list>
            <text:list-item>
              <text:list>
                <text:list-item>
                  <text:list>
                    <text:list-item>
                      <text:p text:style-name="P475"><text:soft-page-break/></text:p>
                    </text:list-item>
                    <text:list-item>
                      <text:p text:style-name="P475"><text:span text:style-name="T114">4. </text:span>Análisis de seguimiento de programaciones</text:p>
                    </text:list-item>
                  </text:list>
                </text:list-item>
              </text:list>
            </text:list-item>
          </text:list>
        </text:list-item>
      </text:list>
      <text:p text:style-name="P187"/>
      <text:p text:style-name="P187">Se comentan los contenidos impartidos en cada módulo y materias y se debaten propuestas de coordinación y de posibles actividades a realizar.</text:p>
      <text:p text:style-name="P187"/>
      <text:list xml:id="list121650738304701" text:continue-numbering="true" text:style-name="_33_9076466643956810571">
        <text:list-item>
          <text:list>
            <text:list-item>
              <text:list>
                <text:list-item>
                  <text:list>
                    <text:list-item>
                      <text:p text:style-name="P475"><text:span text:style-name="T114">5</text:span>. Sugerencias y preguntas</text:p>
                    </text:list-item>
                  </text:list>
                </text:list-item>
              </text:list>
            </text:list-item>
          </text:list>
        </text:list-item>
      </text:list>
      <text:p text:style-name="P187"/>
      <text:p text:style-name="P187">No hay</text:p>
      <text:p text:style-name="P187"/>
      <text:h text:style-name="P500" text:outline-level="3">T<text:span text:style-name="T89">areas asignadas</text:span></text:h>
      <text:p text:style-name="P187"/>
      <text:p text:style-name="P187">Responsable</text:p>
      <text:p text:style-name="P187"/>
      <text:p text:style-name="P187"/>
      <text:p text:style-name="P187"/>
      <text:p text:style-name="P187">Sin más asuntos que tratar se levanta la sesión, de todo lo cual yo, como Jefe del Departamento, doy fe.</text:p>
      <text:p text:style-name="P187"/>
      <text:p text:style-name="P169">E<text:span text:style-name="T89">l jefe de departamento</text:span> <text:s text:c="5"/></text:p>
      <text:p text:style-name="P169"/>
      <text:p text:style-name="P169"/>
      <text:p text:style-name="P169"/>
      <text:p text:style-name="P169"/>
      <text:p text:style-name="P169"/>
      <text:p text:style-name="P169">Iván Chillón García <text:s text:c="5"/></text:p>
      <text:p text:style-name="P81"><draw:line text:anchor-type="paragraph" draw:z-index="81" draw:style-name="gr4" draw:text-style-name="P557" svg:x1="-0.041cm" svg:y1="10.234cm" svg:x2="16.046cm" svg:y2="0.656cm"><text:p/></draw:line></text:p>
      <text:h text:style-name="P450" text:outline-level="2"><text:span text:style-name="T39">ACTA Nº </text:span><text:span text:style-name="T70">20</text:span></text:h>
      <text:h text:style-name="P501" text:outline-level="3">Fecha: <text:span text:style-name="T115">10</text:span><text:span text:style-name="T40">/04/13</text:span></text:h>
      <text:h text:style-name="P501" text:outline-level="3">Asistentes:</text:h>
      <text:list xml:id="list121651288394156" text:continue-list="list121651388557699" text:style-name="L19">
        <text:list-item>
          <text:p text:style-name="P337">Adalberto Álvarez Pérez</text:p>
        </text:list-item>
        <text:list-item>
          <text:p text:style-name="P337">Etiel Juan Domínguez Sánchez</text:p>
        </text:list-item>
        <text:list-item>
          <text:p text:style-name="P337">Iván Chillón García</text:p>
        </text:list-item>
      </text:list>
      <text:p text:style-name="P188"/>
      <text:h text:style-name="P501" text:outline-level="3">O<text:span text:style-name="T89">rden del día</text:span></text:h>
      <text:p text:style-name="P217">1. Aprobación si procede del acta de la reunión anterior </text:p>
      <text:p text:style-name="P217">2. Informe de la reunión de CCP<text:span text:style-name="T115">C</text:span></text:p>
      <text:p text:style-name="P233">3. Curso Phonegap</text:p>
      <text:p text:style-name="P217"><text:span text:style-name="T115">4</text:span>. Análisis de seguimiento de programaciones</text:p>
      <text:p text:style-name="P217"><text:span text:style-name="T115">5</text:span>. Sugerencias y preguntas</text:p>
      <text:p text:style-name="P217"/>
      <text:h text:style-name="P501" text:outline-level="3">A<text:span text:style-name="T89">spectos tratados y decisiones adoptadas</text:span></text:h>
      <text:list xml:id="list121650935258595" text:continue-list="list121650738304701" text:style-name="_33_9076466643956810571">
        <text:list-item>
          <text:list>
            <text:list-item>
              <text:list>
                <text:list-item>
                  <text:list>
                    <text:list-item>
                      <text:p text:style-name="P476">1. Aprobación si procede del acta de la reunión anterior</text:p>
                    </text:list-item>
                  </text:list>
                </text:list-item>
              </text:list>
            </text:list-item>
          </text:list>
        </text:list-item>
      </text:list>
      <text:p text:style-name="P188"/>
      <text:p text:style-name="P188">Se aprueba</text:p>
      <text:p text:style-name="P188"/>
      <text:list xml:id="list121650287914103" text:continue-numbering="true" text:style-name="_33_9076466643956810571">
        <text:list-item>
          <text:list>
            <text:list-item>
              <text:list>
                <text:list-item>
                  <text:list>
                    <text:list-item>
                      <text:p text:style-name="P476">2. Informe de la reunión de CCP</text:p>
                    </text:list-item>
                  </text:list>
                </text:list-item>
              </text:list>
            </text:list-item>
          </text:list>
        </text:list-item>
      </text:list>
      <text:p text:style-name="P188"/>
      <text:p text:style-name="P188">Se informa de los aspectos tratados en la reunión de CCP del día <text:span text:style-name="T115">7 de abril</text:span>. De entre los puntos tratados cabe destacar:</text:p>
      <text:list xml:id="list5158040058888676830" text:style-name="L25">
        <text:list-item>
          <text:p text:style-name="P360">Se informa del estado actual de la medida de cierre de los baños durante las horas de clase y se dan propuestas de mejora. Se detecta número excesivo de alumnos que acuden después del recreo</text:p>
        </text:list-item>
        <text:list-item>
          <text:p text:style-name="P360">Desde el departamento de educación física se informa del seguimiento del proyecto “Kilómetros de salud kilómetros de color”. Destacar que un centro de Gran Canaria implantará el mismo proyecto y que hay un centro en Puerto del Carmen interesado también en implantarlo.</text:p>
        </text:list-item>
        <text:list-item>
          <text:p text:style-name="P360">Se informa sobre detalles orden de 25 de marzo sobre bajas médicas.</text:p>
        </text:list-item>
        <text:list-item>
          <text:p text:style-name="P360">Se solicita de los departamentos remitan las actas de las sesiones de evaluación del 2º trimestre y los análisis de resultados.</text:p>
        </text:list-item>
        <text:list-item>
          <text:p text:style-name="P360">Salida de los alumnos de 1º de bachillerato a obra de teatro.</text:p>
        </text:list-item>
      </text:list>
      <text:p text:style-name="P188"/>
      <text:list xml:id="list121650557158585" text:continue-list="list121650287914103" text:style-name="_33_9076466643956810571">
        <text:list-item>
          <text:list>
            <text:list-item>
              <text:list>
                <text:list-item>
                  <text:list>
                    <text:list-item>
                      <text:p text:style-name="P476">3. <text:span text:style-name="T115">Curso Phonegap</text:span></text:p>
                    </text:list-item>
                    <text:list-item>
                      <text:p text:style-name="P476"/>
                    </text:list-item>
                  </text:list>
                </text:list-item>
              </text:list>
            </text:list-item>
          </text:list>
        </text:list-item>
      </text:list>
      <text:p text:style-name="Text_20_body"><text:span text:style-name="T115">Desde la coordinación de la familia profesional se informa que está abierto el plazo de inscripción al curso de Phonegap</text:span> </text:p>
      <text:list xml:id="list121650919962887" text:continue-numbering="true" text:style-name="_33_9076466643956810571">
        <text:list-item>
          <text:list>
            <text:list-item>
              <text:list>
                <text:list-item>
                  <text:list>
                    <text:list-item>
                      <text:p text:style-name="P476"><text:span text:style-name="T115">4. </text:span>Análisis de seguimiento de programaciones</text:p>
                    </text:list-item>
                  </text:list>
                </text:list-item>
              </text:list>
            </text:list-item>
          </text:list>
        </text:list-item>
      </text:list>
      <text:p text:style-name="P188"/>
      <text:p text:style-name="P188">Se comentan los contenidos impartidos en cada módulo y materias y se debaten propuestas de coordinación y de posibles actividades a realizar.</text:p>
      <text:p text:style-name="P188"/>
      <text:list xml:id="list121651386214702" text:continue-numbering="true" text:style-name="_33_9076466643956810571">
        <text:list-item>
          <text:list>
            <text:list-item>
              <text:list>
                <text:list-item>
                  <text:list>
                    <text:list-item>
                      <text:p text:style-name="P476"><text:soft-page-break/><text:span text:style-name="T115">5</text:span>. Sugerencias y preguntas</text:p>
                    </text:list-item>
                  </text:list>
                </text:list-item>
              </text:list>
            </text:list-item>
          </text:list>
        </text:list-item>
      </text:list>
      <text:p text:style-name="P188"/>
      <text:p text:style-name="P188">No hay</text:p>
      <text:p text:style-name="P188"/>
      <text:h text:style-name="P501" text:outline-level="3">T<text:span text:style-name="T89">areas asignadas</text:span></text:h>
      <text:p text:style-name="P188"/>
      <text:p text:style-name="P188">Responsable</text:p>
      <text:p text:style-name="P188"/>
      <text:p text:style-name="P188"/>
      <text:p text:style-name="P188"/>
      <text:p text:style-name="P188">Sin más asuntos que tratar se levanta la sesión, de todo lo cual yo, como Jefe del Departamento, doy fe.</text:p>
      <text:p text:style-name="P188"/>
      <text:p text:style-name="P170">E<text:span text:style-name="T89">l jefe de departamento</text:span> <text:s text:c="5"/></text:p>
      <text:p text:style-name="P170"/>
      <text:p text:style-name="P170"/>
      <text:p text:style-name="P170"/>
      <text:p text:style-name="P170"/>
      <text:p text:style-name="P170"/>
      <text:p text:style-name="P170">Iván Chillón García <text:s text:c="5"/></text:p>
      <text:p text:style-name="P82"><draw:line text:anchor-type="paragraph" draw:z-index="82" draw:style-name="gr4" draw:text-style-name="P557" svg:x1="-0.041cm" svg:y1="12.938cm" svg:x2="15.702cm" svg:y2="0.478cm"><text:p/></draw:line></text:p>
      <text:h text:style-name="P451" text:outline-level="2"><text:span text:style-name="T39">ACTA Nº </text:span><text:span text:style-name="T71">21</text:span></text:h>
      <text:h text:style-name="P502" text:outline-level="3">Fecha: <text:span text:style-name="T40">2</text:span><text:span text:style-name="T50">4</text:span><text:span text:style-name="T40">/04/</text:span><text:span text:style-name="T50">2014</text:span></text:h>
      <text:h text:style-name="P502" text:outline-level="3">Asistentes:</text:h>
      <text:list xml:id="list121650606171625" text:continue-list="list121651288394156" text:style-name="L19">
        <text:list-item>
          <text:p text:style-name="P338">Adalberto Álvarez Pérez</text:p>
        </text:list-item>
        <text:list-item>
          <text:p text:style-name="P338">Etiel Juan Domínguez Sánchez</text:p>
        </text:list-item>
        <text:list-item>
          <text:p text:style-name="P338">Iván Chillón García</text:p>
        </text:list-item>
      </text:list>
      <text:p text:style-name="P189"/>
      <text:h text:style-name="P502" text:outline-level="3">O<text:span text:style-name="T89">rden del día</text:span></text:h>
      <text:p text:style-name="P218">1. Aprobación si procede del acta de la reunión anterior </text:p>
      <text:p text:style-name="P218">2. Informe de la reunión de CCP</text:p>
      <text:p text:style-name="P219">3. <text:span text:style-name="T116">Análisis de resultados de la segunda evaluación</text:span></text:p>
      <text:p text:style-name="P234">4. Incumpliento empresa adjudicataria de compra de equipos por piezas</text:p>
      <text:p text:style-name="P219"><text:span text:style-name="T116">5. </text:span>Análisis de seguimiento de programaciones</text:p>
      <text:p text:style-name="P218"><text:span text:style-name="T116">6</text:span>. Sugerencias y preguntas</text:p>
      <text:p text:style-name="P218"/>
      <text:h text:style-name="P502" text:outline-level="3">A<text:span text:style-name="T89">spectos tratados y decisiones adoptadas</text:span></text:h>
      <text:p text:style-name="Text_20_body">1. Aprobación si procede del acta de la reunión anterior</text:p>
      <text:p text:style-name="P189"/>
      <text:p text:style-name="P189">Se aprueba</text:p>
      <text:p text:style-name="P189"/>
      <text:list xml:id="list121650333375153" text:continue-list="list121651386214702" text:style-name="_33_9076466643956810571">
        <text:list-item>
          <text:list>
            <text:list-item>
              <text:list>
                <text:list-item>
                  <text:list>
                    <text:list-item>
                      <text:p text:style-name="P477">2. Informe de la reunión de CCP</text:p>
                    </text:list-item>
                  </text:list>
                </text:list-item>
              </text:list>
            </text:list-item>
          </text:list>
        </text:list-item>
      </text:list>
      <text:p text:style-name="P189"/>
      <text:p text:style-name="P189">Se informa de los aspectos tratados en la reunión de CCP del día _. De entre los puntos tratados cabe destacar:</text:p>
      <text:p text:style-name="P189"/>
      <text:p text:style-name="P189"/>
      <text:list xml:id="list121650166988271" text:continue-numbering="true" text:style-name="_33_9076466643956810571">
        <text:list-item>
          <text:list>
            <text:list-item>
              <text:list>
                <text:list-item>
                  <text:list>
                    <text:list-item>
                      <text:p text:style-name="P478">3. <text:span text:style-name="T116">Análisis de resultados de la segunda evaluación</text:span></text:p>
                    </text:list-item>
                    <text:list-item>
                      <text:p text:style-name="P478"/>
                    </text:list-item>
                  </text:list>
                </text:list-item>
              </text:list>
            </text:list-item>
          </text:list>
        </text:list-item>
      </text:list>
      <text:p text:style-name="P125">Se aprueba el análisis de resultados de la segunda evaluación que se adjunta al acta de esta reunión de departamento como Anexo I.</text:p>
      <text:p text:style-name="P125"/>
      <text:list xml:id="list121650832780641" text:continue-numbering="true" text:style-name="_33_9076466643956810571">
        <text:list-item>
          <text:list>
            <text:list-item>
              <text:list>
                <text:list-item>
                  <text:list>
                    <text:list-item>
                      <text:p text:style-name="P479">4. Incumplimiento empresa adjudicataria de compra de equipos por piezas</text:p>
                    </text:list-item>
                    <text:list-item>
                      <text:p text:style-name="P478"/>
                    </text:list-item>
                  </text:list>
                </text:list-item>
              </text:list>
            </text:list-item>
          </text:list>
        </text:list-item>
      </text:list>
      <text:p text:style-name="P293"><text:span text:style-name="T116">Después de entrega a cuenta a </text:span><text:s/><text:span text:style-name="T116">José Antonio López Chamorro responsable de la empresa Compu-lanz para la adquisición de equipos por piezas este ha ido prorrogando en repetidas ocasiones la entrega del material y todo apunta a que no tiene pensado hacer la entrega sino apropiarse de forma indebida dicha entrega a cuenta. Por ello desde la Secretaría del Centro se está haciendo seguimiento del caso y se ha puesto el mismo en conocimiento de los servicios jurídicos de la consejería. </text:span></text:p>
      <text:p text:style-name="P423">A la vista de estos hechos se acuerda proponer a la Dirección del Centro la convocatoria de un nuevo Consejo Escolar al que se llevará como acuerdo de este departamento que se seleccione entre del resto de presupuestos presentados inicialmente la empresa encargada de proveer de dicho equipamiento con el remanente de la partida extraordinaria. </text:p>
      <text:list xml:id="list121650573073783" text:continue-numbering="true" text:style-name="_33_9076466643956810571">
        <text:list-item>
          <text:list>
            <text:list-item>
              <text:list>
                <text:list-item>
                  <text:list>
                    <text:list-item>
                      <text:p text:style-name="P478"><text:soft-page-break/><text:span text:style-name="T116">5. </text:span>Análisis de seguimiento de programaciones</text:p>
                    </text:list-item>
                  </text:list>
                </text:list-item>
              </text:list>
            </text:list-item>
          </text:list>
        </text:list-item>
      </text:list>
      <text:p text:style-name="P189"/>
      <text:p text:style-name="P189">Se comentan los contenidos impartidos en cada módulo y materias y se debaten propuestas de coordinación y de posibles actividades a realizar.</text:p>
      <text:p text:style-name="P189"/>
      <text:list xml:id="list121651493720016" text:continue-numbering="true" text:style-name="_33_9076466643956810571">
        <text:list-item>
          <text:list>
            <text:list-item>
              <text:list>
                <text:list-item>
                  <text:list>
                    <text:list-item>
                      <text:p text:style-name="P477"><text:span text:style-name="T116">6</text:span>. Sugerencias y preguntas</text:p>
                    </text:list-item>
                  </text:list>
                </text:list-item>
              </text:list>
            </text:list-item>
          </text:list>
        </text:list-item>
      </text:list>
      <text:p text:style-name="P189"/>
      <text:p text:style-name="P189">No hay</text:p>
      <text:p text:style-name="P189"/>
      <text:h text:style-name="P502" text:outline-level="3">T<text:span text:style-name="T89">areas asignadas</text:span></text:h>
      <text:p text:style-name="P189"/>
      <text:p text:style-name="P189">Responsable</text:p>
      <text:p text:style-name="P189"/>
      <text:p text:style-name="P189"/>
      <text:p text:style-name="P189"/>
      <text:p text:style-name="P189">Sin más asuntos que tratar se levanta la sesión, de todo lo cual yo, como Jefe del Departamento, doy fe.</text:p>
      <text:p text:style-name="P189"/>
      <text:p text:style-name="P171">E<text:span text:style-name="T89">l jefe de departamento</text:span> <text:s text:c="5"/></text:p>
      <text:p text:style-name="P171"/>
      <text:p text:style-name="P171"/>
      <text:p text:style-name="P171"/>
      <text:p text:style-name="P171"/>
      <text:p text:style-name="P171"/>
      <text:p text:style-name="P171">Iván Chillón García <text:s text:c="5"/></text:p>
      <text:list xml:id="list121650709829964" text:continue-numbering="true" text:style-name="_33_9076466643956810571">
        <text:list-item>
          <text:list>
            <text:list-item>
              <text:list>
                <text:list-item>
                  <text:list>
                    <text:list-item>
                      <text:p text:style-name="Heading_20_4"/>
                    </text:list-item>
                    <text:list-item>
                      <text:p text:style-name="Heading_20_4">Anexo I. Análisis de resultados de la segunda evaluación</text:p>
                    </text:list-item>
                  </text:list>
                </text:list-item>
              </text:list>
            </text:list-item>
          </text:list>
        </text:list-item>
      </text:list>
      <text:p text:style-name="P92"/>
      <text:p text:style-name="P93">El Departamento didáctico citado, una vez realizado el análisis de los resultados correspondientes a la <text:s/>evaluación citada, hace las siguientes consideraciones:</text:p>
      <text:p text:style-name="P96"/>
      <text:p text:style-name="P96">Módulo: Sistemas Operativos Monopuesto</text:p>
      <text:p text:style-name="P93"/>
      <table:table table:name="Tabla17" table:style-name="Tabla17">
        <table:table-column table:style-name="Tabla17.A"/>
        <table:table-column table:style-name="Tabla17.B"/>
        <table:table-column table:style-name="Tabla17.C"/>
        <table:table-column table:style-name="Tabla17.D"/>
        <table:table-column table:style-name="Tabla17.E"/>
        <table:table-row table:style-name="Tabla17.1">
          <table:table-cell table:style-name="Tabla17.A1" office:value-type="string">
            <text:p text:style-name="P268"><text:span text:style-name="T63">Alumnado</text:span><text:span text:style-name="T64"> </text:span><text:span text:style-name="T63">matriculado</text:span></text:p>
          </table:table-cell>
          <table:table-cell table:style-name="Tabla17.A1" office:value-type="string">
            <text:p text:style-name="P268"><text:span text:style-name="T63">Evaluación</text:span><text:span text:style-name="T64"> </text:span><text:span text:style-name="T63">positiva</text:span></text:p>
          </table:table-cell>
          <table:table-cell table:style-name="Tabla17.A1" office:value-type="string">
            <text:p text:style-name="P271">%</text:p>
          </table:table-cell>
          <table:table-cell table:style-name="Tabla17.A1" office:value-type="string">
            <text:p text:style-name="P268"><text:span text:style-name="T63">Evaluación</text:span><text:span text:style-name="T64"> </text:span><text:span text:style-name="T63">negativa</text:span></text:p>
          </table:table-cell>
          <table:table-cell table:style-name="Tabla17.E1" office:value-type="string">
            <text:p text:style-name="P271">%</text:p>
          </table:table-cell>
        </table:table-row>
        <table:table-row table:style-name="Tabla17.2">
          <table:table-cell table:style-name="Tabla17.A2" office:value-type="string">
            <text:p text:style-name="P100">24</text:p>
          </table:table-cell>
          <table:table-cell table:style-name="Tabla17.B2" office:value-type="string">
            <text:p text:style-name="P100">7</text:p>
          </table:table-cell>
          <table:table-cell table:style-name="Tabla17.C2" office:value-type="string">
            <text:p text:style-name="P275">29</text:p>
          </table:table-cell>
          <table:table-cell table:style-name="Tabla17.D2" office:value-type="string">
            <text:p text:style-name="P275">17</text:p>
          </table:table-cell>
          <table:table-cell table:style-name="Tabla17.E2" office:value-type="string">
            <text:p text:style-name="P278">71</text:p>
          </table:table-cell>
        </table:table-row>
      </table:table>
      <text:p text:style-name="Standard"/>
      <table:table table:name="Tabla25" table:style-name="Tabla25">
        <table:table-column table:style-name="Tabla25.A"/>
        <table:table-row table:style-name="Tabla25.1">
          <table:table-cell table:style-name="Tabla25.A1" office:value-type="string">
            <text:p text:style-name="P273"/>
            <text:p text:style-name="P240">Alumnado que asiste regularmente a clase: 18 <text:s text:c="5"/></text:p>
            <text:p text:style-name="P240">Alumnado absentista: 6</text:p>
            <text:p text:style-name="P238"><text:span text:style-name="T98">Porcentaje de aprobados sobre el total de alumnado que viene regularmente a clase: 39% </text:span><text:span text:style-name="T99"><text:s/></text:span><text:span text:style-name="T98"><text:s/></text:span></text:p>
            <text:p text:style-name="P240">Porcentaje de suspensos sobre el total de alumnado que viene regularmente a clase: 61%</text:p>
            <text:p text:style-name="P246"/>
            <text:p text:style-name="P246">1.1 Análisis/Valoración de los resultados:</text:p>
            <text:p text:style-name="P248">Los resultados de este segundo trimestre son claramente peores que los del primer trimestre, en los que aprobó el 73% del grupo</text:p>
            <text:p text:style-name="P247">Dificultades encontradas:</text:p>
            <text:p text:style-name="P249"><text:span text:style-name="T84">Ha afectado por una parte el no haber ampliado los plazos de entrega y el ser más estricto a la hora </text:span><text:soft-page-break/><text:span text:style-name="T84">de corrección y evaluación de los alumnos.</text:span></text:p>
            <text:p text:style-name="P249"><text:span text:style-name="T84">Otro factor a tener en cuenta es que se esperaba la llegada de nuevos equipos y se empezó con el tema de máquinas virtuales que se había retrasado a la espera de los nuevos equipos, pero ante la inminencia de la llegada, se empezó e hizo lo que se pudo, ya que los ordenadores no son lo suficientemente potentes como para que la</text:span><text:span text:style-name="T85">s</text:span><text:span text:style-name="T84"> máquinas virtuales funcionen correctamente y en muchos casos por las restricciones de los equipos, la instalación no era posible, con la consiguiente pérdidas de tiempo asociadas.</text:span></text:p>
            <text:p text:style-name="P248">También se ha visto que aunque se le ha indicado al alumnado muchas veces de manera individual que aún no ha entregado un cierto número de actividades, muchos alumnos finalmente no realizan buena parte de las actividades. </text:p>
            <text:p text:style-name="P248">El ambiente en el grupo es muy variable y aunque ha mejorado con la recolocación a final del trimestre pasado de ciertas actitudes y formas de comunicación entre alumnos.</text:p>
            <text:p text:style-name="P248">Se observa graves problemas de expresión de muchos alumnos y también a la hora de interpretar actividades.</text:p>
            <text:p text:style-name="P255"/>
            <text:p text:style-name="P265">1.2 Propuestas de mejora:</text:p>
            <text:p text:style-name="P256"><text:s text:c="2"/>Sería necesario la llegada de equipos más potentes, al menos 2 GB de RAM y de más de 200GB de disco duro para poder realizar instalaciones y configuraciones de sistemas operativos con unos mínimos de seguridad de que se podrán ejecutar con unos mínimos.</text:p>
            <text:p text:style-name="P256"><text:s text:c="2"/>Se realizará un seguimiento más exhaustivo de las actividades entregadas, buscando nuevas formas de comunicación como el uso de mensajes en el moodle, a ver si de esta manera los alumnos son más conscientes de las cosas que no han realizado y conseguir mejores resultados.</text:p>
            <text:p text:style-name="P256">Hay que seguir corrigiendo actitudes y formas de interacción entre alumnos, para mejorar el ambiente en el aula.</text:p>
            <text:p text:style-name="P256"><text:s text:c="2"/>Se intentará trabajar en la mejora de las habilidades de expresión y razonamiento del alumnado trabajando de forma más individualizada, la necesidad de explicarse mejor en ciertos casos.</text:p>
            <text:p text:style-name="P256"/>
          </table:table-cell>
        </table:table-row>
      </table:table>
      <text:p text:style-name="P110"/>
      <text:p text:style-name="P96">Módulo: Aplicaciones ofimáticas</text:p>
      <text:p text:style-name="P93"/>
      <table:table table:name="Tabla26" table:style-name="Tabla26">
        <table:table-column table:style-name="Tabla26.A"/>
        <table:table-column table:style-name="Tabla26.B"/>
        <table:table-column table:style-name="Tabla26.C"/>
        <table:table-column table:style-name="Tabla26.D"/>
        <table:table-column table:style-name="Tabla26.E"/>
        <table:table-row table:style-name="Tabla26.1">
          <table:table-cell table:style-name="Tabla26.A1" office:value-type="string">
            <text:p text:style-name="P268"><text:span text:style-name="T63">Alumnado</text:span><text:span text:style-name="T64"> </text:span><text:span text:style-name="T63">matriculado</text:span></text:p>
          </table:table-cell>
          <table:table-cell table:style-name="Tabla26.A1" office:value-type="string">
            <text:p text:style-name="P268"><text:span text:style-name="T63">Evaluación</text:span><text:span text:style-name="T64"> </text:span><text:span text:style-name="T63">positiva</text:span></text:p>
          </table:table-cell>
          <table:table-cell table:style-name="Tabla26.A1" office:value-type="string">
            <text:p text:style-name="P271">%</text:p>
          </table:table-cell>
          <table:table-cell table:style-name="Tabla26.A1" office:value-type="string">
            <text:p text:style-name="P268"><text:span text:style-name="T63">Evaluación</text:span><text:span text:style-name="T64"> </text:span><text:span text:style-name="T63">negativa</text:span></text:p>
          </table:table-cell>
          <table:table-cell table:style-name="Tabla26.E1" office:value-type="string">
            <text:p text:style-name="P271">%</text:p>
          </table:table-cell>
        </table:table-row>
        <table:table-row table:style-name="Tabla26.2">
          <table:table-cell table:style-name="Tabla26.A2" office:value-type="string">
            <text:p text:style-name="P100">22</text:p>
          </table:table-cell>
          <table:table-cell table:style-name="Tabla26.B2" office:value-type="string">
            <text:p text:style-name="P100">8</text:p>
          </table:table-cell>
          <table:table-cell table:style-name="Tabla26.C2" office:value-type="string">
            <text:p text:style-name="P275">36</text:p>
          </table:table-cell>
          <table:table-cell table:style-name="Tabla26.D2" office:value-type="string">
            <text:p text:style-name="P275">14</text:p>
          </table:table-cell>
          <table:table-cell table:style-name="Tabla26.E2" office:value-type="string">
            <text:p text:style-name="P278">64</text:p>
          </table:table-cell>
        </table:table-row>
      </table:table>
      <text:p text:style-name="Standard"/>
      <table:table table:name="Tabla27" table:style-name="Tabla27">
        <table:table-column table:style-name="Tabla27.A"/>
        <table:table-row table:style-name="Tabla27.1">
          <table:table-cell table:style-name="Tabla27.A1" office:value-type="string">
            <text:p text:style-name="P273"/>
            <text:p text:style-name="P240">Alumnado que asiste regularmente a clase: 18</text:p>
            <text:p text:style-name="P240">Alumnado absentista: 4</text:p>
            <text:p text:style-name="P238"><text:span text:style-name="T98">Porcentaje de aprobados sobre el total de alumnado que viene regularmente a clase: 44% </text:span><text:span text:style-name="T99"><text:s/></text:span><text:span text:style-name="T98"><text:s/></text:span></text:p>
            <text:p text:style-name="P240">Porcentaje de suspensos sobre el total de alumnado que viene regularmente a clase: 56%</text:p>
            <text:p text:style-name="P246"/>
            <text:p text:style-name="P246">1.1 Análisis/Valoración de los resultados:</text:p>
            <text:p text:style-name="P248">Los resultados de este segundo trimestre son peores que los del primer trimestre, en los que aprobó el 58% del grupo</text:p>
            <text:p text:style-name="P249"/>
            <text:p text:style-name="P247">Dificultades encontradas:</text:p>
            <text:p text:style-name="P248">Ha afectado por una parte el no haber ampliado los plazos de entrega y el ser más estricto a la hora de corrección y evaluación de los alumnos.</text:p>
            <text:p text:style-name="P248">También se ha visto que aunque se le ha indicado al alumnado muchas veces de manera individual que aún no ha entregado un cierto número de actividades, muchos alumnos finalmente no realizan buena parte de las actividades. </text:p>
            <text:p text:style-name="P248"><text:soft-page-break/>El ambiente en el grupo es muy variable y aunque ha mejorado con la recolocación a final del trimestre pasado de ciertas actitudes y formas de comunicación entre alumnos.</text:p>
            <text:p text:style-name="P248">Se observa graves problemas de expresión de muchos alumnos y también a la hora de interpretar actividades.</text:p>
            <text:p text:style-name="P248">Gran parte del alumnado no suele colaborar con el resto de sus compañeros a la hora de hacer actividades y resolver dudas.</text:p>
            <text:p text:style-name="P255"/>
            <text:p text:style-name="P265">1.2 Propuestas de mejora:</text:p>
            <text:p text:style-name="P256"><text:s text:c="2"/>Se realizará un seguimiento más exhaustivo de las actividades entregadas, buscando nuevas formas de comunicación como el uso de mensajes en el moodle, a ver si de esta manera los alumnos son más conscientes de las cosas que no han realizado y conseguir mejores resultados. También se empezarán a usar foros con la intención de generar un entorno más colaborativo.</text:p>
            <text:p text:style-name="P256">Hay que seguir corrigiendo actitudes y formas de interacción entre alumnos, para mejorar el ambiente en el aula.</text:p>
            <text:p text:style-name="P256"><text:s text:c="2"/>Se intentará trabajar en la mejora de las habilidades de expresión y razonamiento del alumnado trabajando de forma más individualizada, la necesidad de explicarse mejor en ciertos casos.</text:p>
            <text:p text:style-name="P256"><text:s text:c="2"/>Se intentará plantear actividades en grupo y también fomentar el uso del moodle en resolución de dudas y consultas sobre actividades.</text:p>
            <text:p text:style-name="P256"/>
          </table:table-cell>
        </table:table-row>
      </table:table>
      <text:p text:style-name="P266"/>
      <text:p text:style-name="P93"/>
      <text:p text:style-name="P96">Módulo: Redes locales</text:p>
      <text:p text:style-name="P93"/>
      <table:table table:name="Tabla28" table:style-name="Tabla28">
        <table:table-column table:style-name="Tabla28.A"/>
        <table:table-column table:style-name="Tabla28.B"/>
        <table:table-column table:style-name="Tabla28.C"/>
        <table:table-column table:style-name="Tabla28.D"/>
        <table:table-column table:style-name="Tabla28.E"/>
        <table:table-row table:style-name="Tabla28.1">
          <table:table-cell table:style-name="Tabla28.A1" office:value-type="string">
            <text:p text:style-name="P270">Alumnado matriculado</text:p>
          </table:table-cell>
          <table:table-cell table:style-name="Tabla28.A1" office:value-type="string">
            <text:p text:style-name="P270">Evaluación positiva</text:p>
          </table:table-cell>
          <table:table-cell table:style-name="Tabla28.A1" office:value-type="string">
            <text:p text:style-name="P270">%</text:p>
          </table:table-cell>
          <table:table-cell table:style-name="Tabla28.A1" office:value-type="string">
            <text:p text:style-name="P270">Evaluación negativa</text:p>
          </table:table-cell>
          <table:table-cell table:style-name="Tabla28.E1" office:value-type="string">
            <text:p text:style-name="P270">%</text:p>
          </table:table-cell>
        </table:table-row>
        <table:table-row table:style-name="Tabla28.2">
          <table:table-cell table:style-name="Tabla28.A2" office:value-type="string">
            <text:p text:style-name="P102">24</text:p>
          </table:table-cell>
          <table:table-cell table:style-name="Tabla28.B2" office:value-type="string">
            <text:p text:style-name="P98">8</text:p>
          </table:table-cell>
          <table:table-cell table:style-name="Tabla28.C2" office:value-type="string">
            <text:p text:style-name="P278">33</text:p>
          </table:table-cell>
          <table:table-cell table:style-name="Tabla28.D2" office:value-type="string">
            <text:p text:style-name="P278">16</text:p>
          </table:table-cell>
          <table:table-cell table:style-name="Tabla28.E2" office:value-type="string">
            <text:p text:style-name="P278">66</text:p>
          </table:table-cell>
        </table:table-row>
      </table:table>
      <text:p text:style-name="Standard"/>
      <table:table table:name="Tabla29" table:style-name="Tabla29">
        <table:table-column table:style-name="Tabla29.A"/>
        <table:table-row table:style-name="Tabla29.1">
          <table:table-cell table:style-name="Tabla29.A1" office:value-type="string">
            <text:p text:style-name="P273"/>
            <text:list xml:id="list3792271027745158410" text:style-name="_34_3378371531401711061">
              <text:list-item>
                <text:list>
                  <text:list-item>
                    <text:p text:style-name="P512">Análisis/Valoración de los resultados</text:p>
                  </text:list-item>
                </text:list>
              </text:list-item>
            </text:list>
            <text:p text:style-name="P107"/>
            <text:p text:style-name="P240">Alumnado que asiste regularmente a clase: <text:s text:c="5"/>21</text:p>
            <text:p text:style-name="P240">Alumnado absentista: <text:s text:c="3"/>3 <text:s text:c="15"/></text:p>
            <text:p text:style-name="P238"><text:span text:style-name="T98">Porcentaje de aprobados sobre el total de alumnado que viene regularmente a clase: </text:span><text:span text:style-name="T99"><text:s/></text:span><text:span text:style-name="T98"><text:s/>38%</text:span></text:p>
            <text:p text:style-name="P241">Porcentaje de suspensos sobre el total de alumnado que viene regularmente a clase: 62%</text:p>
            <text:p text:style-name="P109"/>
            <text:p text:style-name="P109">Aunque el porcentaje de aprobados no es muy elevado, un 33%, hay que tener en cuenta que de los 24 alumnos matriculados asisten regularmente a clase 20 alumnos y, de estos, 3 alumnos aunque asisten regularmente no manifiestan ningún interés por ninguno de los módulos motivo por el cuál se les hará seguimiento desde la Comisión de Convivencia. <text:s/></text:p>
            <text:p text:style-name="P109"/>
            <text:p text:style-name="P109">De los alumnos que asisten con cierta regularidad y suspenden, 7 de ellos lo hacen con un 4. Muchos de ellos si se ponen al día en tareas pendientes y mejoran la asistencia y seguimiento de las clases tienen bastantes posibilidades de superar el módulo, por lo que es de esperar que el porcentaje de aprobados aumente en el último trimestre. </text:p>
            <text:p text:style-name="P109"/>
            <text:p text:style-name="P109">El resto de alumnos presentan poco interés por el módulo y el ciclo en general y no se preocupan de estar al día en el seguimiento de las clases, realización de tareas y estudio en casa. Si a esto unimos el carácter novedoso de los contenidos de este módulo y el grado de implicación observado durante estos dos trimestres tienen muy complicado superar la materia en el tercer trimestre. </text:p>
            <text:p text:style-name="P107"/>
            <text:p text:style-name="P107"><text:soft-page-break/>Dificultades encontradas:</text:p>
            <text:p text:style-name="P107"/>
            <text:p text:style-name="Standard"><text:span text:style-name="T93">Aunque el grado de absentismo no es excesivamente elevado se han acumulado por parte de algunos alumnos algunas faltas, a lo que se ha unido la huelga convocada por los estudiantes. Lo anterior provoca, por un lado que no se hayan podido impartir todos los contenidos previstos para el trimestre y por otro grado dispar de seguimiento por parte de los alumnos (alumnos que lleván al día las clases y alumnos con tareas atrasadas) dificulta llevar un ritmo uniforme de impartición</text:span><text:span text:style-name="T95"> </text:span><text:span text:style-name="T93">de las clases.</text:span></text:p>
            <text:p text:style-name="P95"/>
            <text:p text:style-name="P105">Las faltas puntuales se deben en muchos casos a que los alumnos se tienen que levantar bastante temprano para venir a clase dado que viven lejos del Centro y en algunos casos de la parada de guagua de Arrecife. Este problema no es nuevo y se viene produciendo año tras año.</text:p>
            <text:p text:style-name="P95"/>
            <text:p text:style-name="P105">Problemas de rendimiento de la red y cuelgues en el servidor a la hora de realizar pruebas y cuestionarios on-line. Estos problemas se han corregido al final del trimestre sustituyendo hardware en el servidor <text:s/>y cambiando el software del servidor sobre el que se ejecutaba el aula virtual del departamento.</text:p>
            <text:p text:style-name="P105"/>
            <text:p text:style-name="P105">Los equipos disponibles para los alumnos se han ido quedando obsoletos y tienen pocos recurso lo que impide que se puedan realizar algunas actividades con ellos.</text:p>
            <text:p text:style-name="P285"/>
            <text:p text:style-name="P285">1.2. Propuestas de mejora</text:p>
            <text:p text:style-name="P199"/>
            <text:p text:style-name="P199">Mejorar el sistema de seguimiento de las clases por parte del profesor. Se crearán los instrumentos para llevar registro de las actividades realizadas por unidad de trabajo, el tiempo empleado, los criterios de evaluación y las posibles mejoras/cambios de cara a incluir en la programación del curso siguiente.</text:p>
            <text:p text:style-name="P199"/>
            <text:p text:style-name="P199"/>
            <text:p text:style-name="P242"/>
            <text:p text:style-name="P243"/>
          </table:table-cell>
        </table:table-row>
      </table:table>
      <text:p text:style-name="Standard"/>
      <text:p text:style-name="P127">Módulo: Montaje y mantenimiento de equipos</text:p>
      <text:p text:style-name="P93"/>
      <table:table table:name="Tabla30" table:style-name="Tabla30">
        <table:table-column table:style-name="Tabla30.A"/>
        <table:table-column table:style-name="Tabla30.B"/>
        <table:table-column table:style-name="Tabla30.C"/>
        <table:table-column table:style-name="Tabla30.D"/>
        <table:table-column table:style-name="Tabla30.E"/>
        <table:table-row table:style-name="Tabla30.1">
          <table:table-cell table:style-name="Tabla30.A1" office:value-type="string">
            <text:p text:style-name="P268"><text:span text:style-name="T63">Alumnado</text:span><text:span text:style-name="T64"> </text:span><text:span text:style-name="T63">matriculado</text:span></text:p>
          </table:table-cell>
          <table:table-cell table:style-name="Tabla30.A1" office:value-type="string">
            <text:p text:style-name="P268"><text:span text:style-name="T63">Evaluación</text:span><text:span text:style-name="T64"> </text:span><text:span text:style-name="T63">positiva</text:span></text:p>
          </table:table-cell>
          <table:table-cell table:style-name="Tabla30.A1" office:value-type="string">
            <text:p text:style-name="P271">%</text:p>
          </table:table-cell>
          <table:table-cell table:style-name="Tabla30.A1" office:value-type="string">
            <text:p text:style-name="P268"><text:span text:style-name="T63">Evaluación</text:span><text:span text:style-name="T64"> </text:span><text:span text:style-name="T63">negativa</text:span></text:p>
          </table:table-cell>
          <table:table-cell table:style-name="Tabla30.E1" office:value-type="string">
            <text:p text:style-name="P271">%</text:p>
          </table:table-cell>
        </table:table-row>
        <table:table-row table:style-name="Tabla30.2">
          <table:table-cell table:style-name="Tabla30.A2" office:value-type="string">
            <text:p text:style-name="P100">23</text:p>
          </table:table-cell>
          <table:table-cell table:style-name="Tabla30.B2" office:value-type="string">
            <text:p text:style-name="P100">7</text:p>
          </table:table-cell>
          <table:table-cell table:style-name="Tabla30.C2" office:value-type="string">
            <text:p text:style-name="P275">30</text:p>
          </table:table-cell>
          <table:table-cell table:style-name="Tabla30.D2" office:value-type="string">
            <text:p text:style-name="P275">16</text:p>
          </table:table-cell>
          <table:table-cell table:style-name="Tabla30.E2" office:value-type="string">
            <text:p text:style-name="P278">70</text:p>
          </table:table-cell>
        </table:table-row>
      </table:table>
      <text:p text:style-name="Standard"/>
      <table:table table:name="Tabla31" table:style-name="Tabla31">
        <table:table-column table:style-name="Tabla31.A"/>
        <table:table-row table:style-name="Tabla31.1">
          <table:table-cell table:style-name="Tabla31.A1" office:value-type="string">
            <text:p text:style-name="P273"/>
            <text:p text:style-name="P240">Alumnado que asiste regularmente a clase: <text:s text:c="5"/>20</text:p>
            <text:p text:style-name="P240">Alumnado absentista: <text:s text:c="3"/>3 <text:s text:c="15"/></text:p>
            <text:p text:style-name="P238"><text:span text:style-name="T98">Porcentaje de aprobados sobre el total de alumnado que viene regularmente a clase: </text:span><text:span text:style-name="T99"><text:s/></text:span><text:span text:style-name="T98"><text:s/>35%</text:span></text:p>
            <text:p text:style-name="P240">Porcentaje de suspensos sobre el total de alumnado que viene regularmente a clase: 65%</text:p>
            <text:p text:style-name="P246"/>
            <text:p text:style-name="P246">1.1 Análisis/Valoración de los resultados:</text:p>
            <text:p text:style-name="P248"/>
            <text:p text:style-name="P248">Aunque <text:s/>la asistencia ha sido constante en la mayoría de los alumnos, solo una tercera parte entrega las tareas y se presenta a las pruebas objetivas y son éstos los que al final han superado la evaluación. </text:p>
            <text:p text:style-name="P248"/>
            <text:p text:style-name="P248"><text:soft-page-break/>De todas formas hay muchos suspensos con la calificación de 4 y que con un buen tercer trimestre podrían superar el módulo entre 10 y 12 alumnos.</text:p>
            <text:p text:style-name="P265"/>
            <text:p text:style-name="P265">1.2 Propuestas de mejora:</text:p>
            <text:p text:style-name="P265"/>
            <text:p text:style-name="P264">Sería interesante la sustitución de los ordenadores por otros más potentes y <text:s/>la renovación del material fungible y las herramientas así como la ampliación del ancho de banda.</text:p>
            <text:p text:style-name="P265"/>
            <text:p text:style-name="P255"/>
            <text:p text:style-name="P256"/>
          </table:table-cell>
        </table:table-row>
      </table:table>
      <text:p text:style-name="P290"/>
      <text:p text:style-name="P93"/>
      <text:p text:style-name="P96">Módulo: Aplicaciones Web </text:p>
      <text:p text:style-name="P93"/>
      <table:table table:name="Tabla32" table:style-name="Tabla32">
        <table:table-column table:style-name="Tabla32.A"/>
        <table:table-column table:style-name="Tabla32.B"/>
        <table:table-column table:style-name="Tabla32.C"/>
        <table:table-column table:style-name="Tabla32.D"/>
        <table:table-column table:style-name="Tabla32.E"/>
        <table:table-row table:style-name="Tabla32.1">
          <table:table-cell table:style-name="Tabla32.A1" office:value-type="string">
            <text:p text:style-name="P268"><text:span text:style-name="T63">Alumnado</text:span><text:span text:style-name="T64"> </text:span><text:span text:style-name="T63">matriculado</text:span></text:p>
          </table:table-cell>
          <table:table-cell table:style-name="Tabla32.A1" office:value-type="string">
            <text:p text:style-name="P268"><text:span text:style-name="T63">Evaluación</text:span><text:span text:style-name="T64"> </text:span><text:span text:style-name="T63">positiva</text:span></text:p>
          </table:table-cell>
          <table:table-cell table:style-name="Tabla32.A1" office:value-type="string">
            <text:p text:style-name="P271">%</text:p>
          </table:table-cell>
          <table:table-cell table:style-name="Tabla32.A1" office:value-type="string">
            <text:p text:style-name="P268"><text:span text:style-name="T63">Evaluación</text:span><text:span text:style-name="T64"> </text:span><text:span text:style-name="T63">negativa</text:span></text:p>
          </table:table-cell>
          <table:table-cell table:style-name="Tabla32.E1" office:value-type="string">
            <text:p text:style-name="P271">%</text:p>
          </table:table-cell>
        </table:table-row>
        <table:table-row table:style-name="Tabla32.2">
          <table:table-cell table:style-name="Tabla32.A2" office:value-type="string">
            <text:p text:style-name="P100">10</text:p>
          </table:table-cell>
          <table:table-cell table:style-name="Tabla32.B2" office:value-type="string">
            <text:p text:style-name="P100">8</text:p>
          </table:table-cell>
          <table:table-cell table:style-name="Tabla32.C2" office:value-type="string">
            <text:p text:style-name="P275">80%</text:p>
          </table:table-cell>
          <table:table-cell table:style-name="Tabla32.D2" office:value-type="string">
            <text:p text:style-name="P275">2</text:p>
          </table:table-cell>
          <table:table-cell table:style-name="Tabla32.E2" office:value-type="string">
            <text:p text:style-name="P278">20%</text:p>
          </table:table-cell>
        </table:table-row>
      </table:table>
      <text:p text:style-name="Standard"/>
      <table:table table:name="Tabla33" table:style-name="Tabla33">
        <table:table-column table:style-name="Tabla33.A"/>
        <table:table-row table:style-name="Tabla33.1">
          <table:table-cell table:style-name="Tabla33.A1" office:value-type="string">
            <text:p text:style-name="P273"/>
            <text:p text:style-name="P240">Alumnado que asiste regularmente a clase: <text:s text:c="5"/>9</text:p>
            <text:p text:style-name="P240">Alumnado absentista: <text:s text:c="5"/>1 <text:s text:c="13"/></text:p>
            <text:p text:style-name="P238"><text:span text:style-name="T98">Porcentaje de aprobados sobre el total de alumnado que viene regularmente a clase: </text:span><text:span text:style-name="T99"><text:s/></text:span><text:span text:style-name="T98"><text:s/>89%</text:span></text:p>
            <text:p text:style-name="P240">Porcentaje de suspensos sobre el total de alumnado que viene regularmente a clase: 11%</text:p>
            <text:p text:style-name="P246"/>
            <text:list xml:id="list121650088123124" text:continue-numbering="true" text:style-name="_34_3378371531401711061">
              <text:list-item>
                <text:list>
                  <text:list-item>
                    <text:p text:style-name="P512">Análisis/Valoración de los resultados:</text:p>
                  </text:list-item>
                </text:list>
              </text:list-item>
            </text:list>
            <text:p text:style-name="P246"/>
            <text:p text:style-name="P248">Todos los alumnos que asistieron regularmente <text:s/>han superado el módulo, menos uno al que le han quedado pendientes unas prácticas que realizará durante el periodo de FCT.</text:p>
            <text:p text:style-name="P248"/>
            <text:p text:style-name="P248">Las notas han resultado algo más elevadas de lo esperado en comparación con el resto de módulos y es esto debido a que este curso se ha evaluado exclusivamente basándose los trabajos entregados y no se han hecho exámenes individuales lo que ha mejorado las calificaciones.</text:p>
            <text:p text:style-name="P106"/>
            <text:p text:style-name="P265"/>
            <text:list xml:id="list121651026151639" text:continue-numbering="true" text:style-name="_34_3378371531401711061">
              <text:list-item>
                <text:list>
                  <text:list-item>
                    <text:p text:style-name="P554">Propuestas de mejora:</text:p>
                  </text:list-item>
                </text:list>
              </text:list-item>
            </text:list>
            <text:p text:style-name="P248"/>
            <text:p text:style-name="P248">Las horas del módulo son demasiado limitadas para lo amplio de la temática Web y apenas se <text:s/>puede profundizar en la programación y el diseño de páginas Web.</text:p>
            <text:p text:style-name="P296"/>
            <text:p text:style-name="P255"/>
            <text:p text:style-name="P256"/>
          </table:table-cell>
        </table:table-row>
      </table:table>
      <text:p text:style-name="P266"/>
      <text:p text:style-name="P96"/>
      <text:p text:style-name="P96">Módulo: Servicios en red </text:p>
      <text:p text:style-name="P92"/>
      <table:table table:name="Tabla34" table:style-name="Tabla34">
        <table:table-column table:style-name="Tabla34.A"/>
        <table:table-column table:style-name="Tabla34.B"/>
        <table:table-column table:style-name="Tabla34.C"/>
        <table:table-column table:style-name="Tabla34.D"/>
        <table:table-column table:style-name="Tabla34.E"/>
        <table:table-row table:style-name="Tabla34.1">
          <table:table-cell table:style-name="Tabla34.A1" office:value-type="string">
            <text:p text:style-name="P270">Alumnado matriculado</text:p>
          </table:table-cell>
          <table:table-cell table:style-name="Tabla34.A1" office:value-type="string">
            <text:p text:style-name="P270">Evaluación positiva</text:p>
          </table:table-cell>
          <table:table-cell table:style-name="Tabla34.A1" office:value-type="string">
            <text:p text:style-name="P270">%</text:p>
          </table:table-cell>
          <table:table-cell table:style-name="Tabla34.A1" office:value-type="string">
            <text:p text:style-name="P270">Evaluación negativa</text:p>
          </table:table-cell>
          <table:table-cell table:style-name="Tabla34.E1" office:value-type="string">
            <text:p text:style-name="P270">%</text:p>
          </table:table-cell>
        </table:table-row>
        <table:table-row table:style-name="Tabla34.2">
          <table:table-cell table:style-name="Tabla34.A2" office:value-type="string">
            <text:p text:style-name="P102">10</text:p>
          </table:table-cell>
          <table:table-cell table:style-name="Tabla34.B2" office:value-type="string">
            <text:p text:style-name="P98">5</text:p>
          </table:table-cell>
          <table:table-cell table:style-name="Tabla34.C2" office:value-type="string">
            <text:p text:style-name="P278">50</text:p>
          </table:table-cell>
          <table:table-cell table:style-name="Tabla34.D2" office:value-type="string">
            <text:p text:style-name="P278">5</text:p>
          </table:table-cell>
          <table:table-cell table:style-name="Tabla34.E2" office:value-type="string">
            <text:p text:style-name="P278">50</text:p>
          </table:table-cell>
        </table:table-row>
      </table:table>
      <text:p text:style-name="Standard"/>
      <table:table table:name="Tabla35" table:style-name="Tabla35">
        <table:table-column table:style-name="Tabla35.A"/>
        <text:soft-page-break/>
        <table:table-row table:style-name="Tabla35.1">
          <table:table-cell table:style-name="Tabla35.A1" office:value-type="string">
            <text:p text:style-name="P273"/>
            <text:list xml:id="list5400892840150884149" text:style-name="_33_1747433433763007631">
              <text:list-item>
                <text:list>
                  <text:list-item>
                    <text:p text:style-name="P513">Análisis/Valoración de los resultados</text:p>
                  </text:list-item>
                </text:list>
              </text:list-item>
            </text:list>
            <text:p text:style-name="P107"/>
            <text:p text:style-name="P240">Alumnado que asiste regularmente a clase: <text:s text:c="5"/>9</text:p>
            <text:p text:style-name="P240">Alumnado absentista: <text:s text:c="5"/>1 <text:s text:c="13"/></text:p>
            <text:p text:style-name="P238"><text:span text:style-name="T98">Porcentaje de aprobados sobre el total de alumnado que viene regularmente a clase: </text:span><text:span text:style-name="T99"><text:s/></text:span><text:span text:style-name="T98"><text:s/>55%</text:span></text:p>
            <text:p text:style-name="P241">Porcentaje de suspensos sobre el total de alumnado que viene regularmente a clase: 45%</text:p>
            <text:p text:style-name="P108"/>
            <text:p text:style-name="P109">De los 5 alumnos que no superan la evaluación uno ha abandonado las clases. Los cuatro alumnos restantes suspenden en todos los casos por tener tareas pendientes debido a las faltas acumuladas especialmente en el primer trimestre. Pese a ello todos promocionan al módulo de FCT. Durante el periodo de realización del mismo tienen actividades de recuperación asignadas y es probable que todos ellos acaben superando el módulo.</text:p>
            <text:p text:style-name="P107"/>
            <text:p text:style-name="P107">Dificultades encontradas:</text:p>
            <text:p text:style-name="P285"/>
            <text:p text:style-name="P288">Alto grado de absentismo de la mayoría de alumnos, especialmente en el primer trimestre que impide poder impartir las clases con normalidad.</text:p>
            <text:p text:style-name="P285"/>
            <text:p text:style-name="P285">1.2. Propuestas de mejora</text:p>
            <text:p text:style-name="P200"/>
            <text:p text:style-name="P199">Análisis de las actividades impartidas para detectar puntos fuertes y débiles de las mismas y realizar las correspondientes modificaciones. Mejorar y detallar los instrumentos de evaluación de las actividades.</text:p>
            <text:p text:style-name="P286"/>
            <text:p text:style-name="P286"/>
            <text:p text:style-name="P286"/>
            <text:p text:style-name="P286"/>
            <text:p text:style-name="P280"/>
          </table:table-cell>
        </table:table-row>
      </table:table>
      <text:p text:style-name="Standard"/>
      <text:p text:style-name="P96">Módulo: Seguridad informática</text:p>
      <text:p text:style-name="P92"/>
      <table:table table:name="Tabla36" table:style-name="Tabla36">
        <table:table-column table:style-name="Tabla36.A"/>
        <table:table-column table:style-name="Tabla36.B"/>
        <table:table-column table:style-name="Tabla36.C"/>
        <table:table-column table:style-name="Tabla36.D"/>
        <table:table-column table:style-name="Tabla36.E"/>
        <table:table-row table:style-name="Tabla36.1">
          <table:table-cell table:style-name="Tabla36.A1" office:value-type="string">
            <text:p text:style-name="P270">Alumnado matriculado</text:p>
          </table:table-cell>
          <table:table-cell table:style-name="Tabla36.A1" office:value-type="string">
            <text:p text:style-name="P270">Evaluación positiva</text:p>
          </table:table-cell>
          <table:table-cell table:style-name="Tabla36.A1" office:value-type="string">
            <text:p text:style-name="P270">%</text:p>
          </table:table-cell>
          <table:table-cell table:style-name="Tabla36.A1" office:value-type="string">
            <text:p text:style-name="P270">Evaluación negativa</text:p>
          </table:table-cell>
          <table:table-cell table:style-name="Tabla36.E1" office:value-type="string">
            <text:p text:style-name="P270">%</text:p>
          </table:table-cell>
        </table:table-row>
        <table:table-row table:style-name="Tabla36.2">
          <table:table-cell table:style-name="Tabla36.A2" office:value-type="string">
            <text:p text:style-name="P102">10</text:p>
          </table:table-cell>
          <table:table-cell table:style-name="Tabla36.B2" office:value-type="string">
            <text:p text:style-name="P98">5</text:p>
          </table:table-cell>
          <table:table-cell table:style-name="Tabla36.C2" office:value-type="string">
            <text:p text:style-name="P278">50</text:p>
          </table:table-cell>
          <table:table-cell table:style-name="Tabla36.D2" office:value-type="string">
            <text:p text:style-name="P278">5</text:p>
          </table:table-cell>
          <table:table-cell table:style-name="Tabla36.E2" office:value-type="string">
            <text:p text:style-name="P278">50</text:p>
          </table:table-cell>
        </table:table-row>
      </table:table>
      <text:p text:style-name="Standard"/>
      <table:table table:name="Tabla37" table:style-name="Tabla37">
        <table:table-column table:style-name="Tabla37.A"/>
        <table:table-row table:style-name="Tabla37.1">
          <table:table-cell table:style-name="Tabla37.A1" office:value-type="string">
            <text:p text:style-name="P273"/>
            <text:list xml:id="list121651376118055" text:continue-numbering="true" text:style-name="_33_1747433433763007631">
              <text:list-item>
                <text:list>
                  <text:list-item>
                    <text:p text:style-name="P513">Análisis/Valoración de los resultados</text:p>
                  </text:list-item>
                </text:list>
              </text:list-item>
            </text:list>
            <text:p text:style-name="P107"/>
            <text:p text:style-name="P109">Mismos resultados y análisis que en el módulo de Servicios en red</text:p>
            <text:p text:style-name="P107"/>
            <text:p text:style-name="P372"/>
          </table:table-cell>
        </table:table-row>
      </table:table>
      <text:p text:style-name="P126"/>
      <text:p text:style-name="P126"/>
      <text:h text:style-name="P452" text:outline-level="2"><text:span text:style-name="T39">ACTA Nº </text:span><text:span text:style-name="T72">22</text:span></text:h>
      <text:h text:style-name="P503" text:outline-level="3">Fecha: <text:span text:style-name="T117">08</text:span><text:span text:style-name="T40">/0</text:span><text:span text:style-name="T51">5</text:span><text:span text:style-name="T40">/</text:span><text:span text:style-name="T51">2014</text:span></text:h>
      <text:h text:style-name="P503" text:outline-level="3">Asistentes:</text:h>
      <text:list xml:id="list121650278941601" text:continue-list="list121650606171625" text:style-name="L19">
        <text:list-item>
          <text:p text:style-name="P339">Adalberto Álvarez Pérez</text:p>
        </text:list-item>
        <text:list-item>
          <text:p text:style-name="P339">Etiel Juan Domínguez Sánchez</text:p>
        </text:list-item>
        <text:list-item>
          <text:p text:style-name="P339">Iván Chillón García</text:p>
        </text:list-item>
      </text:list>
      <text:p text:style-name="P190"/>
      <text:h text:style-name="P503" text:outline-level="3">O<text:span text:style-name="T89">rden del día</text:span></text:h>
      <text:p text:style-name="P220">1. Aprobación si procede del acta de la reunión anterior </text:p>
      <text:p text:style-name="P220">2. Informe de la reunión de CCP</text:p>
      <text:p text:style-name="P221">3. <text:span text:style-name="T118">Empresa propuesta para adquisición de material</text:span></text:p>
      <text:p text:style-name="P235">4. Equipos averiados</text:p>
      <text:p text:style-name="P221"><text:span text:style-name="T118">5. </text:span>Análisis de seguimiento de programaciones</text:p>
      <text:p text:style-name="P220"><text:span text:style-name="T118">6</text:span>. Sugerencias y preguntas</text:p>
      <text:p text:style-name="P220"/>
      <text:h text:style-name="P503" text:outline-level="3">A<text:span text:style-name="T89">spectos tratados y decisiones adoptadas</text:span></text:h>
      <text:list xml:id="list121650792628704" text:continue-list="list121650709829964" text:style-name="_33_9076466643956810571">
        <text:list-item>
          <text:list>
            <text:list-item>
              <text:list>
                <text:list-item>
                  <text:list>
                    <text:list-item>
                      <text:p text:style-name="P480">1. Aprobación si procede del acta de la reunión anterior</text:p>
                    </text:list-item>
                  </text:list>
                </text:list-item>
              </text:list>
            </text:list-item>
          </text:list>
        </text:list-item>
      </text:list>
      <text:p text:style-name="P190"/>
      <text:p text:style-name="P190">Se aprueba</text:p>
      <text:p text:style-name="P190"/>
      <text:list xml:id="list121650925678862" text:continue-numbering="true" text:style-name="_33_9076466643956810571">
        <text:list-item>
          <text:list>
            <text:list-item>
              <text:list>
                <text:list-item>
                  <text:list>
                    <text:list-item>
                      <text:p text:style-name="P480">2. Informe de la reunión de CCP</text:p>
                    </text:list-item>
                  </text:list>
                </text:list-item>
              </text:list>
            </text:list-item>
          </text:list>
        </text:list-item>
      </text:list>
      <text:p text:style-name="P190"/>
      <text:p text:style-name="P190">Se informa de los aspectos tratados en la reunión de CCP del día <text:span text:style-name="T118">28 de abril</text:span>. De entre los puntos tratados cabe destacar:</text:p>
      <text:list xml:id="list4670088417391412089" text:style-name="L26">
        <text:list-item>
          <text:p text:style-name="P361">Arreglado punto WIFI del salón de actos. Se cambia ordenador del salón de actos. Permitirá proyectar y visualizar en pantalla simultaneamente.</text:p>
        </text:list-item>
        <text:list-item>
          <text:p text:style-name="P361">Disponible en carpeta CCP documentación remitida por el Consejo Escolar de Canarias sobre el Pacto Social Político y Económico por la Educación en Canarias.</text:p>
        </text:list-item>
        <text:list-item>
          <text:p text:style-name="P361">A finales del mes de mayo se deberá aprobar la oferta de materias optativas y lenguas extranjeras para 2º de bachillerato. <text:span text:style-name="T120">Se informa de los detalles del procedimiento.</text:span></text:p>
        </text:list-item>
        <text:list-item>
          <text:p text:style-name="P362">Se informa, desde vicedirección, del programa de actividades extraescolares previsto.</text:p>
        </text:list-item>
        <text:list-item>
          <text:p text:style-name="P362">Desde jefatura se informa de las características del proyecto de innovación al que se podrán acoger los centros de cara al próximo curso. Se cuelgan vídeos demostrativos en la carpeta de la CCP</text:p>
        </text:list-item>
      </text:list>
      <text:p text:style-name="P190"/>
      <text:p text:style-name="P190"/>
      <text:list xml:id="list121649698060282" text:continue-list="list121650925678862" text:style-name="_33_9076466643956810571">
        <text:list-item>
          <text:list>
            <text:list-item>
              <text:list>
                <text:list-item>
                  <text:list>
                    <text:list-item>
                      <text:p text:style-name="P481">3. <text:span text:style-name="T118">Empresa propuesta para adquisición de materiales</text:span></text:p>
                    </text:list-item>
                    <text:list-item>
                      <text:p text:style-name="P481"/>
                    </text:list-item>
                  </text:list>
                </text:list-item>
              </text:list>
            </text:list-item>
          </text:list>
        </text:list-item>
      </text:list>
      <text:p text:style-name="P424">Después de analizar los presupuestos presentados inicialmente se acuerda llevar al Consejo Escolar las diferentes propuestas y presentar como mejor para este departamento la de la empresa Infoesfera S.L.</text:p>
      <text:p text:style-name="P294"><text:soft-page-break/>Así mismo se acuerda solicitar al Secretario extracto de los gastos realizados hasta el momento.</text:p>
      <text:list xml:id="list121651379429152" text:continue-numbering="true" text:style-name="_33_9076466643956810571">
        <text:list-item>
          <text:list>
            <text:list-item>
              <text:list>
                <text:list-item>
                  <text:list>
                    <text:list-item>
                      <text:p text:style-name="P474"><text:span text:style-name="T118">4</text:span>. Equipos averiados</text:p>
                    </text:list-item>
                  </text:list>
                </text:list-item>
              </text:list>
            </text:list-item>
          </text:list>
        </text:list-item>
      </text:list>
      <text:p text:style-name="P128"/>
      <text:p text:style-name="P124">Se acuerda contactar con la empresa <text:span text:style-name="T118">Qwerty</text:span> para la reparación de dos equipos defectuosos del aula de 2º. Los equipos son de la marca HP Compaq modelo 8100 Elite CMT y no utilizan componentes y conectores estándar en las partes averiadas (fuente de alimentación y placa)</text:p>
      <text:list xml:id="list121651117243089" text:continue-numbering="true" text:style-name="_33_9076466643956810571">
        <text:list-item>
          <text:list>
            <text:list-item>
              <text:list>
                <text:list-item>
                  <text:list>
                    <text:list-item>
                      <text:p text:style-name="P481"/>
                    </text:list-item>
                    <text:list-item>
                      <text:p text:style-name="P481"><text:span text:style-name="T118">5. </text:span>Análisis de seguimiento de programaciones</text:p>
                    </text:list-item>
                  </text:list>
                </text:list-item>
              </text:list>
            </text:list-item>
          </text:list>
        </text:list-item>
      </text:list>
      <text:p text:style-name="P190"/>
      <text:p text:style-name="P190">Se comentan los contenidos impartidos en cada módulo y materias y se debaten propuestas de coordinación y de posibles actividades a realizar.</text:p>
      <text:p text:style-name="P190"/>
      <text:list xml:id="list121650298241184" text:continue-numbering="true" text:style-name="_33_9076466643956810571">
        <text:list-item>
          <text:list>
            <text:list-item>
              <text:list>
                <text:list-item>
                  <text:list>
                    <text:list-item>
                      <text:p text:style-name="P480"><text:span text:style-name="T118">6</text:span>. Sugerencias y preguntas</text:p>
                    </text:list-item>
                  </text:list>
                </text:list-item>
              </text:list>
            </text:list-item>
          </text:list>
        </text:list-item>
      </text:list>
      <text:p text:style-name="P190"/>
      <text:p text:style-name="P190">No hay</text:p>
      <text:p text:style-name="P190"/>
      <text:h text:style-name="P503" text:outline-level="3">T<text:span text:style-name="T89">areas asignadas</text:span></text:h>
      <text:p text:style-name="P190"/>
      <text:p text:style-name="P190">Responsable</text:p>
      <text:p text:style-name="P190"/>
      <text:p text:style-name="P190"/>
      <text:p text:style-name="P190"/>
      <text:p text:style-name="P190">Sin más asuntos que tratar se levanta la sesión, de todo lo cual yo, como Jefe del Departamento, doy fe.</text:p>
      <text:p text:style-name="P190"/>
      <text:p text:style-name="P172">E<text:span text:style-name="T89">l jefe de departamento</text:span> <text:s text:c="5"/></text:p>
      <text:p text:style-name="P172"/>
      <text:p text:style-name="P172"/>
      <text:p text:style-name="P172"/>
      <text:p text:style-name="P172"/>
      <text:p text:style-name="P172"/>
      <text:p text:style-name="P172">Iván Chillón García <text:s text:c="5"/></text:p>
      <text:p text:style-name="P83"><draw:line text:anchor-type="paragraph" draw:z-index="83" draw:style-name="gr4" draw:text-style-name="P557" svg:x1="-0.041cm" svg:y1="6.505cm" svg:x2="15.887cm" svg:y2="0.284cm"><text:p/></draw:line></text:p>
      <text:h text:style-name="P453" text:outline-level="2"><text:span text:style-name="T39">ACTA Nº </text:span><text:span text:style-name="T73">23</text:span></text:h>
      <text:h text:style-name="P504" text:outline-level="3">Fecha: <text:span text:style-name="T121">15</text:span><text:span text:style-name="T40">/0</text:span><text:span text:style-name="T52">5</text:span><text:span text:style-name="T40">/13</text:span></text:h>
      <text:h text:style-name="P504" text:outline-level="3">Asistentes:</text:h>
      <text:list xml:id="list121650702037239" text:continue-list="list121650278941601" text:style-name="L19">
        <text:list-item>
          <text:p text:style-name="P340">Adalberto Álvarez Pérez</text:p>
        </text:list-item>
        <text:list-item>
          <text:p text:style-name="P340">Etiel Juan Domínguez Sánchez</text:p>
        </text:list-item>
        <text:list-item>
          <text:p text:style-name="P340">Iván Chillón García</text:p>
        </text:list-item>
      </text:list>
      <text:p text:style-name="P191"/>
      <text:h text:style-name="P504" text:outline-level="3">O<text:span text:style-name="T89">rden del día</text:span></text:h>
      <text:p text:style-name="P222">1. Aprobación si procede del acta de la reunión anterior </text:p>
      <text:p text:style-name="P222">2. Informe de la reunión de CCP</text:p>
      <text:p text:style-name="P236">3. Informe de gastos realizados con cargo a la partida extraordinaria</text:p>
      <text:p text:style-name="P222"><text:span text:style-name="T121">4</text:span>. Análisis de seguimiento de programaciones</text:p>
      <text:p text:style-name="P222"><text:span text:style-name="T121">5</text:span>. Sugerencias y preguntas</text:p>
      <text:p text:style-name="P222"/>
      <text:h text:style-name="P504" text:outline-level="3">A<text:span text:style-name="T89">spectos tratados y decisiones adoptadas</text:span></text:h>
      <text:list xml:id="list121651312733175" text:continue-list="list121650298241184" text:style-name="_33_9076466643956810571">
        <text:list-item>
          <text:list>
            <text:list-item>
              <text:list>
                <text:list-item>
                  <text:list>
                    <text:list-item>
                      <text:p text:style-name="P482">1. Aprobación si procede del acta de la reunión anterior</text:p>
                    </text:list-item>
                  </text:list>
                </text:list-item>
              </text:list>
            </text:list-item>
          </text:list>
        </text:list-item>
      </text:list>
      <text:p text:style-name="P191"/>
      <text:p text:style-name="P191">Se aprueba</text:p>
      <text:p text:style-name="P191"/>
      <text:list xml:id="list121650130348404" text:continue-numbering="true" text:style-name="_33_9076466643956810571">
        <text:list-item>
          <text:list>
            <text:list-item>
              <text:list>
                <text:list-item>
                  <text:list>
                    <text:list-item>
                      <text:p text:style-name="P482">2. Informe de la reunión de CCP</text:p>
                    </text:list-item>
                  </text:list>
                </text:list-item>
              </text:list>
            </text:list-item>
          </text:list>
        </text:list-item>
      </text:list>
      <text:p text:style-name="P191"/>
      <text:p text:style-name="P191">Se informa de los aspectos tratados en la reunión de CCP del día <text:span text:style-name="T121">12 de mayo.</text:span> De entre los puntos tratados cabe destacar:</text:p>
      <text:list xml:id="list6865150081202841944" text:style-name="L27">
        <text:list-item>
          <text:p text:style-name="P363">Se hace análisis de resultados del 2º trimestre. Se llevará al próximo claustro.</text:p>
        </text:list-item>
        <text:list-item>
          <text:p text:style-name="P363">Desde los departamentos no se manifiesta modificación a la oferta actual de materias optativas.</text:p>
        </text:list-item>
        <text:list-item>
          <text:p text:style-name="P363">Desde inspección se recuerda que la resolución de reclamaciones a notas deben estar debidamente motivadas. En casos críticos se deben recoger muy bien las resoluciones.</text:p>
        </text:list-item>
        <text:list-item>
          <text:p text:style-name="P363">Solicitado sustituto del mantenedor. Previsto que se incorpore mañana día 13.</text:p>
        </text:list-item>
        <text:list-item>
          <text:p text:style-name="P363">Desde vicedirección se informa de las actividades previstas para el Día de Canarias y de la convocatoria de un concurso fotográfico.</text:p>
        </text:list-item>
        <text:list-item>
          <text:p text:style-name="P363">Desde jefatura se notifica que se realizará en breve una reunión de coordinación con primaria.</text:p>
        </text:list-item>
        <text:list-item>
          <text:p text:style-name="P363">Desde la cafetería del centro se solicita reducir el horario de apertura hasta las 12:30. Desde la dirección del centro se está consultando la legalidad de la propuesta. </text:p>
        </text:list-item>
      </text:list>
      <text:p text:style-name="P191"/>
      <text:p text:style-name="P191"/>
      <text:list xml:id="list121650582259912" text:continue-list="list121650130348404" text:style-name="_33_9076466643956810571">
        <text:list-item>
          <text:list>
            <text:list-item>
              <text:list>
                <text:list-item>
                  <text:list>
                    <text:list-item>
                      <text:p text:style-name="P482">3. <text:span text:style-name="T121">Informe de gastos realizados con cargo a la partida extraordinaria</text:span></text:p>
                    </text:list-item>
                  </text:list>
                </text:list-item>
              </text:list>
            </text:list-item>
          </text:list>
        </text:list-item>
      </text:list>
      <text:p text:style-name="P129"/>
      <text:p text:style-name="P129">Desde la Secretaría del centro se facilita un extracto con los gastos realizados hasta el momento a cargo de la partida extraordinaria. El resumen de los mismos es el siguiente:</text:p>
      <text:list xml:id="list5774043594230554195" text:style-name="L28">
        <text:list-item>
          <text:p text:style-name="P377">Importe de la partida 18000€</text:p>
        </text:list-item>
        <text:list-item>
          <text:p text:style-name="P377">Gastos realizados: 2707€</text:p>
        </text:list-item>
        <text:list-item>
          <text:p text:style-name="P377"><text:soft-page-break/>Gastos previstos para la adquisición de equipos por piezas: 11673€</text:p>
        </text:list-item>
        <text:list-item>
          <text:p text:style-name="P377">Remanente: 3620€</text:p>
        </text:list-item>
      </text:list>
      <text:list xml:id="list121650937053316" text:continue-list="list121650582259912" text:style-name="_33_9076466643956810571">
        <text:list-item>
          <text:list>
            <text:list-item>
              <text:list>
                <text:list-item>
                  <text:list>
                    <text:list-item>
                      <text:p text:style-name="P482"/>
                    </text:list-item>
                    <text:list-item>
                      <text:p text:style-name="P482"><text:span text:style-name="T121">4. </text:span>Análisis de seguimiento de programaciones</text:p>
                    </text:list-item>
                  </text:list>
                </text:list-item>
              </text:list>
            </text:list-item>
          </text:list>
        </text:list-item>
      </text:list>
      <text:p text:style-name="P191"/>
      <text:p text:style-name="P191">Se comentan los contenidos impartidos en cada módulo y materias y se debaten propuestas de coordinación y de posibles actividades a realizar.</text:p>
      <text:p text:style-name="P191"/>
      <text:list xml:id="list121649910492093" text:continue-numbering="true" text:style-name="_33_9076466643956810571">
        <text:list-item>
          <text:list>
            <text:list-item>
              <text:list>
                <text:list-item>
                  <text:list>
                    <text:list-item>
                      <text:p text:style-name="P482"><text:span text:style-name="T121">5</text:span>. Sugerencias y preguntas</text:p>
                    </text:list-item>
                  </text:list>
                </text:list-item>
              </text:list>
            </text:list-item>
          </text:list>
        </text:list-item>
      </text:list>
      <text:p text:style-name="P191"/>
      <text:p text:style-name="P195">Etiel informa da informe de seguimiento de la FCT en la que destaca resultados y comentarios positivos tanto de parte de las empresas como de los alumnos. También destaca que hay alguna posibilidad de que alguno de los alumnos sea contratado en verano.</text:p>
      <text:p text:style-name="P191"/>
      <text:h text:style-name="P504" text:outline-level="3">T<text:span text:style-name="T89">areas asignadas</text:span></text:h>
      <text:p text:style-name="P191"/>
      <text:p text:style-name="P191">Responsable</text:p>
      <text:p text:style-name="P191"/>
      <text:p text:style-name="P191"/>
      <text:p text:style-name="P191"/>
      <text:p text:style-name="P191">Sin más asuntos que tratar se levanta la sesión, de todo lo cual yo, como Jefe del Departamento, doy fe.</text:p>
      <text:p text:style-name="P191"/>
      <text:p text:style-name="P173">E<text:span text:style-name="T89">l jefe de departamento</text:span> <text:s text:c="5"/></text:p>
      <text:p text:style-name="P173"/>
      <text:p text:style-name="P173"/>
      <text:p text:style-name="P173"/>
      <text:p text:style-name="P173"/>
      <text:p text:style-name="P173"/>
      <text:p text:style-name="P173">Iván Chillón García <text:s text:c="5"/></text:p>
      <text:p text:style-name="P84"><draw:line text:anchor-type="paragraph" draw:z-index="84" draw:style-name="gr4" draw:text-style-name="P557" svg:x1="-0.041cm" svg:y1="8.927cm" svg:x2="15.834cm" svg:y2="0.353cm"><text:p/></draw:line></text:p>
      <text:h text:style-name="P454" text:outline-level="2"><text:span text:style-name="T39">ACTA Nº </text:span><text:span text:style-name="T74">24</text:span></text:h>
      <text:h text:style-name="P505" text:outline-level="3">Fecha: <text:span text:style-name="T40">2</text:span><text:span text:style-name="T53">2</text:span><text:span text:style-name="T40">/0</text:span><text:span text:style-name="T53">5</text:span><text:span text:style-name="T40">/</text:span><text:span text:style-name="T53">2014</text:span></text:h>
      <text:h text:style-name="P505" text:outline-level="3">Asistentes:</text:h>
      <text:list xml:id="list121650744971001" text:continue-list="list121650702037239" text:style-name="L19">
        <text:list-item>
          <text:p text:style-name="P341">Adalberto Álvarez Pérez</text:p>
        </text:list-item>
        <text:list-item>
          <text:p text:style-name="P341">Etiel Juan Domínguez Sánchez</text:p>
        </text:list-item>
        <text:list-item>
          <text:p text:style-name="P341">Iván Chillón García</text:p>
        </text:list-item>
      </text:list>
      <text:p text:style-name="P192"/>
      <text:h text:style-name="P505" text:outline-level="3">O<text:span text:style-name="T89">rden del día</text:span></text:h>
      <text:p text:style-name="P223">1. Aprobación si procede del acta de la reunión anterior </text:p>
      <text:p text:style-name="P223">2. Informe de la reunión de CCP</text:p>
      <text:p text:style-name="P223">3. <text:span text:style-name="T122">Reparación de equipos averiados</text:span></text:p>
      <text:p text:style-name="P223"><text:span text:style-name="T122">4. </text:span>Análisis de seguimiento de programaciones</text:p>
      <text:p text:style-name="P223"><text:span text:style-name="T122">5</text:span>. Sugerencias y preguntas</text:p>
      <text:p text:style-name="P223"/>
      <text:h text:style-name="P505" text:outline-level="3">A<text:span text:style-name="T89">spectos tratados y decisiones adoptadas</text:span></text:h>
      <text:list xml:id="list121650101895773" text:continue-list="list121649910492093" text:style-name="_33_9076466643956810571">
        <text:list-item>
          <text:list>
            <text:list-item>
              <text:list>
                <text:list-item>
                  <text:list>
                    <text:list-item>
                      <text:p text:style-name="P483">1. Aprobación si procede del acta de la reunión anterior</text:p>
                    </text:list-item>
                  </text:list>
                </text:list-item>
              </text:list>
            </text:list-item>
          </text:list>
        </text:list-item>
      </text:list>
      <text:p text:style-name="P192"/>
      <text:p text:style-name="P192">Se aprueba</text:p>
      <text:p text:style-name="P192"/>
      <text:list xml:id="list121649621721543" text:continue-numbering="true" text:style-name="_33_9076466643956810571">
        <text:list-item>
          <text:list>
            <text:list-item>
              <text:list>
                <text:list-item>
                  <text:list>
                    <text:list-item>
                      <text:p text:style-name="P483">2. Informe de la reunión de CCP</text:p>
                    </text:list-item>
                  </text:list>
                </text:list-item>
              </text:list>
            </text:list-item>
          </text:list>
        </text:list-item>
      </text:list>
      <text:p text:style-name="P192"/>
      <text:p text:style-name="P192">Se informa de los aspectos tratados en la reunión de CCP del día <text:span text:style-name="T122">19 de mayo</text:span>. De entre los puntos tratados cabe destacar:</text:p>
      <text:list xml:id="list1134633174498582385" text:style-name="L29">
        <text:list-item>
          <text:p text:style-name="P364">Publicado procedimiento de adjudicación de destinos para el curso 2014/15. Las peticiones se podrán cumplimentar a partir del día 15 de mayo.</text:p>
        </text:list-item>
        <text:list-item>
          <text:p text:style-name="P364">Colgado calendario final de curso en tablón de sala de profesores. Cualquier anomalía detectada comunicar a jefatura.</text:p>
        </text:list-item>
        <text:list-item>
          <text:p text:style-name="P364">Se informa de actos para el Día de Canarias.</text:p>
        </text:list-item>
      </text:list>
      <text:p text:style-name="P192"/>
      <text:p text:style-name="P192"/>
      <text:list xml:id="list121650098479991" text:continue-list="list121649621721543" text:style-name="_33_9076466643956810571">
        <text:list-item>
          <text:list>
            <text:list-item>
              <text:list>
                <text:list-item>
                  <text:list>
                    <text:list-item>
                      <text:p text:style-name="P483">3. <text:span text:style-name="T122">Reparación equipos averiados</text:span></text:p>
                    </text:list-item>
                    <text:list-item>
                      <text:p text:style-name="P483"/>
                    </text:list-item>
                  </text:list>
                </text:list-item>
              </text:list>
            </text:list-item>
          </text:list>
        </text:list-item>
      </text:list>
      <text:p text:style-name="Text_20_body"><text:span text:style-name="T122">Se informa de que acudió al centro personal de Qwerty para revisar los dos equipos averiados del aula de segundo y de que se está a la espera de que presenten presupuesto de sustitución de componentes averiados.</text:span> <text:span text:style-name="T122">Si el presupuesto es excesivo se buscará la forma de adaptar a los equipos componentes estándar.</text:span></text:p>
      <text:list xml:id="list121650954846811" text:continue-numbering="true" text:style-name="_33_9076466643956810571">
        <text:list-item>
          <text:list>
            <text:list-item>
              <text:list>
                <text:list-item>
                  <text:list>
                    <text:list-item>
                      <text:p text:style-name="P483"/>
                    </text:list-item>
                    <text:list-item>
                      <text:p text:style-name="P483"><text:span text:style-name="T122">4. </text:span>Análisis de seguimiento de programaciones</text:p>
                    </text:list-item>
                  </text:list>
                </text:list-item>
              </text:list>
            </text:list-item>
          </text:list>
        </text:list-item>
      </text:list>
      <text:p text:style-name="P192"/>
      <text:p text:style-name="P192">Se comentan los contenidos impartidos en cada módulo y materias y se debaten propuestas de coordinación y de posibles actividades a realizar.</text:p>
      <text:p text:style-name="P192"/>
      <text:list xml:id="list121650742915494" text:continue-numbering="true" text:style-name="_33_9076466643956810571">
        <text:list-item>
          <text:list>
            <text:list-item>
              <text:list>
                <text:list-item>
                  <text:list>
                    <text:list-item>
                      <text:p text:style-name="P483"><text:span text:style-name="T122">5</text:span>. Sugerencias y preguntas</text:p>
                    </text:list-item>
                  </text:list>
                </text:list-item>
              </text:list>
            </text:list-item>
          </text:list>
        </text:list-item>
      </text:list>
      <text:p text:style-name="P192"/>
      <text:p text:style-name="P192"><text:soft-page-break/>No hay</text:p>
      <text:p text:style-name="P192"/>
      <text:h text:style-name="P505" text:outline-level="3">T<text:span text:style-name="T89">areas asignadas</text:span></text:h>
      <text:p text:style-name="P192"/>
      <text:p text:style-name="P192">Responsable</text:p>
      <text:p text:style-name="P192"/>
      <text:p text:style-name="P192"/>
      <text:p text:style-name="P192"/>
      <text:p text:style-name="P192">Sin más asuntos que tratar se levanta la sesión, de todo lo cual yo, como Jefe del Departamento, doy fe.</text:p>
      <text:p text:style-name="P192"/>
      <text:p text:style-name="P174">E<text:span text:style-name="T89">l jefe de departamento</text:span> <text:s text:c="5"/></text:p>
      <text:p text:style-name="P174"/>
      <text:p text:style-name="P174"/>
      <text:p text:style-name="P174"/>
      <text:p text:style-name="P174"/>
      <text:p text:style-name="P174"/>
      <text:p text:style-name="P174">Iván Chillón García <text:s text:c="5"/></text:p>
      <text:p text:style-name="P85"><draw:line text:anchor-type="paragraph" draw:z-index="85" draw:style-name="gr4" draw:text-style-name="P557" svg:x1="-0.041cm" svg:y1="13.884cm" svg:x2="15.675cm" svg:y2="0.284cm"><text:p/></draw:line></text:p>
      <text:h text:style-name="P455" text:outline-level="2"><text:span text:style-name="T39">ACTA Nº </text:span><text:span text:style-name="T75">25</text:span></text:h>
      <text:h text:style-name="P506" text:outline-level="3">Fecha: <text:span text:style-name="T40">29/0</text:span><text:span text:style-name="T54">5</text:span><text:span text:style-name="T40">/13</text:span></text:h>
      <text:h text:style-name="P506" text:outline-level="3">Asistentes:</text:h>
      <text:list xml:id="list121651584234833" text:continue-list="list121650744971001" text:style-name="L19">
        <text:list-item>
          <text:p text:style-name="P342">Adalberto Álvarez Pérez</text:p>
        </text:list-item>
        <text:list-item>
          <text:p text:style-name="P342">Etiel Juan Domínguez Sánchez</text:p>
        </text:list-item>
        <text:list-item>
          <text:p text:style-name="P342">Iván Chillón García</text:p>
        </text:list-item>
      </text:list>
      <text:p text:style-name="P193"/>
      <text:h text:style-name="P506" text:outline-level="3">O<text:span text:style-name="T89">rden del día</text:span></text:h>
      <text:p text:style-name="P224">1. Aprobación si procede del acta de la reunión anterior </text:p>
      <text:p text:style-name="P224">2. Informe de la reunión de CCP</text:p>
      <text:p text:style-name="P237">3. Compras</text:p>
      <text:p text:style-name="P224"><text:span text:style-name="T123">4</text:span>. Análisis de seguimiento de programaciones</text:p>
      <text:p text:style-name="P224"><text:span text:style-name="T123">5</text:span>. Sugerencias y preguntas</text:p>
      <text:p text:style-name="P224"/>
      <text:h text:style-name="P506" text:outline-level="3">A<text:span text:style-name="T89">spectos tratados y decisiones adoptadas</text:span></text:h>
      <text:list xml:id="list121650759511101" text:continue-list="list121650742915494" text:style-name="_33_9076466643956810571">
        <text:list-item>
          <text:list>
            <text:list-item>
              <text:list>
                <text:list-item>
                  <text:list>
                    <text:list-item>
                      <text:p text:style-name="P484">1. Aprobación si procede del acta de la reunión anterior</text:p>
                    </text:list-item>
                  </text:list>
                </text:list-item>
              </text:list>
            </text:list-item>
          </text:list>
        </text:list-item>
      </text:list>
      <text:p text:style-name="P193"/>
      <text:p text:style-name="P193">Se aprueba</text:p>
      <text:p text:style-name="P193"/>
      <text:list xml:id="list121649750026284" text:continue-numbering="true" text:style-name="_33_9076466643956810571">
        <text:list-item>
          <text:list>
            <text:list-item>
              <text:list>
                <text:list-item>
                  <text:list>
                    <text:list-item>
                      <text:p text:style-name="P484">2. Informe de la reunión de CCP</text:p>
                    </text:list-item>
                  </text:list>
                </text:list-item>
              </text:list>
            </text:list-item>
          </text:list>
        </text:list-item>
      </text:list>
      <text:p text:style-name="P193"/>
      <text:p text:style-name="P193">Se informa de los aspectos tratados en la reunión de CCP del día <text:span text:style-name="T123">26 de mayo</text:span>. De entre los puntos tratados cabe destacar:</text:p>
      <text:list xml:id="list2006551880923338818" text:style-name="L30">
        <text:list-item>
          <text:p text:style-name="P365">Aspectos tratados en reunión de directores con directora insular:</text:p>
        </text:list-item>
        <text:list-item>
          <text:p text:style-name="P410">PAU se celebrará este curso en el IES Blas Cabrera</text:p>
        </text:list-item>
        <text:list-item>
          <text:p text:style-name="P410">Se construirán 15 aulas nuevas para sustituir las prefabricadas que actualmente están en régimen de alquiler.</text:p>
        </text:list-item>
        <text:list-item>
          <text:p text:style-name="P410">Se construirán 3 centros nuevos en la isla en colaboración público-privada. Saldrá en boletin en breve. Centros: IES Maneje, IES Haría y CEIP Quintero. Serán en régimen de alquiler de 20 años para las empresas constructoras y se mantendrán en régimen privado los servicios de limpieza y mantenimiento</text:p>
        </text:list-item>
        <text:list-item>
          <text:p text:style-name="P410">Concesión Premio Viera y Clavijo de Lanzarote a Juan Cruz Sepúlveda</text:p>
        </text:list-item>
        <text:list-item>
          <text:p text:style-name="P413">Problemas con listas de sustitución han impedido nombramiento de mantenedor del Centro. Debería ser nombrado en breve.</text:p>
        </text:list-item>
        <text:list-item>
          <text:p text:style-name="P413">A los alumnos con materias pendientes se les deberá elaborar un informe individualizado de recuperación. Los casos dudosos se deberán reflejar de forma detallada en acta para que el profesorado disponga de dicha información en septiembre.</text:p>
        </text:list-item>
        <text:list-item>
          <text:p text:style-name="P413">Abiertas listas de sustitución en algunas especialidades.</text:p>
        </text:list-item>
        <text:list-item>
          <text:p text:style-name="P413">Se recuerda a los departamentos que deben entregar en junio la memoria del mismo. </text:p>
        </text:list-item>
        <text:list-item>
          <text:p text:style-name="P413">Remitido correo consejería con previsión de grupos. Respecto de la previsión anterior se añade un grupo de 1º de bachillerato. Falta última previsión.</text:p>
        </text:list-item>
        <text:list-item>
          <text:p text:style-name="P413"><text:soft-page-break/>En ruegos y preguntas se informa desde este departamento de la posibilidad de migrar la versión actual del moodle a la nueva versión que incorpora bastantes mejoras y parches de seguridad</text:p>
        </text:list-item>
      </text:list>
      <text:p text:style-name="P193"/>
      <text:p text:style-name="P193"/>
      <text:list xml:id="list121650316769385" text:continue-list="list121649750026284" text:style-name="_33_9076466643956810571">
        <text:list-item>
          <text:list>
            <text:list-item>
              <text:list>
                <text:list-item>
                  <text:list>
                    <text:list-item>
                      <text:p text:style-name="P484">3. <text:span text:style-name="T123">Compras</text:span></text:p>
                    </text:list-item>
                    <text:list-item>
                      <text:p text:style-name="P484"/>
                    </text:list-item>
                  </text:list>
                </text:list-item>
              </text:list>
            </text:list-item>
          </text:list>
        </text:list-item>
      </text:list>
      <text:p text:style-name="P425">Se informa de la adquisición de 4 tarjetas SD de clase 10 de 8 GB de capacidad, hub USB y cables micro USB.</text:p>
      <text:p text:style-name="P295"><text:span text:style-name="T123">Se acuerda solicitar presupuesto para completar gasto de remanente de partida extraordinaria </text:span><text:s/><text:span text:style-name="T123">de los siguientes componentes:</text:span></text:p>
      <text:list xml:id="list1406504899954994365" text:style-name="L31">
        <text:list-item>
          <text:p text:style-name="P426">2 portátiles</text:p>
        </text:list-item>
        <text:list-item>
          <text:p text:style-name="P426">2 discos duros SSD</text:p>
        </text:list-item>
        <text:list-item>
          <text:p text:style-name="P426">1 Cañón de proyección</text:p>
        </text:list-item>
        <text:list-item>
          <text:p text:style-name="P426">1 UPS</text:p>
        </text:list-item>
        <text:list-item>
          <text:p text:style-name="P426">1 Servidor NAS con dos discos duros</text:p>
        </text:list-item>
        <text:list-item>
          <text:p text:style-name="P426">2 placas y 2 fuentes compatibles con HP Compaq 8100</text:p>
        </text:list-item>
        <text:list-item>
          <text:p text:style-name="P426">Módulos de 4GB de memoria RAM</text:p>
        </text:list-item>
      </text:list>
      <text:list xml:id="list121651472154386" text:continue-list="list121650316769385" text:style-name="_33_9076466643956810571">
        <text:list-item>
          <text:list>
            <text:list-item>
              <text:list>
                <text:list-item>
                  <text:list>
                    <text:list-item>
                      <text:p text:style-name="P484"/>
                    </text:list-item>
                    <text:list-item>
                      <text:p text:style-name="P484"><text:span text:style-name="T123">4. </text:span>Análisis de seguimiento de programaciones</text:p>
                    </text:list-item>
                  </text:list>
                </text:list-item>
              </text:list>
            </text:list-item>
          </text:list>
        </text:list-item>
      </text:list>
      <text:p text:style-name="P193"/>
      <text:p text:style-name="P193">Se comentan los contenidos impartidos en cada módulo y materias y se debaten propuestas de coordinación y de posibles actividades a realizar.</text:p>
      <text:p text:style-name="P193"/>
      <text:list xml:id="list121651128194618" text:continue-numbering="true" text:style-name="_33_9076466643956810571">
        <text:list-item>
          <text:list>
            <text:list-item>
              <text:list>
                <text:list-item>
                  <text:list>
                    <text:list-item>
                      <text:p text:style-name="P484"><text:span text:style-name="T123">5</text:span>. Sugerencias y preguntas</text:p>
                    </text:list-item>
                  </text:list>
                </text:list-item>
              </text:list>
            </text:list-item>
          </text:list>
        </text:list-item>
      </text:list>
      <text:p text:style-name="P193"/>
      <text:p text:style-name="P193">No hay</text:p>
      <text:p text:style-name="P193"/>
      <text:h text:style-name="P506" text:outline-level="3">T<text:span text:style-name="T89">areas asignadas</text:span></text:h>
      <text:p text:style-name="P193"/>
      <text:p text:style-name="P193">Responsable</text:p>
      <text:p text:style-name="P193"/>
      <text:p text:style-name="P193"/>
      <text:p text:style-name="P193"/>
      <text:p text:style-name="P193">Sin más asuntos que tratar se levanta la sesión, de todo lo cual yo, como Jefe del Departamento, doy fe.</text:p>
      <text:p text:style-name="P193"/>
      <text:p text:style-name="P175">E<text:span text:style-name="T89">l jefe de departamento</text:span> <text:s text:c="5"/></text:p>
      <text:p text:style-name="P175"/>
      <text:p text:style-name="P175"/>
      <text:p text:style-name="P175"/>
      <text:p text:style-name="P175"/>
      <text:p text:style-name="P175"/>
      <text:p text:style-name="P175">Iván Chillón García <text:s text:c="5"/></text:p>
      <text:h text:style-name="P456" text:outline-level="2"><text:span text:style-name="T39">ACTA Nº </text:span><text:span text:style-name="T76">26</text:span></text:h>
      <text:h text:style-name="P507" text:outline-level="3">Fecha: <text:span text:style-name="T124">05</text:span><text:span text:style-name="T40">/0</text:span><text:span text:style-name="T55">6</text:span><text:span text:style-name="T40">/</text:span><text:span text:style-name="T55">2014</text:span></text:h>
      <text:h text:style-name="P507" text:outline-level="3">Asistentes:</text:h>
      <text:list xml:id="list121651434236131" text:continue-list="list121651584234833" text:style-name="L19">
        <text:list-item>
          <text:p text:style-name="P343">Adalberto Álvarez Pérez</text:p>
        </text:list-item>
        <text:list-item>
          <text:p text:style-name="P343">Etiel Juan Domínguez Sánchez</text:p>
        </text:list-item>
        <text:list-item>
          <text:p text:style-name="P343">Iván Chillón García</text:p>
        </text:list-item>
      </text:list>
      <text:p text:style-name="P194"/>
      <text:h text:style-name="P507" text:outline-level="3">O<text:span text:style-name="T89">rden del día</text:span></text:h>
      <text:p text:style-name="P225">1. Aprobación si procede del acta de la reunión anterior </text:p>
      <text:p text:style-name="P225">2. Informe de la reunión de CCP</text:p>
      <text:p text:style-name="P416">3. Equipos averiados</text:p>
      <text:p text:style-name="P416">4. Montaje de equipos por piezas</text:p>
      <text:p text:style-name="P225"><text:span text:style-name="T127">5</text:span>. Análisis de seguimiento de programaciones</text:p>
      <text:p text:style-name="P225"><text:span text:style-name="T127">6</text:span>. Sugerencias y preguntas</text:p>
      <text:p text:style-name="P225"/>
      <text:h text:style-name="P507" text:outline-level="3">A<text:span text:style-name="T89">spectos tratados y decisiones adoptadas</text:span></text:h>
      <text:list xml:id="list121651362160436" text:continue-list="list121651128194618" text:style-name="_33_9076466643956810571">
        <text:list-item>
          <text:list>
            <text:list-item>
              <text:list>
                <text:list-item>
                  <text:list>
                    <text:list-item>
                      <text:p text:style-name="P485">1. Aprobación si procede del acta de la reunión anterior</text:p>
                    </text:list-item>
                  </text:list>
                </text:list-item>
              </text:list>
            </text:list-item>
          </text:list>
        </text:list-item>
      </text:list>
      <text:p text:style-name="P194"/>
      <text:p text:style-name="P194">Se aprueba</text:p>
      <text:p text:style-name="P194"/>
      <text:list xml:id="list121650231742113" text:continue-numbering="true" text:style-name="_33_9076466643956810571">
        <text:list-item>
          <text:list>
            <text:list-item>
              <text:list>
                <text:list-item>
                  <text:list>
                    <text:list-item>
                      <text:p text:style-name="P485">2. Informe de la reunión de CCP</text:p>
                    </text:list-item>
                  </text:list>
                </text:list-item>
              </text:list>
            </text:list-item>
          </text:list>
        </text:list-item>
      </text:list>
      <text:p text:style-name="P194"/>
      <text:p text:style-name="P194">Se informa de los aspectos tratados en la reunión de CCP del día <text:span text:style-name="T127">2 de junio</text:span>. De entre los puntos tratados cabe destacar:</text:p>
      <text:list xml:id="list6327456395904213429" text:style-name="L32">
        <text:list-item>
          <text:p text:style-name="P366">Se informa de apertura de proyecto REDES en sus diferentes modalidades por parte de la consejería. Los detalles están disponibles en la web de la consejería. Los centros interesados en inscribirse deben aprobar en claustro su participación en el proyecto.</text:p>
        </text:list-item>
        <text:list-item>
          <text:p text:style-name="P366">El día 28 de mayo llega la última previsión de grupos para el próximo curso. Respecto a la previsión anterior se aprueba un nuevo grupo en 3º de ESO</text:p>
        </text:list-item>
        <text:list-item>
          <text:p text:style-name="P366">Viernes 20 de junio tendrá lugar el acto de la orla de los alumnos de 2º de bachillerato</text:p>
        </text:list-item>
        <text:list-item>
          <text:p text:style-name="P366">Se informa de programa de actividades de cierre del proyecto “Kilómetros de salud kilómetros de color” del departamento de educación física</text:p>
        </text:list-item>
      </text:list>
      <text:p text:style-name="P194"/>
      <text:p text:style-name="P194"/>
      <text:list xml:id="list121649865351403" text:continue-list="list121650231742113" text:style-name="_33_9076466643956810571">
        <text:list-item>
          <text:list>
            <text:list-item>
              <text:list>
                <text:list-item>
                  <text:list>
                    <text:list-item>
                      <text:p text:style-name="P486">3. <text:span text:style-name="T127">Equipos averiados</text:span></text:p>
                    </text:list-item>
                  </text:list>
                </text:list-item>
              </text:list>
            </text:list-item>
          </text:list>
        </text:list-item>
      </text:list>
      <text:p text:style-name="P378"/>
      <text:p text:style-name="P379">Desde Querty se recibe presupuesto de reparación de los equipos averiados del aula de 2º. Dado el alto importe del mismo se acuerda solicitar presupuestos para adquirir placas y fuentes genéricas a las que se les pueda adaptar el procesador y la torre de los mismos.</text:p>
      <text:p text:style-name="P378"/>
      <text:list xml:id="list121650729307250" text:continue-numbering="true" text:style-name="_33_9076466643956810571">
        <text:list-item>
          <text:p text:style-name="P487">4. Equipos por piezas</text:p>
        </text:list-item>
      </text:list>
      <text:p text:style-name="P379"/>
      <text:p text:style-name="P379"><text:soft-page-break/>Se acuerda realizar actividad de montaje conjunto de los equipos por piezas impartida por Miguel, responsable de la empresa encargada de suministrar el equipamiento.</text:p>
      <text:list xml:id="list121649928459573" text:continue-numbering="true" text:style-name="_33_9076466643956810571">
        <text:list-item>
          <text:list>
            <text:list-item>
              <text:list>
                <text:list-item>
                  <text:list>
                    <text:list-item>
                      <text:p text:style-name="P486"/>
                    </text:list-item>
                    <text:list-item>
                      <text:p text:style-name="P486"><text:span text:style-name="T127">5. </text:span>Análisis de seguimiento de programaciones</text:p>
                    </text:list-item>
                  </text:list>
                </text:list-item>
              </text:list>
            </text:list-item>
          </text:list>
        </text:list-item>
      </text:list>
      <text:p text:style-name="P194"/>
      <text:p text:style-name="P194">Se comentan los contenidos impartidos en cada módulo y materias y se debaten propuestas de coordinación y de posibles actividades a realizar.</text:p>
      <text:p text:style-name="P194"/>
      <text:list xml:id="list121650609800517" text:continue-numbering="true" text:style-name="_33_9076466643956810571">
        <text:list-item>
          <text:list>
            <text:list-item>
              <text:list>
                <text:list-item>
                  <text:list>
                    <text:list-item>
                      <text:p text:style-name="P485"><text:span text:style-name="T127">6</text:span>. Sugerencias y preguntas</text:p>
                    </text:list-item>
                  </text:list>
                </text:list-item>
              </text:list>
            </text:list-item>
          </text:list>
        </text:list-item>
      </text:list>
      <text:p text:style-name="P194"/>
      <text:p text:style-name="P194">No hay</text:p>
      <text:p text:style-name="P194"/>
      <text:h text:style-name="P507" text:outline-level="3">T<text:span text:style-name="T89">areas asignadas</text:span></text:h>
      <text:p text:style-name="P194"/>
      <text:p text:style-name="P194">Responsable</text:p>
      <text:p text:style-name="P194"/>
      <text:p text:style-name="P194"/>
      <text:p text:style-name="P194"/>
      <text:p text:style-name="P194">Sin más asuntos que tratar se levanta la sesión, de todo lo cual yo, como Jefe del Departamento, doy fe.</text:p>
      <text:p text:style-name="P194"/>
      <text:p text:style-name="P176">E<text:span text:style-name="T89">l jefe de departamento</text:span> <text:s text:c="5"/></text:p>
      <text:p text:style-name="P176"/>
      <text:p text:style-name="P176"/>
      <text:p text:style-name="P176"/>
      <text:p text:style-name="P176"/>
      <text:p text:style-name="P176"/>
      <text:p text:style-name="P176">Iván Chillón García <text:s text:c="5"/></text:p>
      <text:p text:style-name="P367"><draw:line text:anchor-type="paragraph" draw:z-index="86" draw:style-name="gr4" draw:text-style-name="P557" svg:x1="-0.041cm" svg:y1="9.368cm" svg:x2="15.543cm" svg:y2="0.587cm"><text:p/></draw:line></text:p>
      <text:h text:style-name="P457" text:outline-level="2"><text:span text:style-name="T39">ACTA Nº </text:span><text:span text:style-name="T77">27</text:span></text:h>
      <text:h text:style-name="P508" text:outline-level="3">Fecha: <text:span text:style-name="T128">12</text:span><text:span text:style-name="T40">/0</text:span><text:span text:style-name="T56">6</text:span><text:span text:style-name="T40">/13</text:span></text:h>
      <text:h text:style-name="P508" text:outline-level="3">Asistentes:</text:h>
      <text:list xml:id="list4160727971383327648" text:style-name="L33">
        <text:list-item>
          <text:p text:style-name="P344">Adalberto Álvarez Pérez</text:p>
        </text:list-item>
        <text:list-item>
          <text:p text:style-name="P344">Etiel Juan Domínguez Sánchez</text:p>
        </text:list-item>
        <text:list-item>
          <text:p text:style-name="P344">Iván Chillón García</text:p>
        </text:list-item>
      </text:list>
      <text:p text:style-name="P419"/>
      <text:h text:style-name="P508" text:outline-level="3">O<text:span text:style-name="T89">rden del día</text:span></text:h>
      <text:p text:style-name="P415">1. Aprobación si procede del acta de la reunión anterior </text:p>
      <text:p text:style-name="P415">2. Informe de la reunión de CCP</text:p>
      <text:p text:style-name="P417">3. Partida extraordinaria</text:p>
      <text:p text:style-name="P415"><text:span text:style-name="T128">4</text:span>. <text:span text:style-name="T129">Memoria del departamento</text:span></text:p>
      <text:p text:style-name="P415"><text:span text:style-name="T128">5</text:span>. Sugerencias y preguntas</text:p>
      <text:p text:style-name="P415"/>
      <text:h text:style-name="P508" text:outline-level="3">A<text:span text:style-name="T89">spectos tratados y decisiones adoptadas</text:span></text:h>
      <text:list xml:id="list121649842961085" text:continue-list="list121650609800517" text:style-name="_33_9076466643956810571">
        <text:list-item>
          <text:list>
            <text:list-item>
              <text:list>
                <text:list-item>
                  <text:list>
                    <text:list-item>
                      <text:p text:style-name="P488">1. Aprobación si procede del acta de la reunión anterior</text:p>
                    </text:list-item>
                  </text:list>
                </text:list-item>
              </text:list>
            </text:list-item>
          </text:list>
        </text:list-item>
      </text:list>
      <text:p text:style-name="P419"/>
      <text:p text:style-name="P419">Se aprueba</text:p>
      <text:p text:style-name="P419"/>
      <text:list xml:id="list121651322361956" text:continue-numbering="true" text:style-name="_33_9076466643956810571">
        <text:list-item>
          <text:list>
            <text:list-item>
              <text:list>
                <text:list-item>
                  <text:list>
                    <text:list-item>
                      <text:p text:style-name="P488">2. Informe de la reunión de CCP</text:p>
                    </text:list-item>
                  </text:list>
                </text:list-item>
              </text:list>
            </text:list-item>
          </text:list>
        </text:list-item>
      </text:list>
      <text:p text:style-name="P419"/>
      <text:p text:style-name="P419">Se informa de los aspectos tratados en la reunión de CCP del día <text:span text:style-name="T128">9 de junio</text:span>. De entre los puntos tratados cabe destacar:</text:p>
      <text:list xml:id="list3069428239859962398" text:style-name="L34">
        <text:list-item>
          <text:p text:style-name="P368">OMAs se realiza el análisis de impalantación de la medida durante el presente curso. Se leen las valoraciones de los departamentos implicados. Los informes completos están almacenados en la zona compartica. De cara al curso 2014/15, dentro de las opciones se acuerda continuar con la seleccionada para el presente curso de docencia compartida priorizando las materias de lengua y matemáticas.</text:p>
        </text:list-item>
        <text:list-item>
          <text:p text:style-name="P368">Remitida encuesta a consejería sobre uso de las TICs</text:p>
        </text:list-item>
        <text:list-item>
          <text:p text:style-name="P368">Durante la evaluación se va <text:s/>a volver a pedir rellenar información sobre el alumnado que se prevé que promocione o repita. Se tendrán en cuenta los posibles resultados de septiembre y se dejarán en blanco los casos dudosos.</text:p>
        </text:list-item>
        <text:list-item>
          <text:p text:style-name="P369">En la tercera evaluación aparecerán en los boletines de notas las calificaciones en competencias básicas. Se solicita especial coherencia con las calificaciones por materias y cumplimentar las mismas con antelación suficientemente</text:p>
        </text:list-item>
        <text:list-item>
          <text:p text:style-name="P369">Abierto plazo (2 al 16 de junio) para cumplimentar solicitudes de destino para el próximo curso. Se hace de forma telemática.</text:p>
        </text:list-item>
      </text:list>
      <text:p text:style-name="P370"/>
      <text:p text:style-name="P419"/>
      <text:p text:style-name="P419"/>
      <text:list xml:id="list121650775496252" text:continue-list="list121651322361956" text:style-name="_33_9076466643956810571">
        <text:list-item>
          <text:list>
            <text:list-item>
              <text:list>
                <text:list-item>
                  <text:list>
                    <text:list-item>
                      <text:p text:style-name="P488">3. <text:span text:style-name="T128">Partida extraordinaria</text:span></text:p>
                    </text:list-item>
                  </text:list>
                </text:list-item>
              </text:list>
            </text:list-item>
          </text:list>
        </text:list-item>
      </text:list>
      <text:p text:style-name="P380"/>
      <text:p text:style-name="P381">Se informa de que han llegado las antenas inalámbricas Nanostation Loco M5 y el router para balanceo de carga TP-LINK RT 4707 encargados online a la empresa WIFI Canarias.</text:p>
      <text:p text:style-name="P381"><text:soft-page-break/></text:p>
      <text:p text:style-name="P381">Se acuerda la adquisición de dos monitores de alta resolución para su uso en el ordenador del profesor en ambas aulas.</text:p>
      <text:list xml:id="list121651685052945" text:continue-numbering="true" text:style-name="_33_9076466643956810571">
        <text:list-item>
          <text:list>
            <text:list-item>
              <text:list>
                <text:list-item>
                  <text:list>
                    <text:list-item>
                      <text:p text:style-name="P488"/>
                    </text:list-item>
                    <text:list-item>
                      <text:p text:style-name="P488"><text:span text:style-name="T128">4. Memoria del departamento</text:span></text:p>
                    </text:list-item>
                  </text:list>
                </text:list-item>
              </text:list>
            </text:list-item>
          </text:list>
        </text:list-item>
      </text:list>
      <text:p text:style-name="P419"/>
      <text:p text:style-name="P419">Se <text:span text:style-name="T129">aprueba la memoria del departamento para el presente curso que se adjunta al acta de esta reunión como Anexo I</text:span></text:p>
      <text:p text:style-name="P419"/>
      <text:list xml:id="list121650754527853" text:continue-numbering="true" text:style-name="_33_9076466643956810571">
        <text:list-item>
          <text:list>
            <text:list-item>
              <text:list>
                <text:list-item>
                  <text:list>
                    <text:list-item>
                      <text:p text:style-name="P488"><text:span text:style-name="T128">5</text:span>. Sugerencias y preguntas</text:p>
                    </text:list-item>
                  </text:list>
                </text:list-item>
              </text:list>
            </text:list-item>
          </text:list>
        </text:list-item>
      </text:list>
      <text:p text:style-name="P419"/>
      <text:p text:style-name="P419">No hay</text:p>
      <text:p text:style-name="P419"/>
      <text:h text:style-name="P508" text:outline-level="3">T<text:span text:style-name="T89">areas asignadas</text:span></text:h>
      <text:p text:style-name="P419"/>
      <text:p text:style-name="P419">Responsable</text:p>
      <text:p text:style-name="P419"/>
      <text:p text:style-name="P419"/>
      <text:p text:style-name="P419"/>
      <text:p text:style-name="P419">Sin más asuntos que tratar se levanta la sesión, de todo lo cual yo, como Jefe del Departamento, doy fe.</text:p>
      <text:p text:style-name="P419"/>
      <text:p text:style-name="P421">E<text:span text:style-name="T89">l jefe de departamento</text:span> <text:s text:c="4"/></text:p>
      <text:p text:style-name="P421"/>
      <text:p text:style-name="P421"/>
      <text:p text:style-name="P421"/>
      <text:p text:style-name="P421"/>
      <text:p text:style-name="P421"/>
      <text:p text:style-name="P421">Iván Chillón García <text:s text:c="7"/></text:p>
      <text:p text:style-name="P421"/>
      <text:p text:style-name="P421"/>
      <text:list xml:id="list121651536585977" text:continue-numbering="true" text:style-name="_33_9076466643956810571">
        <text:list-item>
          <text:p text:style-name="P489"><text:span text:style-name="T129">Anexo I. Memoria del departamento del curso 2013/14</text:span></text:p>
        </text:list-item>
        <text:list-item>
          <text:p text:style-name="P489"/>
        </text:list-item>
      </text:list>
      <text:p text:style-name="Text_20_body"><text:span text:style-name="T130">El Departamento didáctico citado, una vez realizado el análisis de los resultados correspondientes a la </text:span><text:span text:style-name="T131">evaluación final</text:span><text:span text:style-name="T130">, expresa las siguientes consideraciones:</text:span></text:p>
      <text:p text:style-name="P382"/>
      <text:p text:style-name="P427">1.- Grado de cumplimiento y desarrollo de la programación.</text:p>
      <text:p text:style-name="P428">HW: Faltó profundizar en la reparación de portátiles.</text:p>
      <text:p text:style-name="P428"/>
      <text:p text:style-name="P432"><text:span text:style-name="T133">REO: Faltó UT sobre redes inalámbricas, se trabajarán los contenidos en el módulo de segundo curso de Servicios en Red.</text:span></text:p>
      <text:p text:style-name="P428"/>
      <text:p text:style-name="P430">Aplicaciones Ofimáticas: No se han impartido todas las unidades de trabajo programadas, no se pudo impartir la UT6: Imagen Digital, UT7: Video Digital y la UT8: Aplicaciones de correo, aunque se impartieron contenidos de estas unidades de trabajo para la realización de actividades en otras unidades. </text:p>
      <text:p text:style-name="P430"><text:soft-page-break/>En contrapartida, el alumnado realizó prácticas de mecanografía, aprendió HTML y se realizó se les introdujo en conceptos de diseño de bases de datos, para mejorar su comprensión sobre la UT6 en que se trata la implementación de bases de datos.</text:p>
      <text:p text:style-name="P430"/>
      <text:p text:style-name="P428">Sistemas Operativos Monopuesto: No se han impartido todas las unidades de trabajo programadas, no se pudo impartir la UT7 y UT8, aunque de la UT7 se vieron gran parte de los contenidos relacionados con Windows en distintas actividades. Llegaron equipos nuevos dos semanas antes de final de curso, durante el tercer trimestre se usaron 2 equipos que iban pasando de alumnos o grupos de alumnos para que pudieran realizar ciertas actividades, ya que con los equipos de uso diario que se disponían, a veces era imposible y a veces se tenía que hacer varias veces las instalaciones para conseguir que fueran operativas, con los consiguientes aumentos de tiempo en realizar ciertas actividades.</text:p>
      <text:p text:style-name="P428"/>
      <text:p text:style-name="P435">Aplicaciones Web: Ha quedado por ver las aplicaciones en la Nube.</text:p>
      <text:p text:style-name="P435">Sistemas Operativos en Red: Se ha impartido todo el temario <text:s/>previsto sin llegarse ha profundizar mucho en entornos mixtos Windows-Linux.</text:p>
      <text:p text:style-name="P435">Montaje y Mantenimiento: Se ha impartido todo lo previsto aunque apenas se trató el tema de Seguridad en el Trabajo por falta de tiempo y por tratarse en el módulo de FOL.</text:p>
      <text:p text:style-name="P435"/>
      <text:p text:style-name="P429">Las pocas horas de Aplicaciones Web, la falta de base <text:s/>del los alumnos en conceptos Web y la baja del profesor durante casi un mes han ocasionado que esta sea el módulo más perjudicado en su desarrollo.</text:p>
      <text:p text:style-name="P428"/>
      <text:p text:style-name="P430">En el resto de módulos se imparten completamente todas las unidades programadas</text:p>
      <text:p text:style-name="P431"/>
      <text:p text:style-name="P430"/>
      <text:p text:style-name="P438">2.- Actuaciones realizadas para mejorar los niveles de adquisición de las Competencias Básicas.</text:p>
      <text:p text:style-name="P430"/>
      <text:p text:style-name="P430">El departamento no tiene asignadas materias de ESO</text:p>
      <text:p text:style-name="P430"/>
      <text:p text:style-name="P438">3.- Aspectos positivos y dificultades encontradas.</text:p>
      <text:p text:style-name="P428"/>
      <text:p text:style-name="P432"><text:span text:style-name="T133">Positivo: Interés por la informática en gran parte del alumnado. Alto número de alumnos que asisten regularmente a clase en primero del ciclo respecto de cursos anteriores. </text:span><text:span text:style-name="T137">Llegada de partida finalista de la Consejería que ha permitido </text:span><text:span text:style-name="T136">actualizadar los equipos informáticos del ciclo mejorar la infraestructura de red en velocidad y servicios y herramientas disponibles, lo que permitirá agilizar y realizar actividades con este grupo que antes no eran posibles</text:span></text:p>
      <text:p text:style-name="P428"/>
      <text:p text:style-name="P432"><text:span text:style-name="T136">Aspecto negativos: </text:span><text:span text:style-name="T137">Poca base de muchos alumnos que retrasan el avance de las clases. Retraso en la llegada del nuevo material adquirido. Ancho de banda limitado. </text:span><text:span text:style-name="T137">Uso del móvil por parte de muchos alumnos. Tendencia al mínimo esfuerzo y a la copia de actividades.</text:span></text:p>
      <text:p text:style-name="P428"/>
      <text:p text:style-name="P438">4.- Propuestas de mejora dirigidas al centro.</text:p>
      <text:p text:style-name="P438"/>
      <text:p text:style-name="P436"><text:soft-page-break/>Pintura y cortinas de las aulas.</text:p>
      <text:p text:style-name="P428"/>
      <text:p text:style-name="P438">5.- Sugerencias a la administración.</text:p>
      <text:p text:style-name="P438"/>
      <text:p text:style-name="P432"><text:span text:style-name="T134"><text:s/></text:span><text:span text:style-name="T141">Las jornadas de puertas abiertas de los ciclos se celebraron este año demasiado pronto lo que ha dificultado organizarlas bien y que los alumnos pudieran tenerlas en cuenta a final de curso a la hora de solicitar plazas. Eso puede haber influido en la baja demanda de plazas para el curso venidero.</text:span></text:p>
      <text:p text:style-name="P439"/>
      <text:p text:style-name="P430"><text:span text:style-name="T14">Agilización de la construcción del nuevo centro. Mejoras en la dotación de los ciclos y en formación para el profesorado en contenidos específicos del ciclo. Incrementar la oferta formativa en plazas y ciclos en la isla para evitar que muchos alumnos escojan sus estudios en última opción al no haber otra posibilidad.</text:span></text:p>
      <text:p text:style-name="P383"/>
      <text:p text:style-name="P538"/>
      <text:p text:style-name="P516">1º CFGM Sistemas Microinformáticos en Red</text:p>
      <text:p text:style-name="P515"/>
      <text:p text:style-name="P516">MÓDULO: MONTAJE Y MANTENIMIENTO DE EQUIPOS</text:p>
      <text:p text:style-name="P515"/>
      <table:table table:name="Tabla40" table:style-name="Tabla40">
        <table:table-column table:style-name="Tabla40.A"/>
        <table:table-column table:style-name="Tabla40.B" table:number-columns-repeated="2"/>
        <table:table-column table:style-name="Tabla40.D"/>
        <table:table-column table:style-name="Tabla40.E"/>
        <table:table-column table:style-name="Tabla40.F"/>
        <table:table-row table:style-name="Tabla40.1">
          <table:table-cell table:style-name="Tabla40.A1" office:value-type="string">
            <text:p text:style-name="P517"/>
            <text:p text:style-name="P518">CFGM</text:p>
          </table:table-cell>
          <table:table-cell table:style-name="Tabla40.A1" office:value-type="string">
            <text:p text:style-name="P518">Alumnado evaluado</text:p>
          </table:table-cell>
          <table:table-cell table:style-name="Tabla40.A1" office:value-type="string">
            <text:p text:style-name="P518">Evaluación positiva</text:p>
          </table:table-cell>
          <table:table-cell table:style-name="Tabla40.A1" office:value-type="string">
            <text:p text:style-name="P517"/>
            <text:p text:style-name="P518">%</text:p>
          </table:table-cell>
          <table:table-cell table:style-name="Tabla40.A1" office:value-type="string">
            <text:p text:style-name="P518">Evaluación negativa</text:p>
          </table:table-cell>
          <table:table-cell table:style-name="Tabla40.F1" office:value-type="string">
            <text:p text:style-name="P517"/>
            <text:p text:style-name="P518">%</text:p>
          </table:table-cell>
        </table:table-row>
        <table:table-row table:style-name="Tabla40.1">
          <table:table-cell table:style-name="Tabla40.A2" office:value-type="string">
            <text:p text:style-name="P517">1º</text:p>
            <text:p text:style-name="P518"/>
          </table:table-cell>
          <table:table-cell table:style-name="Tabla40.B2" office:value-type="string">
            <text:p text:style-name="P517">23</text:p>
          </table:table-cell>
          <table:table-cell table:style-name="Tabla40.C2" office:value-type="string">
            <text:p text:style-name="P517">11</text:p>
          </table:table-cell>
          <table:table-cell table:style-name="Tabla40.D2" office:value-type="string">
            <text:p text:style-name="P517">47</text:p>
          </table:table-cell>
          <table:table-cell table:style-name="Tabla40.E2" office:value-type="string">
            <text:p text:style-name="P517">12</text:p>
          </table:table-cell>
          <table:table-cell table:style-name="Tabla40.F2" office:value-type="string">
            <text:p text:style-name="P517">53</text:p>
          </table:table-cell>
        </table:table-row>
      </table:table>
      <text:p text:style-name="P555"/>
      <table:table table:name="Tabla41" table:style-name="Tabla41">
        <table:table-column table:style-name="Tabla41.A"/>
        <table:table-row table:style-name="Tabla41.1">
          <table:table-cell table:style-name="Tabla41.A1" office:value-type="string">
            <text:p text:style-name="P518">ANÁLISIS DE LOS RESULTADOS:</text:p>
          </table:table-cell>
        </table:table-row>
        <table:table-row table:style-name="Tabla41.1">
          <table:table-cell table:style-name="Tabla41.A2" office:value-type="string">
            <text:p text:style-name="P519">Un grupo de poco nivel medio aunque poco absentista lo que ha propiciado que la nota de clase haya ayudado a aprobar el módulo a ciertos alumnos de bajo rendimiento en los exámenes. Así, aunque con bajas notas, ha aprobado un gran porcentaje.</text:p>
            <text:p text:style-name="P519"/>
            <text:p text:style-name="P519"/>
            <text:p text:style-name="P519"/>
          </table:table-cell>
        </table:table-row>
        <table:table-row table:style-name="Tabla41.1">
          <table:table-cell table:style-name="Tabla41.A1" office:value-type="string">
            <text:p text:style-name="P518">PROPUESTAS DE MEJORA</text:p>
          </table:table-cell>
        </table:table-row>
        <table:table-row table:style-name="Tabla41.1">
          <table:table-cell table:style-name="Tabla41.A4" office:value-type="string">
            <text:p text:style-name="P519">Renovar y ampliar el material de trabajo: Equipos, herramientas, ancho de banda…</text:p>
            <text:p text:style-name="P522"/>
            <text:p text:style-name="P518"/>
          </table:table-cell>
        </table:table-row>
      </table:table>
      <text:p text:style-name="P539"/>
      <text:p text:style-name="P539">MÓDULO: Aplicaciones Ofimáticas</text:p>
      <text:p text:style-name="P539"/>
      <table:table table:name="Tabla43" table:style-name="Tabla43">
        <table:table-column table:style-name="Tabla43.A"/>
        <table:table-column table:style-name="Tabla43.B" table:number-columns-repeated="2"/>
        <table:table-column table:style-name="Tabla43.D"/>
        <table:table-column table:style-name="Tabla43.E"/>
        <table:table-column table:style-name="Tabla43.F"/>
        <table:table-row table:style-name="Tabla43.1">
          <table:table-cell table:style-name="Tabla43.A1" office:value-type="string">
            <text:p text:style-name="P533"/>
            <text:p text:style-name="P529">CFGM</text:p>
          </table:table-cell>
          <table:table-cell table:style-name="Tabla43.A1" office:value-type="string">
            <text:p text:style-name="P535">Alumnado evaluado</text:p>
          </table:table-cell>
          <table:table-cell table:style-name="Tabla43.A1" office:value-type="string">
            <text:p text:style-name="P535">Evaluación positiva</text:p>
          </table:table-cell>
          <table:table-cell table:style-name="Tabla43.A1" office:value-type="string">
            <text:p text:style-name="P533"/>
            <text:p text:style-name="P535">%</text:p>
          </table:table-cell>
          <table:table-cell table:style-name="Tabla43.A1" office:value-type="string">
            <text:p text:style-name="P535">Evaluación negativa</text:p>
          </table:table-cell>
          <table:table-cell table:style-name="Tabla43.F1" office:value-type="string">
            <text:p text:style-name="P533"/>
            <text:p text:style-name="P535">%</text:p>
          </table:table-cell>
        </table:table-row>
        <table:table-row table:style-name="Tabla43.1">
          <table:table-cell table:style-name="Tabla43.A2" office:value-type="string">
            <text:p text:style-name="P547">1º CURSO </text:p>
          </table:table-cell>
          <table:table-cell table:style-name="Tabla43.B2" office:value-type="string">
            <text:p text:style-name="P534">22</text:p>
          </table:table-cell>
          <table:table-cell table:style-name="Tabla43.C2" office:value-type="string">
            <text:p text:style-name="P534">14</text:p>
          </table:table-cell>
          <table:table-cell table:style-name="Tabla43.D2" office:value-type="string">
            <text:p text:style-name="P534">64</text:p>
          </table:table-cell>
          <table:table-cell table:style-name="Tabla43.E2" office:value-type="string">
            <text:p text:style-name="P534">8</text:p>
          </table:table-cell>
          <table:table-cell table:style-name="Tabla43.F2" office:value-type="string">
            <text:p text:style-name="P534">36</text:p>
          </table:table-cell>
        </table:table-row>
      </table:table>
      <text:p text:style-name="P556"/>
      <table:table table:name="Tabla44" table:style-name="Tabla44">
        <table:table-column table:style-name="Tabla44.A"/>
        <table:table-row table:style-name="Tabla44.1">
          <table:table-cell table:style-name="Tabla44.A1" office:value-type="string">
            <text:p text:style-name="P535">ANÁLISIS DE LOS RESULTADOS:</text:p>
          </table:table-cell>
        </table:table-row>
        <text:soft-page-break/>
        <table:table-row table:style-name="Tabla44.1">
          <table:table-cell table:style-name="Tabla44.A2" office:value-type="string">
            <text:p text:style-name="P529"/>
            <text:p text:style-name="P528">Los resultados han mejorado bastante con respecto a la segunda evaluación, debido a que el alumnado realizó mayor seguimiento diario de las actividades y muchos se pusieron al día en unidades anteriores. </text:p>
            <text:p text:style-name="P528">El Módulo de Aplicaciones Ofimáticas les resulta más fácil de superar porque parte de los contenidos que se imparten los han trabajado con anterioridad en la ESO, aunque demuestran grandes carencias en los módulos de hojas de cálculo y bases de datos, dándose también el caso de algunos alumnos/as que nunca antes habían trabajado varios bloques de la materia o que en apariencia nunca los habían trabajado.</text:p>
            <text:p text:style-name="P528"/>
          </table:table-cell>
        </table:table-row>
        <table:table-row table:style-name="Tabla44.1">
          <table:table-cell table:style-name="Tabla44.A1" office:value-type="string">
            <text:p text:style-name="P535">PROPUESTAS DE MEJORA</text:p>
          </table:table-cell>
        </table:table-row>
        <table:table-row table:style-name="Tabla44.1">
          <table:table-cell table:style-name="Tabla44.A4" office:value-type="string">
            <text:p text:style-name="P529"/>
            <text:p text:style-name="P543">Quizás sería recomendable empezar con unidades relacionadas con HTML, diseño de páginas web, seguido de otra unidad donde se les introduzca a redes sociales y plataformas web, antes de pasar a las unidades más específicas de aplicaciones ofimáticas.</text:p>
          </table:table-cell>
        </table:table-row>
      </table:table>
      <text:p text:style-name="P548"/>
      <text:p text:style-name="P548"><text:span text:style-name="T12">MÓDULO: Sistemas Operativos Monopuesto</text:span></text:p>
      <text:p text:style-name="P539"/>
      <table:table table:name="Tabla45" table:style-name="Tabla45">
        <table:table-column table:style-name="Tabla45.A"/>
        <table:table-column table:style-name="Tabla45.B" table:number-columns-repeated="2"/>
        <table:table-column table:style-name="Tabla45.D"/>
        <table:table-column table:style-name="Tabla45.E"/>
        <table:table-column table:style-name="Tabla45.F"/>
        <table:table-row table:style-name="Tabla45.1">
          <table:table-cell table:style-name="Tabla45.A1" office:value-type="string">
            <text:p text:style-name="P533"/>
            <text:p text:style-name="P529">CFGM</text:p>
          </table:table-cell>
          <table:table-cell table:style-name="Tabla45.A1" office:value-type="string">
            <text:p text:style-name="P535">Alumnado evaluado</text:p>
          </table:table-cell>
          <table:table-cell table:style-name="Tabla45.A1" office:value-type="string">
            <text:p text:style-name="P535">Evaluación positiva</text:p>
          </table:table-cell>
          <table:table-cell table:style-name="Tabla45.A1" office:value-type="string">
            <text:p text:style-name="P533"/>
            <text:p text:style-name="P535">%</text:p>
          </table:table-cell>
          <table:table-cell table:style-name="Tabla45.A1" office:value-type="string">
            <text:p text:style-name="P535">Evaluación negativa</text:p>
          </table:table-cell>
          <table:table-cell table:style-name="Tabla45.F1" office:value-type="string">
            <text:p text:style-name="P533"/>
            <text:p text:style-name="P535">%</text:p>
          </table:table-cell>
        </table:table-row>
        <table:table-row table:style-name="Tabla45.1">
          <table:table-cell table:style-name="Tabla45.A2" office:value-type="string">
            <text:p text:style-name="P547">1º CURSO </text:p>
          </table:table-cell>
          <table:table-cell table:style-name="Tabla45.B2" office:value-type="string">
            <text:p text:style-name="P534">24</text:p>
          </table:table-cell>
          <table:table-cell table:style-name="Tabla45.C2" office:value-type="string">
            <text:p text:style-name="P534">11</text:p>
          </table:table-cell>
          <table:table-cell table:style-name="Tabla45.D2" office:value-type="string">
            <text:p text:style-name="P534">46</text:p>
          </table:table-cell>
          <table:table-cell table:style-name="Tabla45.E2" office:value-type="string">
            <text:p text:style-name="P534">13</text:p>
          </table:table-cell>
          <table:table-cell table:style-name="Tabla45.F2" office:value-type="string">
            <text:p text:style-name="P534">54</text:p>
          </table:table-cell>
        </table:table-row>
      </table:table>
      <text:p text:style-name="P556"/>
      <table:table table:name="Tabla46" table:style-name="Tabla46">
        <table:table-column table:style-name="Tabla46.A"/>
        <table:table-row table:style-name="Tabla46.1">
          <table:table-cell table:style-name="Tabla46.A1" office:value-type="string">
            <text:p text:style-name="P535">ANÁLISIS DE LOS RESULTADOS:</text:p>
          </table:table-cell>
        </table:table-row>
        <table:table-row table:style-name="Tabla46.1">
          <table:table-cell table:style-name="Tabla46.A2" office:value-type="string">
            <text:p text:style-name="P529"/>
            <text:p text:style-name="P528">Los resultados del tercer trimestre son bastante mejores que los del segundo trimestre, se ha pasado de un 29% de aprobados del total de alumnos matriculados a un 46% de aprobados respecto al total y a un 61% de alumnos aprobados respecto al alumnado que asiste regularmente.</text:p>
            <text:p text:style-name="P528">Se han podido realizar más actividades y el seguimiento por parte del alumnado ha sido bastante mayor que en los trimestres anteriores.</text:p>
            <text:p text:style-name="P528">Los equipos nuevos llegaron muy tarde (dos semanas antes de fin de curso), pero el uso de un par de equipos nuevos que fueron pasando de unos alumnos a otros cuando terminaban ciertas actividades en los que realizaran trabajos individuales y en grupo, parece haber ayudado a mejorar los resultados.</text:p>
            <text:p text:style-name="P528">Se incluyeron foros en cada una de las unidades, pero la participación del alumnado fue muy baja.</text:p>
          </table:table-cell>
        </table:table-row>
        <table:table-row table:style-name="Tabla46.1">
          <table:table-cell table:style-name="Tabla46.A1" office:value-type="string">
            <text:p text:style-name="P535">PROPUESTAS DE MEJORA</text:p>
          </table:table-cell>
        </table:table-row>
        <table:table-row table:style-name="Tabla46.1">
          <table:table-cell table:style-name="Tabla46.A4" office:value-type="string">
            <text:p text:style-name="P529"/>
            <text:p text:style-name="P543">Incluir foros desde principio de curso en las unidades como otra forma más en que puedan <text:s/>formular y presentar dudas sobre las unidades y también como una herramienta más para que mejoren su expresión verbal.</text:p>
            <text:p text:style-name="P530"/>
          </table:table-cell>
        </table:table-row>
      </table:table>
      <text:p text:style-name="P550"/>
      <text:p text:style-name="P515"/>
      <text:p text:style-name="P515"><text:soft-page-break/>MÓDULO: Redes de Área Local</text:p>
      <text:p text:style-name="P515"/>
      <table:table table:name="Tabla47" table:style-name="Tabla47">
        <table:table-column table:style-name="Tabla47.A"/>
        <table:table-column table:style-name="Tabla47.B" table:number-columns-repeated="2"/>
        <table:table-column table:style-name="Tabla47.D"/>
        <table:table-column table:style-name="Tabla47.E"/>
        <table:table-column table:style-name="Tabla47.F"/>
        <table:table-row table:style-name="Tabla47.1">
          <table:table-cell table:style-name="Tabla47.A1" office:value-type="string">
            <text:p text:style-name="P533"/>
            <text:p text:style-name="P517">CFGM</text:p>
          </table:table-cell>
          <table:table-cell table:style-name="Tabla47.A1" office:value-type="string">
            <text:p text:style-name="P535">Alumnado evaluado</text:p>
          </table:table-cell>
          <table:table-cell table:style-name="Tabla47.A1" office:value-type="string">
            <text:p text:style-name="P535">Evaluación positiva</text:p>
          </table:table-cell>
          <table:table-cell table:style-name="Tabla47.A1" office:value-type="string">
            <text:p text:style-name="P533"/>
            <text:p text:style-name="P535">%</text:p>
          </table:table-cell>
          <table:table-cell table:style-name="Tabla47.A1" office:value-type="string">
            <text:p text:style-name="P535">Evaluación negativa</text:p>
          </table:table-cell>
          <table:table-cell table:style-name="Tabla47.F1" office:value-type="string">
            <text:p text:style-name="P533"/>
            <text:p text:style-name="P535">%</text:p>
          </table:table-cell>
        </table:table-row>
        <table:table-row table:style-name="Tabla47.1">
          <table:table-cell table:style-name="Tabla47.A2" office:value-type="string">
            <text:p text:style-name="P536">1º CURSO</text:p>
          </table:table-cell>
          <table:table-cell table:style-name="Tabla47.B2" office:value-type="string">
            <text:p text:style-name="P537"><text:span text:style-name="T132">24</text:span></text:p>
          </table:table-cell>
          <table:table-cell table:style-name="Tabla47.C2" office:value-type="string">
            <text:p text:style-name="P534">45</text:p>
          </table:table-cell>
          <table:table-cell table:style-name="Tabla47.D2" office:value-type="string">
            <text:p text:style-name="P534">47,6</text:p>
          </table:table-cell>
          <table:table-cell table:style-name="Tabla47.E2" office:value-type="string">
            <text:p text:style-name="P537"><text:span text:style-name="T132">13</text:span></text:p>
          </table:table-cell>
          <table:table-cell table:style-name="Tabla47.F2" office:value-type="string">
            <text:p text:style-name="P534">55</text:p>
          </table:table-cell>
        </table:table-row>
      </table:table>
      <text:p text:style-name="P556"/>
      <table:table table:name="Tabla48" table:style-name="Tabla48">
        <table:table-column table:style-name="Tabla48.A"/>
        <table:table-row table:style-name="Tabla48.1">
          <table:table-cell table:style-name="Tabla48.A1" office:value-type="string">
            <text:p text:style-name="P535">ANÁLISIS DE LOS RESULTADOS:</text:p>
          </table:table-cell>
        </table:table-row>
        <table:table-row table:style-name="Tabla48.1">
          <table:table-cell table:style-name="Tabla48.A2" office:value-type="string">
            <text:p text:style-name="P526"/>
            <text:p text:style-name="P551"><text:span text:style-name="T135">Pese a que el número de alumnos que supera el módulo no es excesivamente alto, hay que tener en cuenta que de los 11 alumnos que suspenden 5 son absentistas y 2 habían abandonado el seguimiento de las clases al no tener previsto continuar el próximo curso realizando los mismos estudios, esto significa que el porcentaje real de alumnos que superan las clases respecto al número de alumnos que asiste normalmente es del </text:span><text:span text:style-name="T138">73%</text:span><text:span text:style-name="T135"> . En cualquier caso hay una evolución positiva respecto a los trimestres anteriores. Se detecta en este curso y en anteriores que en general los alumnos no dedican apenas tiempo al estudio en casa ni a profundizar o “curiosear” en los contenidos del ciclo en general.</text:span></text:p>
            <text:p text:style-name="P528"/>
          </table:table-cell>
        </table:table-row>
        <table:table-row table:style-name="Tabla48.1">
          <table:table-cell table:style-name="Tabla48.A1" office:value-type="string">
            <text:p text:style-name="P535">PROPUESTAS DE MEJORA</text:p>
          </table:table-cell>
        </table:table-row>
        <table:table-row table:style-name="Tabla48.1">
          <table:table-cell table:style-name="Tabla48.A4" office:value-type="string">
            <text:p text:style-name="P529"/>
            <text:p text:style-name="P550"><text:span text:style-name="T135">Continuar utilizando los mecanismos de seguimiento, análisis y reflexión sobre las sesiones de clase como se ha hecho durante el último trimestre. Reflejar las propuestas de mejora extraidas en la programación del próximo curso. Incidir de forma coordinada con el equipo educativo en la asignación de tareas para casa. Incrementar desde el principio de curso la comunicación con las familias de los alumnos menores de edad que presenten resultados negativos.</text:span></text:p>
            <text:p text:style-name="P530"/>
          </table:table-cell>
        </table:table-row>
      </table:table>
      <text:p text:style-name="P550"/>
      <text:p text:style-name="P515">2º CFGM Sistemas Microinformáticos en Red</text:p>
      <text:p text:style-name="P515"/>
      <text:p text:style-name="P551"><text:span text:style-name="T139">Nota: </text:span><text:span text:style-name="T137">sólo se incluyen datos de los módulos en los que hay modificaciones respecto al 2º trimeste.</text:span></text:p>
      <text:p text:style-name="P516"/>
      <text:p text:style-name="P515">MÓDULO: Sistemas Operativos en Red</text:p>
      <text:p text:style-name="P515"/>
      <table:table table:name="Tabla49" table:style-name="Tabla49">
        <table:table-column table:style-name="Tabla49.A"/>
        <table:table-column table:style-name="Tabla49.B" table:number-columns-repeated="2"/>
        <table:table-column table:style-name="Tabla49.D"/>
        <table:table-column table:style-name="Tabla49.E"/>
        <table:table-column table:style-name="Tabla49.F"/>
        <table:table-row table:style-name="Tabla49.1">
          <table:table-cell table:style-name="Tabla49.A1" office:value-type="string">
            <text:p text:style-name="P533"/>
            <text:p text:style-name="P517">CFGM</text:p>
          </table:table-cell>
          <table:table-cell table:style-name="Tabla49.A1" office:value-type="string">
            <text:p text:style-name="P535">Alumnado evaluado</text:p>
          </table:table-cell>
          <table:table-cell table:style-name="Tabla49.A1" office:value-type="string">
            <text:p text:style-name="P535">Evaluación positiva</text:p>
          </table:table-cell>
          <table:table-cell table:style-name="Tabla49.A1" office:value-type="string">
            <text:p text:style-name="P533"/>
            <text:p text:style-name="P535">%</text:p>
          </table:table-cell>
          <table:table-cell table:style-name="Tabla49.A1" office:value-type="string">
            <text:p text:style-name="P535">Evaluación negativa</text:p>
          </table:table-cell>
          <table:table-cell table:style-name="Tabla49.F1" office:value-type="string">
            <text:p text:style-name="P533"/>
            <text:p text:style-name="P535">%</text:p>
          </table:table-cell>
        </table:table-row>
        <table:table-row table:style-name="Tabla49.1">
          <table:table-cell table:style-name="Tabla49.A2" office:value-type="string">
            <text:p text:style-name="P517">2º </text:p>
            <text:p text:style-name="P535">CURSO</text:p>
          </table:table-cell>
          <table:table-cell table:style-name="Tabla49.B2" office:value-type="string">
            <text:p text:style-name="P534">0</text:p>
          </table:table-cell>
          <table:table-cell table:style-name="Tabla49.C2" office:value-type="string">
            <text:p text:style-name="P534">0</text:p>
          </table:table-cell>
          <table:table-cell table:style-name="Tabla49.D2" office:value-type="string">
            <text:p text:style-name="P534">100</text:p>
          </table:table-cell>
          <table:table-cell table:style-name="Tabla49.E2" office:value-type="string">
            <text:p text:style-name="P534">0</text:p>
          </table:table-cell>
          <table:table-cell table:style-name="Tabla49.F2" office:value-type="string">
            <text:p text:style-name="P534">0</text:p>
          </table:table-cell>
        </table:table-row>
      </table:table>
      <text:p text:style-name="P556"/>
      <table:table table:name="Tabla50" table:style-name="Tabla50">
        <table:table-column table:style-name="Tabla50.A"/>
        <table:table-row table:style-name="Tabla50.1">
          <table:table-cell table:style-name="Tabla50.A1" office:value-type="string">
            <text:p text:style-name="P535">ANÁLISIS DE LOS RESULTADOS:</text:p>
          </table:table-cell>
        </table:table-row>
        <table:table-row table:style-name="Tabla50.1">
          <table:table-cell table:style-name="Tabla50.A2" office:value-type="string">
            <text:p text:style-name="P529"/>
            <text:p text:style-name="P530">No se <text:span text:style-name="T144">evalúa</text:span> a ningún alumno al haber superado todos los alumnos el módulo en la evaluación final ordinaria</text:p>
            <text:p text:style-name="P530"/>
          </table:table-cell>
        </table:table-row>
        <table:table-row table:style-name="Tabla50.1">
          <table:table-cell table:style-name="Tabla50.A1" office:value-type="string">
            <text:p text:style-name="P535">PROPUESTAS DE MEJORA</text:p>
          </table:table-cell>
        </table:table-row>
        <table:table-row table:style-name="Tabla50.1">
          <table:table-cell table:style-name="Tabla50.A4" office:value-type="string">
            <text:p text:style-name="P529"/>
            <text:p text:style-name="P530"><text:soft-page-break/></text:p>
            <text:p text:style-name="P530"/>
          </table:table-cell>
        </table:table-row>
      </table:table>
      <text:p text:style-name="P550"/>
      <text:p text:style-name="P538"><text:span text:style-name="T139">MÓDULO: Aplicaciones WEB</text:span></text:p>
      <text:p text:style-name="P515"/>
      <table:table table:name="Tabla51" table:style-name="Tabla51">
        <table:table-column table:style-name="Tabla51.A"/>
        <table:table-column table:style-name="Tabla51.B" table:number-columns-repeated="2"/>
        <table:table-column table:style-name="Tabla51.D"/>
        <table:table-column table:style-name="Tabla51.E"/>
        <table:table-column table:style-name="Tabla51.F"/>
        <table:table-row table:style-name="Tabla51.1">
          <table:table-cell table:style-name="Tabla51.A1" office:value-type="string">
            <text:p text:style-name="P533"/>
            <text:p text:style-name="P517">CFGM</text:p>
          </table:table-cell>
          <table:table-cell table:style-name="Tabla51.A1" office:value-type="string">
            <text:p text:style-name="P535">Alumnado evaluado</text:p>
          </table:table-cell>
          <table:table-cell table:style-name="Tabla51.A1" office:value-type="string">
            <text:p text:style-name="P535">Evaluación positiva</text:p>
          </table:table-cell>
          <table:table-cell table:style-name="Tabla51.A1" office:value-type="string">
            <text:p text:style-name="P533"/>
            <text:p text:style-name="P535">%</text:p>
          </table:table-cell>
          <table:table-cell table:style-name="Tabla51.A1" office:value-type="string">
            <text:p text:style-name="P535">Evaluación negativa</text:p>
          </table:table-cell>
          <table:table-cell table:style-name="Tabla51.F1" office:value-type="string">
            <text:p text:style-name="P533"/>
            <text:p text:style-name="P535">%</text:p>
          </table:table-cell>
        </table:table-row>
        <table:table-row table:style-name="Tabla51.1">
          <table:table-cell table:style-name="Tabla51.A2" office:value-type="string">
            <text:p text:style-name="P517">2º </text:p>
            <text:p text:style-name="P535">CURSO</text:p>
          </table:table-cell>
          <table:table-cell table:style-name="Tabla51.B2" office:value-type="string">
            <text:p text:style-name="P534">0</text:p>
          </table:table-cell>
          <table:table-cell table:style-name="Tabla51.C2" office:value-type="string">
            <text:p text:style-name="P534">0</text:p>
          </table:table-cell>
          <table:table-cell table:style-name="Tabla51.D2" office:value-type="string">
            <text:p text:style-name="P534">100</text:p>
          </table:table-cell>
          <table:table-cell table:style-name="Tabla51.E2" office:value-type="string">
            <text:p text:style-name="P534">0</text:p>
          </table:table-cell>
          <table:table-cell table:style-name="Tabla51.F2" office:value-type="string">
            <text:p text:style-name="P534">0</text:p>
          </table:table-cell>
        </table:table-row>
      </table:table>
      <text:p text:style-name="P556"/>
      <table:table table:name="Tabla52" table:style-name="Tabla52">
        <table:table-column table:style-name="Tabla52.A"/>
        <table:table-row table:style-name="Tabla52.1">
          <table:table-cell table:style-name="Tabla52.A1" office:value-type="string">
            <text:p text:style-name="P535">ANÁLISIS DE LOS RESULTADOS:</text:p>
          </table:table-cell>
        </table:table-row>
        <table:table-row table:style-name="Tabla52.1">
          <table:table-cell table:style-name="Tabla52.A2" office:value-type="string">
            <text:p text:style-name="P529"/>
            <text:p text:style-name="P530">No se evalua a ningún alumno al haber superado todos los alumnos el módulo en la evaluación final ordinaria</text:p>
            <text:p text:style-name="P530"/>
          </table:table-cell>
        </table:table-row>
        <table:table-row table:style-name="Tabla52.1">
          <table:table-cell table:style-name="Tabla52.A1" office:value-type="string">
            <text:p text:style-name="P535">PROPUESTAS DE MEJORA</text:p>
          </table:table-cell>
        </table:table-row>
        <table:table-row table:style-name="Tabla52.1">
          <table:table-cell table:style-name="Tabla52.A4" office:value-type="string">
            <text:p text:style-name="P526">Pasar parte de los contenidos del módulo al módulo de ofimática de primero, para poder profundizar más en las unidades relacionadas con sistemas gestores de contenidos y mejorar el perfil como desarrollador web de l<text:span text:style-name="T144">o</text:span>s alumnos del ciclo</text:p>
            <text:p text:style-name="P530"/>
            <text:p text:style-name="P530"/>
          </table:table-cell>
        </table:table-row>
      </table:table>
      <text:p text:style-name="P550"/>
      <text:p text:style-name="P515">MÓDULO: Servicios en red</text:p>
      <text:p text:style-name="P515"/>
      <text:p text:style-name="P515"/>
      <table:table table:name="Tabla53" table:style-name="Tabla53">
        <table:table-column table:style-name="Tabla53.A"/>
        <table:table-column table:style-name="Tabla53.B" table:number-columns-repeated="2"/>
        <table:table-column table:style-name="Tabla53.D"/>
        <table:table-column table:style-name="Tabla53.E"/>
        <table:table-column table:style-name="Tabla53.F"/>
        <table:table-row table:style-name="Tabla53.1">
          <table:table-cell table:style-name="Tabla53.A1" office:value-type="string">
            <text:p text:style-name="P533"/>
            <text:p text:style-name="P535">CFGM</text:p>
          </table:table-cell>
          <table:table-cell table:style-name="Tabla53.A1" office:value-type="string">
            <text:p text:style-name="P535">Alumnado evaluado</text:p>
          </table:table-cell>
          <table:table-cell table:style-name="Tabla53.A1" office:value-type="string">
            <text:p text:style-name="P535">Evaluación positiva</text:p>
          </table:table-cell>
          <table:table-cell table:style-name="Tabla53.A1" office:value-type="string">
            <text:p text:style-name="P533"/>
            <text:p text:style-name="P535">%</text:p>
          </table:table-cell>
          <table:table-cell table:style-name="Tabla53.A1" office:value-type="string">
            <text:p text:style-name="P535">Evaluación negativa</text:p>
          </table:table-cell>
          <table:table-cell table:style-name="Tabla53.F1" office:value-type="string">
            <text:p text:style-name="P533"/>
            <text:p text:style-name="P535">%</text:p>
          </table:table-cell>
        </table:table-row>
        <table:table-row table:style-name="Tabla53.1">
          <table:table-cell table:style-name="Tabla53.A2" office:value-type="string">
            <text:p text:style-name="P534">2º</text:p>
            <text:p text:style-name="P534">CURSO</text:p>
          </table:table-cell>
          <table:table-cell table:style-name="Tabla53.B2" office:value-type="string">
            <text:p text:style-name="P534">4</text:p>
          </table:table-cell>
          <table:table-cell table:style-name="Tabla53.C2" office:value-type="string">
            <text:p text:style-name="P534">4</text:p>
          </table:table-cell>
          <table:table-cell table:style-name="Tabla53.D2" office:value-type="string">
            <text:p text:style-name="P534">100</text:p>
          </table:table-cell>
          <table:table-cell table:style-name="Tabla53.E2" office:value-type="string">
            <text:p text:style-name="P534">0</text:p>
          </table:table-cell>
          <table:table-cell table:style-name="Tabla53.F2" office:value-type="string">
            <text:p text:style-name="P534">0</text:p>
          </table:table-cell>
        </table:table-row>
      </table:table>
      <text:p text:style-name="P556"/>
      <table:table table:name="Tabla54" table:style-name="Tabla54">
        <table:table-column table:style-name="Tabla54.A"/>
        <table:table-row table:style-name="Tabla54.1">
          <table:table-cell table:style-name="Tabla54.A1" office:value-type="string">
            <text:p text:style-name="P535">ANÁLISIS DE LOS RESULTADOS:</text:p>
          </table:table-cell>
        </table:table-row>
        <table:table-row table:style-name="Tabla54.1">
          <table:table-cell table:style-name="Tabla54.A2" office:value-type="string">
            <text:p text:style-name="P549"><text:span text:style-name="T135">Recuperan en la evaluación final los 4 alumnos que les habían quedado contenidos pendientes.</text:span></text:p>
          </table:table-cell>
        </table:table-row>
        <table:table-row table:style-name="Tabla54.1">
          <table:table-cell table:style-name="Tabla54.A1" office:value-type="string">
            <text:p text:style-name="P535">PROPUESTAS DE MEJORA</text:p>
          </table:table-cell>
        </table:table-row>
        <table:table-row table:style-name="Tabla54.1">
          <table:table-cell table:style-name="Tabla54.A4" office:value-type="string">
            <text:p text:style-name="P552"><text:span text:style-name="T135">La causa principal de que los alumnos no superaran el módulo en la evaluación ordinaria fue el absentismo a clase. La lejanía del Centro respecto a los domicilios de los alumnos es un factor condicionante importante sobre el que no se puede hacer nada. En cualquier caso se debe seguir haciendo especial seguimiento de esta circunstancia.</text:span></text:p>
            <text:p text:style-name="P532"/>
            <text:p text:style-name="P532"/>
          </table:table-cell>
        </table:table-row>
      </table:table>
      <text:p text:style-name="P538"/>
      <text:p text:style-name="P515">MÓDULO: Seguridad informática</text:p>
      <text:p text:style-name="P515"/>
      <text:p text:style-name="P515"/>
      <table:table table:name="Tabla55" table:style-name="Tabla55">
        <table:table-column table:style-name="Tabla55.A"/>
        <table:table-column table:style-name="Tabla55.B" table:number-columns-repeated="2"/>
        <table:table-column table:style-name="Tabla55.D"/>
        <table:table-column table:style-name="Tabla55.E"/>
        <table:table-column table:style-name="Tabla55.F"/>
        <table:table-row table:style-name="Tabla55.1">
          <table:table-cell table:style-name="Tabla55.A1" office:value-type="string">
            <text:p text:style-name="P533"/>
            <text:p text:style-name="P535">CFGM</text:p>
          </table:table-cell>
          <table:table-cell table:style-name="Tabla55.A1" office:value-type="string">
            <text:p text:style-name="P535">Alumnado evaluado</text:p>
          </table:table-cell>
          <table:table-cell table:style-name="Tabla55.A1" office:value-type="string">
            <text:p text:style-name="P535">Evaluación positiva</text:p>
          </table:table-cell>
          <table:table-cell table:style-name="Tabla55.A1" office:value-type="string">
            <text:p text:style-name="P533"/>
            <text:p text:style-name="P535">%</text:p>
          </table:table-cell>
          <table:table-cell table:style-name="Tabla55.A1" office:value-type="string">
            <text:p text:style-name="P535">Evaluación negativa</text:p>
          </table:table-cell>
          <table:table-cell table:style-name="Tabla55.F1" office:value-type="string">
            <text:p text:style-name="P533"/>
            <text:p text:style-name="P535">%</text:p>
          </table:table-cell>
        </table:table-row>
        <table:table-row table:style-name="Tabla55.1">
          <table:table-cell table:style-name="Tabla55.A2" office:value-type="string">
            <text:p text:style-name="P534"/>
            <text:p text:style-name="P535">2º</text:p>
            <text:p text:style-name="P535"><text:soft-page-break/>CURSO</text:p>
          </table:table-cell>
          <table:table-cell table:style-name="Tabla55.B2" office:value-type="string">
            <text:p text:style-name="P534">4</text:p>
          </table:table-cell>
          <table:table-cell table:style-name="Tabla55.C2" office:value-type="string">
            <text:p text:style-name="P534">4</text:p>
          </table:table-cell>
          <table:table-cell table:style-name="Tabla55.D2" office:value-type="string">
            <text:p text:style-name="P534">100</text:p>
          </table:table-cell>
          <table:table-cell table:style-name="Tabla55.E2" office:value-type="string">
            <text:p text:style-name="P534">0</text:p>
          </table:table-cell>
          <table:table-cell table:style-name="Tabla55.F2" office:value-type="string">
            <text:p text:style-name="P534">0</text:p>
          </table:table-cell>
        </table:table-row>
      </table:table>
      <text:p text:style-name="P556"/>
      <table:table table:name="Tabla56" table:style-name="Tabla56">
        <table:table-column table:style-name="Tabla56.A"/>
        <table:table-row table:style-name="Tabla56.1">
          <table:table-cell table:style-name="Tabla56.A1" office:value-type="string">
            <text:p text:style-name="P535">ANÁLISIS DE LOS RESULTADOS:</text:p>
          </table:table-cell>
        </table:table-row>
        <table:table-row table:style-name="Tabla56.1">
          <table:table-cell table:style-name="Tabla56.A2" office:value-type="string">
            <text:p text:style-name="P527">Recuperan en la evaluación final los 4 alumnos a los que les había quedado pendiente.</text:p>
            <text:p text:style-name="P530"/>
          </table:table-cell>
        </table:table-row>
        <table:table-row table:style-name="Tabla56.1">
          <table:table-cell table:style-name="Tabla56.A1" office:value-type="string">
            <text:p text:style-name="P535">PROPUESTAS DE MEJORA</text:p>
          </table:table-cell>
        </table:table-row>
        <table:table-row table:style-name="Tabla56.1">
          <table:table-cell table:style-name="Tabla56.A4" office:value-type="string">
            <text:p text:style-name="P531">Mejorar la <text:span text:style-name="T144">temporización</text:span> y contenidos de la programación del módulo.</text:p>
            <text:p text:style-name="P532"/>
            <text:p text:style-name="P532"/>
          </table:table-cell>
        </table:table-row>
      </table:table>
      <text:p text:style-name="P550"/>
      <text:p text:style-name="P515">MÓDULO: INTEGRACIÓN</text:p>
      <text:p text:style-name="P515"/>
      <text:p text:style-name="P515"/>
      <table:table table:name="Tabla57" table:style-name="Tabla57">
        <table:table-column table:style-name="Tabla57.A"/>
        <table:table-column table:style-name="Tabla57.B" table:number-columns-repeated="2"/>
        <table:table-column table:style-name="Tabla57.D"/>
        <table:table-column table:style-name="Tabla57.E"/>
        <table:table-column table:style-name="Tabla57.F"/>
        <table:table-row table:style-name="Tabla57.1">
          <table:table-cell table:style-name="Tabla57.A1" office:value-type="string">
            <text:p text:style-name="P517"/>
            <text:p text:style-name="P518">CFGM</text:p>
          </table:table-cell>
          <table:table-cell table:style-name="Tabla57.A1" office:value-type="string">
            <text:p text:style-name="P518">Alumnado evaluado</text:p>
          </table:table-cell>
          <table:table-cell table:style-name="Tabla57.A1" office:value-type="string">
            <text:p text:style-name="P518">Evaluación positiva</text:p>
          </table:table-cell>
          <table:table-cell table:style-name="Tabla57.A1" office:value-type="string">
            <text:p text:style-name="P517"/>
            <text:p text:style-name="P518">%</text:p>
          </table:table-cell>
          <table:table-cell table:style-name="Tabla57.A1" office:value-type="string">
            <text:p text:style-name="P518">Evaluación negativa</text:p>
          </table:table-cell>
          <table:table-cell table:style-name="Tabla57.F1" office:value-type="string">
            <text:p text:style-name="P517"/>
            <text:p text:style-name="P518">%</text:p>
          </table:table-cell>
        </table:table-row>
        <table:table-row table:style-name="Tabla57.1">
          <table:table-cell table:style-name="Tabla57.A2" office:value-type="string">
            <text:p text:style-name="P517"/>
            <text:p text:style-name="P518">2ª</text:p>
          </table:table-cell>
          <table:table-cell table:style-name="Tabla57.B2" office:value-type="string">
            <text:p text:style-name="P517">9</text:p>
          </table:table-cell>
          <table:table-cell table:style-name="Tabla57.C2" office:value-type="string">
            <text:p text:style-name="P517">9</text:p>
          </table:table-cell>
          <table:table-cell table:style-name="Tabla57.D2" office:value-type="string">
            <text:p text:style-name="P517">100</text:p>
          </table:table-cell>
          <table:table-cell table:style-name="Tabla57.E2" office:value-type="string">
            <text:p text:style-name="P517">0</text:p>
          </table:table-cell>
          <table:table-cell table:style-name="Tabla57.F2" office:value-type="string">
            <text:p text:style-name="P517">0</text:p>
          </table:table-cell>
        </table:table-row>
      </table:table>
      <text:p text:style-name="P555"/>
      <table:table table:name="Tabla58" table:style-name="Tabla58">
        <table:table-column table:style-name="Tabla58.A"/>
        <table:table-row table:style-name="Tabla58.1">
          <table:table-cell table:style-name="Tabla58.A1" office:value-type="string">
            <text:p text:style-name="P518">ANÁLISIS DE LOS RESULTADOS:</text:p>
          </table:table-cell>
        </table:table-row>
        <table:table-row table:style-name="Tabla58.1">
          <table:table-cell table:style-name="Tabla58.A2" office:value-type="string">
            <text:p text:style-name="P520">Aunque todos los alumnos han realizado de manera aceptable las actividades durante las tres semanas de duración del módulo y por ello lo han superado, excepto dos, los demás se han alternado en la asistencia aduciendo diferentes excusas. Pero la causa más probable es que al verse prácticamente aprobados, se han relajado.</text:p>
            <text:p text:style-name="P521"/>
            <text:p text:style-name="P518"/>
          </table:table-cell>
        </table:table-row>
        <table:table-row table:style-name="Tabla58.1">
          <table:table-cell table:style-name="Tabla58.A1" office:value-type="string">
            <text:p text:style-name="P518">PROPUESTAS DE MEJORA</text:p>
          </table:table-cell>
        </table:table-row>
        <table:table-row table:style-name="Tabla58.1">
          <table:table-cell table:style-name="Tabla58.A4" office:value-type="string">
            <text:p text:style-name="P519"/>
            <text:p text:style-name="P519">Se echa de menos más espacio en el aula para realizar actividades de montaje durante las semanas de Integración. Renovar y ampliar el material de trabajo: Equipos, herramientas, ancho de banda…</text:p>
            <text:p text:style-name="P522"/>
            <text:p text:style-name="P522"/>
          </table:table-cell>
        </table:table-row>
      </table:table>
      <text:p text:style-name="P514"/>
      <text:p text:style-name="P515">2º CFGM Sistemas Microinformáticos en Red</text:p>
      <text:p text:style-name="P515">MÓDULO: FORMACIÓN EN CENTROS DE TRABAJO</text:p>
      <text:p text:style-name="P515"/>
      <text:p text:style-name="P515"/>
      <table:table table:name="Tabla59" table:style-name="Tabla59">
        <table:table-column table:style-name="Tabla59.A"/>
        <table:table-column table:style-name="Tabla59.B" table:number-columns-repeated="2"/>
        <table:table-column table:style-name="Tabla59.D"/>
        <table:table-column table:style-name="Tabla59.E"/>
        <table:table-column table:style-name="Tabla59.F"/>
        <table:table-row table:style-name="Tabla59.1">
          <table:table-cell table:style-name="Tabla59.A1" office:value-type="string">
            <text:p text:style-name="P517"/>
            <text:p text:style-name="P518">CFGM</text:p>
          </table:table-cell>
          <table:table-cell table:style-name="Tabla59.A1" office:value-type="string">
            <text:p text:style-name="P518">Alumnado evaluado</text:p>
          </table:table-cell>
          <table:table-cell table:style-name="Tabla59.A1" office:value-type="string">
            <text:p text:style-name="P518">Evaluación positiva</text:p>
          </table:table-cell>
          <table:table-cell table:style-name="Tabla59.A1" office:value-type="string">
            <text:p text:style-name="P517"/>
            <text:p text:style-name="P518">%</text:p>
          </table:table-cell>
          <table:table-cell table:style-name="Tabla59.A1" office:value-type="string">
            <text:p text:style-name="P518">Evaluación negativa</text:p>
          </table:table-cell>
          <table:table-cell table:style-name="Tabla59.F1" office:value-type="string">
            <text:p text:style-name="P517"/>
            <text:p text:style-name="P518">%</text:p>
          </table:table-cell>
        </table:table-row>
        <table:table-row table:style-name="Tabla59.1">
          <table:table-cell table:style-name="Tabla59.A2" office:value-type="string">
            <text:p text:style-name="P517"/>
            <text:p text:style-name="P518">2ª</text:p>
          </table:table-cell>
          <table:table-cell table:style-name="Tabla59.B2" office:value-type="string">
            <text:p text:style-name="P517">9</text:p>
          </table:table-cell>
          <table:table-cell table:style-name="Tabla59.C2" office:value-type="string">
            <text:p text:style-name="P517">9</text:p>
          </table:table-cell>
          <table:table-cell table:style-name="Tabla59.D2" office:value-type="string">
            <text:p text:style-name="P517">100</text:p>
          </table:table-cell>
          <table:table-cell table:style-name="Tabla59.E2" office:value-type="string">
            <text:p text:style-name="P517">0</text:p>
          </table:table-cell>
          <table:table-cell table:style-name="Tabla59.F2" office:value-type="string">
            <text:p text:style-name="P517">0</text:p>
          </table:table-cell>
        </table:table-row>
      </table:table>
      <text:p text:style-name="P555"/>
      <table:table table:name="Tabla60" table:style-name="Tabla60">
        <table:table-column table:style-name="Tabla60.A"/>
        <table:table-row table:style-name="Tabla60.1">
          <table:table-cell table:style-name="Tabla60.A1" office:value-type="string">
            <text:p text:style-name="P518">ANÁLISIS DE LOS RESULTADOS:</text:p>
          </table:table-cell>
        </table:table-row>
        <table:table-row table:style-name="Tabla60.1">
          <table:table-cell table:style-name="Tabla60.A2" office:value-type="string">
            <text:p text:style-name="P520">Todos los alumnos y las empresas han expresado su satisfacción por el buen desarrollo de los meses de prácticas. La valoración global ha sido de notable alto para <text:soft-page-break/>los alumnos y la encuesta realizada a estos sobre sus empresas ha promediado el y 4 sobre 5, en cuanto a su grado satisfacción.</text:p>
            <text:p text:style-name="P518"/>
            <text:p text:style-name="P518"/>
          </table:table-cell>
        </table:table-row>
        <table:table-row table:style-name="Tabla60.1">
          <table:table-cell table:style-name="Tabla60.A1" office:value-type="string">
            <text:p text:style-name="P518">PROPUESTAS DE MEJORA</text:p>
          </table:table-cell>
        </table:table-row>
        <table:table-row table:style-name="Tabla60.1">
          <table:table-cell table:style-name="Tabla60.A4" office:value-type="string">
            <text:p text:style-name="P520">Conseguir empresas con una actividad más variada que la mera venta y reparación de equipos.</text:p>
            <text:p text:style-name="P518"/>
          </table:table-cell>
        </table:table-row>
      </table:table>
      <text:p text:style-name="P553"><draw:line text:anchor-type="paragraph" draw:z-index="87" draw:style-name="gr4" draw:text-style-name="P557" svg:x1="-0.067cm" svg:y1="18.023cm" svg:x2="16.417cm" svg:y2="0.903cm"><text:p/></draw:lin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DejaVu Sans" svg:font-family="'DejaVu Sans'" style:font-pitch="variable"/>
    <style:font-face style:name="Lohit Hindi2" svg:font-family="'Lohit Hindi'" style:font-pitch="variable"/>
    <style:font-face style:name="Liberation Serif" svg:font-family="'Liberation Serif'" style:font-family-generic="roman" style:font-pitch="variable"/>
    <style:font-face style:name="Symbol1"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Verdana" svg:font-family="Verdana" style:font-family-generic="swiss" style:font-pitch="variable"/>
    <style:font-face style:name="Courier New2"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Arial" fo:font-family="Arial" style:font-family-generic="swiss" style:font-pitch="variable" fo:font-size="11pt" fo:language="es" fo:country="ES"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0pt" style:language-complex="he" style:country-complex="IL"/>
    </style:style>
    <style:style style:name="Header" style:family="paragraph" style:parent-style-name="Standard" style:next-style-name="Text_20_body" style:default-outline-level="" style:class="extra">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Heading_20_1" style:display-name="Heading 1" style:family="paragraph" style:parent-style-name="Standard" style:next-style-name="Standard" style:default-outline-level="1" style:class="text">
      <style:paragraph-properties fo:margin-top="0.071cm" fo:margin-bottom="0.071cm" style:contextual-spacing="false" fo:text-align="center" style:justify-single-word="false" fo:keep-with-next="always"/>
      <style:text-properties fo:font-weight="bold" style:font-weight-asian="bold"/>
    </style:style>
    <style:style style:name="Heading_20_2" style:display-name="Heading 2" style:family="paragraph" style:parent-style-name="Standard" style:next-style-name="Standard" style:default-outline-level="2" style:class="text">
      <style:paragraph-properties fo:margin-left="0.7cm" fo:margin-right="0.4cm" fo:margin-top="0.071cm" fo:margin-bottom="0.3cm" style:contextual-spacing="false" fo:text-align="center" style:justify-single-word="false" fo:text-indent="-0.7cm" style:auto-text-indent="false" fo:keep-with-next="always">
        <style:tab-stops/>
      </style:paragraph-properties>
      <style:text-properties fo:font-size="14pt" fo:font-weight="bold" style:font-size-asian="8pt" style:font-weight-asian="bold"/>
    </style:style>
    <style:style style:name="Heading_20_3" style:display-name="Heading 3" style:family="paragraph" style:parent-style-name="Standard" style:next-style-name="Standard" style:default-outline-level="3" style:class="text">
      <style:paragraph-properties fo:margin-top="0cm" fo:margin-bottom="0.212cm" style:contextual-spacing="false" fo:line-height="150%" fo:keep-with-next="always"/>
      <style:text-properties fo:font-size="12pt" fo:font-weight="bold" style:font-weight-asian="bold"/>
    </style:style>
    <style:style style:name="Heading_20_4" style:display-name="Heading 4" style:family="paragraph" style:parent-style-name="Standard" style:next-style-name="Standard" style:list-style-name="_33_9076466643956810571" style:class="text">
      <style:paragraph-properties fo:text-align="start" style:justify-single-word="false" fo:keep-with-next="always"/>
      <style:text-properties fo:font-size="11pt" fo:font-style="italic" fo:font-weight="bold" style:font-size-asian="12pt" style:font-style-asian="italic" style:font-weight-asian="bold" style:font-style-complex="italic" style:font-weight-complex="bold"/>
    </style:style>
    <style:style style:name="Heading_20_5" style:display-name="Heading 5" style:family="paragraph" style:parent-style-name="Standard" style:next-style-name="Standard" style:list-style-name="_33_9076466643956810571" style:class="text">
      <style:paragraph-properties fo:margin-left="0cm" fo:margin-right="0.998cm" fo:margin-top="0cm" fo:margin-bottom="0.212cm" style:contextual-spacing="false" fo:line-height="150%" fo:text-align="center" style:justify-single-word="false" fo:text-indent="0cm" style:auto-text-indent="false" fo:keep-with-next="always"/>
      <style:text-properties fo:font-weight="bold" style:font-weight-asian="bold"/>
    </style:style>
    <style:style style:name="Heading_20_6" style:display-name="Heading 6" style:family="paragraph" style:parent-style-name="Standard" style:next-style-name="Standard" style:default-outline-level="6" style:class="text">
      <style:paragraph-properties fo:margin-left="0cm" fo:margin-right="-0.004cm" fo:margin-top="0cm" fo:margin-bottom="0.212cm" style:contextual-spacing="false" fo:line-height="150%" fo:text-align="justify" style:justify-single-word="false" fo:text-indent="0cm" style:auto-text-indent="false" fo:keep-with-next="always"/>
      <style:text-properties fo:font-weight="bold" style:font-weight-asian="bold" style:font-weight-complex="bold"/>
    </style:style>
    <style:style style:name="Heading_20_7" style:display-name="Heading 7" style:family="paragraph" style:parent-style-name="Standard" style:next-style-name="Standard" style:list-style-name="_33_9076466643956810571" style:class="text">
      <style:paragraph-properties fo:margin-left="0cm" fo:margin-right="-0.004cm" fo:margin-top="0cm" fo:margin-bottom="0.212cm" style:contextual-spacing="false" fo:line-height="150%" fo:text-align="justify" style:justify-single-word="false" fo:text-indent="0cm" style:auto-text-indent="false" fo:keep-with-next="always"/>
      <style:text-properties fo:font-weight="bold" style:font-weight-asian="bold" style:font-weight-complex="bold"/>
    </style:style>
    <style:style style:name="Heading_20_8" style:display-name="Heading 8" style:family="paragraph" style:parent-style-name="Standard" style:next-style-name="Standard" style:default-outline-level="8" style:class="text">
      <style:paragraph-properties fo:margin-top="0.212cm" fo:margin-bottom="0.141cm" style:contextual-spacing="false" fo:line-height="150%" fo:text-align="justify" style:justify-single-word="false" fo:hyphenation-ladder-count="no-limit" fo:keep-with-next="always">
        <style:tab-stops>
          <style:tab-stop style:position="8.5cm" style:type="center"/>
        </style:tab-stops>
      </style:paragraph-properties>
      <style:text-properties fo:font-size="12pt" fo:font-weight="bold" style:font-size-asian="12pt" style:font-weight-asian="bold" fo:hyphenate="false" fo:hyphenation-remain-char-count="2" fo:hyphenation-push-char-count="2"/>
    </style:style>
    <style:style style:name="Heading_20_9" style:display-name="Heading 9" style:family="paragraph" style:parent-style-name="Standard" style:next-style-name="Standard" style:default-outline-level="9" style:class="text">
      <style:paragraph-properties fo:margin-top="0.141cm" fo:margin-bottom="0.141cm" style:contextual-spacing="false" fo:line-height="150%" fo:hyphenation-ladder-count="no-limit" fo:keep-with-next="always">
        <style:tab-stops>
          <style:tab-stop style:position="3.884cm" style:type="center"/>
        </style:tab-stops>
      </style:paragraph-properties>
      <style:text-properties fo:letter-spacing="-0.005cm" fo:font-weight="bold" style:font-weight-asian="bold" fo:hyphenate="false" fo:hyphenation-remain-char-count="2" fo:hyphenation-push-char-count="2"/>
    </style:style>
    <style:style style:name="Normal_20__28_Web_29_" style:display-name="Normal (Web)" style:family="paragraph" style:parent-style-name="Standard">
      <style:paragraph-properties fo:margin-top="0.494cm" fo:margin-bottom="0.494cm" style:contextual-spacing="false"/>
      <style:text-properties style:font-name="Times New Roman" fo:font-family="'Times New Roman'" style:font-family-generic="roman" style:font-pitch="variable" fo:font-size="12pt" style:font-size-asian="12pt" style:font-size-complex="12pt" style:language-complex="ar" style:country-complex="S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Footnote" style:family="paragraph" style:parent-style-name="Standard" style:class="extra">
      <style:text-properties style:font-name="Times New Roman" fo:font-family="'Times New Roman'" style:font-family-generic="roman" style:font-pitch="variable" fo:font-size="10pt" style:font-size-asian="10pt" style:font-name-complex="Times New Roman" style:font-family-complex="'Times New Roman'" style:font-family-generic-complex="roman" style:font-pitch-complex="variable"/>
    </style:style>
    <style:style style:name="Etiqueta" style:family="paragraph" style:parent-style-name="Standard">
      <style:paragraph-properties fo:margin-top="0.212cm" fo:margin-bottom="0.212cm" style:contextual-spacing="false" fo:orphans="2" fo:widows="2" text:number-lines="false" text:line-number="0"/>
      <style:text-properties style:use-window-font-color="true" style:font-name="Times New Roman" fo:font-family="'Times New Roman'" style:font-family-generic="roman" style:font-pitch="variable" fo:font-size="12pt" fo:font-style="italic" style:font-name-asian="Times New Roman" style:font-family-asian="'Times New Roman'" style:font-family-generic-asian="roman" style:font-pitch-asian="variable" style:font-size-asian="12pt" style:font-style-asian="italic" style:font-name-complex="Lohit Hindi1" style:font-family-complex="'Lohit Hindi'" style:font-size-complex="12pt" style:font-style-complex="italic"/>
    </style:style>
    <style:style style:name="Heading_20__28_user_29_" style:display-name="Heading (user)" style:family="paragraph" style:parent-style-name="Standard" style:next-style-name="Text_20_body">
      <style:paragraph-properties fo:margin-top="0.423cm" fo:margin-bottom="0.212cm" style:contextual-spacing="false" fo:orphans="2" fo:widows="2" fo:keep-with-next="always"/>
      <style:text-properties style:use-window-font-color="true" style:font-name="Arial" fo:font-family="Arial" style:font-family-generic="swiss" style:font-pitch="variable" fo:font-size="14pt" style:font-name-asian="DejaVu Sans" style:font-family-asian="'DejaVu Sans'" style:font-pitch-asian="variable" style:font-size-asian="14pt" style:font-name-complex="Lohit Hindi2" style:font-family-complex="'Lohit Hindi'" style:font-pitch-complex="variable" style:font-size-complex="14pt"/>
    </style:style>
    <style:style style:name="Caption_20__28_user_29_" style:display-name="Caption (user)" style:family="paragraph" style:parent-style-name="Standard">
      <style:paragraph-properties fo:margin-top="0.212cm" fo:margin-bottom="0.212cm" style:contextual-spacing="false" fo:orphans="2" fo:widows="2" text:number-lines="false" text:line-number="0"/>
      <style:text-properties style:use-window-font-color="true" style:font-name="Times New Roman" fo:font-family="'Times New Roman'" style:font-family-generic="roman" style:font-pitch="variable" fo:font-size="12pt" fo:font-style="italic" style:font-name-asian="Times New Roman" style:font-family-asian="'Times New Roman'" style:font-family-generic-asian="roman" style:font-pitch-asian="variable" style:font-size-asian="12pt" style:font-style-asian="italic" style:font-name-complex="Lohit Hindi1" style:font-family-complex="'Lohit Hindi'" style:font-size-complex="12pt" style:font-style-complex="italic"/>
    </style:style>
    <style:style style:name="Index_20__28_user_29_" style:display-name="Index (user)" style:family="paragraph" style:parent-style-name="Standard">
      <style:paragraph-properties fo:orphans="2" fo:widows="2" text:number-lines="false" text:line-number="0"/>
      <style:text-properties style:use-window-font-color="true" style:font-name="Times New Roman" fo:font-family="'Times New Roman'" style:font-family-generic="roman" style:font-pitch="variable" fo:font-size="10pt" style:font-name-asian="Times New Roman" style:font-family-asian="'Times New Roman'" style:font-family-generic-asian="roman" style:font-pitch-asian="variable" style:font-size-asian="10pt" style:font-name-complex="Lohit Hindi1" style:font-family-complex="'Lohit Hindi'" style:font-size-complex="10pt"/>
    </style:style>
    <style:style style:name="COMUNICACION_20_TEXTO" style:display-name="COMUNICACION TEXTO" style:family="paragraph" style:parent-style-name="Standard">
      <style:paragraph-properties fo:margin-left="0cm" fo:margin-right="-0.25cm" fo:margin-top="0cm" fo:margin-bottom="0.423cm" style:contextual-spacing="false" fo:text-align="justify" style:justify-single-word="false" fo:orphans="2" fo:widows="2" fo:text-indent="0cm" style:auto-text-indent="false"/>
      <style:text-properties style:use-window-font-color="true"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style>
    <style:style style:name="Sangría_20_2_20_de_20_t._20_independiente" style:display-name="Sangría 2 de t. independiente" style:family="paragraph" style:parent-style-name="Standard">
      <style:paragraph-properties fo:margin-left="9.001cm" fo:margin-right="0cm" fo:orphans="2" fo:widows="2" fo:text-indent="0cm" style:auto-text-indent="false"/>
      <style:text-properties style:use-window-font-color="true" style:font-name="Times New Roman" fo:font-family="'Times New Roman'" style:font-family-generic="roman" style:font-pitch="variable" fo:font-size="12pt" fo:language="es" fo:country="ES"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0pt"/>
    </style:style>
    <style:style style:name="Negrita" style:family="paragraph" style:parent-style-name="Standard">
      <style:paragraph-properties fo:text-align="center" style:justify-single-word="false" fo:orphans="2" fo:widows="2"/>
      <style:text-properties style:use-window-font-color="true" style:font-name="Times New Roman" fo:font-family="'Times New Roman'" style:font-family-generic="roman" style:font-pitch="variable" fo:font-size="15pt" fo:language="es" fo:country="ES" fo:font-weight="bold" style:font-name-asian="Times New Roman" style:font-family-asian="'Times New Roman'" style:font-family-generic-asian="roman" style:font-pitch-asian="variable" style:font-size-asian="15pt" style:font-weight-asian="bold" style:font-name-complex="Times New Roman" style:font-family-complex="'Times New Roman'" style:font-family-generic-complex="roman" style:font-pitch-complex="variable" style:font-size-complex="10pt"/>
    </style:style>
    <style:style style:name="Texto_20_independiente_20_2" style:display-name="Texto independiente 2" style:family="paragraph" style:parent-style-name="Standard">
      <style:paragraph-properties fo:margin-top="0cm" fo:margin-bottom="0.212cm" style:contextual-spacing="false" fo:line-height="200%" fo:orphans="2" fo:widows="2"/>
      <style:text-properties style:use-window-font-color="true"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Texto_20_de_20_globo" style:display-name="Texto de globo" style:family="paragraph" style:parent-style-name="Standard">
      <style:paragraph-properties fo:orphans="2" fo:widows="2"/>
      <style:text-properties style:use-window-font-color="true" style:font-name="Tahoma" fo:font-family="Tahoma" style:font-family-generic="swiss" style:font-pitch="variable" fo:font-size="8pt" style:font-name-asian="Times New Roman" style:font-family-asian="'Times New Roman'" style:font-family-generic-asian="roman" style:font-pitch-asian="variable" style:font-size-asian="8pt" style:font-name-complex="Tahoma" style:font-family-complex="Tahoma" style:font-family-generic-complex="swiss" style:font-pitch-complex="variable" style:font-size-complex="8pt"/>
    </style:style>
    <style:style style:name="Párrafo_20_de_20_lista" style:display-name="Párrafo de lista" style:family="paragraph" style:parent-style-name="Standard">
      <style:paragraph-properties fo:margin-left="1.27cm" fo:margin-right="0cm" fo:margin-top="0cm" fo:margin-bottom="0.353cm" style:contextual-spacing="true" fo:line-height="115%" fo:orphans="2" fo:widows="2" fo:text-indent="0cm" style:auto-text-indent="false"/>
      <style:text-properties style:use-window-font-color="true" style:font-name="Calibri" fo:font-family="Calibri" style:font-family-generic="swiss" style:font-pitch="variable" fo:font-size="10pt" style:font-name-asian="Calibri" style:font-family-asian="Calibri" style:font-family-generic-asian="swiss" style:font-pitch-asian="variable" style:font-size-asian="10pt" style:font-name-complex="Calibri" style:font-family-complex="Calibri" style:font-family-generic-complex="swiss" style:font-pitch-complex="variable" style:font-size-complex="11pt"/>
    </style:style>
    <style:style style:name="Frame_20_Contents" style:display-name="Frame Contents" style:family="paragraph" style:parent-style-name="Standard">
      <style:paragraph-properties fo:orphans="2" fo:widows="2"/>
      <style:text-properties style:use-window-font-color="true" style:font-name="Times New Roman" fo:font-family="'Times New Roman'" style:font-family-generic="roman"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style>
    <style:style style:name="Table_20_Contents_20__28_user_29_" style:display-name="Table Contents (user)" style:family="paragraph" style:parent-style-name="Standard">
      <style:paragraph-properties fo:orphans="2" fo:widows="2" text:number-lines="false" text:line-number="0"/>
      <style:text-properties style:use-window-font-color="true" style:font-name="Times New Roman" fo:font-family="'Times New Roman'" style:font-family-generic="roman"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style>
    <style:style style:name="Table_20_Heading_20__28_user_29_" style:display-name="Table Heading (user)" style:family="paragraph" style:parent-style-name="Table_20_Contents_20__28_user_29_">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Sangría_20_2_20_de_20_t._20_independiente1" style:display-name="Sangría 2 de t. independiente1" style:family="paragraph" style:parent-style-name="Standard">
      <style:paragraph-properties fo:margin-left="9.001cm" fo:margin-right="0cm" fo:orphans="2" fo:widows="2" fo:text-indent="0cm" style:auto-text-indent="false"/>
      <style:text-properties style:use-window-font-color="true" style:font-name="Times New Roman" fo:font-family="'Times New Roman'" style:font-family-generic="roman" style:font-pitch="variable" fo:font-size="12pt" fo:language="es" fo:country="ES"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0pt"/>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style>
    <style:style style:name="WW8Num1z3" style:family="text">
      <style:text-properties style:font-name="Symbol" fo:font-family="Symbol" style:font-family-generic="roman" style:font-pitch="variable" style:font-charset="x-symbol"/>
    </style:style>
    <style:style style:name="WW8Num4z0" style:family="text">
      <style:text-properties style:font-name="Calibri" fo:font-family="Calibri"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style>
    <style:style style:name="WW8Num4z3" style:family="text">
      <style:text-properties style:font-name="Symbol" fo:font-family="Symbol" style:font-family-generic="roman" style:font-pitch="variable" style:font-charset="x-symbol"/>
    </style:style>
    <style:style style:name="WW8Num5z0" style:family="text">
      <style:text-properties fo:color="#a6af18" style:font-name="Symbol" fo:font-family="Symbol" style:font-family-generic="roman" style:font-pitch="variable" style:font-charset="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style>
    <style:style style:name="WW8Num5z3" style:family="text">
      <style:text-properties style:font-name="Symbol" fo:font-family="Symbol" style:font-family-generic="roman" style:font-pitch="variable" style:font-charset="x-symbol"/>
    </style:style>
    <style:style style:name="WW8Num6z0" style:family="text">
      <style:text-properties fo:color="#a6af18" style:font-name="Symbol" fo:font-family="Symbol" style:font-family-generic="roman" style:font-pitch="variable" style:font-charset="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style>
    <style:style style:name="WW8Num6z3" style:family="text">
      <style:text-properties style:font-name="Symbol" fo:font-family="Symbol" style:font-family-generic="roman" style:font-pitch="variable" style:font-charset="x-symbol"/>
    </style:style>
    <style:style style:name="WW8Num7z0" style:family="text">
      <style:text-properties style:font-name="Calibri" fo:font-family="Calibri" style:font-family-generic="swiss"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style>
    <style:style style:name="WW8Num7z3" style:family="text">
      <style:text-properties style:font-name="Symbol" fo:font-family="Symbol" style:font-family-generic="roman" style:font-pitch="variable" style:font-charset="x-symbol"/>
    </style:style>
    <style:style style:name="WW8Num9z0" style:family="text">
      <style:text-properties style:font-name="Calibri" fo:font-family="Calibri"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style>
    <style:style style:name="WW8Num9z3" style:family="text">
      <style:text-properties style:font-name="Symbol" fo:font-family="Symbol" style:font-family-generic="roman" style:font-pitch="variable" style:font-charset="x-symbol"/>
    </style:style>
    <style:style style:name="WW8Num11z0" style:family="text">
      <style:text-properties style:font-name="Calibri" fo:font-family="Calibri"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style>
    <style:style style:name="WW8Num11z3" style:family="text">
      <style:text-properties style:font-name="Symbol" fo:font-family="Symbol" style:font-family-generic="roman" style:font-pitch="variable" style:font-charset="x-symbol"/>
    </style:style>
    <style:style style:name="WW8Num14z0" style:family="text">
      <style:text-properties style:font-name="Calibri" fo:font-family="Calibri"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style>
    <style:style style:name="WW8Num14z3" style:family="text">
      <style:text-properties style:font-name="Symbol" fo:font-family="Symbol" style:font-family-generic="roman" style:font-pitch="variable" style:font-charset="x-symbol"/>
    </style:style>
    <style:style style:name="Fuente_20_de_20_párrafo_20_predeter." style:display-name="Fuente de párrafo predeter." style:family="text"/>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apple-style-span" style:family="text" style:parent-style-name="Fuente_20_de_20_párrafo_20_predeter."/>
    <style:style style:name="mw-headline" style:family="text" style:parent-style-name="Fuente_20_de_20_párrafo_20_predeter."/>
    <style:style style:name="Strong_20_Emphasis" style:display-name="Strong Emphasis" style:family="text" style:parent-style-name="Fuente_20_de_20_párrafo_20_predeter.">
      <style:text-properties fo:font-weight="bold" style:font-weight-asian="bold" style:font-weight-complex="bold"/>
    </style:style>
    <style:style style:name="apple-converted-space" style:family="text" style:parent-style-name="Fuente_20_de_20_párrafo_20_predeter."/>
    <style:style style:name="Numbering_20_Symbols" style:display-name="Numbering Symbols" style:family="text"/>
    <style:style style:name="Default_20_Paragraph_20_Font" style:display-name="Default Paragraph Font" style:family="text"/>
    <style:style style:name="annotation_20_reference" style:display-name="annotation reference" style:family="text" style:parent-style-name="Default_20_Paragraph_20_Font"/>
    <style:style style:name="ListLabel_20_1" style:display-name="ListLabel 1" style:family="text">
      <style:text-properties style:font-name-complex="Courier New2" style:font-family-complex="'Courier New'" style:font-family-generic-complex="system" style:font-pitch-complex="variable"/>
    </style:style>
    <style:style style:name="ListLabel_20_2" style:display-name="ListLabel 2" style:family="text">
      <style:text-properties fo:color="#000000"/>
    </style:style>
    <style:style style:name="ListLabel_20_3" style:display-name="ListLabel 3" style:family="text">
      <style:text-properties style:font-name-complex="Times New Roman1" style:font-family-complex="'Times New Roman'" style:font-family-generic-complex="system" style:font-pitch-complex="variabl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WW8Num25z0" style:family="text">
      <style:text-properties style:font-name="Symbol" fo:font-family="Symbol" style:font-family-generic="roman" style:font-pitch="variable" style:font-charset="x-symbol" fo:font-size="10pt" style:font-size-asian="10pt"/>
    </style:style>
    <style:style style:name="WW8Num25z1" style:family="text">
      <style:text-properties style:font-name="Courier New" fo:font-family="'Courier New'" style:font-family-generic="modern" fo:font-size="10pt" style:font-size-asian="10pt"/>
    </style:style>
    <style:style style:name="WW8Num25z2" style:family="text">
      <style:text-properties style:font-name="Wingdings" fo:font-family="Wingdings" style:font-pitch="variable" style:font-charset="x-symbol" fo:font-size="10pt" style:font-size-asian="10pt"/>
    </style:style>
    <style:style style:name="WW8Num27z0" style:family="text">
      <style:text-properties style:font-name="Symbol" fo:font-family="Symbol" style:font-family-generic="roman" style:font-pitch="variable" style:font-charset="x-symbol" fo:font-size="10pt" style:font-size-asian="10pt"/>
    </style:style>
    <style:style style:name="WW8Num27z1" style:family="text">
      <style:text-properties style:font-name="Courier New" fo:font-family="'Courier New'" style:font-family-generic="modern" fo:font-size="10pt" style:font-size-asian="10pt"/>
    </style:style>
    <style:style style:name="WW8Num27z2" style:family="text">
      <style:text-properties style:font-name="Wingdings" fo:font-family="Wingdings" style:font-pitch="variable" style:font-charset="x-symbol" fo:font-size="10pt" style:font-size-asian="10pt"/>
    </style:style>
    <style:style style:name="WW8Num17z0" style:family="text">
      <style:text-properties style:font-name="Symbol" fo:font-family="Symbol" style:font-family-generic="roman" style:font-pitch="variable" style:font-charset="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_33_9076466643956810571z0" style:display-name="39076466643956810571z0" style:family="text"/>
    <style:style style:name="_33_9076466643956810571z1" style:display-name="39076466643956810571z1" style:family="text"/>
    <style:style style:name="_33_9076466643956810571z2" style:display-name="39076466643956810571z2" style:family="text"/>
    <style:style style:name="_33_9076466643956810571z3" style:display-name="39076466643956810571z3" style:family="text"/>
    <style:style style:name="_33_9076466643956810571z4" style:display-name="39076466643956810571z4" style:family="text"/>
    <style:style style:name="_33_9076466643956810571z5" style:display-name="39076466643956810571z5" style:family="text"/>
    <style:style style:name="_33_9076466643956810571z6" style:display-name="39076466643956810571z6" style:family="text"/>
    <style:style style:name="_33_9076466643956810571z7" style:display-name="39076466643956810571z7" style:family="text"/>
    <style:style style:name="_33_9076466643956810571z8" style:display-name="39076466643956810571z8" style:family="text"/>
    <style:style style:name="_34_3378371531401711061z0" style:display-name="43378371531401711061z0" style:family="text"/>
    <style:style style:name="_34_3378371531401711061z1" style:display-name="43378371531401711061z1" style:family="text">
      <style:text-properties style:font-name-complex="Times New Roman" style:font-family-complex="'Times New Roman'" style:font-family-generic-complex="roman" style:font-pitch-complex="variable"/>
    </style:style>
    <style:style style:name="_34_3378371531401711061z2" style:display-name="43378371531401711061z2" style:family="text"/>
    <style:style style:name="_34_3378371531401711061z3" style:display-name="43378371531401711061z3" style:family="text"/>
    <style:style style:name="_34_3378371531401711061z4" style:display-name="43378371531401711061z4" style:family="text"/>
    <style:style style:name="_34_3378371531401711061z5" style:display-name="43378371531401711061z5" style:family="text"/>
    <style:style style:name="_34_3378371531401711061z6" style:display-name="43378371531401711061z6" style:family="text"/>
    <style:style style:name="_34_3378371531401711061z7" style:display-name="43378371531401711061z7" style:family="text"/>
    <style:style style:name="_34_3378371531401711061z8" style:display-name="43378371531401711061z8" style:family="text"/>
    <style:style style:name="_33_1747433433763007631z0" style:display-name="31747433433763007631z0" style:family="text"/>
    <style:style style:name="_33_1747433433763007631z1" style:display-name="31747433433763007631z1" style:family="text">
      <style:text-properties style:font-name-complex="Times New Roman" style:font-family-complex="'Times New Roman'" style:font-family-generic-complex="roman" style:font-pitch-complex="variable"/>
    </style:style>
    <style:style style:name="_33_1747433433763007631z2" style:display-name="31747433433763007631z2" style:family="text"/>
    <style:style style:name="_33_1747433433763007631z3" style:display-name="31747433433763007631z3" style:family="text"/>
    <style:style style:name="_33_1747433433763007631z4" style:display-name="31747433433763007631z4" style:family="text"/>
    <style:style style:name="_33_1747433433763007631z5" style:display-name="31747433433763007631z5" style:family="text"/>
    <style:style style:name="_33_1747433433763007631z6" style:display-name="31747433433763007631z6" style:family="text"/>
    <style:style style:name="_33_1747433433763007631z7" style:display-name="31747433433763007631z7" style:family="text"/>
    <style:style style:name="_33_1747433433763007631z8" style:display-name="31747433433763007631z8" style:family="text"/>
    <style:style style:name="WW8Num3z1" style:family="text"/>
    <style:style style:name="WW8Num1z0"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text-properties fo:font-size="11pt" fo:font-weight="bold" style:font-size-asian="11pt" style:font-weight-asian="bold" style:font-size-complex="11pt"/>
    </style:style>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4" style:family="text"/>
    <style:style style:name="WW8Num4z5" style:family="text"/>
    <style:style style:name="WW8Num4z6" style:family="text"/>
    <style:style style:name="WW8Num4z7" style:family="text"/>
    <style:style style:name="WW8Num4z8" style:family="text"/>
    <style:style style:name="WW8Num5z4" style:family="text"/>
    <style:style style:name="WW8Num5z5" style:family="text"/>
    <style:style style:name="WW8Num5z6" style:family="text"/>
    <style:style style:name="WW8Num5z7" style:family="text"/>
    <style:style style:name="WW8Num5z8" style:family="text"/>
    <style:style style:name="WW8Num6z4" style:family="text"/>
    <style:style style:name="WW8Num6z5" style:family="text"/>
    <style:style style:name="WW8Num6z6" style:family="text"/>
    <style:style style:name="WW8Num6z7" style:family="text"/>
    <style:style style:name="WW8Num6z8"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Symbol1" fo:font-family="Symbol" style:font-family-generic="roman" style:font-pitch="variable" style:font-name-complex="Symbol1" style:font-family-complex="Symbol" style:font-family-generic-complex="roman" style:font-pitch-complex="variable"/>
    </style:style>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font-name="Symbol1" fo:font-family="Symbol" style:font-family-generic="roman" style:font-pitch="variable" style:font-name-complex="Symbol1" style:font-family-complex="Symbol"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Symbol1" fo:font-family="Symbol" style:font-family-generic="roman" style:font-pitch="variable" style:font-name-complex="Symbol1" style:font-family-complex="Symbol" style:font-family-generic-complex="roman" style:font-pitch-complex="variable"/>
    </style:style>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style style:name="WW8Num20z1" style:family="text"/>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1z0" style:family="text">
      <style:text-properties style:font-name="Symbol1" fo:font-family="Symbol" style:font-family-generic="roman" style:font-pitch="variable" style:font-name-complex="Symbol1" style:font-family-complex="Symbol" style:font-family-generic-complex="roman" style:font-pitch-complex="variable"/>
    </style:style>
    <style:style style:name="WW8Num21z1" style:family="text">
      <style:text-properties style:font-name="Courier New" fo:font-family="'Courier New'" style:font-family-generic="modern" style:font-name-complex="Courier New" style:font-family-complex="'Courier New'" style:font-family-generic-complex="modern"/>
    </style:style>
    <style:style style:name="WW8Num2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2z0" style:family="text">
      <style:text-properties style:font-name="Symbol1" fo:font-family="Symbol" style:font-family-generic="roman" style:font-pitch="variable" style:font-name-complex="Symbol1" style:font-family-complex="Symbol" style:font-family-generic-complex="roman" style:font-pitch-complex="variable"/>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0" style:family="text">
      <style:text-properties style:font-name="Symbol1" fo:font-family="Symbol" style:font-family-generic="roman" style:font-pitch="variable" style:font-name-complex="Symbol1" style:font-family-complex="Symbol" style:font-family-generic-complex="roman" style:font-pitch-complex="variable"/>
    </style:style>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style:font-name="Symbol1" fo:font-family="Symbol" style:font-family-generic="roman" style:font-pitch="variable" style:font-name-complex="Symbol1" style:font-family-complex="Symbol" style:font-family-generic-complex="roman" style:font-pitch-complex="variable"/>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3" style:family="text"/>
    <style:style style:name="WW8Num27z4" style:family="text"/>
    <style:style style:name="WW8Num27z5" style:family="text"/>
    <style:style style:name="WW8Num27z6" style:family="text"/>
    <style:style style:name="WW8Num27z7" style:family="text"/>
    <style:style style:name="WW8Num27z8" style:family="text"/>
    <style:style style:name="Page_20_Number" style:display-name="Page Number" style:family="text" style:parent-style-name="Fuente_20_de_20_párrafo_20_predeter."/>
    <style:style style:name="_20_Car_20_Car" style:display-name=" Car Car" style:family="text" style:parent-style-name="Fuente_20_de_20_párrafo_20_predeter.">
      <style:text-properties fo:language="es" fo:country="ES" style:language-complex="ar" style:country-complex="SA"/>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cm" fo:text-indent="-0.7cm" fo:margin-left="0.7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fo:text-indent="-0.635cm" fo:margin-left="1.905cm"/>
        </style:list-level-properties>
      </text:list-level-style-number>
      <text:list-level-style-bullet text:level="2" text:style-name="WW8Num1z1" text:bullet-char="o">
        <style:list-level-properties text:list-level-position-and-space-mode="label-alignment">
          <style:list-level-label-alignment text:label-followed-by="listtab" fo:text-indent="-0.635cm" fo:margin-left="3.175cm"/>
        </style:list-level-properties>
        <style:text-properties style:font-name="Courier New1"/>
      </text:list-level-style-bullet>
      <text:list-level-style-bullet text:level="3" text:style-name="WW8Num1z2"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WW8Num1z3"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WW8Num1z1" text:bullet-char="o">
        <style:list-level-properties text:list-level-position-and-space-mode="label-alignment">
          <style:list-level-label-alignment text:label-followed-by="listtab" fo:text-indent="-0.635cm" fo:margin-left="6.985cm"/>
        </style:list-level-properties>
        <style:text-properties style:font-name="Courier New1"/>
      </text:list-level-style-bullet>
      <text:list-level-style-bullet text:level="6" text:style-name="WW8Num1z2"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WW8Num1z3"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WW8Num1z1" text:bullet-char="o">
        <style:list-level-properties text:list-level-position-and-space-mode="label-alignment">
          <style:list-level-label-alignment text:label-followed-by="listtab" fo:text-indent="-0.635cm" fo:margin-left="10.795cm"/>
        </style:list-level-properties>
        <style:text-properties style:font-name="Courier New1"/>
      </text:list-level-style-bullet>
      <text:list-level-style-bullet text:level="9" text:style-name="WW8Num1z2"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Calibri"/>
      </text:list-level-style-bullet>
      <text:list-level-style-bullet text:level="2" text:style-name="WW8Num4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6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6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6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text:bullet-char="-">
        <style:list-level-properties text:list-level-position-and-space-mode="label-alignment">
          <style:list-level-label-alignment text:label-followed-by="listtab" fo:text-indent="-0.635cm" fo:margin-left="1.905cm"/>
        </style:list-level-properties>
        <style:text-properties style:font-name="Calibri"/>
      </text:list-level-style-bullet>
      <text:list-level-style-bullet text:level="2" text:style-name="WW8Num7z1" text:bullet-char="o">
        <style:list-level-properties text:list-level-position-and-space-mode="label-alignment">
          <style:list-level-label-alignment text:label-followed-by="listtab" fo:text-indent="-0.635cm" fo:margin-left="3.175cm"/>
        </style:list-level-properties>
        <style:text-properties style:font-name="Courier New1"/>
      </text:list-level-style-bullet>
      <text:list-level-style-bullet text:level="3" text:style-name="WW8Num7z2"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WW8Num7z3"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WW8Num7z1" text:bullet-char="o">
        <style:list-level-properties text:list-level-position-and-space-mode="label-alignment">
          <style:list-level-label-alignment text:label-followed-by="listtab" fo:text-indent="-0.635cm" fo:margin-left="6.985cm"/>
        </style:list-level-properties>
        <style:text-properties style:font-name="Courier New1"/>
      </text:list-level-style-bullet>
      <text:list-level-style-bullet text:level="6" text:style-name="WW8Num7z2"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WW8Num7z3"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WW8Num7z1" text:bullet-char="o">
        <style:list-level-properties text:list-level-position-and-space-mode="label-alignment">
          <style:list-level-label-alignment text:label-followed-by="listtab" fo:text-indent="-0.635cm" fo:margin-left="10.795cm"/>
        </style:list-level-properties>
        <style:text-properties style:font-name="Courier New1"/>
      </text:list-level-style-bullet>
      <text:list-level-style-bullet text:level="9" text:style-name="WW8Num7z2"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WW8Num9z1"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9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9z3"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9z1"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9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9z3"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9z1"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9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WW8Num11z1"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1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1z3"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1z1"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1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1z3"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1z1"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1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WW8Num14z1"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4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4z3"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4z1"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4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4z3"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4z1"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4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bullet-char="o">
        <style:list-level-properties text:list-level-position-and-space-mode="label-alignment">
          <style:list-level-label-alignment text:label-followed-by="listtab" text:list-tab-stop-position="0.635cm" fo:text-indent="-0.635cm" fo:margin-left="0.635cm"/>
        </style:list-level-properties>
        <style:text-properties fo:font-family="'Courier New'" style:font-style-name="Normal" style:font-family-generic="modern" style:font-pitch="fixed"/>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bullet-char="­">
        <style:list-level-properties text:list-level-position-and-space-mode="label-alignment">
          <style:list-level-label-alignment text:label-followed-by="listtab" text:list-tab-stop-position="0.635cm" fo:text-indent="-0.635cm" fo:margin-left="0.635cm"/>
        </style:list-level-properties>
        <style:text-properties fo:font-family="'Courier New'" style:font-style-name="Normal" style:font-family-generic="modern" style:font-pitch="fixed"/>
      </text:list-level-style-bullet>
      <text:list-level-style-bullet text:level="2" text:style-name="ListLabel_20_1" text:bullet-char="o">
        <style:list-level-properties text:list-level-position-and-space-mode="label-alignment">
          <style:list-level-label-alignment text:label-followed-by="listtab" text:list-tab-stop-position="0.635cm" fo:text-indent="-0.635cm" fo:margin-left="0.635cm"/>
        </style:list-level-properties>
        <style:text-properties fo:font-family="'Courier New'" style:font-style-name="Normal" style:font-family-generic="modern" style:font-pitch="fixed"/>
      </text:list-level-style-bullet>
      <text:list-level-style-bullet text:level="3"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style:font-charset="x-symbol"/>
      </text:list-level-style-bullet>
      <text:list-level-style-bullet text:level="4" text:style-name="ListLabel_20_2"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style-name="Normal" style:font-family-generic="modern" style:font-pitch="fixed"/>
      </text:list-level-style-bullet>
      <text:list-level-style-bullet text:level="5" text:style-name="ListLabel_20_3" text:bullet-char="-">
        <style:list-level-properties text:list-level-position-and-space-mode="label-alignment">
          <style:list-level-label-alignment text:label-followed-by="listtab" text:list-tab-stop-position="4.551cm" fo:text-indent="-0.741cm" fo:margin-left="4.551cm"/>
        </style:list-level-properties>
        <style:text-properties fo:font-family="'Times New Roman'" style:font-style-name="Normal" style:font-family-generic="roman" style:font-pitch="variable"/>
      </text:list-level-style-bullet>
      <text:list-level-style-bullet text:level="6" text:bullet-char="">
        <style:list-level-properties text:list-level-position-and-space-mode="label-alignment">
          <style:list-level-label-alignment text:label-followed-by="listtab" text:list-tab-stop-position="5.715cm" fo:text-indent="-0.635cm" fo:margin-left="5.715cm"/>
        </style:list-level-properties>
        <style:text-properties fo:font-family="Wingdings"/>
      </text:list-level-style-bullet>
      <text:list-level-style-bullet text:level="7" text:bullet-char="">
        <style:list-level-properties text:list-level-position-and-space-mode="label-alignment">
          <style:list-level-label-alignment text:label-followed-by="listtab" text:list-tab-stop-position="6.985cm" fo:text-indent="-0.635cm" fo:margin-left="6.985cm"/>
        </style:list-level-properties>
        <style:text-properties fo:font-family="Symbol" style:font-style-name="Regular" style:font-pitch="variable" style:font-charset="x-symbol"/>
      </text:list-level-style-bullet>
      <text:list-level-style-bullet text:level="8" text:style-name="ListLabel_20_1" text:bullet-char="o">
        <style:list-level-properties text:list-level-position-and-space-mode="label-alignment">
          <style:list-level-label-alignment text:label-followed-by="listtab" text:list-tab-stop-position="8.255cm" fo:text-indent="-0.635cm" fo:margin-left="8.255cm"/>
        </style:list-level-properties>
        <style:text-properties fo:font-family="'Courier New'" style:font-style-name="Normal" style:font-family-generic="modern" style:font-pitch="fixed"/>
      </text:list-level-style-bullet>
      <text:list-level-style-bullet text:level="9" text:bullet-char="">
        <style:list-level-properties text:list-level-position-and-space-mode="label-alignment">
          <style:list-level-label-alignment text:label-followed-by="listtab" text:list-tab-stop-position="9.525cm" fo:text-indent="-0.635cm" fo:margin-left="9.525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bullet-char="-">
        <style:list-level-properties text:list-level-position-and-space-mode="label-alignment">
          <style:list-level-label-alignment text:label-followed-by="listtab" text:list-tab-stop-position="1.884cm" fo:text-indent="-0.635cm" fo:margin-left="1.884cm"/>
        </style:list-level-properties>
        <style:text-properties fo:font-family="'Times New Roman'" style:font-style-name="Normal" style:font-family-generic="roman" style:font-pitch="variable"/>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number text:level="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style:font-charset="x-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fo:font-family="'Wingdings 2'" style:font-charset="x-symbol"/>
      </text:list-level-style-bullet>
      <text:list-level-style-bullet text:level="3" text:style-name="WW8Num25z2" text:bullet-char="■">
        <style:list-level-properties text:list-level-position-and-space-mode="label-alignment">
          <style:list-level-label-alignment text:label-followed-by="listtab" text:list-tab-stop-position="2.54cm" fo:text-indent="-0.635cm" fo:margin-left="2.54cm"/>
        </style:list-level-properties>
        <style:text-properties fo:font-family="StarSymbol, 'Arial Unicode MS'"/>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style:font-charset="x-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fo:font-family="'Wingdings 2'" style:font-charset="x-symbol"/>
      </text:list-level-style-bullet>
      <text:list-level-style-bullet text:level="6" text:style-name="WW8Num25z2"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Arial Unicode MS'"/>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fo:font-family="'Wingdings 2'" style:font-charset="x-symbol"/>
      </text:list-level-style-bullet>
      <text:list-level-style-bullet text:level="9" text:style-name="WW8Num25z2" text:bullet-char="■">
        <style:list-level-properties text:list-level-position-and-space-mode="label-alignment">
          <style:list-level-label-alignment text:label-followed-by="listtab" text:list-tab-stop-position="6.35cm" fo:text-indent="-0.635cm" fo:margin-left="6.35cm"/>
        </style:list-level-properties>
        <style:text-properties fo:font-family="StarSymbol, 'Arial Unicode M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bullet text:level="1" text:style-name="WW8Num27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style:font-charset="x-symbol"/>
      </text:list-level-style-bullet>
      <text:list-level-style-bullet text:level="2" text:style-name="WW8Num27z1" text:bullet-char="">
        <style:list-level-properties text:list-level-position-and-space-mode="label-alignment">
          <style:list-level-label-alignment text:label-followed-by="listtab" text:list-tab-stop-position="1.905cm" fo:text-indent="-0.635cm" fo:margin-left="1.905cm"/>
        </style:list-level-properties>
        <style:text-properties fo:font-family="'Wingdings 2'" style:font-charset="x-symbol"/>
      </text:list-level-style-bullet>
      <text:list-level-style-bullet text:level="3" text:style-name="WW8Num27z2" text:bullet-char="■">
        <style:list-level-properties text:list-level-position-and-space-mode="label-alignment">
          <style:list-level-label-alignment text:label-followed-by="listtab" text:list-tab-stop-position="2.54cm" fo:text-indent="-0.635cm" fo:margin-left="2.54cm"/>
        </style:list-level-properties>
        <style:text-properties fo:font-family="StarSymbol, 'Arial Unicode MS'"/>
      </text:list-level-style-bullet>
      <text:list-level-style-bullet text:level="4" text:style-name="WW8Num27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style:font-charset="x-symbol"/>
      </text:list-level-style-bullet>
      <text:list-level-style-bullet text:level="5" text:style-name="WW8Num27z1" text:bullet-char="">
        <style:list-level-properties text:list-level-position-and-space-mode="label-alignment">
          <style:list-level-label-alignment text:label-followed-by="listtab" text:list-tab-stop-position="3.81cm" fo:text-indent="-0.635cm" fo:margin-left="3.81cm"/>
        </style:list-level-properties>
        <style:text-properties fo:font-family="'Wingdings 2'" style:font-charset="x-symbol"/>
      </text:list-level-style-bullet>
      <text:list-level-style-bullet text:level="6" text:style-name="WW8Num27z2"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Arial Unicode MS'"/>
      </text:list-level-style-bullet>
      <text:list-level-style-bullet text:level="7" text:style-name="WW8Num27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8" text:style-name="WW8Num27z1" text:bullet-char="">
        <style:list-level-properties text:list-level-position-and-space-mode="label-alignment">
          <style:list-level-label-alignment text:label-followed-by="listtab" text:list-tab-stop-position="5.715cm" fo:text-indent="-0.635cm" fo:margin-left="5.715cm"/>
        </style:list-level-properties>
        <style:text-properties fo:font-family="'Wingdings 2'" style:font-charset="x-symbol"/>
      </text:list-level-style-bullet>
      <text:list-level-style-bullet text:level="9" text:style-name="WW8Num27z2" text:bullet-char="■">
        <style:list-level-properties text:list-level-position-and-space-mode="label-alignment">
          <style:list-level-label-alignment text:label-followed-by="listtab" text:list-tab-stop-position="6.35cm" fo:text-indent="-0.635cm" fo:margin-left="6.35cm"/>
        </style:list-level-properties>
        <style:text-properties fo:font-family="StarSymbol, 'Arial Unicode M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7z1"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7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7z0"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7z1"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7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7z0"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7z1"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7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fo:font-family="'Wingdings 2'" style:font-family-generic="roman" style:font-pitch="variable" style:font-charset="x-symbol"/>
      </text:list-level-style-bullet>
      <text:list-level-style-bullet text:level="3" text:style-name="WW8Num15z2" text:bullet-char="■">
        <style:list-level-properties text:list-level-position-and-space-mode="label-alignment">
          <style:list-level-label-alignment text:label-followed-by="listtab" text:list-tab-stop-position="2.54cm" fo:text-indent="-0.635cm" fo:margin-left="2.54cm"/>
        </style:list-level-properties>
        <style:text-properties fo:font-family="StarSymbol, 'Arial Unicode MS'"/>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fo:font-family="'Wingdings 2'" style:font-family-generic="roman" style:font-pitch="variable" style:font-charset="x-symbol"/>
      </text:list-level-style-bullet>
      <text:list-level-style-bullet text:level="6" text:style-name="WW8Num15z2"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Arial Unicode MS'"/>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fo:font-family="'Wingdings 2'" style:font-family-generic="roman" style:font-pitch="variable" style:font-charset="x-symbol"/>
      </text:list-level-style-bullet>
      <text:list-level-style-bullet text:level="9" text:style-name="WW8Num15z2" text:bullet-char="■">
        <style:list-level-properties text:list-level-position-and-space-mode="label-alignment">
          <style:list-level-label-alignment text:label-followed-by="listtab" text:list-tab-stop-position="6.35cm" fo:text-indent="-0.635cm" fo:margin-left="6.35cm"/>
        </style:list-level-properties>
        <style:text-properties fo:font-family="StarSymbol, 'Arial Unicode M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3_9076466643956810571" style:display-name="39076466643956810571">
      <text:list-level-style-number text:level="1" text:style-name="_33_907646664395681057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_33_907646664395681057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_33_907646664395681057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_33_907646664395681057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_33_907646664395681057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_33_907646664395681057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_33_907646664395681057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_33_907646664395681057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_33_907646664395681057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4_3378371531401711061" style:display-name="43378371531401711061">
      <text:list-level-style-number text:level="1" text:style-name="_34_3378371531401711061z0" style:num-suffix="." style:num-format="1">
        <style:list-level-properties text:list-level-position-and-space-mode="label-alignment">
          <style:list-level-label-alignment text:label-followed-by="listtab" fo:text-indent="-0.741cm" fo:margin-left="0.741cm"/>
        </style:list-level-properties>
      </text:list-level-style-number>
      <text:list-level-style-number text:level="2" text:style-name="_34_3378371531401711061z1" style:num-suffix="." style:num-format="1" text:display-levels="2">
        <style:list-level-properties text:list-level-position-and-space-mode="label-alignment">
          <style:list-level-label-alignment text:label-followed-by="listtab" fo:text-indent="-0.741cm" fo:margin-left="0.741cm"/>
        </style:list-level-properties>
      </text:list-level-style-number>
      <text:list-level-style-number text:level="3" text:style-name="_34_3378371531401711061z2"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_34_3378371531401711061z3" style:num-suffix="."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text:style-name="_34_3378371531401711061z4"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text:style-name="_34_3378371531401711061z5" style:num-suffix="."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text:style-name="_34_3378371531401711061z6"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text:style-name="_34_3378371531401711061z7" style:num-suffix="."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_34_3378371531401711061z8"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3_1747433433763007631" style:display-name="31747433433763007631">
      <text:list-level-style-number text:level="1" text:style-name="_33_1747433433763007631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_33_1747433433763007631z1" style:num-suffix="." style:num-format="1" text:display-levels="2">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_33_1747433433763007631z2" style:num-suffix="."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_33_1747433433763007631z3" style:num-suffix="."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text:style-name="_33_1747433433763007631z4" style:num-suffix="."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text:style-name="_33_1747433433763007631z5" style:num-suffix="."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text:style-name="_33_1747433433763007631z6" style:num-suffix="."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8" text:style-name="_33_1747433433763007631z7" style:num-suffix="."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_33_1747433433763007631z8" style:num-suffix="." style:num-format="1" text:display-levels="9">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39" style:family="table">
      <style:table-properties style:width="16.212cm" table:align="left" style:writing-mode="lr-tb"/>
    </style:style>
    <style:style style:name="Tabla39.A" style:family="table-column">
      <style:table-column-properties style:column-width="1.801cm"/>
    </style:style>
    <style:style style:name="Tabla39.B" style:family="table-column">
      <style:table-column-properties style:column-width="3.604cm"/>
    </style:style>
    <style:style style:name="Tabla39.E" style:family="table-column">
      <style:table-column-properties style:column-width="7.205cm"/>
    </style:style>
    <style:style style:name="Tabla39.1" style:family="table-row">
      <style:table-row-properties style:min-row-height="0.483cm" fo:keep-together="auto"/>
    </style:style>
    <style:style style:name="Tabla39.A1" style:family="table-cell">
      <style:table-cell-properties style:vertical-align="middle" fo:padding-left="0.191cm" fo:padding-right="0.191cm" fo:padding-top="0cm" fo:padding-bottom="0cm" fo:border-left="none" fo:border-right="none" fo:border-top="0.5pt solid #000000" fo:border-bottom="none" style:writing-mode="lr-tb"/>
    </style:style>
    <style:style style:name="Tabla38" style:family="table">
      <style:table-properties style:width="16.212cm" table:align="left" style:writing-mode="lr-tb"/>
    </style:style>
    <style:style style:name="Tabla38.A" style:family="table-column">
      <style:table-column-properties style:column-width="1.801cm"/>
    </style:style>
    <style:style style:name="Tabla38.B" style:family="table-column">
      <style:table-column-properties style:column-width="3.604cm"/>
    </style:style>
    <style:style style:name="Tabla38.E" style:family="table-column">
      <style:table-column-properties style:column-width="7.205cm"/>
    </style:style>
    <style:style style:name="Tabla38.1" style:family="table-row">
      <style:table-row-properties style:min-row-height="0.483cm" fo:keep-together="auto"/>
    </style:style>
    <style:style style:name="Tabla38.A1" style:family="table-cell">
      <style:table-cell-properties style:vertical-align="middle" fo:padding-left="0.191cm" fo:padding-right="0.191cm" fo:padding-top="0cm" fo:padding-bottom="0cm" fo:border-left="none" fo:border-right="none" fo:border-top="0.5pt solid #000000" fo:border-bottom="none" style:writing-mode="lr-tb"/>
    </style:style>
    <style:style style:name="MP1" style:family="paragraph" style:parent-style-name="Header">
      <style:paragraph-properties fo:margin-left="-0.208cm" fo:margin-right="-0.261cm" fo:margin-top="0cm" fo:margin-bottom="0cm" style:contextual-spacing="false" fo:text-align="end" style:justify-single-word="false" fo:text-indent="0cm" style:auto-text-indent="false" fo:padding="0.049cm" fo:border="0.06pt solid #000000" style:shadow="none">
        <style:tab-stops>
          <style:tab-stop style:position="0.053cm"/>
        </style:tab-stops>
      </style:paragraph-properties>
    </style:style>
    <style:style style:name="MP2" style:family="paragraph" style:parent-style-name="Text_20_body">
      <style:paragraph-properties fo:margin-left="-0.208cm" fo:margin-right="-0.261cm" fo:margin-top="0cm" fo:margin-bottom="0cm" style:contextual-spacing="false" fo:text-align="end" style:justify-single-word="false" fo:text-indent="0cm" style:auto-text-indent="false" fo:padding="0.049cm" fo:border="0.06pt solid #000000" style:shadow="none">
        <style:tab-stops>
          <style:tab-stop style:position="0.053cm"/>
        </style:tab-stops>
      </style:paragraph-properties>
      <style:text-properties fo:font-size="9pt" style:font-size-asian="9pt" style:font-size-complex="9pt"/>
    </style:style>
    <style:style style:name="MP3" style:family="paragraph" style:parent-style-name="Header">
      <style:paragraph-properties fo:margin-left="-0.208cm" fo:margin-right="-0.261cm" fo:margin-top="0cm" fo:margin-bottom="0cm" style:contextual-spacing="false" fo:text-indent="0cm" style:auto-text-indent="false" fo:padding="0.049cm" fo:border="0.06pt solid #000000" style:shadow="none">
        <style:tab-stops>
          <style:tab-stop style:position="0.053cm"/>
        </style:tab-stops>
      </style:paragraph-properties>
      <style:text-properties fo:font-size="9pt" officeooo:paragraph-rsid="0017b056" style:font-size-asian="9pt" style:font-size-complex="9pt"/>
    </style:style>
    <style:style style:name="MP4" style:family="paragraph" style:parent-style-name="Footer">
      <style:paragraph-properties fo:padding="0cm" fo:border="none" style:shadow="none"/>
    </style:style>
    <style:style style:name="MP5" style:family="paragraph" style:parent-style-name="Header">
      <style:paragraph-properties fo:margin-left="14.702cm" fo:margin-right="-0.002cm" fo:margin-top="0cm" fo:margin-bottom="0.847cm" style:contextual-spacing="false" fo:text-align="end" style:justify-single-word="false" fo:text-indent="-0.199cm" style:auto-text-indent="false">
        <style:tab-stops/>
      </style:paragraph-properties>
      <style:text-properties fo:font-size="10pt" style:font-size-asian="10pt"/>
    </style:style>
    <style:style style:name="MP6" style:family="paragraph" style:parent-style-name="Header">
      <style:paragraph-properties fo:margin-left="-0.75cm" fo:margin-right="0cm" fo:margin-top="0.423cm" fo:margin-bottom="0.212cm" style:contextual-spacing="false" fo:text-indent="0cm" style:auto-text-indent="false">
        <style:tab-stops>
          <style:tab-stop style:position="0.25cm"/>
        </style:tab-stops>
      </style:paragraph-properties>
    </style:style>
    <style:style style:name="MP7" style:family="paragraph" style:parent-style-name="Footer">
      <style:paragraph-properties fo:text-align="center" style:justify-single-word="false" style:snap-to-layout-grid="false"/>
      <style:text-properties fo:font-size="8pt" style:font-size-asian="8pt" style:font-size-complex="8pt"/>
    </style:style>
    <style:style style:name="MP8" style:family="paragraph" style:parent-style-name="Footer">
      <style:paragraph-properties fo:text-align="center" style:justify-single-word="false"/>
      <style:text-properties fo:font-size="8pt" style:font-size-asian="8pt" style:font-size-complex="8pt"/>
    </style:style>
    <style:style style:name="MP9" style:family="paragraph" style:parent-style-name="Footer">
      <style:paragraph-properties fo:text-align="end" style:justify-single-word="false"/>
    </style:style>
    <style:style style:name="MP10" style:family="paragraph" style:parent-style-name="Footer">
      <style:paragraph-properties fo:margin-left="0cm" fo:margin-right="0.635cm" fo:line-height="150%" fo:text-align="end" style:justify-single-word="false" fo:text-indent="0cm" style:auto-text-indent="false">
        <style:tab-stops>
          <style:tab-stop style:position="11.77cm"/>
        </style:tab-stops>
      </style:paragraph-properties>
    </style:style>
    <style:style style:name="MP11" style:family="paragraph" style:parent-style-name="Footer">
      <style:text-properties fo:font-size="8pt" style:font-size-asian="8pt" style:font-size-complex="8pt"/>
    </style:style>
    <style:style style:name="MP12" style:family="paragraph" style:parent-style-name="Footer">
      <style:text-properties fo:font-size="8pt" fo:language="pt" fo:country="BR" style:font-size-asian="8pt" style:font-size-complex="8pt"/>
    </style:style>
    <style:style style:name="MP13" style:family="paragraph" style:parent-style-name="Footer">
      <style:text-properties fo:language="pt" fo:country="BR"/>
    </style:style>
    <style:style style:name="MT1" style:family="text">
      <style:text-properties fo:font-size="9pt" fo:font-weight="bold" style:font-size-asian="9pt" style:font-weight-asian="bold" style:font-size-complex="9pt" style:font-weight-complex="bold"/>
    </style:style>
    <style:style style:name="MT2" style:family="text">
      <style:text-properties fo:font-size="9pt" style:font-size-asian="9pt" style:font-size-complex="9pt"/>
    </style:style>
    <style:style style:name="MT3" style:family="text">
      <style:text-properties fo:color="#4c4c4c"/>
    </style:style>
    <style:style style:name="MT4" style:family="text">
      <style:text-properties fo:color="#4c4c4c" style:font-name="Verdana" fo:font-weight="bold" style:font-weight-asian="bold" style:font-weight-complex="bold"/>
    </style:style>
    <style:style style:name="MT5" style:family="text">
      <style:text-properties style:font-name="Verdana" fo:font-weight="bold" style:font-weight-asian="bold" style:font-weight-complex="bold"/>
    </style:style>
    <style:style style:name="MT6" style:family="text">
      <style:text-properties fo:font-weight="bold" style:font-weight-asian="bold" style:font-weight-complex="bold"/>
    </style:style>
    <style:style style:name="MT7" style:family="text">
      <style:text-properties fo:font-weight="bold" officeooo:rsid="007a6ab9" style:font-weight-asian="bold" style:font-weight-complex="bold"/>
    </style:style>
    <style:style style:name="MT8" style:family="text">
      <style:text-properties fo:font-size="12pt" style:font-size-asian="12pt" style:font-size-complex="12pt"/>
    </style:style>
    <style:style style:name="MT9" style:family="text">
      <style:text-properties fo:font-size="8pt" style:font-size-asian="8pt" style:font-size-complex="8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cm" fo:margin-right="0cm" fo:margin-top="0cm" fo:margin-bottom="0cm" style:vertical-pos="top" style:vertical-rel="baseline" fo:background-color="#ffffff" style:background-transparency="100%" fo:padding="0.002cm" fo:border="none" style:mirror="none" fo:clip="rect(0cm, 0cm, 0cm, 0cm)" draw:luminance="0%" draw:contrast="0%" draw:red="0%" draw:green="0%" draw:blue="0%" draw:gamma="100%" draw:color-inversion="false" draw:image-opacity="100%" draw:color-mode="standard">
        <style:background-image/>
      </style:graphic-properties>
    </style:style>
    <style:style style:name="Mfr3"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100%" fo:padding="0.002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001cm" fo:page-height="29.7cm" style:num-format="1" style:print-orientation="portrait" fo:margin-top="1.36cm" fo:margin-bottom="1.58cm" fo:margin-left="3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svg:height="2.831cm" fo:margin-left="0cm" fo:margin-right="0cm" fo:margin-bottom="0.499cm"/>
      </style:header-style>
      <style:footer-style>
        <style:header-footer-properties svg:height="1.245cm" fo:margin-left="0cm" fo:margin-right="0cm" fo:margin-top="0.499cm"/>
      </style:footer-style>
    </style:page-layout>
    <style:page-layout style:name="Mpm2">
      <style:page-layout-properties fo:page-width="21.001cm" fo:page-height="29.7cm" style:num-format="1" style:print-orientation="portrait" fo:margin-top="2.499cm" fo:margin-bottom="2.49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0.746cm" fo:margin-bottom="0.58cm" fo:margin-left="3cm" fo:margin-right="1.75cm" style:writing-mode="lr-tb" style:layout-grid-color="#c0c0c0" style:layout-grid-lines="44" style:layout-grid-base-height="0.635cm" style:layout-grid-ruby-height="0cm" style:layout-grid-mode="none" style:layout-grid-ruby-below="false" style:layout-grid-print="false" style:layout-grid-display="false" style:layout-grid-base-width="0.388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099cm" fo:margin-left="0cm" fo:margin-right="0cm" fo:margin-bottom="0cm" style:dynamic-spacing="true"/>
      </style:header-style>
      <style:footer-style>
        <style:header-footer-properties fo:min-height="1.921cm" fo:margin-left="0cm" fo:margin-right="0cm" fo:margin-top="1.822cm" style:dynamic-spacing="true"/>
      </style:footer-style>
    </style:page-layout>
  </office:automatic-styles>
  <office:master-styles>
    <style:master-page style:name="Standard" style:page-layout-name="Mpm1">
      <style:header>
        <text:p text:style-name="MP1"><draw:frame draw:style-name="Mfr1" draw:name="gráficos1" text:anchor-type="paragraph" svg:x="-0.055cm" svg:y="0.086cm" svg:width="3.134cm" svg:height="1.455cm" draw:z-index="68"><draw:image xlink:href="Pictures/1000000000000072000000354A019EEB.png" xlink:type="simple" xlink:show="embed" xlink:actuate="onLoad"/></draw:frame><text:span text:style-name="MT1">El Director <text:s text:c="18"/></text:span><text:span text:style-name="MT2"><text:s text:c="3"/></text:span></text:p>
        <text:p text:style-name="MP2"/>
        <text:p text:style-name="MP2"/>
        <text:p text:style-name="MP3"><text:s text:c="6"/></text:p>
        <text:p text:style-name="MP3"><text:s text:c="8"/><text:span text:style-name="MT3"><text:s/></text:span><text:span text:style-name="MT4">IES HARÍA</text:span><text:span text:style-name="MT5"><text:tab/></text:span><text:tab/> <text:s text:c="3"/><text:tab/><text:tab/><text:tab/><text:tab/> <text:s/><text:tab/> <text:s text:c="8"/><text:span text:style-name="MT6">Enrique Blas Pérez Col</text:span><text:span text:style-name="MT7">l</text:span></text:p>
      </style:header>
      <style:footer>
        <text:p text:style-name="MP4"><text:tab/><text:span text:style-name="MT8"><text:page-number text:select-page="current">69</text:page-number></text:span></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tir_20_0" style:display-name="Convertir 0" style:page-layout-name="Mpm3">
      <style:header>
        <text:p text:style-name="MP5"><draw:frame draw:style-name="Mfr2" draw:name="Imagen3" text:anchor-type="as-char" svg:width="0.796cm" svg:height="1.506cm" draw:z-index="0"><draw:image xlink:href="Pictures/100000000000002F000000592E350827.jpg" xlink:type="simple" xlink:show="embed" xlink:actuate="onLoad"/></draw:frame></text:p>
      </style:header>
      <style:header-first>
        <text:p text:style-name="MP6"><draw:frame draw:style-name="Mfr3" draw:name="Imagen1" text:anchor-type="char" svg:x="2.196cm" svg:y="1.563cm" svg:width="3.485cm" svg:height="0.459cm" draw:z-index="0"><draw:image xlink:href="Pictures/10000000000000A50000001657747E1B.jpg" xlink:type="simple" xlink:show="embed" xlink:actuate="onLoad"/></draw:frame></text:p>
      </style:header-first>
      <style:footer>
        <table:table table:name="Tabla39" table:style-name="Tabla39">
          <table:table-column table:style-name="Tabla39.A"/>
          <table:table-column table:style-name="Tabla39.B"/>
          <table:table-column table:style-name="Tabla39.A" table:number-columns-repeated="2"/>
          <table:table-column table:style-name="Tabla39.E"/>
          <table:table-row table:style-name="Tabla39.1">
            <table:table-cell table:style-name="Tabla39.A1" office:value-type="string">
              <text:p text:style-name="MP7">código:</text:p>
            </table:table-cell>
            <table:table-cell table:style-name="Tabla39.A1" office:value-type="string">
              <text:p text:style-name="MP8">F1. POC-PC02.01</text:p>
            </table:table-cell>
            <table:table-cell table:style-name="Tabla39.A1" office:value-type="string">
              <text:p text:style-name="MP8">edición:</text:p>
            </table:table-cell>
            <table:table-cell table:style-name="Tabla39.A1" office:value-type="string">
              <text:p text:style-name="MP8">01</text:p>
            </table:table-cell>
            <table:table-cell table:style-name="Tabla39.A1" office:value-type="string">
              <text:p text:style-name="MP9"><text:span text:style-name="MT9">página </text:span><text:span text:style-name="MT9"><text:page-number text:select-page="current">0</text:page-number></text:span><text:span text:style-name="MT9"> de </text:span><text:span text:style-name="MT9"><text:page-count style:num-format="1">69</text:page-count></text:span></text:p>
            </table:table-cell>
          </table:table-row>
        </table:table>
        <text:p text:style-name="MP10"><text:tab/></text:p>
      </style:footer>
      <style:footer-first>
        <text:p text:style-name="MP11">Avda. Primero de Mayo, 25<text:tab/> <text:s text:c="118"/>C/ Buenos Aires</text:p>
        <text:p text:style-name="MP11">35002 Las Palmas de Gran Canaria<text:tab/><text:tab/>Edificio tres de Mayo, nº 3 y 5</text:p>
        <text:p text:style-name="MP12">928 30 77 00 <text:s text:c="3"/>(Fax)<text:tab/> <text:s text:c="2"/>928 30 76 74 <text:s text:c="104"/>38071 Santa Cruz de Tenerife</text:p>
        <text:p text:style-name="MP12"><text:tab/> <text:s text:c="53"/><text:tab/> <text:s text:c="2"/>Tfno 922 59 26 03 <text:s/>Fax 922 59 26 10</text:p>
        <text:p text:style-name="MP13"/>
        <table:table table:name="Tabla38" table:style-name="Tabla38">
          <table:table-column table:style-name="Tabla38.A"/>
          <table:table-column table:style-name="Tabla38.B"/>
          <table:table-column table:style-name="Tabla38.A" table:number-columns-repeated="2"/>
          <table:table-column table:style-name="Tabla38.E"/>
          <table:table-row table:style-name="Tabla38.1">
            <table:table-cell table:style-name="Tabla38.A1" office:value-type="string">
              <text:p text:style-name="MP8">código:</text:p>
            </table:table-cell>
            <table:table-cell table:style-name="Tabla38.A1" office:value-type="string">
              <text:p text:style-name="MP8">F1. POC-PC02.01</text:p>
            </table:table-cell>
            <table:table-cell table:style-name="Tabla38.A1" office:value-type="string">
              <text:p text:style-name="MP8">edición:</text:p>
            </table:table-cell>
            <table:table-cell table:style-name="Tabla38.A1" office:value-type="string">
              <text:p text:style-name="MP8">01</text:p>
            </table:table-cell>
            <table:table-cell table:style-name="Tabla38.A1" office:value-type="string">
              <text:p text:style-name="MP9"><text:span text:style-name="MT9">página </text:span><text:span text:style-name="MT9"><text:page-number text:select-page="current">0</text:page-number></text:span><text:span text:style-name="MT9"> de </text:span><text:span text:style-name="MT9"><text:page-count style:num-format="1">69</text:page-count></text:span></text:p>
            </table:table-cell>
          </table:table-row>
        </table:table>
        <text:p text:style-name="Footer"/>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INFORME DE REUNIONES (ACTA)</dc:title>
    <meta:initial-creator>vane</meta:initial-creator>
    <meta:creation-date>2011-01-18T09:19:00</meta:creation-date>
    <dc:date>2014-09-02T12:16:48.973416332</dc:date>
    <meta:editing-cycles>237</meta:editing-cycles>
    <meta:editing-duration>P1DT21H25M53S</meta:editing-duration>
    <meta:generator>LibreOffice/4.2.4.2$Linux_X86_64 LibreOffice_project/420m0$Build-2</meta:generator>
    <meta:print-date>2011-12-20T10:03:16</meta:print-date>
    <meta:printed-by>ivan </meta:printed-by>
    <meta:document-statistic meta:table-count="60" meta:image-count="3" meta:object-count="0" meta:page-count="69" meta:paragraph-count="1558" meta:word-count="15945" meta:character-count="95491" meta:non-whitespace-character-count="80328"/>
    <meta:user-defined meta:name="Información 1"/>
    <meta:user-defined meta:name="Información 2"/>
    <meta:user-defined meta:name="Información 3"/>
    <meta:user-defined meta:name="Información 4"/>
  </office:meta>
</office:document-meta>
</file>